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3465a4"/>
    </style:style>
    <style:style style:name="T5" style:family="text">
      <style:text-properties fo:color="#4e9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trienko@trienko-Alienware-17-R5</text:span>:<text:span text:style-name="T2">~/Documents/Research/boxes/boxes</text:span>$ python open_mat.py</text:p>
      <text:p text:style-name="Preformatted_20_Text">012302120312301321023011302132031320213102130312130120302103120321002133210123102310323010320132012321032130231201302031022301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3">00</text:span>--<text:span text:style-name="T4">02133210</text:span>--<text:span text:style-name="T4">012310</text:span>--<text:span text:style-name="T3">02310</text:span>--<text:span text:style-name="T4">03230</text:span>--<text:span text:style-name="T3">010</text:span>--<text:span text:style-name="T3">0320</text:span>--<text:span text:style-name="T3">01320</text:span>--<text:span text:style-name="T4">0123210</text:span>--<text:span text:style-name="T4">032130</text:span>--<text:span text:style-name="T4">023120</text:span>--<text:span text:style-name="T3">0130</text:span>--<text:span text:style-name="T3">020</text:span>--<text:span text:style-name="T3">0310</text:span>--<text:span text:style-name="T4">02230</text:span>--<text:span text:style-name="T5">0123</text:span>---(0)(1)(2)(3)(4)(5)(6)(7)(8)(9)(10)(11)(12)(13)(14)</text:p>
      <text:p text:style-name="Preformatted_20_Text">0123021203123013210230113021320313202131021303121301203021031203210321300132301233210123201231020310231032010322130231201320130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13230</text:span>--<text:span text:style-name="T4">01233210</text:span>--<text:span text:style-name="T4">012320</text:span>--<text:span text:style-name="T4">012310</text:span>--<text:span text:style-name="T3">020</text:span>--<text:span text:style-name="T3">0310</text:span>--<text:span text:style-name="T3">02310</text:span>--<text:span text:style-name="T3">0320</text:span>--<text:span text:style-name="T3">010</text:span>--<text:span text:style-name="T4">0322130</text:span>--<text:span text:style-name="T4">023120</text:span>--<text:span text:style-name="T3">01320</text:span>--<text:span text:style-name="T3">0130</text:span>--<text:span text:style-name="T5">02</text:span>---(0)(2)(3)(5)(6)(9)(10)(11)(12)(13)(14)(15)(16)(17)(18)</text:p>
      <text:p text:style-name="Preformatted_20_Text">012302120312301321023011302132031320213102130312130120302103120321032130021332010231032013023120132012310221302031023210132301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3">010</text:span>--<text:span text:style-name="T3">02310</text:span>--<text:span text:style-name="T3">0320</text:span>--<text:span text:style-name="T3">0130</text:span>--<text:span text:style-name="T4">023120</text:span>--<text:span text:style-name="T3">01320</text:span>--<text:span text:style-name="T4">012310</text:span>--<text:span text:style-name="T4">022130</text:span>--<text:span text:style-name="T3">020</text:span>--<text:span text:style-name="T3">0310</text:span>--<text:span text:style-name="T4">023210</text:span>--<text:span text:style-name="T4">013230</text:span>--<text:span text:style-name="T5">0123</text:span>---(0)(2)(3)(5)(6)(9)(10)(11)(12)(13)(14)(18)(19)(20)(21)</text:p>
      <text:p text:style-name="Preformatted_20_Text">012302120312301321023011302132031320213102130312130120302103120321032130021332012310221302031023103201023210132013023120132301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10</text:span>--<text:span text:style-name="T4">022130</text:span>--<text:span text:style-name="T3">020</text:span>--<text:span text:style-name="T3">0310</text:span>--<text:span text:style-name="T3">02310</text:span>--<text:span text:style-name="T3">0320</text:span>--<text:span text:style-name="T3">010</text:span>--<text:span text:style-name="T4">023210</text:span>--<text:span text:style-name="T3">01320</text:span>--<text:span text:style-name="T3">0130</text:span>--<text:span text:style-name="T4">023120</text:span>--<text:span text:style-name="T4">013230</text:span>--<text:span text:style-name="T5">0123</text:span>---(0)(2)(3)(5)(6)(9)(10)(11)(12)(13)(14)(18)(19)(20)(21)</text:p>
      <text:p text:style-name="Preformatted_20_Text">0123021203123013210230113021320313202131021303121301203021031203210321300213320123102213023103230123210132010320130203102312013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10</text:span>--<text:span text:style-name="T4">022130</text:span>--<text:span text:style-name="T3">02310</text:span>--<text:span text:style-name="T4">03230</text:span>--<text:span text:style-name="T4">0123210</text:span>--<text:span text:style-name="T3">01320</text:span>--<text:span text:style-name="T3">010</text:span>--<text:span text:style-name="T3">0320</text:span>--<text:span text:style-name="T3">0130</text:span>--<text:span text:style-name="T3">020</text:span>--<text:span text:style-name="T3">0310</text:span>--<text:span text:style-name="T4">023120</text:span>--<text:span text:style-name="T5">0132</text:span>---(0)(1)(2)(3)(5)(6)(7)(9)(10)(11)(12)(13)(14)(20)(21)</text:p>
      <text:p text:style-name="Preformatted_20_Text">0123021203123013210230113021320313202131021303121301203021031203210321300213320123102312013230123210132010320130203102213023103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10</text:span>--<text:span text:style-name="T4">023120</text:span>--<text:span text:style-name="T4">013230</text:span>--<text:span text:style-name="T4">0123210</text:span>--<text:span text:style-name="T3">01320</text:span>--<text:span text:style-name="T3">010</text:span>--<text:span text:style-name="T3">0320</text:span>--<text:span text:style-name="T3">0130</text:span>--<text:span text:style-name="T3">020</text:span>--<text:span text:style-name="T3">0310</text:span>--<text:span text:style-name="T4">022130</text:span>--<text:span text:style-name="T3">02310</text:span>--<text:span text:style-name="T5">032</text:span>---(0)(1)(2)(3)(5)(6)(9)(10)(11)(12)(13)(14)(18)(20)(21)</text:p>
      <text:p text:style-name="Preformatted_20_Text">0123021203123013210230113021320313202131021303121301203021031203210321300213320123103201032213020310231201323012321013201302310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10</text:span>--<text:span text:style-name="T3">0320</text:span>--<text:span text:style-name="T3">010</text:span>--<text:span text:style-name="T4">0322130</text:span>--<text:span text:style-name="T3">020</text:span>--<text:span text:style-name="T3">0310</text:span>--<text:span text:style-name="T4">023120</text:span>--<text:span text:style-name="T4">013230</text:span>--<text:span text:style-name="T4">0123210</text:span>--<text:span text:style-name="T3">01320</text:span>--<text:span text:style-name="T3">0130</text:span>--<text:span text:style-name="T3">02310</text:span>--<text:span text:style-name="T5">02</text:span>---(0)(1)(2)(3)(5)(6)(9)(10)(11)(12)(13)(14)(17)(18)(21)</text:p>
      <text:p text:style-name="Preformatted_20_Text">012302120312301321023011302132031320213102130312130120302103120321032130021332012321013201302031022130231023120132301231032010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210</text:span>--<text:span text:style-name="T3">01320</text:span>--<text:span text:style-name="T3">0130</text:span>--<text:span text:style-name="T3">020</text:span>--<text:span text:style-name="T3">0310</text:span>--<text:span text:style-name="T4">022130</text:span>--<text:span text:style-name="T3">02310</text:span>--<text:span text:style-name="T4">023120</text:span>--<text:span text:style-name="T4">013230</text:span>--<text:span text:style-name="T4">012310</text:span>--<text:span text:style-name="T3">0320</text:span>--<text:span text:style-name="T3">010</text:span>--<text:span text:style-name="T5">023</text:span>---(0)(1)(2)(3)(5)(6)(9)(10)(11)(12)(13)(14)(18)(20)(21)</text:p>
      <text:p text:style-name="Preformatted_20_Text">0123021203123013210230113021320313202131021303121301203021031203210321300213320123210132213023120130203102310320132010323012310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4">0123210</text:span>--<text:span text:style-name="T4">01322130</text:span>--<text:span text:style-name="T4">023120</text:span>--<text:span text:style-name="T3">0130</text:span>--<text:span text:style-name="T3">020</text:span>--<text:span text:style-name="T3">0310</text:span>--<text:span text:style-name="T3">02310</text:span>--<text:span text:style-name="T3">0320</text:span>--<text:span text:style-name="T3">01320</text:span>--<text:span text:style-name="T3">010</text:span>--<text:span text:style-name="T4">03230</text:span>--<text:span text:style-name="T4">012310</text:span>--<text:span text:style-name="T5">02</text:span>---(0)(1)(2)(3)(5)(6)(7)(9)(10)(11)(12)(13)(14)(21)(22)</text:p>
      <text:p text:style-name="Preformatted_20_Text">012302120312301321023011302132031320213102130312130120302103120321032130021332013020310221302310231201320102321013230123103201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3">0130</text:span>--<text:span text:style-name="T3">020</text:span>--<text:span text:style-name="T3">0310</text:span>--<text:span text:style-name="T4">022130</text:span>--<text:span text:style-name="T3">02310</text:span>--<text:span text:style-name="T4">023120</text:span>--<text:span text:style-name="T3">01320</text:span>--<text:span text:style-name="T3">010</text:span>--<text:span text:style-name="T4">023210</text:span>--<text:span text:style-name="T4">013230</text:span>--<text:span text:style-name="T4">012310</text:span>--<text:span text:style-name="T3">0320</text:span>--<text:span text:style-name="T5">0123</text:span>---(0)(2)(3)(5)(6)(9)(10)(11)(12)(13)(14)(18)(19)(20)(21)</text:p>
      <text:p text:style-name="Preformatted_20_Text">01230212031230132102301130213203132021310213031213012030210312032103213002133201302213023103201023120132012310203102321013230123</text:p>
      <text:p text:style-name="Preformatted_20_Text"><text:soft-page-break/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3">0130</text:span>--<text:span text:style-name="T4">022130</text:span>--<text:span text:style-name="T3">02310</text:span>--<text:span text:style-name="T3">0320</text:span>--<text:span text:style-name="T3">010</text:span>--<text:span text:style-name="T4">023120</text:span>--<text:span text:style-name="T3">01320</text:span>--<text:span text:style-name="T4">012310</text:span>--<text:span text:style-name="T3">020</text:span>--<text:span text:style-name="T3">0310</text:span>--<text:span text:style-name="T4">023210</text:span>--<text:span text:style-name="T4">013230</text:span>--<text:span text:style-name="T5">0123</text:span>---(0)(2)(3)(5)(6)(9)(10)(11)(12)(13)(14)(18)(19)(20)(21)</text:p>
      <text:p text:style-name="Preformatted_20_Text">01230212031230132102301130213203132021310213031213012030210312032103213002133201302310320103230123102031023120132012321013221302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0</text:span>--<text:span text:style-name="T3">0130</text:span>--<text:span text:style-name="T3">02310</text:span>--<text:span text:style-name="T3">0320</text:span>--<text:span text:style-name="T3">010</text:span>--<text:span text:style-name="T4">03230</text:span>--<text:span text:style-name="T4">012310</text:span>--<text:span text:style-name="T3">020</text:span>--<text:span text:style-name="T3">0310</text:span>--<text:span text:style-name="T4">023120</text:span>--<text:span text:style-name="T3">01320</text:span>--<text:span text:style-name="T4">0123210</text:span>--<text:span text:style-name="T4">01322130</text:span>--<text:span text:style-name="T5">02</text:span>---(0)(1)(2)(3)(5)(6)(7)(9)(10)(11)(12)(13)(14)(21)(22)</text:p>
      <text:p text:style-name="Preformatted_20_Text">012302120312301321023011302132031320213102130312130120302103120321032130021332101232013020310231022130231201320103201231032301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3">00</text:span>--<text:span text:style-name="T4">02133210</text:span>--<text:span text:style-name="T4">012320</text:span>--<text:span text:style-name="T3">0130</text:span>--<text:span text:style-name="T3">020</text:span>--<text:span text:style-name="T3">0310</text:span>--<text:span text:style-name="T3">02310</text:span>--<text:span text:style-name="T4">022130</text:span>--<text:span text:style-name="T4">023120</text:span>--<text:span text:style-name="T3">01320</text:span>--<text:span text:style-name="T3">010</text:span>--<text:span text:style-name="T3">0320</text:span>--<text:span text:style-name="T4">012310</text:span>--<text:span text:style-name="T4">03230</text:span>--<text:span text:style-name="T5">0123</text:span>---(0)(2)(3)(4)(5)(6)(7)(9)(10)(11)(12)(13)(14)(15)(20)</text:p>
      <text:p text:style-name="Preformatted_20_Text">01230212031230132102301130213203132021310213031213012030210312032103213022310123210013230123320102310320130231201320123102031023</text:p>
      <text:p text:style-name="Preformatted_20_Text"><text:span text:style-name="T3">01230</text:span>--<text:span text:style-name="T4">02120</text:span>--<text:span text:style-name="T4">031230</text:span>--<text:span text:style-name="T4">013210</text:span>--<text:span text:style-name="T3">0230</text:span>--<text:span text:style-name="T4">01130</text:span>--<text:span text:style-name="T4">021320</text:span>--<text:span text:style-name="T4">031320</text:span>--<text:span text:style-name="T4">021310</text:span>--<text:span text:style-name="T3">02130</text:span>--<text:span text:style-name="T4">0312130</text:span>--<text:span text:style-name="T3">0120</text:span>--<text:span text:style-name="T3">030</text:span>--<text:span text:style-name="T3">0210</text:span>--<text:span text:style-name="T3">03120</text:span>--<text:span text:style-name="T3">03210</text:span>--<text:span text:style-name="T4">032130</text:span>--<text:span text:style-name="T4">022310</text:span>--<text:span text:style-name="T4">0123210</text:span>--<text:span text:style-name="T3">00</text:span>--<text:span text:style-name="T4">013230</text:span>--<text:span text:style-name="T4">0123320</text:span>--<text:span text:style-name="T3">010</text:span>--<text:span text:style-name="T3">02310</text:span>--<text:span text:style-name="T3">0320</text:span>--<text:span text:style-name="T3">0130</text:span>--<text:span text:style-name="T4">023120</text:span>--<text:span text:style-name="T3">01320</text:span>--<text:span text:style-name="T4">012310</text:span>--<text:span text:style-name="T3">020</text:span>--<text:span text:style-name="T3">0310</text:span>--<text:span text:style-name="T5">023</text:span>---(0)(1)(2)(3)(5)(6)(9)(10)(11)(12)(13)(14)(18)(23)(24)</text:p>
      <text:p text:style-name="Preformatted_20_Text">012310132031021320231032012320103210312013102013210231320133201120312303121300312201302130123021032310230120321302312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0</text:span>--<text:span text:style-name="T4">031220</text:span>--<text:span text:style-name="T3">0130</text:span>--<text:span text:style-name="T3">02130</text:span>--<text:span text:style-name="T3">012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3">030</text:span>--<text:span text:style-name="T4">021230</text:span>--<text:span text:style-name="T5">0132</text:span>---(0)(2)(3)(10)(11)(12)(13)(15)(25)(26)(27)(28)(29)(30)(31)</text:p>
      <text:p text:style-name="Preformatted_20_Text">0123101320310213202310320123201032103120131020132102313201332011203123031213012032130023120302123012302103231023013220130213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0</text:span>--<text:span text:style-name="T4">032130</text:span>--<text:span text:style-name="T3">00</text:span>--<text:span text:style-name="T4">023120</text:span>--<text:span text:style-name="T3">030</text:span>--<text:span text:style-name="T4">021230</text:span>--<text:span text:style-name="T3">01230</text:span>--<text:span text:style-name="T3">0210</text:span>--<text:span text:style-name="T4">032310</text:span>--<text:span text:style-name="T3">0230</text:span>--<text:span text:style-name="T4">013220</text:span>--<text:span text:style-name="T3">0130</text:span>--<text:span text:style-name="T3">02130</text:span>--<text:span text:style-name="T5">0231</text:span>---(0)(2)(3)(10)(11)(12)(13)(15)(26)(27)(28)(29)(30)(31)(32)</text:p>
      <text:p text:style-name="Preformatted_20_Text">0123101320310213202310320123201032103120131020132102313201332011203123031213012301322013021302312030120321300321230210323102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4">013220</text:span>--<text:span text:style-name="T3">0130</text:span>--<text:span text:style-name="T3">02130</text:span>--<text:span text:style-name="T4">023120</text:span>--<text:span text:style-name="T3">030</text:span>--<text:span text:style-name="T3">0120</text:span>--<text:span text:style-name="T4">032130</text:span>--<text:span text:style-name="T3">00</text:span>--<text:span text:style-name="T4">0321230</text:span>--<text:span text:style-name="T3">0210</text:span>--<text:span text:style-name="T4">032310</text:span>--<text:span text:style-name="T3">0230</text:span>--<text:span text:style-name="T5">012</text:span>---(0)(2)(3)(10)(11)(12)(13)(15)(26)(27)(29)(30)(31)(32)(33)</text:p>
      <text:p text:style-name="Preformatted_20_Text">0123101320310213202310320123201032103120131020132102313201332011203123031213012301323102301203212302103220130213003213023120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4">0132310</text:span>--<text:span text:style-name="T3">0230</text:span>--<text:span text:style-name="T3">0120</text:span>--<text:span text:style-name="T4">0321230</text:span>--<text:span text:style-name="T3">0210</text:span>--<text:span text:style-name="T4">03220</text:span>--<text:span text:style-name="T3">0130</text:span>--<text:span text:style-name="T3">02130</text:span>--<text:span text:style-name="T3">00</text:span>--<text:span text:style-name="T4">032130</text:span>--<text:span text:style-name="T4">023120</text:span>--<text:span text:style-name="T3">030</text:span>--<text:span text:style-name="T5">012</text:span>---(0)(2)(3)(10)(11)(12)(13)(15)(26)(29)(30)(31)(33)(34)(35)</text:p>
      <text:p text:style-name="Preformatted_20_Text">0123101320310213202310320123201032103120131020132102313201332011203123031213012302103220130231203012032130213003212301323102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3">0210</text:span>--<text:span text:style-name="T4">03220</text:span>--<text:span text:style-name="T3">0130</text:span>--<text:span text:style-name="T4">023120</text:span>--<text:span text:style-name="T3">030</text:span>--<text:span text:style-name="T3">0120</text:span>--<text:span text:style-name="T4">032130</text:span>--<text:span text:style-name="T3">02130</text:span>--<text:span text:style-name="T3">00</text:span>--<text:span text:style-name="T4">0321230</text:span>--<text:span text:style-name="T4">0132310</text:span>--<text:span text:style-name="T3">0230</text:span>--<text:span text:style-name="T5">012</text:span>---(0)(2)(3)(10)(11)(12)(13)(15)(26)(29)(30)(31)(33)(34)(35)</text:p>
      <text:p text:style-name="Preformatted_20_Text">0123101320310213202310320123201032103120131020132102313201332011203123031213012302103231023012030122013021300321302312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3">0210</text:span>--<text:span text:style-name="T4">032310</text:span>--<text:span text:style-name="T3">0230</text:span>--<text:span text:style-name="T3">0120</text:span>--<text:span text:style-name="T3">030</text:span>--<text:span text:style-name="T4">01220</text:span>--<text:span text:style-name="T3">0130</text:span>--<text:span text:style-name="T3">02130</text:span>--<text:span text:style-name="T3">00</text:span>--<text:span text:style-name="T4">032130</text:span>--<text:span text:style-name="T4">023120</text:span>--<text:span text:style-name="T4">0321230</text:span>--<text:span text:style-name="T5">0132</text:span>---(0)(2)(3)(10)(11)(12)(13)(15)(26)(27)(29)(30)(31)(33)(36)</text:p>
      <text:p text:style-name="Preformatted_20_Text">0123101320310213202310320123201032103120131020132102313201332011203123031213012302103231023013220130212301203021300231203213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3">0210</text:span>--<text:span text:style-name="T4">032310</text:span>--<text:span text:style-name="T3">0230</text:span>--<text:span text:style-name="T4">013220</text:span>--<text:span text:style-name="T3">0130</text:span>--<text:span text:style-name="T4">021230</text:span>--<text:span text:style-name="T3">0120</text:span>--<text:span text:style-name="T3">030</text:span>--<text:span text:style-name="T3">02130</text:span>--<text:span text:style-name="T3">00</text:span>--<text:span text:style-name="T4">023120</text:span>--<text:span text:style-name="T4">032130</text:span>--<text:span text:style-name="T5">0231</text:span>---(0)(2)(3)(10)(11)(12)(13)(15)(26)(27)(28)(29)(30)(31)(32)</text:p>
      <text:p text:style-name="Preformatted_20_Text"><text:soft-page-break/>0123101320310213202310320123201032103120131020132102313201332011203123031213012302123013220130210323102301203021300231203213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4">021230</text:span>--<text:span text:style-name="T4">0132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3">030</text:span>--<text:span text:style-name="T3">02130</text:span>--<text:span text:style-name="T3">00</text:span>--<text:span text:style-name="T4">023120</text:span>--<text:span text:style-name="T4">032130</text:span>--<text:span text:style-name="T5">0231</text:span>---(0)(2)(3)(10)(11)(12)(13)(15)(26)(27)(28)(29)(30)(31)(32)</text:p>
      <text:p text:style-name="Preformatted_20_Text">0123101320310213202310320123201032103120131020132102313201332011203123031213012302123013231023012030210322013021300231203213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4">021230</text:span>--<text:span text:style-name="T4">0132310</text:span>--<text:span text:style-name="T3">0230</text:span>--<text:span text:style-name="T3">0120</text:span>--<text:span text:style-name="T3">030</text:span>--<text:span text:style-name="T3">0210</text:span>--<text:span text:style-name="T4">03220</text:span>--<text:span text:style-name="T3">0130</text:span>--<text:span text:style-name="T3">02130</text:span>--<text:span text:style-name="T3">00</text:span>--<text:span text:style-name="T4">023120</text:span>--<text:span text:style-name="T4">032130</text:span>--<text:span text:style-name="T5">0231</text:span>---(0)(2)(3)(10)(11)(12)(13)(15)(26)(28)(29)(30)(31)(34)(35)</text:p>
      <text:p text:style-name="Preformatted_20_Text">0123101320310213202310320123201032103120131020132102313201332011203123031213012302130031220130231203021032310230120321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3">02130</text:span>--<text:span text:style-name="T3">00</text:span>--<text:span text:style-name="T4">031220</text:span>--<text:span text:style-name="T3">0130</text:span>--<text:span text:style-name="T4">023120</text:span>--<text:span text:style-name="T3">0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1230</text:span>--<text:span text:style-name="T5">0132</text:span>---(0)(2)(3)(10)(11)(12)(13)(15)(25)(26)(27)(28)(29)(30)(31)</text:p>
      <text:p text:style-name="Preformatted_20_Text">0123101320310213202310320123201032103120131020132102313201332011203123031213012302130210323102301203012201302312032130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3">03120</text:span>--<text:span text:style-name="T4">01310</text:span>--<text:span text:style-name="T3">020</text:span>--<text:span text:style-name="T4">013210</text:span>--<text:span text:style-name="T4">0231320</text:span>--<text:span text:style-name="T4">013320</text:span>--<text:span text:style-name="T4">01120</text:span>--<text:span text:style-name="T4">031230</text:span>--<text:span text:style-name="T4">031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0</text:span>--<text:span text:style-name="T4">01220</text:span>--<text:span text:style-name="T3">0130</text:span>--<text:span text:style-name="T4">023120</text:span>--<text:span text:style-name="T4">032130</text:span>--<text:span text:style-name="T3">00</text:span>--<text:span text:style-name="T4">0321230</text:span>--<text:span text:style-name="T5">0132</text:span>---(0)(2)(3)(10)(11)(12)(13)(15)(26)(27)(29)(30)(31)(33)(36)</text:p>
      <text:p text:style-name="Preformatted_20_Text">01231013203102132023103201232010321031230213012303120130210302123012032130021332011032310230132102312031210322130231320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0</text:span>--<text:span text:style-name="T4">0213320</text:span>--<text:span text:style-name="T4">0110</text:span>--<text:span text:style-name="T4">032310</text:span>--<text:span text:style-name="T3">0230</text:span>--<text:span text:style-name="T4">013210</text:span>--<text:span text:style-name="T4">023120</text:span>--<text:span text:style-name="T4">031210</text:span>--<text:span text:style-name="T4">0322130</text:span>--<text:span text:style-name="T4">0231320</text:span>--<text:span text:style-name="T4">01310</text:span>--<text:span text:style-name="T3">020</text:span>--<text:span text:style-name="T5">0132</text:span>---(0)(2)(3)(10)(11)(13)(15)(17)(21)(27)(28)(29)(31)(37)(38)</text:p>
      <text:p text:style-name="Preformatted_20_Text">01231013203102132023103201232010321031230213012303120130210302123012032130201321023011302312001233012103223013231023132013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4">01130</text:span>--<text:span text:style-name="T4">023120</text:span>--<text:span text:style-name="T3">00</text:span>--<text:span text:style-name="T4">012330</text:span>--<text:span text:style-name="T4">01210</text:span>--<text:span text:style-name="T4">032230</text:span>--<text:span text:style-name="T4">0132310</text:span>--<text:span text:style-name="T4">0231320</text:span>--<text:span text:style-name="T4">013120</text:span>--<text:span text:style-name="T5">0312</text:span>---(0)(2)(3)(9)(10)(11)(13)(15)(28)(31)(35)(39)(40)(41)(42)</text:p>
      <text:p text:style-name="Preformatted_20_Text">0123101320310213202310320123201032103123021301230312013021030212301203213020132102301132013120312103223013231023130231200123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4">011320</text:span>--<text:span text:style-name="T4">013120</text:span>--<text:span text:style-name="T4">031210</text:span>--<text:span text:style-name="T4">032230</text:span>--<text:span text:style-name="T4">0132310</text:span>--<text:span text:style-name="T4">023130</text:span>--<text:span text:style-name="T4">023120</text:span>--<text:span text:style-name="T3">00</text:span>--<text:span text:style-name="T4">012330</text:span>--<text:span text:style-name="T5">012</text:span>---(0)(2)(3)(10)(11)(13)(15)(28)(35)(38)(39)(41)(42)(43)(44)</text:p>
      <text:p text:style-name="Preformatted_20_Text">012310132031021320231032012320103210312302130123031201302103021230120321302013210230113201332100213102230132310231302312031210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4">011320</text:span>--<text:span text:style-name="T4">0133210</text:span>--<text:span text:style-name="T3">00</text:span>--<text:span text:style-name="T4">021310</text:span>--<text:span text:style-name="T4">02230</text:span>--<text:span text:style-name="T4">0132310</text:span>--<text:span text:style-name="T4">023130</text:span>--<text:span text:style-name="T4">023120</text:span>--<text:span text:style-name="T4">031210</text:span>--<text:span text:style-name="T5">032</text:span>---(0)(2)(3)(5)(8)(10)(11)(13)(15)(28)(35)(38)(43)(44)(45)</text:p>
      <text:p text:style-name="Preformatted_20_Text">0123101320310213202310320123201032103123021301230312013021030212301203213020132102301323100213320113023120312103223102313201310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4">0132310</text:span>--<text:span text:style-name="T3">00</text:span>--<text:span text:style-name="T4">0213320</text:span>--<text:span text:style-name="T4">01130</text:span>--<text:span text:style-name="T4">023120</text:span>--<text:span text:style-name="T4">031210</text:span>--<text:span text:style-name="T4">0322310</text:span>--<text:span text:style-name="T4">0231320</text:span>--<text:span text:style-name="T4">01310</text:span>--<text:span text:style-name="T5">02</text:span>---(0)(2)(3)(9)(10)(11)(13)(15)(21)(28)(29)(31)(35)(38)(46)</text:p>
      <text:p text:style-name="Preformatted_20_Text">01231013203102132023103201232010321031230213012303120130210302123012032130201321023130231200213301210322301323102301132013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4">023130</text:span>--<text:span text:style-name="T4">023120</text:span>--<text:span text:style-name="T3">00</text:span>--<text:span text:style-name="T4">021330</text:span>--<text:span text:style-name="T4">01210</text:span>--<text:span text:style-name="T4">032230</text:span>--<text:span text:style-name="T4">0132310</text:span>--<text:span text:style-name="T3">0230</text:span>--<text:span text:style-name="T4">011320</text:span>--<text:span text:style-name="T4">013120</text:span>--<text:span text:style-name="T5">0312</text:span>---(0)(2)(3)(10)(11)(13)(15)(28)(35)(39)(40)(41)(43)(44)(47)</text:p>
      <text:p text:style-name="Preformatted_20_Text">01231013203102132023103201232010321031230213012303120130210302123012032130201321023130231200231132013102201331203121032310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3">020</text:span>--<text:span text:style-name="T4">013210</text:span>--<text:span text:style-name="T4">023130</text:span>--<text:soft-page-break/><text:span text:style-name="T4">023120</text:span>--<text:span text:style-name="T3">00</text:span>--<text:span text:style-name="T4">02311320</text:span>--<text:span text:style-name="T4">01310</text:span>--<text:span text:style-name="T4">0220</text:span>--<text:span text:style-name="T4">0133120</text:span>--<text:span text:style-name="T4">031210</text:span>--<text:span text:style-name="T4">032310</text:span>--<text:span text:style-name="T3">0230</text:span>--<text:span text:style-name="T5">0132</text:span>---(0)(2)(3)(10)(11)(13)(15)(27)(28)(29)(38)(44)(48)(49)(50)</text:p>
      <text:p text:style-name="Preformatted_20_Text">01231013203102132023103201232010321031230213012303120130210302123012032130223102013210021310231302312031210323011320133210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4">022310</text:span>--<text:span text:style-name="T3">020</text:span>--<text:span text:style-name="T4">013210</text:span>--<text:span text:style-name="T3">00</text:span>--<text:span text:style-name="T4">021310</text:span>--<text:span text:style-name="T4">023130</text:span>--<text:span text:style-name="T4">023120</text:span>--<text:span text:style-name="T4">031210</text:span>--<text:span text:style-name="T4">03230</text:span>--<text:span text:style-name="T4">011320</text:span>--<text:span text:style-name="T4">0133210</text:span>--<text:span text:style-name="T3">0230</text:span>--<text:span text:style-name="T5">0132</text:span>---(0)(2)(3)(5)(7)(10)(11)(13)(15)(23)(28)(38)(43)(44)(45)</text:p>
      <text:p text:style-name="Preformatted_20_Text">0123101320310213202310320123201032103123021301230312013021030212301203213023113020131200213321023013220312103231023120313201321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3">030</text:span>--<text:span text:style-name="T4">021230</text:span>--<text:span text:style-name="T3">0120</text:span>--<text:span text:style-name="T4">032130</text:span>--<text:span text:style-name="T4">0231130</text:span>--<text:span text:style-name="T3">020</text:span>--<text:span text:style-name="T4">013120</text:span>--<text:span text:style-name="T3">00</text:span>--<text:span text:style-name="T4">02133210</text:span>--<text:span text:style-name="T3">0230</text:span>--<text:span text:style-name="T4">013220</text:span>--<text:span text:style-name="T4">031210</text:span>--<text:span text:style-name="T4">032310</text:span>--<text:span text:style-name="T4">023120</text:span>--<text:span text:style-name="T4">031320</text:span>--<text:span text:style-name="T4">013210</text:span>---(0)(2)(3)(4)(10)(11)(13)(14)(15)(27)(28)(32)(38)(41)(51)</text:p>
      <text:p text:style-name="Preformatted_20_Text">01231013203102132023103201232010321031230213012303120130210323102301203213023120021330212301132013120312103012230132102313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3">00</text:span>--<text:span text:style-name="T4">021330</text:span>--<text:span text:style-name="T4">021230</text:span>--<text:span text:style-name="T4">011320</text:span>--<text:span text:style-name="T4">013120</text:span>--<text:span text:style-name="T4">031210</text:span>--<text:span text:style-name="T3">030</text:span>--<text:span text:style-name="T4">012230</text:span>--<text:span text:style-name="T4">013210</text:span>--<text:span text:style-name="T4">023130</text:span>--<text:span text:style-name="T3">020</text:span>--<text:span text:style-name="T5">0132</text:span>---(0)(2)(3)(10)(11)(13)(15)(27)(28)(38)(41)(43)(44)(47)(52)</text:p>
      <text:p text:style-name="Preformatted_20_Text">0123101320310213202310320123201032103123021301230312013021032310230120321302312002311302013210231320131022013312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3">00</text:span>--<text:span text:style-name="T4">0231130</text:span>--<text:span text:style-name="T3">020</text:span>--<text:span text:style-name="T4">013210</text:span>--<text:span text:style-name="T4">0231320</text:span>--<text:span text:style-name="T4">01310</text:span>--<text:span text:style-name="T4">0220</text:span>--<text:span text:style-name="T4">0133120</text:span>--<text:span text:style-name="T4">031210</text:span>--<text:span text:style-name="T3">030</text:span>--<text:span text:style-name="T4">021230</text:span>--<text:span text:style-name="T5">0132</text:span>---(0)(2)(3)(10)(11)(13)(15)(27)(28)(29)(31)(38)(48)(49)(51)</text:p>
      <text:p text:style-name="Preformatted_20_Text">012310132031021320231032012320103210312302130123031201302103231023012032130231200321132013301210302123013210231302013120312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3">00</text:span>--<text:span text:style-name="T4">03211320</text:span>--<text:span text:style-name="T4">01330</text:span>--<text:span text:style-name="T4">01210</text:span>--<text:span text:style-name="T3">030</text:span>--<text:span text:style-name="T4">021230</text:span>--<text:span text:style-name="T4">013210</text:span>--<text:span text:style-name="T4">023130</text:span>--<text:span text:style-name="T3">020</text:span>--<text:span text:style-name="T4">013120</text:span>--<text:span text:style-name="T4">031220</text:span>--<text:span text:style-name="T5">0132</text:span>---(0)(2)(3)(10)(11)(13)(15)(25)(27)(28)(40)(41)(44)(53)(54)</text:p>
      <text:p text:style-name="Preformatted_20_Text">012310132031021320231032012320103210312302130123031201302103231023012032130231203021230132230112031210331020131200132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3">030</text:span>--<text:span text:style-name="T4">021230</text:span>--<text:span text:style-name="T4">0132230</text:span>--<text:span text:style-name="T4">01120</text:span>--<text:span text:style-name="T4">031210</text:span>--<text:span text:style-name="T4">03310</text:span>--<text:span text:style-name="T3">020</text:span>--<text:span text:style-name="T4">013120</text:span>--<text:span text:style-name="T3">00</text:span>--<text:span text:style-name="T4">013210</text:span>--<text:span text:style-name="T4">0231320</text:span>--<text:span text:style-name="T5">0132</text:span>---(0)(2)(3)(10)(11)(13)(15)(27)(28)(30)(31)(38)(41)(55)(56)</text:p>
      <text:p text:style-name="Preformatted_20_Text">0123101320310213202310320123201032103123021301230312013021032310230120321302312031102313201310201321023312001322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0</text:span>--<text:span text:style-name="T4">0231320</text:span>--<text:span text:style-name="T4">01310</text:span>--<text:span text:style-name="T3">020</text:span>--<text:span text:style-name="T4">013210</text:span>--<text:span text:style-name="T4">0233120</text:span>--<text:span text:style-name="T3">00</text:span>--<text:span text:style-name="T4">013220</text:span>--<text:span text:style-name="T4">031210</text:span>--<text:span text:style-name="T3">030</text:span>--<text:span text:style-name="T4">021230</text:span>--<text:span text:style-name="T5">0132</text:span>---(0)(2)(3)(10)(11)(13)(15)(27)(28)(29)(31)(32)(38)(57)(58)</text:p>
      <text:p text:style-name="Preformatted_20_Text">0123101320310213202310320123201032103123021301230312013021032310230120321302312031103220133210231320132100213102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0</text:span>--<text:span text:style-name="T4">03220</text:span>--<text:span text:style-name="T4">0133210</text:span>--<text:span text:style-name="T4">0231320</text:span>--<text:span text:style-name="T4">013210</text:span>--<text:span text:style-name="T3">00</text:span>--<text:span text:style-name="T4">021310</text:span>--<text:span text:style-name="T3">020</text:span>--<text:span text:style-name="T4">031210</text:span>--<text:span text:style-name="T3">030</text:span>--<text:span text:style-name="T4">021230</text:span>--<text:span text:style-name="T5">0132</text:span>---(0)(2)(3)(5)(10)(11)(13)(15)(27)(28)(31)(34)(38)(45)(58)</text:p>
      <text:p text:style-name="Preformatted_20_Text">01231013203102132023103201232010321031230213012303120130210323102301203213023120311230012330122031210302123013210231320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230</text:span>--<text:span text:style-name="T3">00</text:span>--<text:span text:style-name="T4">012330</text:span>--<text:span text:style-name="T4">01220</text:span>--<text:span text:style-name="T4">031210</text:span>--<text:span text:style-name="T3">030</text:span>--<text:span text:style-name="T4">021230</text:span>--<text:span text:style-name="T4">013210</text:span>--<text:span text:style-name="T4">0231320</text:span>--<text:span text:style-name="T4">01310</text:span>--<text:span text:style-name="T3">020</text:span>--<text:span text:style-name="T5">0132</text:span>---(0)(2)(3)(10)(11)(13)(15)(27)(28)(29)(31)(36)(38)(42)(59)</text:p>
      <text:p text:style-name="Preformatted_20_Text">012310132031021320231032012320103210312302130123031201302103231023012032130231203113020312201321023132013120012330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0</text:span>--<text:span text:style-name="T3">020</text:span>--<text:span text:style-name="T4">031220</text:span>--<text:span text:style-name="T4">013210</text:span>--<text:span text:style-name="T4">0231320</text:span>--<text:span text:style-name="T4">013120</text:span>--<text:span text:style-name="T3">00</text:span>--<text:span text:style-name="T4">012330</text:span>--<text:span text:style-name="T4">01210</text:span>--<text:span text:style-name="T3">030</text:span>--<text:span text:style-name="T4">021230</text:span>--<text:span text:style-name="T5">0132</text:span>---(0)(2)(3)(10)(11)(13)(15)(25)(27)(28)(31)(40)(41)(42)(60)</text:p>
      <text:p text:style-name="Preformatted_20_Text">01231013203102132023103201232010321031230213012303120130210323102301203213023120311302201310203121030212301321001233210231320132</text:p>
      <text:p text:style-name="Preformatted_20_Text"><text:soft-page-break/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0</text:span>--<text:span text:style-name="T4">0220</text:span>--<text:span text:style-name="T4">01310</text:span>--<text:span text:style-name="T3">020</text:span>--<text:span text:style-name="T4">031210</text:span>--<text:span text:style-name="T3">030</text:span>--<text:span text:style-name="T4">021230</text:span>--<text:span text:style-name="T4">013210</text:span>--<text:span text:style-name="T3">00</text:span>--<text:span text:style-name="T4">01233210</text:span>--<text:span text:style-name="T4">0231320</text:span>--<text:span text:style-name="T5">0132</text:span>---(0)(2)(3)(10)(11)(13)(15)(16)(27)(28)(29)(31)(38)(48)(60)</text:p>
      <text:p text:style-name="Preformatted_20_Text">0123101320310213202310320123201032103123021301230312013021032310230120321302312031130220133210231320132100213102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0</text:span>--<text:span text:style-name="T4">0220</text:span>--<text:span text:style-name="T4">0133210</text:span>--<text:span text:style-name="T4">0231320</text:span>--<text:span text:style-name="T4">013210</text:span>--<text:span text:style-name="T3">00</text:span>--<text:span text:style-name="T4">021310</text:span>--<text:span text:style-name="T3">020</text:span>--<text:span text:style-name="T4">031210</text:span>--<text:span text:style-name="T3">030</text:span>--<text:span text:style-name="T4">021230</text:span>--<text:span text:style-name="T5">0132</text:span>---(0)(2)(3)(5)(10)(11)(13)(15)(27)(28)(31)(38)(45)(48)(60)</text:p>
      <text:p text:style-name="Preformatted_20_Text">01231013203102132023103201232010321031230213012303120130210323102301203213023120311302203121030212301321001233210231320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0</text:span>--<text:span text:style-name="T4">0220</text:span>--<text:span text:style-name="T4">031210</text:span>--<text:span text:style-name="T3">030</text:span>--<text:span text:style-name="T4">021230</text:span>--<text:span text:style-name="T4">013210</text:span>--<text:span text:style-name="T3">00</text:span>--<text:span text:style-name="T4">01233210</text:span>--<text:span text:style-name="T4">0231320</text:span>--<text:span text:style-name="T4">01310</text:span>--<text:span text:style-name="T3">020</text:span>--<text:span text:style-name="T5">0132</text:span>---(0)(2)(3)(10)(11)(13)(15)(16)(27)(28)(29)(31)(38)(48)(60)</text:p>
      <text:p text:style-name="Preformatted_20_Text">0123101320310213202310320123201032103123021301230312013021032310230120321302312031132001233021230132102313201310201322031210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20</text:span>--<text:span text:style-name="T3">00</text:span>--<text:span text:style-name="T4">012330</text:span>--<text:span text:style-name="T4">021230</text:span>--<text:span text:style-name="T4">013210</text:span>--<text:span text:style-name="T4">0231320</text:span>--<text:span text:style-name="T4">01310</text:span>--<text:span text:style-name="T3">020</text:span>--<text:span text:style-name="T4">013220</text:span>--<text:span text:style-name="T4">031210</text:span>--<text:span text:style-name="T3">030</text:span>--<text:span text:style-name="T5">012</text:span>---(0)(2)(3)(10)(11)(13)(15)(27)(28)(29)(31)(32)(38)(42)(61)</text:p>
      <text:p text:style-name="Preformatted_20_Text">012310132031021320231032012320103210312302130123031201302103231023012032130231203113201321023132001233012103021230132201310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1320</text:span>--<text:span text:style-name="T4">013210</text:span>--<text:span text:style-name="T4">0231320</text:span>--<text:span text:style-name="T3">00</text:span>--<text:span text:style-name="T4">012330</text:span>--<text:span text:style-name="T4">01210</text:span>--<text:span text:style-name="T3">030</text:span>--<text:span text:style-name="T4">021230</text:span>--<text:span text:style-name="T4">013220</text:span>--<text:span text:style-name="T4">01310</text:span>--<text:span text:style-name="T3">020</text:span>--<text:span text:style-name="T5">0312</text:span>---(0)(2)(3)(10)(11)(13)(15)(27)(28)(29)(31)(32)(40)(42)(61)</text:p>
      <text:p text:style-name="Preformatted_20_Text">0123101320310213202310320123201032103123021301230312013021032310230120321302312031210301220131020311023132013210233120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210</text:span>--<text:span text:style-name="T3">030</text:span>--<text:span text:style-name="T4">01220</text:span>--<text:span text:style-name="T4">01310</text:span>--<text:span text:style-name="T3">020</text:span>--<text:span text:style-name="T4">03110</text:span>--<text:span text:style-name="T4">0231320</text:span>--<text:span text:style-name="T4">013210</text:span>--<text:span text:style-name="T4">0233120</text:span>--<text:span text:style-name="T3">00</text:span>--<text:span text:style-name="T4">0321230</text:span>--<text:span text:style-name="T5">0132</text:span>---(0)(2)(3)(10)(11)(13)(15)(27)(29)(31)(33)(36)(38)(57)(58)</text:p>
      <text:p text:style-name="Preformatted_20_Text">0123101320310213202310320123201032103123021301230312013021032310230120321302312031210331200231130201321023132013102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210</text:span>--<text:span text:style-name="T4">033120</text:span>--<text:span text:style-name="T3">00</text:span>--<text:span text:style-name="T4">0231130</text:span>--<text:span text:style-name="T3">020</text:span>--<text:span text:style-name="T4">013210</text:span>--<text:span text:style-name="T4">0231320</text:span>--<text:span text:style-name="T4">01310</text:span>--<text:span text:style-name="T4">02210</text:span>--<text:span text:style-name="T3">030</text:span>--<text:span text:style-name="T4">021230</text:span>--<text:span text:style-name="T5">0132</text:span>---(0)(2)(3)(10)(11)(13)(15)(27)(28)(29)(31)(38)(51)(62)(63)</text:p>
      <text:p text:style-name="Preformatted_20_Text">01231013203102132023103201232010321031230213012303120130210323102301203213023120312130012330212030122301123013210231320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2130</text:span>--<text:span text:style-name="T3">00</text:span>--<text:span text:style-name="T4">012330</text:span>--<text:span text:style-name="T4">02120</text:span>--<text:span text:style-name="T3">030</text:span>--<text:span text:style-name="T4">012230</text:span>--<text:span text:style-name="T4">011230</text:span>--<text:span text:style-name="T4">013210</text:span>--<text:span text:style-name="T4">0231320</text:span>--<text:span text:style-name="T4">01310</text:span>--<text:span text:style-name="T3">020</text:span>--<text:span text:style-name="T5">0132</text:span>---(0)(2)(3)(6)(10)(11)(12)(13)(15)(27)(29)(31)(42)(52)(64)</text:p>
      <text:p text:style-name="Preformatted_20_Text">0123101320310213202310320123201032103123021301230312013021032310230120321302312031213001233201321023112030212301322013102031320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2130</text:span>--<text:span text:style-name="T3">00</text:span>--<text:span text:style-name="T4">0123320</text:span>--<text:span text:style-name="T4">013210</text:span>--<text:span text:style-name="T4">0231120</text:span>--<text:span text:style-name="T3">030</text:span>--<text:span text:style-name="T4">021230</text:span>--<text:span text:style-name="T4">013220</text:span>--<text:span text:style-name="T4">01310</text:span>--<text:span text:style-name="T3">020</text:span>--<text:span text:style-name="T4">031320</text:span>--<text:span text:style-name="T5">01</text:span>---(0)(2)(3)(10)(11)(12)(13)(14)(15)(24)(27)(28)(29)(32)(65)</text:p>
      <text:p text:style-name="Preformatted_20_Text">012310132031021320231032012320103210312302130123031201302103231023012032130231203132013102013210031210302120332102311230132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320</text:span>--<text:span text:style-name="T4">01310</text:span>--<text:span text:style-name="T3">020</text:span>--<text:span text:style-name="T4">013210</text:span>--<text:span text:style-name="T3">00</text:span>--<text:span text:style-name="T4">031210</text:span>--<text:span text:style-name="T3">030</text:span>--<text:span text:style-name="T4">02120</text:span>--<text:span text:style-name="T4">033210</text:span>--<text:span text:style-name="T4">02311230</text:span>--<text:span text:style-name="T4">013220</text:span>--<text:span text:style-name="T5">0312</text:span>---(0)(2)(3)(6)(10)(11)(13)(14)(15)(27)(29)(32)(38)(66)(67)</text:p>
      <text:p text:style-name="Preformatted_20_Text">012310132031021320231032012320103210312302130123031201302103231023012032130231203132013223011230132100213102031210302120332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320</text:span>--<text:span text:style-name="T4">0132230</text:span>--<text:span text:style-name="T4">011230</text:span>--<text:span text:style-name="T4">013210</text:span>--<text:span text:style-name="T3">00</text:span>--<text:span text:style-name="T4">021310</text:span>--<text:span text:style-name="T3">020</text:span>--<text:span text:style-name="T4">031210</text:span>--<text:span text:style-name="T3">030</text:span>--<text:span text:style-name="T4">02120</text:span>--<text:span text:style-name="T4">033210</text:span>--<text:span text:style-name="T5">0231</text:span>---(0)(2)(3)(5)(6)(10)(11)(13)(14)(15)(27)(38)(56)(64)(66)</text:p>
      <text:p text:style-name="Preformatted_20_Text"><text:soft-page-break/>0123101320310213202310320123201032103123021301230312013021032310230120321302312031320133120021310201321023110322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1320</text:span>--<text:span text:style-name="T4">0133120</text:span>--<text:span text:style-name="T3">00</text:span>--<text:span text:style-name="T4">021310</text:span>--<text:span text:style-name="T3">020</text:span>--<text:span text:style-name="T4">013210</text:span>--<text:span text:style-name="T4">023110</text:span>--<text:span text:style-name="T4">03220</text:span>--<text:span text:style-name="T4">031210</text:span>--<text:span text:style-name="T3">030</text:span>--<text:span text:style-name="T4">021230</text:span>--<text:span text:style-name="T5">0132</text:span>---(0)(2)(3)(5)(10)(11)(13)(14)(15)(27)(28)(34)(38)(49)(68)</text:p>
      <text:p text:style-name="Preformatted_20_Text">01231013203102132023103201232010321031230213012303120130210323102301203213023120330212301321023132013102013221030121300231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3">03210</text:span>--<text:span text:style-name="T4">031230</text:span>--<text:span text:style-name="T3">02130</text:span>--<text:span text:style-name="T3">01230</text:span>--<text:span text:style-name="T3">03120</text:span>--<text:span text:style-name="T3">0130</text:span>--<text:span text:style-name="T3">0210</text:span>--<text:span text:style-name="T4">032310</text:span>--<text:span text:style-name="T3">0230</text:span>--<text:span text:style-name="T3">0120</text:span>--<text:span text:style-name="T4">032130</text:span>--<text:span text:style-name="T4">023120</text:span>--<text:span text:style-name="T4">0330</text:span>--<text:span text:style-name="T4">021230</text:span>--<text:span text:style-name="T4">013210</text:span>--<text:span text:style-name="T4">0231320</text:span>--<text:span text:style-name="T4">01310</text:span>--<text:span text:style-name="T3">020</text:span>--<text:span text:style-name="T4">0132210</text:span>--<text:span text:style-name="T3">030</text:span>--<text:span text:style-name="T4">012130</text:span>--<text:span text:style-name="T3">00</text:span>--<text:span text:style-name="T4">0231120</text:span>--<text:span text:style-name="T5">0312</text:span>---(0)(2)(3)(10)(11)(13)(15)(27)(28)(29)(31)(65)(69)(70)(71)</text:p>
      <text:p text:style-name="Preformatted_20_Text">012310132031021320231032012320103213012302103123032102301203120130213001233021230132310201321032210301213023120321102313201310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3">00</text:span>--<text:span text:style-name="T4">012330</text:span>--<text:span text:style-name="T4">021230</text:span>--<text:span text:style-name="T4">0132310</text:span>--<text:span text:style-name="T3">020</text:span>--<text:span text:style-name="T4">013210</text:span>--<text:span text:style-name="T4">032210</text:span>--<text:span text:style-name="T3">030</text:span>--<text:span text:style-name="T4">012130</text:span>--<text:span text:style-name="T4">023120</text:span>--<text:span text:style-name="T4">032110</text:span>--<text:span text:style-name="T4">0231320</text:span>--<text:span text:style-name="T4">01310</text:span>--<text:span text:style-name="T5">023</text:span>---(0)(2)(3)(10)(11)(13)(15)(28)(29)(31)(35)(42)(70)(72)(73)</text:p>
      <text:p text:style-name="Preformatted_20_Text">012310132031021320231032012320103213012302103123032102301203120130213023120032123013220132103012103231020131023132013312032110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3">00</text:span>--<text:span text:style-name="T4">0321230</text:span>--<text:span text:style-name="T4">013220</text:span>--<text:span text:style-name="T4">013210</text:span>--<text:span text:style-name="T3">030</text:span>--<text:span text:style-name="T4">01210</text:span>--<text:span text:style-name="T4">032310</text:span>--<text:span text:style-name="T3">020</text:span>--<text:span text:style-name="T4">01310</text:span>--<text:span text:style-name="T4">0231320</text:span>--<text:span text:style-name="T4">0133120</text:span>--<text:span text:style-name="T4">032110</text:span>--<text:span text:style-name="T5">023</text:span>---(0)(2)(3)(10)(11)(13)(15)(27)(29)(31)(32)(33)(40)(49)(72)</text:p>
      <text:p text:style-name="Preformatted_20_Text">012310132031021320231032012320103213012302103123032102301203120130213023120301210332013223100231320112032123013210323102013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3">030</text:span>--<text:span text:style-name="T4">01210</text:span>--<text:span text:style-name="T4">03320</text:span>--<text:span text:style-name="T4">01322310</text:span>--<text:span text:style-name="T3">00</text:span>--<text:span text:style-name="T4">0231320</text:span>--<text:span text:style-name="T4">01120</text:span>--<text:span text:style-name="T4">0321230</text:span>--<text:span text:style-name="T4">013210</text:span>--<text:span text:style-name="T4">032310</text:span>--<text:span text:style-name="T3">020</text:span>--<text:span text:style-name="T4">01310</text:span>--<text:span text:style-name="T5">0231</text:span>---(0)(2)(3)(10)(11)(13)(15)(27)(29)(30)(31)(33)(40)(74)(75)</text:p>
      <text:p text:style-name="Preformatted_20_Text">0123101320310213202310320123201032130123021031230321023012031201302130231203211320133012103223102013210302123013231002131023130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1320</text:span>--<text:span text:style-name="T4">01330</text:span>--<text:span text:style-name="T4">01210</text:span>--<text:span text:style-name="T4">0322310</text:span>--<text:span text:style-name="T3">020</text:span>--<text:span text:style-name="T4">013210</text:span>--<text:span text:style-name="T3">030</text:span>--<text:span text:style-name="T4">021230</text:span>--<text:span text:style-name="T4">0132310</text:span>--<text:span text:style-name="T3">00</text:span>--<text:span text:style-name="T4">021310</text:span>--<text:span text:style-name="T4">023130</text:span>--<text:span text:style-name="T5">02</text:span>---(0)(2)(3)(5)(10)(11)(13)(15)(28)(35)(40)(44)(46)(53)(54)</text:p>
      <text:p text:style-name="Preformatted_20_Text">012310132031021320231032012320103213012302103123032102301203120130213023120321132013310220132310201310231320031210302123013210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1320</text:span>--<text:span text:style-name="T4">013310</text:span>--<text:span text:style-name="T4">0220</text:span>--<text:span text:style-name="T4">0132310</text:span>--<text:span text:style-name="T3">020</text:span>--<text:span text:style-name="T4">01310</text:span>--<text:span text:style-name="T4">0231320</text:span>--<text:span text:style-name="T3">00</text:span>--<text:span text:style-name="T4">031210</text:span>--<text:span text:style-name="T3">030</text:span>--<text:span text:style-name="T4">021230</text:span>--<text:span text:style-name="T4">013210</text:span>--<text:span text:style-name="T5">032</text:span>---(0)(2)(3)(10)(11)(13)(15)(28)(29)(31)(35)(38)(48)(54)(76)</text:p>
      <text:p text:style-name="Preformatted_20_Text">012310132031021320231032012320103213012302103123032102301203120130213023120321203012103312003122031123013210323102013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0</text:span>--<text:span text:style-name="T3">030</text:span>--<text:span text:style-name="T4">01210</text:span>--<text:span text:style-name="T4">033120</text:span>--<text:span text:style-name="T3">00</text:span>--<text:span text:style-name="T4">031220</text:span>--<text:span text:style-name="T4">0311230</text:span>--<text:span text:style-name="T4">013210</text:span>--<text:span text:style-name="T4">032310</text:span>--<text:span text:style-name="T3">020</text:span>--<text:span text:style-name="T4">01310</text:span>--<text:span text:style-name="T4">0231320</text:span>--<text:span text:style-name="T5">0132</text:span>---(0)(2)(3)(10)(11)(13)(15)(25)(27)(29)(31)(40)(59)(63)(77)</text:p>
      <text:p text:style-name="Preformatted_20_Text">012310132031021320231032012320103213012302103123032102301203120130213023120321203302112301323102313201310201321030121032213001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0</text:span>--<text:span text:style-name="T4">0330</text:span>--<text:span text:style-name="T4">0211230</text:span>--<text:span text:style-name="T4">0132310</text:span>--<text:span text:style-name="T4">0231320</text:span>--<text:span text:style-name="T4">01310</text:span>--<text:span text:style-name="T3">020</text:span>--<text:span text:style-name="T4">013210</text:span>--<text:span text:style-name="T3">030</text:span>--<text:span text:style-name="T4">01210</text:span>--<text:span text:style-name="T4">0322130</text:span>--<text:span text:style-name="T3">00</text:span>--<text:span text:style-name="T5">0123</text:span>---(0)(2)(3)(10)(11)(13)(15)(17)(29)(31)(35)(40)(71)(77)(78)</text:p>
      <text:p text:style-name="Preformatted_20_Text">0123101320310213202310320123201032130123021031230321023012031201302130231203212300123302112301323102013102313201321030121032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12330</text:span>--<text:span text:style-name="T4">0211230</text:span>--<text:span text:style-name="T4">0132310</text:span>--<text:span text:style-name="T3">020</text:span>--<text:span text:style-name="T4">01310</text:span>--<text:span text:style-name="T4">0231320</text:span>--<text:span text:style-name="T4">013210</text:span>--<text:span text:style-name="T3">030</text:span>--<text:span text:style-name="T4">01210</text:span>--<text:span text:style-name="T4">03220</text:span>--<text:span text:style-name="T5">013</text:span>---(0)(2)(3)(10)(11)(13)(15)(29)(31)(33)(34)(35)(40)(42)(78)</text:p>
      <text:p text:style-name="Preformatted_20_Text">0123101320310213202310320123201032130123021031230321023012031201302130231203212300123320132201310203112301321030121032310231320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123320</text:span>--<text:soft-page-break/><text:span text:style-name="T4">013220</text:span>--<text:span text:style-name="T4">01310</text:span>--<text:span text:style-name="T3">020</text:span>--<text:span text:style-name="T4">0311230</text:span>--<text:span text:style-name="T4">013210</text:span>--<text:span text:style-name="T3">030</text:span>--<text:span text:style-name="T4">01210</text:span>--<text:span text:style-name="T4">032310</text:span>--<text:span text:style-name="T4">0231320</text:span>--<text:span text:style-name="T5">01</text:span>---(0)(2)(3)(10)(11)(13)(15)(24)(27)(29)(31)(32)(33)(40)(59)</text:p>
      <text:p text:style-name="Preformatted_20_Text">0123101320310213202310320123201032130123021031230321023012031201302130231203212300132103231020132201310231320133012103021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13210</text:span>--<text:span text:style-name="T4">032310</text:span>--<text:span text:style-name="T3">020</text:span>--<text:span text:style-name="T4">013220</text:span>--<text:span text:style-name="T4">01310</text:span>--<text:span text:style-name="T4">0231320</text:span>--<text:span text:style-name="T4">01330</text:span>--<text:span text:style-name="T4">01210</text:span>--<text:span text:style-name="T3">030</text:span>--<text:span text:style-name="T4">0211230</text:span>--<text:span text:style-name="T5">0132</text:span>---(0)(2)(3)(10)(11)(13)(15)(27)(29)(31)(32)(33)(40)(53)(78)</text:p>
      <text:p text:style-name="Preformatted_20_Text">0123101320310213202310320123201032130123021031230321023012031201302130231203212300213320112301323102013102313201321030121032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213320</text:span>--<text:span text:style-name="T4">011230</text:span>--<text:span text:style-name="T4">0132310</text:span>--<text:span text:style-name="T3">020</text:span>--<text:span text:style-name="T4">01310</text:span>--<text:span text:style-name="T4">0231320</text:span>--<text:span text:style-name="T4">013210</text:span>--<text:span text:style-name="T3">030</text:span>--<text:span text:style-name="T4">01210</text:span>--<text:span text:style-name="T4">03220</text:span>--<text:span text:style-name="T5">013</text:span>---(0)(2)(3)(10)(11)(13)(15)(21)(29)(31)(33)(34)(35)(40)(64)</text:p>
      <text:p text:style-name="Preformatted_20_Text">0123101320310213202310320123201032130123021031230321023012031201302130231203212300213320132210323102013102313201123013210301210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213320</text:span>--<text:span text:style-name="T4">0132210</text:span>--<text:span text:style-name="T4">032310</text:span>--<text:span text:style-name="T3">020</text:span>--<text:span text:style-name="T4">01310</text:span>--<text:span text:style-name="T4">0231320</text:span>--<text:span text:style-name="T4">011230</text:span>--<text:span text:style-name="T4">013210</text:span>--<text:span text:style-name="T3">030</text:span>--<text:span text:style-name="T4">01210</text:span>--<text:span text:style-name="T5">03</text:span>---(0)(2)(3)(10)(11)(13)(15)(21)(27)(29)(31)(33)(40)(64)(69)</text:p>
      <text:p text:style-name="Preformatted_20_Text">012310132031021320231032012320103213012302103123032102301203120130213023120321230031210301220133201123013210323102013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31210</text:span>--<text:span text:style-name="T3">030</text:span>--<text:span text:style-name="T4">01220</text:span>--<text:span text:style-name="T4">013320</text:span>--<text:span text:style-name="T4">011230</text:span>--<text:span text:style-name="T4">013210</text:span>--<text:span text:style-name="T4">032310</text:span>--<text:span text:style-name="T3">020</text:span>--<text:span text:style-name="T4">01310</text:span>--<text:span text:style-name="T4">0231320</text:span>--<text:span text:style-name="T5">0132</text:span>---(0)(2)(3)(10)(11)(13)(15)(26)(27)(29)(31)(33)(36)(38)(64)</text:p>
      <text:p text:style-name="Preformatted_20_Text">012310132031021320231032012320103213012302103123032102301203120130213023120321230031210332011230132103012210323102013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3">00</text:span>--<text:span text:style-name="T4">031210</text:span>--<text:span text:style-name="T4">03320</text:span>--<text:span text:style-name="T4">011230</text:span>--<text:span text:style-name="T4">013210</text:span>--<text:span text:style-name="T3">030</text:span>--<text:span text:style-name="T4">012210</text:span>--<text:span text:style-name="T4">032310</text:span>--<text:span text:style-name="T3">020</text:span>--<text:span text:style-name="T4">01310</text:span>--<text:span text:style-name="T4">0231320</text:span>--<text:span text:style-name="T5">0132</text:span>---(0)(2)(3)(10)(11)(13)(15)(27)(29)(31)(33)(38)(64)(74)(79)</text:p>
      <text:p text:style-name="Preformatted_20_Text">012310132031021320231032012320103213012302103123032102301203120130213023120321230132201321002313201310201332103012103231023110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3">03210</text:span>--<text:span text:style-name="T3">0230</text:span>--<text:span text:style-name="T3">0120</text:span>--<text:span text:style-name="T3">03120</text:span>--<text:span text:style-name="T3">0130</text:span>--<text:span text:style-name="T3">02130</text:span>--<text:span text:style-name="T4">023120</text:span>--<text:span text:style-name="T4">0321230</text:span>--<text:span text:style-name="T4">013220</text:span>--<text:span text:style-name="T4">013210</text:span>--<text:span text:style-name="T3">00</text:span>--<text:span text:style-name="T4">0231320</text:span>--<text:span text:style-name="T4">01310</text:span>--<text:span text:style-name="T3">020</text:span>--<text:span text:style-name="T4">0133210</text:span>--<text:span text:style-name="T3">030</text:span>--<text:span text:style-name="T4">01210</text:span>--<text:span text:style-name="T4">032310</text:span>--<text:span text:style-name="T4">023110</text:span>--<text:span text:style-name="T5">023</text:span>---(0)(2)(3)(10)(11)(13)(15)(27)(29)(31)(32)(33)(40)(45)(68)</text:p>
      <text:p text:style-name="Preformatted_20_Text">0123101320310213202310320123201032130123021302103231023012032102313201302312013102013210331203112030121031200132203123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10</text:span>--<text:span text:style-name="T3">020</text:span>--<text:span text:style-name="T4">013210</text:span>--<text:span text:style-name="T4">033120</text:span>--<text:span text:style-name="T4">031120</text:span>--<text:span text:style-name="T3">030</text:span>--<text:span text:style-name="T4">01210</text:span>--<text:span text:style-name="T3">03120</text:span>--<text:span text:style-name="T3">00</text:span>--<text:span text:style-name="T4">013220</text:span>--<text:span text:style-name="T4">031230</text:span>--<text:span text:style-name="T4">0321230</text:span>--<text:span text:style-name="T5">0132</text:span>---(0)(2)(3)(10)(11)(13)(15)(27)(29)(31)(32)(33)(40)(63)(80)</text:p>
      <text:p text:style-name="Preformatted_20_Text">0123101320310213202310320123201032130123021302103231023012032102313201302312013223100321123032120301210312031230132103310201310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22310</text:span>--<text:span text:style-name="T3">00</text:span>--<text:span text:style-name="T4">03211230</text:span>--<text:span text:style-name="T4">032120</text:span>--<text:span text:style-name="T3">030</text:span>--<text:span text:style-name="T4">01210</text:span>--<text:span text:style-name="T3">03120</text:span>--<text:span text:style-name="T4">031230</text:span>--<text:span text:style-name="T4">013210</text:span>--<text:span text:style-name="T4">03310</text:span>--<text:span text:style-name="T3">020</text:span>--<text:span text:style-name="T4">01310</text:span>--<text:span text:style-name="T5">02</text:span>---(0)(2)(3)(10)(11)(13)(15)(27)(29)(31)(40)(55)(75)(77)(81)</text:p>
      <text:p text:style-name="Preformatted_20_Text">0123101320310213202310320123201032130123021302103231023012032102313201302312013301210312003123032113020131203122013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0</text:span>--<text:span text:style-name="T4">01210</text:span>--<text:span text:style-name="T3">03120</text:span>--<text:span text:style-name="T3">00</text:span>--<text:span text:style-name="T4">031230</text:span>--<text:span text:style-name="T4">0321130</text:span>--<text:span text:style-name="T3">020</text:span>--<text:span text:style-name="T4">013120</text:span>--<text:span text:style-name="T4">031220</text:span>--<text:span text:style-name="T4">013210</text:span>--<text:span text:style-name="T3">030</text:span>--<text:span text:style-name="T4">021230</text:span>--<text:span text:style-name="T5">0132</text:span>---(0)(2)(3)(10)(11)(13)(15)(25)(27)(28)(31)(40)(41)(53)(82)</text:p>
      <text:p text:style-name="Preformatted_20_Text">0123101320310213202310320123201032130123021302103231023012032102313201302312013310201310220132103012103120312300231123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10</text:span>--<text:span text:style-name="T3">020</text:span>--<text:span text:style-name="T4">01310</text:span>--<text:span text:style-name="T4">0220</text:span>--<text:span text:style-name="T4">013210</text:span>--<text:span text:style-name="T3">030</text:span>--<text:span text:style-name="T4">01210</text:span>--<text:span text:style-name="T3">03120</text:span>--<text:span text:style-name="T4">031230</text:span>--<text:span text:style-name="T3">00</text:span>--<text:span text:style-name="T4">02311230</text:span>--<text:span text:style-name="T4">0321230</text:span>--<text:span text:style-name="T5">0132</text:span>---(0)(2)(3)(10)(11)(13)(15)(27)(29)(31)(33)(40)(48)(67)(76)</text:p>
      <text:p text:style-name="Preformatted_20_Text">01231013203102132023103201232010321301230213021032310230120321023132013023120133102031230021310220132103012103120311230321230132</text:p>
      <text:p text:style-name="Preformatted_20_Text"><text:soft-page-break/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10</text:span>--<text:span text:style-name="T3">020</text:span>--<text:span text:style-name="T4">031230</text:span>--<text:span text:style-name="T3">00</text:span>--<text:span text:style-name="T4">021310</text:span>--<text:span text:style-name="T4">0220</text:span>--<text:span text:style-name="T4">013210</text:span>--<text:span text:style-name="T3">030</text:span>--<text:span text:style-name="T4">01210</text:span>--<text:span text:style-name="T3">03120</text:span>--<text:span text:style-name="T4">0311230</text:span>--<text:span text:style-name="T4">0321230</text:span>--<text:span text:style-name="T5">0132</text:span>---(0)(2)(3)(5)(10)(11)(13)(15)(27)(31)(33)(40)(48)(59)(76)</text:p>
      <text:p text:style-name="Preformatted_20_Text">01231013203102132023103201232010321301230213021032310230120321023132013023120133102230132103123011203021230312031213002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10</text:span>--<text:span text:style-name="T4">02230</text:span>--<text:span text:style-name="T4">013210</text:span>--<text:span text:style-name="T4">031230</text:span>--<text:span text:style-name="T4">01120</text:span>--<text:span text:style-name="T3">030</text:span>--<text:span text:style-name="T4">021230</text:span>--<text:span text:style-name="T3">03120</text:span>--<text:span text:style-name="T4">0312130</text:span>--<text:span text:style-name="T3">00</text:span>--<text:span text:style-name="T4">021310</text:span>--<text:span text:style-name="T3">020</text:span>--<text:span text:style-name="T5">0132</text:span>---(0)(2)(3)(5)(8)(10)(11)(12)(13)(15)(27)(28)(30)(31)(76)</text:p>
      <text:p text:style-name="Preformatted_20_Text">0123101320310213202310320123201032130123021302103231023012032102313201302312013312003212031210312030211230312301322013102013210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120</text:span>--<text:span text:style-name="T3">00</text:span>--<text:span text:style-name="T4">032120</text:span>--<text:span text:style-name="T4">031210</text:span>--<text:span text:style-name="T3">03120</text:span>--<text:span text:style-name="T3">030</text:span>--<text:span text:style-name="T4">0211230</text:span>--<text:span text:style-name="T4">031230</text:span>--<text:span text:style-name="T4">013220</text:span>--<text:span text:style-name="T4">01310</text:span>--<text:span text:style-name="T3">020</text:span>--<text:span text:style-name="T4">013210</text:span>--<text:span text:style-name="T5">03</text:span>---(0)(2)(3)(10)(11)(13)(15)(27)(29)(31)(32)(38)(49)(77)(78)</text:p>
      <text:p text:style-name="Preformatted_20_Text">012310132031021320231032012320103213012302130210323102301203210231320130231201332011320031230321230132103012103120312201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13320</text:span>--<text:span text:style-name="T4">011320</text:span>--<text:span text:style-name="T3">00</text:span>--<text:span text:style-name="T4">031230</text:span>--<text:span text:style-name="T4">0321230</text:span>--<text:span text:style-name="T4">013210</text:span>--<text:span text:style-name="T3">030</text:span>--<text:span text:style-name="T4">01210</text:span>--<text:span text:style-name="T3">03120</text:span>--<text:span text:style-name="T4">031220</text:span>--<text:span text:style-name="T4">01310</text:span>--<text:span text:style-name="T3">020</text:span>--<text:span text:style-name="T5">0132</text:span>---(0)(2)(3)(10)(11)(13)(15)(25)(26)(27)(29)(31)(33)(40)(43)</text:p>
      <text:p text:style-name="Preformatted_20_Text">0123101320310213202310320123201032130123021302103231023012032102313201302312031123001233210312013102013220312103021230312301321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3">0130</text:span>--<text:span text:style-name="T4">023120</text:span>--<text:span text:style-name="T4">0311230</text:span>--<text:span text:style-name="T3">00</text:span>--<text:span text:style-name="T4">01233210</text:span>--<text:span text:style-name="T3">03120</text:span>--<text:span text:style-name="T4">01310</text:span>--<text:span text:style-name="T3">020</text:span>--<text:span text:style-name="T4">013220</text:span>--<text:span text:style-name="T4">031210</text:span>--<text:span text:style-name="T3">030</text:span>--<text:span text:style-name="T4">021230</text:span>--<text:span text:style-name="T4">031230</text:span>--<text:span text:style-name="T4">013210</text:span>---(0)(2)(3)(10)(11)(13)(15)(16)(27)(28)(29)(31)(32)(38)(59)</text:p>
      <text:p text:style-name="Preformatted_20_Text">0123101320310213202310320123201032130123021302103231023012032102313201321030121031201312031132001233102031230321230132201302312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0</text:span>--<text:span text:style-name="T4">01210</text:span>--<text:span text:style-name="T3">03120</text:span>--<text:span text:style-name="T4">013120</text:span>--<text:span text:style-name="T4">0311320</text:span>--<text:span text:style-name="T3">00</text:span>--<text:span text:style-name="T4">0123310</text:span>--<text:span text:style-name="T3">020</text:span>--<text:span text:style-name="T4">031230</text:span>--<text:span text:style-name="T4">0321230</text:span>--<text:span text:style-name="T4">013220</text:span>--<text:span text:style-name="T3">0130</text:span>--<text:span text:style-name="T4">023120</text:span>---(0)(2)(3)(10)(11)(13)(15)(27)(31)(32)(33)(40)(41)(61)(83)</text:p>
      <text:p text:style-name="Preformatted_20_Text">012310132031021320231032012320103213012302130210323102301203210231320132103120133021230321123013220131020130231203123003121030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1330</text:span>--<text:span text:style-name="T4">021230</text:span>--<text:span text:style-name="T4">03211230</text:span>--<text:span text:style-name="T4">013220</text:span>--<text:span text:style-name="T4">01310</text:span>--<text:span text:style-name="T3">020</text:span>--<text:span text:style-name="T3">0130</text:span>--<text:span text:style-name="T4">023120</text:span>--<text:span text:style-name="T4">031230</text:span>--<text:span text:style-name="T3">00</text:span>--<text:span text:style-name="T4">031210</text:span>--<text:span text:style-name="T3">030</text:span>--<text:span text:style-name="T5">012</text:span>---(0)(2)(3)(10)(11)(13)(15)(27)(28)(29)(31)(32)(38)(53)(81)</text:p>
      <text:p text:style-name="Preformatted_20_Text">0123101320310213202310320123201032130123021302103231023012032102313201321031203112303212301322103012103310203123002131201302312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1230</text:span>--<text:span text:style-name="T4">0321230</text:span>--<text:span text:style-name="T4">0132210</text:span>--<text:span text:style-name="T3">030</text:span>--<text:span text:style-name="T4">01210</text:span>--<text:span text:style-name="T4">03310</text:span>--<text:span text:style-name="T3">020</text:span>--<text:span text:style-name="T4">031230</text:span>--<text:span text:style-name="T3">00</text:span>--<text:span text:style-name="T4">0213120</text:span>--<text:span text:style-name="T3">0130</text:span>--<text:span text:style-name="T4">023120</text:span>---(0)(2)(3)(10)(11)(13)(15)(27)(31)(33)(40)(55)(59)(69)(84)</text:p>
      <text:p text:style-name="Preformatted_20_Text">012310132031021320231032012320103213012302130210323102301203210231320132103120312103321002312013023112030212303123013220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10</text:span>--<text:span text:style-name="T4">033210</text:span>--<text:span text:style-name="T3">00</text:span>--<text:span text:style-name="T4">023120</text:span>--<text:span text:style-name="T3">0130</text:span>--<text:span text:style-name="T4">0231120</text:span>--<text:span text:style-name="T3">030</text:span>--<text:span text:style-name="T4">021230</text:span>--<text:span text:style-name="T4">031230</text:span>--<text:span text:style-name="T4">013220</text:span>--<text:span text:style-name="T4">01310</text:span>--<text:span text:style-name="T3">020</text:span>--<text:span text:style-name="T5">013</text:span>---(0)(2)(3)(10)(11)(13)(15)(27)(28)(29)(31)(32)(38)(65)(66)</text:p>
      <text:p text:style-name="Preformatted_20_Text">0123101320310213202310320123201032130123021302103231023012032102313201321031203121300312301322130321120302120331020130231201310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130</text:span>--<text:span text:style-name="T3">00</text:span>--<text:span text:style-name="T4">031230</text:span>--<text:span text:style-name="T4">01322130</text:span>--<text:span text:style-name="T4">0321120</text:span>--<text:span text:style-name="T3">030</text:span>--<text:span text:style-name="T4">02120</text:span>--<text:span text:style-name="T4">03310</text:span>--<text:span text:style-name="T3">020</text:span>--<text:span text:style-name="T3">0130</text:span>--<text:span text:style-name="T4">023120</text:span>--<text:span text:style-name="T4">01310</text:span>--<text:span text:style-name="T5">02</text:span>---(0)(2)(3)(6)(10)(11)(12)(13)(15)(22)(27)(29)(31)(55)(85)</text:p>
      <text:p text:style-name="Preformatted_20_Text">012310132031021320231032012320103213012302130210323102301203210231320132103120312300213320112030121303212301322013023120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3">00</text:span>--<text:span text:style-name="T4">0213320</text:span>--<text:span text:style-name="T4">01120</text:span>--<text:span text:style-name="T3">030</text:span>--<text:span text:style-name="T4">012130</text:span>--<text:span text:style-name="T4">0321230</text:span>--<text:span text:style-name="T4">013220</text:span>--<text:span text:style-name="T3">0130</text:span>--<text:span text:style-name="T4">023120</text:span>--<text:span text:style-name="T4">01310</text:span>--<text:span text:style-name="T3">020</text:span>--<text:span text:style-name="T5">013</text:span>---(0)(2)(3)(10)(11)(13)(15)(21)(27)(29)(30)(31)(32)(33)(70)</text:p>
      <text:p text:style-name="Preformatted_20_Text"><text:soft-page-break/>0123101320310213202310320123201032130123021302103231023012032102313201321031203123013220130231200123301210302123032113020131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13220</text:span>--<text:span text:style-name="T3">0130</text:span>--<text:span text:style-name="T4">023120</text:span>--<text:span text:style-name="T3">00</text:span>--<text:span text:style-name="T4">012330</text:span>--<text:span text:style-name="T4">01210</text:span>--<text:span text:style-name="T3">030</text:span>--<text:span text:style-name="T4">021230</text:span>--<text:span text:style-name="T4">0321130</text:span>--<text:span text:style-name="T3">020</text:span>--<text:span text:style-name="T4">013120</text:span>--<text:span text:style-name="T5">013</text:span>---(0)(2)(3)(10)(11)(13)(15)(27)(28)(31)(32)(40)(41)(42)(82)</text:p>
      <text:p text:style-name="Preformatted_20_Text">0123101320310213202310320123201032130123021302103231023012032102313201321031203123031210301220311023310201302312013120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1210</text:span>--<text:span text:style-name="T3">030</text:span>--<text:span text:style-name="T4">01220</text:span>--<text:span text:style-name="T4">03110</text:span>--<text:span text:style-name="T4">023310</text:span>--<text:span text:style-name="T3">020</text:span>--<text:span text:style-name="T3">0130</text:span>--<text:span text:style-name="T4">023120</text:span>--<text:span text:style-name="T4">013120</text:span>--<text:span text:style-name="T3">00</text:span>--<text:span text:style-name="T4">0321230</text:span>--<text:span text:style-name="T5">0132</text:span>---(0)(2)(3)(10)(11)(13)(15)(27)(31)(33)(36)(38)(41)(58)(86)</text:p>
      <text:p text:style-name="Preformatted_20_Text">0123101320310213202310320123201032130123021302103231023012032102313201321031203123032112301322103012103302123002131020130231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1230</text:span>--<text:span text:style-name="T4">0132210</text:span>--<text:span text:style-name="T3">030</text:span>--<text:span text:style-name="T4">01210</text:span>--<text:span text:style-name="T4">0330</text:span>--<text:span text:style-name="T4">021230</text:span>--<text:span text:style-name="T3">00</text:span>--<text:span text:style-name="T4">021310</text:span>--<text:span text:style-name="T3">020</text:span>--<text:span text:style-name="T3">0130</text:span>--<text:span text:style-name="T4">023120</text:span>--<text:span text:style-name="T5">013</text:span>---(0)(2)(3)(5)(10)(11)(13)(15)(27)(28)(31)(40)(69)(71)(81)</text:p>
      <text:p text:style-name="Preformatted_20_Text">0123101320310213202310320123201032130123021302103231023012032102313201321031203123032113020133120031210302123013220130231201310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130</text:span>--<text:span text:style-name="T3">020</text:span>--<text:span text:style-name="T4">0133120</text:span>--<text:span text:style-name="T3">00</text:span>--<text:span text:style-name="T4">031210</text:span>--<text:span text:style-name="T3">030</text:span>--<text:span text:style-name="T4">021230</text:span>--<text:span text:style-name="T4">013220</text:span>--<text:span text:style-name="T3">0130</text:span>--<text:span text:style-name="T4">023120</text:span>--<text:span text:style-name="T4">01310</text:span>--<text:span text:style-name="T5">02</text:span>---(0)(2)(3)(10)(11)(13)(15)(27)(28)(29)(31)(32)(38)(49)(82)</text:p>
      <text:p text:style-name="Preformatted_20_Text">012310132031021320231032012320103213012302130210323102301203210231320132103120312303211302201302312013102013312003121030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130</text:span>--<text:span text:style-name="T4">0220</text:span>--<text:span text:style-name="T3">0130</text:span>--<text:span text:style-name="T4">023120</text:span>--<text:span text:style-name="T4">01310</text:span>--<text:span text:style-name="T3">020</text:span>--<text:span text:style-name="T4">0133120</text:span>--<text:span text:style-name="T3">00</text:span>--<text:span text:style-name="T4">031210</text:span>--<text:span text:style-name="T3">030</text:span>--<text:span text:style-name="T4">021230</text:span>--<text:span text:style-name="T5">0132</text:span>---(0)(2)(3)(10)(11)(13)(15)(27)(28)(29)(31)(38)(48)(49)(82)</text:p>
      <text:p text:style-name="Preformatted_20_Text">0123101320310213202310320123201032130123021302103231023012032102313201321031203123032120301210330122130023120131020130231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20</text:span>--<text:span text:style-name="T3">030</text:span>--<text:span text:style-name="T4">01210</text:span>--<text:span text:style-name="T4">0330</text:span>--<text:span text:style-name="T4">0122130</text:span>--<text:span text:style-name="T3">00</text:span>--<text:span text:style-name="T4">023120</text:span>--<text:span text:style-name="T4">01310</text:span>--<text:span text:style-name="T3">020</text:span>--<text:span text:style-name="T3">0130</text:span>--<text:span text:style-name="T4">02311230</text:span>--<text:span text:style-name="T5">0132</text:span>---(0)(2)(3)(10)(11)(13)(15)(27)(29)(31)(40)(67)(71)(77)(87)</text:p>
      <text:p text:style-name="Preformatted_20_Text">0123101320310213202310320123201032130123021302103231023012032102313201321031203123032123002131020130231201330121030122031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230</text:span>--<text:span text:style-name="T3">00</text:span>--<text:span text:style-name="T4">021310</text:span>--<text:span text:style-name="T3">020</text:span>--<text:span text:style-name="T3">0130</text:span>--<text:span text:style-name="T4">023120</text:span>--<text:span text:style-name="T4">01330</text:span>--<text:span text:style-name="T4">01210</text:span>--<text:span text:style-name="T3">030</text:span>--<text:span text:style-name="T4">01220</text:span>--<text:span text:style-name="T4">0311230</text:span>--<text:span text:style-name="T5">0132</text:span>---(0)(2)(3)(5)(10)(11)(13)(15)(27)(31)(33)(36)(40)(53)(59)</text:p>
      <text:p text:style-name="Preformatted_20_Text">01231013203102132023103201232010321301230213021032310230120321023132013210312031230321230113200213102013023120133012103012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3">03120</text:span>--<text:span text:style-name="T4">031230</text:span>--<text:span text:style-name="T4">0321230</text:span>--<text:span text:style-name="T4">011320</text:span>--<text:span text:style-name="T3">00</text:span>--<text:span text:style-name="T4">021310</text:span>--<text:span text:style-name="T3">020</text:span>--<text:span text:style-name="T3">0130</text:span>--<text:span text:style-name="T4">023120</text:span>--<text:span text:style-name="T4">01330</text:span>--<text:span text:style-name="T4">01210</text:span>--<text:span text:style-name="T3">030</text:span>--<text:span text:style-name="T4">012230</text:span>--<text:span text:style-name="T5">0132</text:span>---(0)(2)(3)(5)(10)(11)(13)(15)(27)(31)(33)(40)(43)(52)(53)</text:p>
      <text:p text:style-name="Preformatted_20_Text">0123101320310213202310320123201032130123021302103231023012032102313201321031213003211203312030212031230132213031201310201302312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4">0312130</text:span>--<text:span text:style-name="T3">00</text:span>--<text:span text:style-name="T4">0321120</text:span>--<text:span text:style-name="T4">033120</text:span>--<text:span text:style-name="T3">030</text:span>--<text:span text:style-name="T4">02120</text:span>--<text:span text:style-name="T4">031230</text:span>--<text:span text:style-name="T4">01322130</text:span>--<text:span text:style-name="T3">03120</text:span>--<text:span text:style-name="T4">01310</text:span>--<text:span text:style-name="T3">020</text:span>--<text:span text:style-name="T3">0130</text:span>--<text:span text:style-name="T4">023120</text:span>---(0)(2)(3)(6)(10)(11)(12)(13)(15)(22)(27)(29)(31)(63)(85)</text:p>
      <text:p text:style-name="Preformatted_20_Text">0123101320310213202310320123201032130123021302103231023012032102313201321031230021330211302312031201302013102210301213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4">031230</text:span>--<text:span text:style-name="T3">00</text:span>--<text:span text:style-name="T4">021330</text:span>--<text:span text:style-name="T4">021130</text:span>--<text:span text:style-name="T4">023120</text:span>--<text:span text:style-name="T3">03120</text:span>--<text:span text:style-name="T3">0130</text:span>--<text:span text:style-name="T3">020</text:span>--<text:span text:style-name="T4">01310</text:span>--<text:span text:style-name="T4">02210</text:span>--<text:span text:style-name="T3">030</text:span>--<text:span text:style-name="T4">012130</text:span>--<text:span text:style-name="T4">0321230</text:span>--<text:span text:style-name="T5">0132</text:span>---(0)(2)(3)(10)(11)(13)(15)(27)(29)(31)(33)(47)(62)(70)(88)</text:p>
      <text:p text:style-name="Preformatted_20_Text">0123101320310213202310320123201032130123021302103231023012032102313201321033102013023120032110322103012103120131203123032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4">0231320</text:span>--<text:span text:style-name="T4">013210</text:span>--<text:span text:style-name="T4">03310</text:span>--<text:span text:style-name="T3">020</text:span>--<text:span text:style-name="T3">0130</text:span>--<text:span text:style-name="T4">023120</text:span>--<text:span text:style-name="T3">00</text:span>--<text:soft-page-break/><text:span text:style-name="T4">032110</text:span>--<text:span text:style-name="T4">032210</text:span>--<text:span text:style-name="T3">030</text:span>--<text:span text:style-name="T4">01210</text:span>--<text:span text:style-name="T3">03120</text:span>--<text:span text:style-name="T4">013120</text:span>--<text:span text:style-name="T4">031230</text:span>--<text:span text:style-name="T4">0321230</text:span>--<text:span text:style-name="T5">0132</text:span>---(0)(2)(3)(10)(11)(13)(15)(27)(31)(33)(40)(41)(55)(72)(73)</text:p>
      <text:p text:style-name="Preformatted_20_Text">012310132031021320231032012320103213012302130210323102301203210312013023132013102013320113200132102312030121303212031230132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10</text:span>--<text:span text:style-name="T3">020</text:span>--<text:span text:style-name="T4">013320</text:span>--<text:span text:style-name="T4">011320</text:span>--<text:span text:style-name="T3">00</text:span>--<text:span text:style-name="T4">013210</text:span>--<text:span text:style-name="T4">023120</text:span>--<text:span text:style-name="T3">030</text:span>--<text:span text:style-name="T4">012130</text:span>--<text:span text:style-name="T4">032120</text:span>--<text:span text:style-name="T4">031230</text:span>--<text:span text:style-name="T4">013220</text:span>--<text:span text:style-name="T5">0132</text:span>---(0)(2)(3)(10)(11)(13)(15)(26)(27)(29)(31)(32)(43)(70)(77)</text:p>
      <text:p text:style-name="Preformatted_20_Text">0123101320310213202310320123201032130123021302103231023012032103120130231320132102312003211203123013221030121303212033102013120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0</text:span>--<text:span text:style-name="T4">0321120</text:span>--<text:span text:style-name="T4">031230</text:span>--<text:span text:style-name="T4">0132210</text:span>--<text:span text:style-name="T3">030</text:span>--<text:span text:style-name="T4">012130</text:span>--<text:span text:style-name="T4">032120</text:span>--<text:span text:style-name="T4">03310</text:span>--<text:span text:style-name="T3">020</text:span>--<text:span text:style-name="T4">013120</text:span>--<text:span text:style-name="T5">03</text:span>---(0)(2)(3)(10)(11)(13)(15)(27)(31)(41)(55)(69)(70)(77)(85)</text:p>
      <text:p text:style-name="Preformatted_20_Text">01231013203102132023103201232010321301230213021032310230120321031201302313201321023120301210331200312301322013102031123032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1210</text:span>--<text:span text:style-name="T4">033120</text:span>--<text:span text:style-name="T3">00</text:span>--<text:span text:style-name="T4">031230</text:span>--<text:span text:style-name="T4">013220</text:span>--<text:span text:style-name="T4">01310</text:span>--<text:span text:style-name="T3">020</text:span>--<text:span text:style-name="T4">0311230</text:span>--<text:span text:style-name="T4">032120</text:span>--<text:span text:style-name="T5">0312</text:span>---(0)(2)(3)(10)(11)(13)(15)(27)(29)(31)(32)(40)(59)(63)(77)</text:p>
      <text:p text:style-name="Preformatted_20_Text">01231013203102132023103201232010321301230213021032310230120321031201302313201321023120301213032123001322013102013302112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12130</text:span>--<text:span text:style-name="T4">0321230</text:span>--<text:span text:style-name="T3">00</text:span>--<text:span text:style-name="T4">013220</text:span>--<text:span text:style-name="T4">01310</text:span>--<text:span text:style-name="T3">020</text:span>--<text:span text:style-name="T4">01330</text:span>--<text:span text:style-name="T4">021120</text:span>--<text:span text:style-name="T4">031230</text:span>--<text:span text:style-name="T5">0132</text:span>---(0)(2)(3)(10)(11)(13)(15)(27)(29)(31)(32)(33)(53)(70)(89)</text:p>
      <text:p text:style-name="Preformatted_20_Text">0123101320310213202310320123201032130123021302103231023012032103120130231320132102312030211023310201312003121303212031230132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10</text:span>--<text:span text:style-name="T4">023310</text:span>--<text:span text:style-name="T3">020</text:span>--<text:span text:style-name="T4">013120</text:span>--<text:span text:style-name="T3">00</text:span>--<text:span text:style-name="T4">0312130</text:span>--<text:span text:style-name="T4">032120</text:span>--<text:span text:style-name="T4">031230</text:span>--<text:span text:style-name="T4">013220</text:span>--<text:span text:style-name="T5">013</text:span>---(0)(2)(3)(10)(11)(12)(13)(15)(27)(31)(32)(41)(77)(86)(90)</text:p>
      <text:p text:style-name="Preformatted_20_Text">0123101320310213202310320123201032130123021302103231023012032103120130231320132102312030212031102332100213102031213031230132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10</text:span>--<text:span text:style-name="T4">0233210</text:span>--<text:span text:style-name="T3">00</text:span>--<text:span text:style-name="T4">021310</text:span>--<text:span text:style-name="T3">020</text:span>--<text:span text:style-name="T4">0312130</text:span>--<text:span text:style-name="T4">031230</text:span>--<text:span text:style-name="T4">013220</text:span>--<text:span text:style-name="T5">013</text:span>---(0)(2)(3)(5)(6)(10)(11)(12)(13)(15)(27)(31)(32)(58)(91)</text:p>
      <text:p text:style-name="Preformatted_20_Text">01231013203102132023103201232010321301230213021032310230120321031201302313201321023120302120311032210331200213102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10</text:span>--<text:span text:style-name="T4">032210</text:span>--<text:span text:style-name="T4">033120</text:span>--<text:span text:style-name="T3">00</text:span>--<text:span text:style-name="T4">021310</text:span>--<text:span text:style-name="T3">020</text:span>--<text:span text:style-name="T4">0312130</text:span>--<text:span text:style-name="T4">031230</text:span>--<text:span text:style-name="T5">0132</text:span>---(0)(2)(3)(5)(6)(10)(11)(12)(13)(15)(27)(31)(58)(63)(73)</text:p>
      <text:p text:style-name="Preformatted_20_Text">01231013203102132023103201232010321301230213021032310230120321031201302313201321023120302120311032210332100213102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10</text:span>--<text:span text:style-name="T4">032210</text:span>--<text:span text:style-name="T4">033210</text:span>--<text:span text:style-name="T3">00</text:span>--<text:span text:style-name="T4">021310</text:span>--<text:span text:style-name="T3">020</text:span>--<text:span text:style-name="T4">0312130</text:span>--<text:span text:style-name="T4">031230</text:span>--<text:span text:style-name="T5">0132</text:span>---(0)(2)(3)(5)(6)(10)(11)(12)(13)(15)(27)(31)(58)(66)(73)</text:p>
      <text:p text:style-name="Preformatted_20_Text">0123101320310213202310320123201032130123021302103231023012032103120130231320132102312030212031123013221033012130021310203123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1230</text:span>--<text:span text:style-name="T4">0132210</text:span>--<text:span text:style-name="T4">0330</text:span>--<text:span text:style-name="T4">012130</text:span>--<text:span text:style-name="T3">00</text:span>--<text:span text:style-name="T4">021310</text:span>--<text:span text:style-name="T3">020</text:span>--<text:span text:style-name="T4">031230</text:span>--<text:span text:style-name="T5">0312</text:span>---(0)(2)(3)(5)(6)(10)(11)(13)(15)(27)(31)(59)(69)(70)(71)</text:p>
      <text:p text:style-name="Preformatted_20_Text">01231013203102132023103201232010321301230213021032310230120321031201302313201321023120302120311302210331200213102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130</text:span>--<text:span text:style-name="T4">02210</text:span>--<text:span text:style-name="T4">033120</text:span>--<text:span text:style-name="T3">00</text:span>--<text:span text:style-name="T4">021310</text:span>--<text:span text:style-name="T3">020</text:span>--<text:span text:style-name="T4">0312130</text:span>--<text:span text:style-name="T4">031230</text:span>--<text:span text:style-name="T5">0132</text:span>---(0)(2)(3)(5)(6)(10)(11)(12)(13)(15)(27)(31)(60)(62)(63)</text:p>
      <text:p text:style-name="Preformatted_20_Text">01231013203102132023103201232010321301230213021032310230120321031201302313201321023120302120312130012330122013102031123031230132</text:p>
      <text:p text:style-name="Preformatted_20_Text"><text:soft-page-break/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2130</text:span>--<text:span text:style-name="T3">00</text:span>--<text:span text:style-name="T4">012330</text:span>--<text:span text:style-name="T4">01220</text:span>--<text:span text:style-name="T4">01310</text:span>--<text:span text:style-name="T3">020</text:span>--<text:span text:style-name="T4">0311230</text:span>--<text:span text:style-name="T4">031230</text:span>--<text:span text:style-name="T5">0132</text:span>---(0)(2)(3)(6)(10)(11)(12)(13)(15)(27)(29)(31)(36)(42)(59)</text:p>
      <text:p text:style-name="Preformatted_20_Text">01231013203102132023103201232010321301230213021032310230120321031201302313201321023120302120312201310203110233120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220</text:span>--<text:span text:style-name="T4">01310</text:span>--<text:span text:style-name="T3">020</text:span>--<text:span text:style-name="T4">03110</text:span>--<text:span text:style-name="T4">0233120</text:span>--<text:span text:style-name="T3">00</text:span>--<text:span text:style-name="T4">0312130</text:span>--<text:span text:style-name="T4">031230</text:span>--<text:span text:style-name="T5">0132</text:span>---(0)(2)(3)(6)(10)(11)(12)(13)(15)(25)(27)(29)(31)(57)(58)</text:p>
      <text:p text:style-name="Preformatted_20_Text">01231013203102132023103201232010321301230213021032310230120321031201302313201321023120302120312230112303121033102013120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2230</text:span>--<text:span text:style-name="T4">011230</text:span>--<text:span text:style-name="T4">031210</text:span>--<text:span text:style-name="T4">03310</text:span>--<text:span text:style-name="T3">020</text:span>--<text:span text:style-name="T4">013120</text:span>--<text:span text:style-name="T3">00</text:span>--<text:span text:style-name="T4">031230</text:span>--<text:span text:style-name="T5">0132</text:span>---(0)(2)(3)(6)(10)(11)(13)(15)(27)(31)(38)(41)(55)(64)(92)</text:p>
      <text:p text:style-name="Preformatted_20_Text">0123101320310213202310320123201032130123021302103231023012032103120130231320132102312030212031230312201310201330121300231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1230</text:span>--<text:span text:style-name="T4">031220</text:span>--<text:span text:style-name="T4">01310</text:span>--<text:span text:style-name="T3">020</text:span>--<text:span text:style-name="T4">01330</text:span>--<text:span text:style-name="T4">012130</text:span>--<text:span text:style-name="T3">00</text:span>--<text:span text:style-name="T4">02311230</text:span>--<text:span text:style-name="T5">0132</text:span>---(0)(2)(3)(6)(10)(11)(13)(15)(25)(27)(29)(31)(53)(67)(70)</text:p>
      <text:p text:style-name="Preformatted_20_Text">01231013203102132023103201232010321301230213021032310230120321031201302313201321023120302120331020131200132203112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310</text:span>--<text:span text:style-name="T3">020</text:span>--<text:span text:style-name="T4">013120</text:span>--<text:span text:style-name="T3">00</text:span>--<text:span text:style-name="T4">013220</text:span>--<text:span text:style-name="T4">031120</text:span>--<text:span text:style-name="T4">0312130</text:span>--<text:span text:style-name="T4">031230</text:span>--<text:span text:style-name="T5">0132</text:span>---(0)(2)(3)(6)(10)(11)(12)(13)(15)(27)(31)(32)(41)(55)(80)</text:p>
      <text:p text:style-name="Preformatted_20_Text">0123101320310213202310320123201032130123021302103231023012032103120130231320132102312030212033210031230132201310203112031213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0</text:span>--<text:span text:style-name="T4">033210</text:span>--<text:span text:style-name="T3">00</text:span>--<text:span text:style-name="T4">031230</text:span>--<text:span text:style-name="T4">013220</text:span>--<text:span text:style-name="T4">01310</text:span>--<text:span text:style-name="T3">020</text:span>--<text:span text:style-name="T4">031120</text:span>--<text:span text:style-name="T4">0312130</text:span>--<text:span text:style-name="T5">0312</text:span>---(0)(2)(3)(6)(10)(11)(12)(13)(15)(27)(29)(31)(32)(66)(80)</text:p>
      <text:p text:style-name="Preformatted_20_Text">01231013203102132023103201232010321301230213021032310230120321031201302313201321023120302123002131020133012130312203112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3">00</text:span>--<text:span text:style-name="T4">021310</text:span>--<text:span text:style-name="T3">020</text:span>--<text:span text:style-name="T4">01330</text:span>--<text:span text:style-name="T4">012130</text:span>--<text:span text:style-name="T4">031220</text:span>--<text:span text:style-name="T4">031120</text:span>--<text:span text:style-name="T4">031230</text:span>--<text:span text:style-name="T5">0132</text:span>---(0)(2)(3)(5)(10)(11)(13)(15)(25)(27)(28)(31)(53)(70)(80)</text:p>
      <text:p text:style-name="Preformatted_20_Text">01231013203102132023103201232010321301230213021032310230120321031201302313201321023120302123002131022103310203112031213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3">00</text:span>--<text:span text:style-name="T4">021310</text:span>--<text:span text:style-name="T4">02210</text:span>--<text:span text:style-name="T4">03310</text:span>--<text:span text:style-name="T3">020</text:span>--<text:span text:style-name="T4">031120</text:span>--<text:span text:style-name="T4">0312130</text:span>--<text:span text:style-name="T4">031230</text:span>--<text:span text:style-name="T5">0132</text:span>---(0)(2)(3)(5)(10)(11)(12)(13)(15)(27)(28)(31)(55)(62)(80)</text:p>
      <text:p text:style-name="Preformatted_20_Text">0123101320310213202310320123201032130123021302103231023012032103120130231320132102312030212301322013310201312002311203121303123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4">013220</text:span>--<text:span text:style-name="T4">013310</text:span>--<text:span text:style-name="T3">020</text:span>--<text:span text:style-name="T4">013120</text:span>--<text:span text:style-name="T3">00</text:span>--<text:span text:style-name="T4">0231120</text:span>--<text:span text:style-name="T4">0312130</text:span>--<text:span text:style-name="T4">031230</text:span>---(0)(2)(3)(10)(11)(12)(13)(15)(27)(28)(31)(32)(41)(65)(76)</text:p>
      <text:p text:style-name="Preformatted_20_Text">012310132031021320231032012320103213012302130210323102301203210312013023132013210231203021230132203121033102013120031230321120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4">013220</text:span>--<text:span text:style-name="T4">031210</text:span>--<text:span text:style-name="T4">03310</text:span>--<text:span text:style-name="T3">020</text:span>--<text:span text:style-name="T4">013120</text:span>--<text:span text:style-name="T3">00</text:span>--<text:span text:style-name="T4">031230</text:span>--<text:span text:style-name="T4">0321120</text:span>--<text:span text:style-name="T5">031</text:span>---(0)(2)(3)(10)(11)(13)(15)(27)(28)(31)(32)(38)(41)(55)(85)</text:p>
      <text:p text:style-name="Preformatted_20_Text">012310132031021320231032012320103213012302130210323102301203210312013023132013210231203021230132210332011203121303123002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4">0132210</text:span>--<text:span text:style-name="T4">03320</text:span>--<text:span text:style-name="T4">01120</text:span>--<text:span text:style-name="T4">0312130</text:span>--<text:span text:style-name="T4">031230</text:span>--<text:span text:style-name="T3">00</text:span>--<text:span text:style-name="T4">021310</text:span>--<text:span text:style-name="T3">020</text:span>--<text:span text:style-name="T5">013</text:span>---(0)(2)(3)(5)(10)(11)(12)(13)(15)(27)(28)(30)(31)(69)(74)</text:p>
      <text:p text:style-name="Preformatted_20_Text"><text:soft-page-break/>012310132031021320231032012320103213012302130210323102301203210312013023132013210231203021230312103302112031230132213002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4">031210</text:span>--<text:span text:style-name="T4">0330</text:span>--<text:span text:style-name="T4">021120</text:span>--<text:span text:style-name="T4">031230</text:span>--<text:span text:style-name="T4">01322130</text:span>--<text:span text:style-name="T3">00</text:span>--<text:span text:style-name="T4">021310</text:span>--<text:span text:style-name="T3">020</text:span>--<text:span text:style-name="T5">013</text:span>---(0)(2)(3)(5)(10)(11)(13)(15)(22)(27)(28)(31)(38)(71)(89)</text:p>
      <text:p text:style-name="Preformatted_20_Text">01231013203102132023103201232010321301230213021032310230120321031201302313201321023120302123031230132201310201330121300231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3">030</text:span>--<text:span text:style-name="T4">021230</text:span>--<text:span text:style-name="T4">031230</text:span>--<text:span text:style-name="T4">013220</text:span>--<text:span text:style-name="T4">01310</text:span>--<text:span text:style-name="T3">020</text:span>--<text:span text:style-name="T4">01330</text:span>--<text:span text:style-name="T4">012130</text:span>--<text:span text:style-name="T3">00</text:span>--<text:span text:style-name="T4">0231120</text:span>--<text:span text:style-name="T5">0312</text:span>---(0)(2)(3)(10)(11)(13)(15)(27)(28)(29)(31)(32)(53)(65)(70)</text:p>
      <text:p text:style-name="Preformatted_20_Text">01231013203102132023103201232010321301230213021032310230120321031201302313201321023120311230132210332100213102031210302123031230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4">0311230</text:span>--<text:span text:style-name="T4">0132210</text:span>--<text:span text:style-name="T4">033210</text:span>--<text:span text:style-name="T3">00</text:span>--<text:span text:style-name="T4">021310</text:span>--<text:span text:style-name="T3">020</text:span>--<text:span text:style-name="T4">031210</text:span>--<text:span text:style-name="T3">030</text:span>--<text:span text:style-name="T4">021230</text:span>--<text:span text:style-name="T4">031230</text:span>---(0)(2)(3)(5)(10)(11)(13)(15)(27)(28)(31)(38)(59)(66)(69)</text:p>
      <text:p text:style-name="Preformatted_20_Text">01231013203102132023103201232010321301230213021032310230120321031201302313201321023120331022130321203012130021310203112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4">03310</text:span>--<text:span text:style-name="T4">022130</text:span>--<text:span text:style-name="T4">032120</text:span>--<text:span text:style-name="T3">030</text:span>--<text:span text:style-name="T4">012130</text:span>--<text:span text:style-name="T3">00</text:span>--<text:span text:style-name="T4">021310</text:span>--<text:span text:style-name="T3">020</text:span>--<text:span text:style-name="T4">031120</text:span>--<text:span text:style-name="T4">031230</text:span>--<text:span text:style-name="T5">0132</text:span>---(0)(2)(3)(5)(10)(11)(13)(15)(20)(27)(31)(55)(70)(77)(80)</text:p>
      <text:p text:style-name="Preformatted_20_Text">012310132031021320231032012320103213012302130210323102301203210312013023132013210231203312003121030211203123032123013220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4">033120</text:span>--<text:span text:style-name="T3">00</text:span>--<text:span text:style-name="T4">031210</text:span>--<text:span text:style-name="T3">030</text:span>--<text:span text:style-name="T4">021120</text:span>--<text:span text:style-name="T4">031230</text:span>--<text:span text:style-name="T4">0321230</text:span>--<text:span text:style-name="T4">013220</text:span>--<text:span text:style-name="T4">01310</text:span>--<text:span text:style-name="T3">020</text:span>--<text:span text:style-name="T5">013</text:span>---(0)(2)(3)(10)(11)(13)(15)(27)(29)(31)(32)(33)(38)(63)(89)</text:p>
      <text:p text:style-name="Preformatted_20_Text">0123101320310213202310320123201032130123021302103231023012032103120130231320132102312033201123031210302120312301322130021310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3">0130</text:span>--<text:span text:style-name="T4">0231320</text:span>--<text:span text:style-name="T4">013210</text:span>--<text:span text:style-name="T4">023120</text:span>--<text:span text:style-name="T4">03320</text:span>--<text:span text:style-name="T4">011230</text:span>--<text:span text:style-name="T4">031210</text:span>--<text:span text:style-name="T3">030</text:span>--<text:span text:style-name="T4">02120</text:span>--<text:span text:style-name="T4">031230</text:span>--<text:span text:style-name="T4">01322130</text:span>--<text:span text:style-name="T3">00</text:span>--<text:span text:style-name="T4">021310</text:span>--<text:span text:style-name="T3">020</text:span>--<text:span text:style-name="T5">013</text:span>---(0)(2)(3)(5)(6)(10)(11)(13)(15)(22)(27)(31)(38)(64)(74)</text:p>
      <text:p text:style-name="Preformatted_20_Text">012310132031021320231032012320103213012302130210323102301203210312013102013022013321002311302312030121303212031230132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20</text:span>--<text:span text:style-name="T4">0133210</text:span>--<text:span text:style-name="T3">00</text:span>--<text:span text:style-name="T4">0231130</text:span>--<text:span text:style-name="T4">023120</text:span>--<text:span text:style-name="T3">030</text:span>--<text:span text:style-name="T4">012130</text:span>--<text:span text:style-name="T4">032120</text:span>--<text:span text:style-name="T4">031230</text:span>--<text:span text:style-name="T4">013210</text:span>--<text:span text:style-name="T4">0231320</text:span>--<text:span text:style-name="T5">0132</text:span>---(0)(2)(3)(10)(11)(13)(15)(27)(29)(31)(45)(48)(51)(70)(77)</text:p>
      <text:p text:style-name="Preformatted_20_Text">0123101320310213202310320123201032130123021302103231023012032103120131020130231203310223100321120301213032120312301321023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20</text:span>--<text:span text:style-name="T4">03310</text:span>--<text:span text:style-name="T4">022310</text:span>--<text:span text:style-name="T3">00</text:span>--<text:span text:style-name="T4">0321120</text:span>--<text:span text:style-name="T3">030</text:span>--<text:span text:style-name="T4">012130</text:span>--<text:span text:style-name="T4">032120</text:span>--<text:span text:style-name="T4">031230</text:span>--<text:span text:style-name="T4">013210</text:span>--<text:span text:style-name="T4">0231320</text:span>--<text:span text:style-name="T5">0132</text:span>---(0)(2)(3)(10)(11)(13)(15)(23)(27)(29)(31)(55)(70)(77)(85)</text:p>
      <text:p text:style-name="Preformatted_20_Text">01231013203102132023103201232010321301230213021032310230120321031201310201302313022310021330211320132102312030121303212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30</text:span>--<text:span text:style-name="T4">022310</text:span>--<text:span text:style-name="T3">00</text:span>--<text:span text:style-name="T4">021330</text:span>--<text:span text:style-name="T4">0211320</text:span>--<text:span text:style-name="T4">013210</text:span>--<text:span text:style-name="T4">023120</text:span>--<text:span text:style-name="T3">030</text:span>--<text:span text:style-name="T4">012130</text:span>--<text:span text:style-name="T4">032120</text:span>--<text:span text:style-name="T4">031230</text:span>--<text:span text:style-name="T5">0132</text:span>---(0)(2)(3)(10)(11)(13)(15)(23)(27)(29)(44)(47)(70)(77)(93)</text:p>
      <text:p text:style-name="Preformatted_20_Text">0123101320310213202310320123201032130123021302103231023012032103120131020130231320031220132102312030121303211320133021203123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320</text:span>--<text:span text:style-name="T3">00</text:span>--<text:span text:style-name="T4">031220</text:span>--<text:span text:style-name="T4">013210</text:span>--<text:span text:style-name="T4">023120</text:span>--<text:span text:style-name="T3">030</text:span>--<text:span text:style-name="T4">012130</text:span>--<text:span text:style-name="T4">03211320</text:span>--<text:span text:style-name="T4">01330</text:span>--<text:span text:style-name="T4">02120</text:span>--<text:span text:style-name="T4">031230</text:span>--<text:span text:style-name="T5">0132</text:span>---(0)(2)(3)(6)(10)(11)(13)(15)(25)(27)(29)(31)(53)(54)(70)</text:p>
      <text:p text:style-name="Preformatted_20_Text">012310132031021320231032012320103213012302130210323102301203210312013102013023132003123032123013210231203121030122013302113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320</text:span>--<text:span text:style-name="T3">00</text:span>--<text:span text:style-name="T4">031230</text:span>--<text:soft-page-break/><text:span text:style-name="T4">0321230</text:span>--<text:span text:style-name="T4">013210</text:span>--<text:span text:style-name="T4">023120</text:span>--<text:span text:style-name="T4">031210</text:span>--<text:span text:style-name="T3">030</text:span>--<text:span text:style-name="T4">01220</text:span>--<text:span text:style-name="T4">01330</text:span>--<text:span text:style-name="T4">0211320</text:span>--<text:span text:style-name="T5">0132</text:span>---(0)(2)(3)(10)(11)(13)(15)(27)(29)(31)(33)(36)(38)(53)(93)</text:p>
      <text:p text:style-name="Preformatted_20_Text">0123101320310213202310320123201032130123021302103231023012032103120131020130231320113200213320132102312030121303212031230132201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320</text:span>--<text:span text:style-name="T4">011320</text:span>--<text:span text:style-name="T3">00</text:span>--<text:span text:style-name="T4">0213320</text:span>--<text:span text:style-name="T4">013210</text:span>--<text:span text:style-name="T4">023120</text:span>--<text:span text:style-name="T3">030</text:span>--<text:span text:style-name="T4">012130</text:span>--<text:span text:style-name="T4">032120</text:span>--<text:span text:style-name="T4">031230</text:span>--<text:span text:style-name="T4">013220</text:span>--<text:span text:style-name="T5">013</text:span>---(0)(2)(3)(10)(11)(13)(15)(21)(27)(29)(31)(32)(43)(70)(77)</text:p>
      <text:p text:style-name="Preformatted_20_Text">012310132031021320231032012320103213012302130210323102301203210312013102013023132013210032120302110231203121303123013220133210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20</text:span>--<text:span text:style-name="T3">010</text:span>--<text:span text:style-name="T4">032130</text:span>--<text:span text:style-name="T3">01230</text:span>--<text:span text:style-name="T3">02130</text:span>--<text:span text:style-name="T3">0210</text:span>--<text:span text:style-name="T4">032310</text:span>--<text:span text:style-name="T3">0230</text:span>--<text:span text:style-name="T3">0120</text:span>--<text:span text:style-name="T3">03210</text:span>--<text:span text:style-name="T3">03120</text:span>--<text:span text:style-name="T4">01310</text:span>--<text:span text:style-name="T3">020</text:span>--<text:span text:style-name="T3">0130</text:span>--<text:span text:style-name="T4">0231320</text:span>--<text:span text:style-name="T4">013210</text:span>--<text:span text:style-name="T3">00</text:span>--<text:span text:style-name="T4">032120</text:span>--<text:span text:style-name="T3">030</text:span>--<text:span text:style-name="T4">02110</text:span>--<text:span text:style-name="T4">023120</text:span>--<text:span text:style-name="T4">0312130</text:span>--<text:span text:style-name="T4">031230</text:span>--<text:span text:style-name="T4">013220</text:span>--<text:span text:style-name="T4">0133210</text:span>--<text:span text:style-name="T5">023</text:span>---(0)(2)(3)(10)(11)(12)(13)(15)(27)(29)(31)(32)(45)(77)(90)</text:p>
      <text:p text:style-name="Preformatted_20_Text">0123101320310213202310320130213012032130312013102301321032102320123302103121302311203123021230023120301223102013230123010231320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120</text:span>--<text:span text:style-name="T4">031230</text:span>--<text:span text:style-name="T4">021230</text:span>--<text:span text:style-name="T3">00</text:span>--<text:span text:style-name="T4">023120</text:span>--<text:span text:style-name="T3">030</text:span>--<text:span text:style-name="T4">0122310</text:span>--<text:span text:style-name="T3">020</text:span>--<text:span text:style-name="T4">013230</text:span>--<text:span text:style-name="T3">01230</text:span>--<text:span text:style-name="T3">010</text:span>--<text:span text:style-name="T4">0231320</text:span>--<text:span text:style-name="T5">01</text:span>---(0)(2)(3)(10)(11)(12)(13)(18)(28)(29)(31)(42)(65)(94)(95)</text:p>
      <text:p text:style-name="Preformatted_20_Text">0123101320310213202310320130213012032130312013102301321032102320123302103121302312030123002311230122013231020312302120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3">030</text:span>--<text:span text:style-name="T3">01230</text:span>--<text:span text:style-name="T3">00</text:span>--<text:span text:style-name="T4">02311230</text:span>--<text:span text:style-name="T4">01220</text:span>--<text:span text:style-name="T4">0132310</text:span>--<text:span text:style-name="T3">020</text:span>--<text:span text:style-name="T4">031230</text:span>--<text:span text:style-name="T4">02120</text:span>--<text:span text:style-name="T4">031320</text:span>--<text:span text:style-name="T3">010</text:span>--<text:span text:style-name="T5">0231</text:span>---(0)(2)(3)(6)(10)(11)(12)(13)(14)(29)(35)(36)(42)(67)(94)</text:p>
      <text:p text:style-name="Preformatted_20_Text">0123101320310213202310320130213012032130312013102301321032102320123302103121302312030123012231003212031230211023132010323102013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3">030</text:span>--<text:span text:style-name="T3">01230</text:span>--<text:span text:style-name="T4">0122310</text:span>--<text:span text:style-name="T3">00</text:span>--<text:span text:style-name="T4">032120</text:span>--<text:span text:style-name="T4">031230</text:span>--<text:span text:style-name="T4">02110</text:span>--<text:span text:style-name="T4">0231320</text:span>--<text:span text:style-name="T3">010</text:span>--<text:span text:style-name="T4">032310</text:span>--<text:span text:style-name="T3">020</text:span>--<text:span text:style-name="T5">0132</text:span>---(0)(2)(3)(10)(11)(12)(13)(27)(29)(31)(42)(77)(90)(94)(95)</text:p>
      <text:p text:style-name="Preformatted_20_Text">0123101320310213202310320130213012032130312013102301321032102320123302103121302312030211230123021203123001322013231020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3">030</text:span>--<text:span text:style-name="T4">0211230</text:span>--<text:span text:style-name="T3">01230</text:span>--<text:span text:style-name="T4">02120</text:span>--<text:span text:style-name="T4">031230</text:span>--<text:span text:style-name="T3">00</text:span>--<text:span text:style-name="T4">013220</text:span>--<text:span text:style-name="T4">0132310</text:span>--<text:span text:style-name="T3">020</text:span>--<text:span text:style-name="T4">031320</text:span>--<text:span text:style-name="T3">010</text:span>--<text:span text:style-name="T5">0231</text:span>---(0)(2)(3)(6)(10)(11)(12)(13)(14)(29)(32)(35)(42)(78)(94)</text:p>
      <text:p text:style-name="Preformatted_20_Text">0123101320310213202310320130213012032130312013102301321032102320123302103121302312030211320013220132310203123012302120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3">030</text:span>--<text:span text:style-name="T4">0211320</text:span>--<text:span text:style-name="T3">00</text:span>--<text:span text:style-name="T4">013220</text:span>--<text:span text:style-name="T4">0132310</text:span>--<text:span text:style-name="T3">020</text:span>--<text:span text:style-name="T4">031230</text:span>--<text:span text:style-name="T3">01230</text:span>--<text:span text:style-name="T4">02120</text:span>--<text:span text:style-name="T4">031320</text:span>--<text:span text:style-name="T3">010</text:span>--<text:span text:style-name="T5">0231</text:span>---(0)(2)(3)(6)(10)(11)(12)(13)(14)(29)(32)(35)(42)(93)(94)</text:p>
      <text:p text:style-name="Preformatted_20_Text">0123101320310213202310320130213012032130312013102301321032102320123302103121302312030212301230013220132310203123021120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3">030</text:span>--<text:span text:style-name="T4">021230</text:span>--<text:span text:style-name="T3">01230</text:span>--<text:span text:style-name="T3">00</text:span>--<text:span text:style-name="T4">013220</text:span>--<text:span text:style-name="T4">0132310</text:span>--<text:span text:style-name="T3">020</text:span>--<text:span text:style-name="T4">031230</text:span>--<text:span text:style-name="T4">021120</text:span>--<text:span text:style-name="T4">031320</text:span>--<text:span text:style-name="T3">010</text:span>--<text:span text:style-name="T5">0231</text:span>---(0)(2)(3)(10)(11)(12)(13)(14)(28)(29)(32)(35)(42)(89)(94)</text:p>
      <text:p text:style-name="Preformatted_20_Text">0123101320310213202310320130213012032130312013102301321032102320123302103121302312031123012201323102031230212030123002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1230</text:span>--<text:span text:style-name="T4">01220</text:span>--<text:span text:style-name="T4">0132310</text:span>--<text:span text:style-name="T3">020</text:span>--<text:span text:style-name="T4">031230</text:span>--<text:span text:style-name="T4">02120</text:span>--<text:span text:style-name="T3">030</text:span>--<text:span text:style-name="T3">01230</text:span>--<text:span text:style-name="T3">00</text:span>--<text:span text:style-name="T4">0231320</text:span>--<text:span text:style-name="T3">010</text:span>--<text:span text:style-name="T5">0231</text:span>---(0)(2)(3)(6)(10)(11)(12)(13)(29)(31)(35)(36)(42)(59)(94)</text:p>
      <text:p text:style-name="Preformatted_20_Text">01231013203102132023103201302130120321303120131023013210321023201233021031213023120311230212030122013231020312301230023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1230</text:span>--<text:span text:style-name="T4">02120</text:span>--<text:span text:style-name="T3">030</text:span>--<text:span text:style-name="T4">01220</text:span>--<text:span text:style-name="T4">0132310</text:span>--<text:span text:style-name="T3">020</text:span>--<text:span text:style-name="T4">031230</text:span>--<text:span text:style-name="T3">01230</text:span>--<text:span text:style-name="T3">00</text:span>--<text:span text:style-name="T4">0231320</text:span>--<text:span text:style-name="T3">010</text:span>--<text:span text:style-name="T5">0231</text:span>---(0)(2)(3)(6)(10)(11)(12)(13)(29)(31)(35)(36)(42)(59)(94)</text:p>
      <text:p text:style-name="Preformatted_20_Text">01231013203102132023103201302130120321303120131023013210321023201233021031213023120311320102313200123012201323102031230212030123</text:p>
      <text:p text:style-name="Preformatted_20_Text"><text:soft-page-break/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1320</text:span>--<text:span text:style-name="T3">010</text:span>--<text:span text:style-name="T4">0231320</text:span>--<text:span text:style-name="T3">00</text:span>--<text:span text:style-name="T3">01230</text:span>--<text:span text:style-name="T4">01220</text:span>--<text:span text:style-name="T4">0132310</text:span>--<text:span text:style-name="T3">020</text:span>--<text:span text:style-name="T4">031230</text:span>--<text:span text:style-name="T4">02120</text:span>--<text:span text:style-name="T3">030</text:span>--<text:span text:style-name="T5">0123</text:span>---(0)(2)(3)(6)(10)(11)(12)(13)(29)(31)(35)(36)(42)(61)(94)</text:p>
      <text:p text:style-name="Preformatted_20_Text">0123101320310213202310320130213012032130312013102301321032102320123302103121302312031223102013230102313200312301230212030211320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22310</text:span>--<text:span text:style-name="T3">020</text:span>--<text:span text:style-name="T4">013230</text:span>--<text:span text:style-name="T3">010</text:span>--<text:span text:style-name="T4">0231320</text:span>--<text:span text:style-name="T3">00</text:span>--<text:span text:style-name="T4">031230</text:span>--<text:span text:style-name="T3">01230</text:span>--<text:span text:style-name="T4">02120</text:span>--<text:span text:style-name="T3">030</text:span>--<text:span text:style-name="T4">0211320</text:span>--<text:span text:style-name="T5">01</text:span>---(0)(2)(3)(6)(10)(11)(12)(13)(18)(29)(31)(42)(93)(94)(96)</text:p>
      <text:p text:style-name="Preformatted_20_Text">0123101320310213202310320130213012032130312013102301321032102320123302103121302312031230123003211023132010323102013221030212302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230</text:span>--<text:span text:style-name="T3">01230</text:span>--<text:span text:style-name="T3">00</text:span>--<text:span text:style-name="T4">032110</text:span>--<text:span text:style-name="T4">0231320</text:span>--<text:span text:style-name="T3">010</text:span>--<text:span text:style-name="T4">032310</text:span>--<text:span text:style-name="T3">020</text:span>--<text:span text:style-name="T4">0132210</text:span>--<text:span text:style-name="T3">030</text:span>--<text:span text:style-name="T4">021230</text:span>--<text:span text:style-name="T5">021</text:span>---(0)(2)(3)(10)(11)(12)(13)(27)(28)(29)(31)(42)(69)(72)(94)</text:p>
      <text:p text:style-name="Preformatted_20_Text">01231013203102132023103201302130120321303120131023013210321023201233021031213023120313200132310201322031230123021203021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320</text:span>--<text:span text:style-name="T3">00</text:span>--<text:span text:style-name="T4">0132310</text:span>--<text:span text:style-name="T3">020</text:span>--<text:span text:style-name="T4">013220</text:span>--<text:span text:style-name="T4">031230</text:span>--<text:span text:style-name="T3">01230</text:span>--<text:span text:style-name="T4">02120</text:span>--<text:span text:style-name="T3">030</text:span>--<text:span text:style-name="T4">0211320</text:span>--<text:span text:style-name="T3">010</text:span>--<text:span text:style-name="T5">0231</text:span>---(0)(2)(3)(6)(10)(11)(12)(13)(14)(29)(32)(35)(42)(93)(94)</text:p>
      <text:p text:style-name="Preformatted_20_Text">012310132031021320231032013021301203213031201310230132103210232012330210312130231203132010231123001230122013231020312302120301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320</text:span>--<text:span text:style-name="T3">010</text:span>--<text:span text:style-name="T4">02311230</text:span>--<text:span text:style-name="T3">00</text:span>--<text:span text:style-name="T3">01230</text:span>--<text:span text:style-name="T4">01220</text:span>--<text:span text:style-name="T4">0132310</text:span>--<text:span text:style-name="T3">020</text:span>--<text:span text:style-name="T4">031230</text:span>--<text:span text:style-name="T4">02120</text:span>--<text:span text:style-name="T3">030</text:span>--<text:span text:style-name="T5">0123</text:span>---(0)(2)(3)(6)(10)(11)(12)(13)(14)(29)(35)(36)(42)(67)(94)</text:p>
      <text:p text:style-name="Preformatted_20_Text">012310132031021320231032013021301203213031201310230132103210232012330210312130231203132010231132001230122013231020312302120301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20</text:span>--<text:span text:style-name="T4">031320</text:span>--<text:span text:style-name="T3">010</text:span>--<text:span text:style-name="T4">02311320</text:span>--<text:span text:style-name="T3">00</text:span>--<text:span text:style-name="T3">01230</text:span>--<text:span text:style-name="T4">01220</text:span>--<text:span text:style-name="T4">0132310</text:span>--<text:span text:style-name="T3">020</text:span>--<text:span text:style-name="T4">031230</text:span>--<text:span text:style-name="T4">02120</text:span>--<text:span text:style-name="T3">030</text:span>--<text:span text:style-name="T5">0123</text:span>---(0)(2)(3)(6)(10)(11)(12)(13)(14)(29)(35)(36)(42)(50)(94)</text:p>
      <text:p text:style-name="Preformatted_20_Text">0123101320310213202310320130213012032130312013102301321032102320123302103121302313200231203123012302120301220132310203113201023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320</text:span>--<text:span text:style-name="T3">00</text:span>--<text:span text:style-name="T4">023120</text:span>--<text:span text:style-name="T4">031230</text:span>--<text:span text:style-name="T3">01230</text:span>--<text:span text:style-name="T4">02120</text:span>--<text:span text:style-name="T3">030</text:span>--<text:span text:style-name="T4">01220</text:span>--<text:span text:style-name="T4">0132310</text:span>--<text:span text:style-name="T3">020</text:span>--<text:span text:style-name="T4">0311320</text:span>--<text:span text:style-name="T3">010</text:span>--<text:span text:style-name="T5">0231</text:span>---(0)(2)(3)(6)(10)(11)(12)(13)(29)(31)(35)(36)(42)(61)(94)</text:p>
      <text:p text:style-name="Preformatted_20_Text">01231013203102132023103201302130120321303120131023013210321023201233021031213023132011320012301223102013230102312031230212030123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320</text:span>--<text:span text:style-name="T4">011320</text:span>--<text:span text:style-name="T3">00</text:span>--<text:span text:style-name="T3">01230</text:span>--<text:span text:style-name="T4">0122310</text:span>--<text:span text:style-name="T3">020</text:span>--<text:span text:style-name="T4">013230</text:span>--<text:span text:style-name="T3">010</text:span>--<text:span text:style-name="T4">023120</text:span>--<text:span text:style-name="T4">031230</text:span>--<text:span text:style-name="T4">02120</text:span>--<text:span text:style-name="T3">030</text:span>--<text:span text:style-name="T5">0123</text:span>---(0)(2)(3)(6)(10)(11)(12)(13)(18)(29)(31)(42)(43)(94)(95)</text:p>
      <text:p text:style-name="Preformatted_20_Text">01231013203102132023103201302130120321303120131023013210321023201233021031213023132011320031230212030122310201323012301023120312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130</text:span>--<text:span text:style-name="T4">0231320</text:span>--<text:span text:style-name="T4">011320</text:span>--<text:span text:style-name="T3">00</text:span>--<text:span text:style-name="T4">031230</text:span>--<text:span text:style-name="T4">02120</text:span>--<text:span text:style-name="T3">030</text:span>--<text:span text:style-name="T4">0122310</text:span>--<text:span text:style-name="T3">020</text:span>--<text:span text:style-name="T4">013230</text:span>--<text:span text:style-name="T3">01230</text:span>--<text:span text:style-name="T3">010</text:span>--<text:span text:style-name="T4">023120</text:span>--<text:span text:style-name="T5">0312</text:span>---(0)(2)(3)(6)(10)(11)(12)(13)(18)(29)(31)(42)(43)(94)(95)</text:p>
      <text:p text:style-name="Preformatted_20_Text">01231013203102132023103201302130120321303120131023013210321023201233021031230211230032120312130231203012231020132301230102313201</text:p>
      <text:p text:style-name="Preformatted_20_Text"><text:span text:style-name="T4">0123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3">03120</text:span>--<text:span text:style-name="T4">01310</text:span>--<text:span text:style-name="T3">0230</text:span>--<text:span text:style-name="T4">013210</text:span>--<text:span text:style-name="T3">03210</text:span>--<text:span text:style-name="T4">02320</text:span>--<text:span text:style-name="T4">012330</text:span>--<text:span text:style-name="T3">0210</text:span>--<text:span text:style-name="T4">031230</text:span>--<text:span text:style-name="T4">0211230</text:span>--<text:span text:style-name="T3">00</text:span>--<text:span text:style-name="T4">032120</text:span>--<text:span text:style-name="T4">0312130</text:span>--<text:span text:style-name="T4">023120</text:span>--<text:span text:style-name="T3">030</text:span>--<text:span text:style-name="T4">0122310</text:span>--<text:span text:style-name="T3">020</text:span>--<text:span text:style-name="T4">013230</text:span>--<text:span text:style-name="T3">01230</text:span>--<text:span text:style-name="T3">010</text:span>--<text:span text:style-name="T4">0231320</text:span>--<text:span text:style-name="T5">01</text:span>---(0)(2)(3)(10)(11)(12)(13)(18)(29)(31)(42)(77)(78)(94)(95)</text:p>
      <text:p text:style-name="Preformatted_20_Text">01231032012331201302310132031021301230213201023130210312301323102301203120013220132103012103210232013102031132023120321230321302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3">03120</text:span>--<text:span text:style-name="T3">00</text:span>--<text:span text:style-name="T4">013220</text:span>--<text:span text:style-name="T4">013210</text:span>--<text:span text:style-name="T3">030</text:span>--<text:span text:style-name="T4">01210</text:span>--<text:span text:style-name="T3">03210</text:span>--<text:span text:style-name="T4">02320</text:span>--<text:span text:style-name="T4">01310</text:span>--<text:span text:style-name="T3">020</text:span>--<text:span text:style-name="T4">0311320</text:span>--<text:span text:style-name="T4">023120</text:span>--<text:span text:style-name="T4">0321230</text:span>--<text:span text:style-name="T4">032130</text:span>--<text:span text:style-name="T5">02</text:span>---(0)(2)(3)(10)(11)(13)(29)(32)(33)(35)(40)(44)(61)(94)(97)</text:p>
      <text:p text:style-name="Preformatted_20_Text"><text:soft-page-break/>01231032012331201302310132031021301230213201023130210312301323102301203210232013120312001322013210301210321230321302031132023120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3">03210</text:span>--<text:span text:style-name="T4">02320</text:span>--<text:span text:style-name="T4">013120</text:span>--<text:span text:style-name="T3">03120</text:span>--<text:span text:style-name="T3">00</text:span>--<text:span text:style-name="T4">013220</text:span>--<text:span text:style-name="T4">013210</text:span>--<text:span text:style-name="T3">030</text:span>--<text:span text:style-name="T4">01210</text:span>--<text:span text:style-name="T4">0321230</text:span>--<text:span text:style-name="T4">032130</text:span>--<text:span text:style-name="T3">020</text:span>--<text:span text:style-name="T4">0311320</text:span>--<text:span text:style-name="T4">023120</text:span>---(0)(2)(3)(10)(11)(13)(32)(33)(35)(40)(41)(44)(61)(94)(97)</text:p>
      <text:p text:style-name="Preformatted_20_Text">01231032012331201302310132031021301230213201023130210312301323102301203210321230031220132102320131020311203120231203012130321302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3">03210</text:span>--<text:span text:style-name="T4">0321230</text:span>--<text:span text:style-name="T3">00</text:span>--<text:span text:style-name="T4">031220</text:span>--<text:span text:style-name="T4">013210</text:span>--<text:span text:style-name="T4">02320</text:span>--<text:span text:style-name="T4">01310</text:span>--<text:span text:style-name="T3">020</text:span>--<text:span text:style-name="T4">031120</text:span>--<text:span text:style-name="T3">03120</text:span>--<text:span text:style-name="T4">023120</text:span>--<text:span text:style-name="T3">030</text:span>--<text:span text:style-name="T4">012130</text:span>--<text:span text:style-name="T4">032130</text:span>--<text:span text:style-name="T5">02</text:span>---(0)(2)(3)(10)(11)(13)(25)(29)(33)(35)(44)(70)(80)(94)(97)</text:p>
      <text:p text:style-name="Preformatted_20_Text">01231032012331201302310132031021301230213201023130210312301323102301203210322130321203120301213002311032130201321023201312023120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3">03210</text:span>--<text:span text:style-name="T4">0322130</text:span>--<text:span text:style-name="T4">032120</text:span>--<text:span text:style-name="T3">03120</text:span>--<text:span text:style-name="T3">030</text:span>--<text:span text:style-name="T4">012130</text:span>--<text:span text:style-name="T3">00</text:span>--<text:span text:style-name="T4">023110</text:span>--<text:span text:style-name="T4">032130</text:span>--<text:span text:style-name="T3">020</text:span>--<text:span text:style-name="T4">013210</text:span>--<text:span text:style-name="T4">02320</text:span>--<text:span text:style-name="T4">013120</text:span>--<text:span text:style-name="T4">023120</text:span>---(0)(2)(3)(10)(11)(13)(17)(35)(41)(44)(68)(70)(77)(94)(97)</text:p>
      <text:p text:style-name="Preformatted_20_Text">0123103201233120130231013203102130123021320102313021031230132310230120321302031132023120021310220132103021230312031210321023201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3">020</text:span>--<text:span text:style-name="T4">0311320</text:span>--<text:span text:style-name="T4">023120</text:span>--<text:span text:style-name="T3">00</text:span>--<text:span text:style-name="T4">021310</text:span>--<text:span text:style-name="T4">0220</text:span>--<text:span text:style-name="T4">013210</text:span>--<text:span text:style-name="T3">030</text:span>--<text:span text:style-name="T4">021230</text:span>--<text:span text:style-name="T3">03120</text:span>--<text:span text:style-name="T4">031210</text:span>--<text:span text:style-name="T3">03210</text:span>--<text:span text:style-name="T4">02320</text:span>--<text:span text:style-name="T5">013</text:span>---(0)(2)(3)(5)(10)(11)(13)(28)(35)(38)(44)(48)(61)(94)(97)</text:p>
      <text:p text:style-name="Preformatted_20_Text">0123103201233120130231013203102130123021320102313021031230132310230120321302203120311203012130023120213102013210321230321023201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0</text:span>--<text:span text:style-name="T3">03120</text:span>--<text:span text:style-name="T4">031120</text:span>--<text:span text:style-name="T3">030</text:span>--<text:span text:style-name="T4">012130</text:span>--<text:span text:style-name="T3">00</text:span>--<text:span text:style-name="T4">023120</text:span>--<text:span text:style-name="T4">021310</text:span>--<text:span text:style-name="T3">020</text:span>--<text:span text:style-name="T4">013210</text:span>--<text:span text:style-name="T4">0321230</text:span>--<text:span text:style-name="T3">03210</text:span>--<text:span text:style-name="T4">02320</text:span>--<text:span text:style-name="T5">013</text:span>---(0)(2)(3)(5)(10)(11)(13)(33)(35)(44)(48)(70)(80)(94)(97)</text:p>
      <text:p text:style-name="Preformatted_20_Text">0123103201233120130231013203102130123021320102313021031230132310230120321302210302113020132102320131200312023120312103212303210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10</text:span>--<text:span text:style-name="T3">030</text:span>--<text:span text:style-name="T4">021130</text:span>--<text:span text:style-name="T3">020</text:span>--<text:span text:style-name="T4">013210</text:span>--<text:span text:style-name="T4">02320</text:span>--<text:span text:style-name="T4">013120</text:span>--<text:span text:style-name="T3">00</text:span>--<text:span text:style-name="T3">03120</text:span>--<text:span text:style-name="T4">023120</text:span>--<text:span text:style-name="T4">031210</text:span>--<text:span text:style-name="T4">0321230</text:span>--<text:span text:style-name="T3">03210</text:span>--<text:span text:style-name="T5">03</text:span>---(0)(2)(3)(10)(11)(13)(33)(35)(38)(41)(44)(62)(88)(94)(97)</text:p>
      <text:p text:style-name="Preformatted_20_Text">0123103201233120130231013203102130123021320102313021031230132310230120321302210302123031202311230023120312103210232013102013210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10</text:span>--<text:span text:style-name="T3">030</text:span>--<text:span text:style-name="T4">021230</text:span>--<text:span text:style-name="T3">03120</text:span>--<text:span text:style-name="T4">02311230</text:span>--<text:span text:style-name="T3">00</text:span>--<text:span text:style-name="T4">023120</text:span>--<text:span text:style-name="T4">031210</text:span>--<text:span text:style-name="T3">03210</text:span>--<text:span text:style-name="T4">02320</text:span>--<text:span text:style-name="T4">01310</text:span>--<text:span text:style-name="T3">020</text:span>--<text:span text:style-name="T4">013210</text:span>--<text:span text:style-name="T5">03</text:span>---(0)(2)(3)(10)(11)(13)(28)(29)(35)(38)(44)(62)(67)(94)(97)</text:p>
      <text:p text:style-name="Preformatted_20_Text">01231032012331201302310132031021301230213201023130210312301323102301203213022130032113202312030121303210232013102013210321203120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130</text:span>--<text:span text:style-name="T3">00</text:span>--<text:span text:style-name="T4">03211320</text:span>--<text:span text:style-name="T4">023120</text:span>--<text:span text:style-name="T3">030</text:span>--<text:span text:style-name="T4">012130</text:span>--<text:span text:style-name="T3">03210</text:span>--<text:span text:style-name="T4">02320</text:span>--<text:span text:style-name="T4">01310</text:span>--<text:span text:style-name="T3">020</text:span>--<text:span text:style-name="T4">013210</text:span>--<text:span text:style-name="T4">032120</text:span>--<text:span text:style-name="T3">03120</text:span>---(0)(2)(3)(10)(11)(13)(20)(29)(35)(44)(54)(70)(77)(94)(97)</text:p>
      <text:p text:style-name="Preformatted_20_Text">0123103201233120130231013203102130123021320102313021031230132310230120321302213032120311230021310203120231203012103210232013210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130</text:span>--<text:span text:style-name="T4">032120</text:span>--<text:span text:style-name="T4">0311230</text:span>--<text:span text:style-name="T3">00</text:span>--<text:span text:style-name="T4">021310</text:span>--<text:span text:style-name="T3">020</text:span>--<text:span text:style-name="T3">03120</text:span>--<text:span text:style-name="T4">023120</text:span>--<text:span text:style-name="T3">030</text:span>--<text:span text:style-name="T4">01210</text:span>--<text:span text:style-name="T3">03210</text:span>--<text:span text:style-name="T4">02320</text:span>--<text:span text:style-name="T4">013210</text:span>--<text:span text:style-name="T5">03</text:span>---(0)(2)(3)(5)(10)(11)(13)(20)(35)(40)(44)(59)(77)(94)(97)</text:p>
      <text:p text:style-name="Preformatted_20_Text">0123103201233120130231013203102130123021320102313021031230132310230120321302230113200123201310201321030212303120231203121032102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30</text:span>--<text:span text:style-name="T4">011320</text:span>--<text:span text:style-name="T3">00</text:span>--<text:span text:style-name="T4">012320</text:span>--<text:span text:style-name="T4">01310</text:span>--<text:span text:style-name="T3">020</text:span>--<text:span text:style-name="T4">013210</text:span>--<text:span text:style-name="T3">030</text:span>--<text:span text:style-name="T4">021230</text:span>--<text:span text:style-name="T3">03120</text:span>--<text:span text:style-name="T4">023120</text:span>--<text:span text:style-name="T4">031210</text:span>--<text:span text:style-name="T3">03210</text:span>--<text:span text:style-name="T5">023</text:span>---(0)(2)(3)(8)(10)(11)(13)(15)(28)(29)(35)(38)(43)(44)(97)</text:p>
      <text:p text:style-name="Preformatted_20_Text">01231032012331201302310132031021301230213201023130210312301323102301203213022301132001321032120312023120301213032102320131020132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2230</text:span>--<text:span text:style-name="T4">011320</text:span>--<text:span text:style-name="T3">00</text:span>--<text:span text:style-name="T4">013210</text:span>--<text:soft-page-break/><text:span text:style-name="T4">032120</text:span>--<text:span text:style-name="T3">03120</text:span>--<text:span text:style-name="T4">023120</text:span>--<text:span text:style-name="T3">030</text:span>--<text:span text:style-name="T4">012130</text:span>--<text:span text:style-name="T3">03210</text:span>--<text:span text:style-name="T4">02320</text:span>--<text:span text:style-name="T4">01310</text:span>--<text:span text:style-name="T3">020</text:span>--<text:span text:style-name="T5">0132</text:span>---(0)(2)(3)(8)(10)(11)(13)(29)(35)(43)(44)(70)(77)(94)(97)</text:p>
      <text:p text:style-name="Preformatted_20_Text">0123103201233120130231013203102130123021320102313021031230132310230120321303120032103211302201312023120302120312130201321023201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3">03120</text:span>--<text:span text:style-name="T3">00</text:span>--<text:span text:style-name="T3">03210</text:span>--<text:span text:style-name="T4">0321130</text:span>--<text:span text:style-name="T4">0220</text:span>--<text:span text:style-name="T4">013120</text:span>--<text:span text:style-name="T4">023120</text:span>--<text:span text:style-name="T3">030</text:span>--<text:span text:style-name="T4">02120</text:span>--<text:span text:style-name="T4">0312130</text:span>--<text:span text:style-name="T3">020</text:span>--<text:span text:style-name="T4">013210</text:span>--<text:span text:style-name="T4">02320</text:span>--<text:span text:style-name="T5">013</text:span>---(0)(2)(3)(6)(10)(11)(12)(13)(35)(41)(44)(48)(82)(94)(97)</text:p>
      <text:p text:style-name="Preformatted_20_Text">01231032012331201302310132031021301230213201023130210312301323102301203213031220311230031203021203121302013210321023201312023120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31220</text:span>--<text:span text:style-name="T4">0311230</text:span>--<text:span text:style-name="T3">00</text:span>--<text:span text:style-name="T3">03120</text:span>--<text:span text:style-name="T3">030</text:span>--<text:span text:style-name="T4">02120</text:span>--<text:span text:style-name="T4">0312130</text:span>--<text:span text:style-name="T3">020</text:span>--<text:span text:style-name="T4">013210</text:span>--<text:span text:style-name="T3">03210</text:span>--<text:span text:style-name="T4">02320</text:span>--<text:span text:style-name="T4">013120</text:span>--<text:span text:style-name="T4">023120</text:span>---(0)(2)(3)(6)(10)(11)(12)(13)(25)(35)(41)(44)(59)(94)(97)</text:p>
      <text:p text:style-name="Preformatted_20_Text">01231032012331201302310132031021301230213201023130210312301323102301203213031220311320031213020132103210232013120231203021203120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4">031220</text:span>--<text:span text:style-name="T4">0311320</text:span>--<text:span text:style-name="T3">00</text:span>--<text:span text:style-name="T4">0312130</text:span>--<text:span text:style-name="T3">020</text:span>--<text:span text:style-name="T4">013210</text:span>--<text:span text:style-name="T3">03210</text:span>--<text:span text:style-name="T4">02320</text:span>--<text:span text:style-name="T4">013120</text:span>--<text:span text:style-name="T4">023120</text:span>--<text:span text:style-name="T3">030</text:span>--<text:span text:style-name="T4">02120</text:span>--<text:span text:style-name="T3">03120</text:span>---(0)(2)(3)(6)(10)(11)(12)(13)(25)(35)(41)(44)(61)(94)(97)</text:p>
      <text:p text:style-name="Preformatted_20_Text">01231032012331201302310132031021301230213201023130210312301323102301203213032102320132203110321203012130201312023120312001321032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20</text:span>--<text:span text:style-name="T4">03110</text:span>--<text:span text:style-name="T4">032120</text:span>--<text:span text:style-name="T3">030</text:span>--<text:span text:style-name="T4">012130</text:span>--<text:span text:style-name="T3">020</text:span>--<text:span text:style-name="T4">013120</text:span>--<text:span text:style-name="T4">023120</text:span>--<text:span text:style-name="T3">03120</text:span>--<text:span text:style-name="T3">00</text:span>--<text:span text:style-name="T4">013210</text:span>--<text:span text:style-name="T5">032</text:span>---(0)(2)(3)(10)(11)(13)(32)(35)(41)(44)(58)(70)(77)(94)(97)</text:p>
      <text:p text:style-name="Preformatted_20_Text">01231032012331201302310132031021301230213201023130210312301323102301203213032103221030211032120312003121302013210232013120231203</text:p>
      <text:p text:style-name="Preformatted_20_Text"><text:span text:style-name="T4">012310</text:span>--<text:span text:style-name="T3">0320</text:span>--<text:span text:style-name="T4">0123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3">010</text:span>--<text:span text:style-name="T4">023130</text:span>--<text:span text:style-name="T3">0210</text:span>--<text:span text:style-name="T4">031230</text:span>--<text:span text:style-name="T4">0132310</text:span>--<text:span text:style-name="T3">0230</text:span>--<text:span text:style-name="T3">0120</text:span>--<text:span text:style-name="T4">032130</text:span>--<text:span text:style-name="T3">03210</text:span>--<text:span text:style-name="T4">032210</text:span>--<text:span text:style-name="T3">030</text:span>--<text:span text:style-name="T4">02110</text:span>--<text:span text:style-name="T4">032120</text:span>--<text:span text:style-name="T3">03120</text:span>--<text:span text:style-name="T3">00</text:span>--<text:span text:style-name="T4">0312130</text:span>--<text:span text:style-name="T3">020</text:span>--<text:span text:style-name="T4">013210</text:span>--<text:span text:style-name="T4">02320</text:span>--<text:span text:style-name="T4">013120</text:span>--<text:span text:style-name="T4">023120</text:span>--<text:span text:style-name="T5">03</text:span>---(0)(2)(3)(10)(11)(12)(13)(35)(41)(44)(73)(77)(90)(94)(97)</text:p>
      <text:p text:style-name="Preformatted_20_Text">01231032012331203210312301320310213012320130231012302123031201321023012031210302103213002131202311302031302213021320103231023120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3">030</text:span>--<text:span text:style-name="T3">0210</text:span>--<text:span text:style-name="T4">032130</text:span>--<text:span text:style-name="T3">00</text:span>--<text:span text:style-name="T4">0213120</text:span>--<text:span text:style-name="T4">0231130</text:span>--<text:span text:style-name="T3">020</text:span>--<text:span text:style-name="T4">03130</text:span>--<text:span text:style-name="T4">022130</text:span>--<text:span text:style-name="T4">021320</text:span>--<text:span text:style-name="T3">010</text:span>--<text:span text:style-name="T4">032310</text:span>--<text:span text:style-name="T4">023120</text:span>---(0)(2)(3)(10)(11)(13)(15)(20)(27)(28)(38)(51)(84)(97)(98)</text:p>
      <text:p text:style-name="Preformatted_20_Text">01231032012331203210312301320310213012320130231012302123031201321023012031210321132010323102201310231200321302031302103021320213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4">03211320</text:span>--<text:span text:style-name="T3">010</text:span>--<text:span text:style-name="T4">032310</text:span>--<text:span text:style-name="T4">0220</text:span>--<text:span text:style-name="T4">01310</text:span>--<text:span text:style-name="T4">023120</text:span>--<text:span text:style-name="T3">00</text:span>--<text:span text:style-name="T4">032130</text:span>--<text:span text:style-name="T3">020</text:span>--<text:span text:style-name="T4">03130</text:span>--<text:span text:style-name="T3">0210</text:span>--<text:span text:style-name="T3">030</text:span>--<text:span text:style-name="T4">021320</text:span>--<text:span text:style-name="T5">0213</text:span>---(0)(2)(3)(10)(11)(13)(15)(27)(28)(29)(38)(48)(54)(97)(98)</text:p>
      <text:p text:style-name="Preformatted_20_Text">01231032012331203210312301320310213012320130231012302123031201321023012031210321300321102312023130221302103021320103231020131023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4">032130</text:span>--<text:span text:style-name="T3">00</text:span>--<text:span text:style-name="T4">032110</text:span>--<text:span text:style-name="T4">023120</text:span>--<text:span text:style-name="T4">023130</text:span>--<text:span text:style-name="T4">022130</text:span>--<text:span text:style-name="T3">0210</text:span>--<text:span text:style-name="T3">030</text:span>--<text:span text:style-name="T4">021320</text:span>--<text:span text:style-name="T3">010</text:span>--<text:span text:style-name="T4">032310</text:span>--<text:span text:style-name="T3">020</text:span>--<text:span text:style-name="T4">01310</text:span>--<text:span text:style-name="T5">023</text:span>---(0)(2)(3)(10)(11)(13)(15)(20)(27)(28)(29)(38)(44)(72)(97)</text:p>
      <text:p text:style-name="Preformatted_20_Text">01231032012331203210312301320310213012320130231012302123031201321023012031210321302231002312023130201310231130210302132010323102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4">032130</text:span>--<text:span text:style-name="T4">022310</text:span>--<text:span text:style-name="T3">00</text:span>--<text:span text:style-name="T4">023120</text:span>--<text:span text:style-name="T4">023130</text:span>--<text:span text:style-name="T3">020</text:span>--<text:span text:style-name="T4">01310</text:span>--<text:span text:style-name="T4">0231130</text:span>--<text:span text:style-name="T3">0210</text:span>--<text:span text:style-name="T3">030</text:span>--<text:span text:style-name="T4">021320</text:span>--<text:span text:style-name="T3">010</text:span>--<text:span text:style-name="T4">032310</text:span>--<text:span text:style-name="T5">02</text:span>---(0)(2)(3)(10)(11)(13)(15)(23)(27)(28)(29)(38)(44)(51)(97)</text:p>
      <text:p text:style-name="Preformatted_20_Text">01231032012331203210312301320310213012320130231012302123031201321023012031210322013102031102312023132010321302103021320013231023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4">03220</text:span>--<text:span text:style-name="T4">01310</text:span>--<text:span text:style-name="T3">020</text:span>--<text:span text:style-name="T4">03110</text:span>--<text:span text:style-name="T4">023120</text:span>--<text:span text:style-name="T4">0231320</text:span>--<text:span text:style-name="T3">010</text:span>--<text:span text:style-name="T4">032130</text:span>--<text:span text:style-name="T3">0210</text:span>--<text:span text:style-name="T3">030</text:span>--<text:span text:style-name="T4">021320</text:span>--<text:span text:style-name="T3">00</text:span>--<text:span text:style-name="T4">0132310</text:span>--<text:span text:style-name="T5">023</text:span>---(0)(2)(3)(10)(11)(13)(15)(28)(29)(31)(34)(35)(38)(58)(97)</text:p>
      <text:p text:style-name="Preformatted_20_Text">01231032012331203210312301320310213012320130231012302123031201321023012031210323102313022310023120213102031103213021030213201023</text:p>
      <text:p text:style-name="Preformatted_20_Text"><text:soft-page-break/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10</text:span>--<text:span text:style-name="T4">032310</text:span>--<text:span text:style-name="T4">023130</text:span>--<text:span text:style-name="T4">022310</text:span>--<text:span text:style-name="T3">00</text:span>--<text:span text:style-name="T4">023120</text:span>--<text:span text:style-name="T4">021310</text:span>--<text:span text:style-name="T3">020</text:span>--<text:span text:style-name="T4">03110</text:span>--<text:span text:style-name="T4">032130</text:span>--<text:span text:style-name="T3">0210</text:span>--<text:span text:style-name="T3">030</text:span>--<text:span text:style-name="T4">021320</text:span>--<text:span text:style-name="T3">010</text:span>--<text:span text:style-name="T5">023</text:span>---(0)(2)(3)(5)(10)(11)(13)(15)(23)(27)(28)(38)(44)(58)(97)</text:p>
      <text:p text:style-name="Preformatted_20_Text">01231032012331203210312301320310213012320130231012302123031201321023012031223011023120231302013120031210302103213021320103231023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3">0230</text:span>--<text:span text:style-name="T3">0120</text:span>--<text:span text:style-name="T4">0312230</text:span>--<text:span text:style-name="T4">0110</text:span>--<text:span text:style-name="T4">023120</text:span>--<text:span text:style-name="T4">023130</text:span>--<text:span text:style-name="T3">020</text:span>--<text:span text:style-name="T4">013120</text:span>--<text:span text:style-name="T3">00</text:span>--<text:span text:style-name="T4">031210</text:span>--<text:span text:style-name="T3">030</text:span>--<text:span text:style-name="T3">0210</text:span>--<text:span text:style-name="T4">032130</text:span>--<text:span text:style-name="T4">021320</text:span>--<text:span text:style-name="T3">010</text:span>--<text:span text:style-name="T4">032310</text:span>--<text:span text:style-name="T5">023</text:span>---(0)(2)(3)(10)(11)(13)(15)(27)(28)(37)(38)(41)(44)(92)(97)</text:p>
      <text:p text:style-name="Preformatted_20_Text">01231032012331203210312301320310213012320130231012302123031201321023120032113022103021032310230120312130201312023130213201032130</text:p>
      <text:p text:style-name="Preformatted_20_Text"><text:span text:style-name="T4">012310</text:span>--<text:span text:style-name="T3">0320</text:span>--<text:span text:style-name="T4">01233120</text:span>--<text:span text:style-name="T3">03210</text:span>--<text:span text:style-name="T4">031230</text:span>--<text:span text:style-name="T3">01320</text:span>--<text:span text:style-name="T3">0310</text:span>--<text:span text:style-name="T3">02130</text:span>--<text:span text:style-name="T4">012320</text:span>--<text:span text:style-name="T3">0130</text:span>--<text:span text:style-name="T3">02310</text:span>--<text:span text:style-name="T3">01230</text:span>--<text:span text:style-name="T4">021230</text:span>--<text:span text:style-name="T3">03120</text:span>--<text:span text:style-name="T4">013210</text:span>--<text:span text:style-name="T4">023120</text:span>--<text:span text:style-name="T3">00</text:span>--<text:span text:style-name="T4">0321130</text:span>--<text:span text:style-name="T4">02210</text:span>--<text:span text:style-name="T3">030</text:span>--<text:span text:style-name="T3">0210</text:span>--<text:span text:style-name="T4">032310</text:span>--<text:span text:style-name="T3">0230</text:span>--<text:span text:style-name="T3">0120</text:span>--<text:span text:style-name="T4">0312130</text:span>--<text:span text:style-name="T3">020</text:span>--<text:span text:style-name="T4">013120</text:span>--<text:span text:style-name="T4">023130</text:span>--<text:span text:style-name="T4">021320</text:span>--<text:span text:style-name="T3">010</text:span>--<text:span text:style-name="T4">032130</text:span>---(0)(2)(3)(10)(11)(12)(13)(15)(27)(28)(41)(44)(62)(82)(97)</text:p>
      <text:p text:style-name="Preformatted_20_Text">01231032012331203213012321032301203102013203123021320131023013210123010321230023102130221303210231120301210312013023120231302103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3">02310</text:span>--<text:span text:style-name="T3">02130</text:span>--<text:span text:style-name="T4">022130</text:span>--<text:span text:style-name="T3">03210</text:span>--<text:span text:style-name="T4">0231120</text:span>--<text:span text:style-name="T3">030</text:span>--<text:span text:style-name="T4">01210</text:span>--<text:span text:style-name="T3">03120</text:span>--<text:span text:style-name="T3">0130</text:span>--<text:span text:style-name="T4">023120</text:span>--<text:span text:style-name="T4">023130</text:span>--<text:span text:style-name="T3">0210</text:span>--<text:span text:style-name="T5">03</text:span>---(0)(1)(2)(3)(7)(10)(11)(13)(20)(29)(33)(40)(44)(65)(97)</text:p>
      <text:p text:style-name="Preformatted_20_Text">01231032012331203213012321032301203102013203123021320131023013210123010321230023102130231130210301210312013022130321023120231302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3">02310</text:span>--<text:span text:style-name="T3">02130</text:span>--<text:span text:style-name="T4">0231130</text:span>--<text:span text:style-name="T3">0210</text:span>--<text:span text:style-name="T3">030</text:span>--<text:span text:style-name="T4">01210</text:span>--<text:span text:style-name="T3">03120</text:span>--<text:span text:style-name="T3">0130</text:span>--<text:span text:style-name="T4">022130</text:span>--<text:span text:style-name="T3">03210</text:span>--<text:span text:style-name="T4">023120</text:span>--<text:span text:style-name="T4">023130</text:span>--<text:span text:style-name="T5">02</text:span>---(0)(1)(2)(3)(7)(10)(11)(13)(20)(29)(33)(40)(44)(51)(97)</text:p>
      <text:p text:style-name="Preformatted_20_Text">01231032012331203213012321032301203102013203123021320131023013210123010321230023102130231302213032102311203012103120231201302103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3">02310</text:span>--<text:span text:style-name="T3">02130</text:span>--<text:span text:style-name="T4">023130</text:span>--<text:span text:style-name="T4">022130</text:span>--<text:span text:style-name="T3">03210</text:span>--<text:span text:style-name="T4">0231120</text:span>--<text:span text:style-name="T3">030</text:span>--<text:span text:style-name="T4">01210</text:span>--<text:span text:style-name="T3">03120</text:span>--<text:span text:style-name="T4">023120</text:span>--<text:span text:style-name="T3">0130</text:span>--<text:span text:style-name="T3">0210</text:span>--<text:span text:style-name="T5">03</text:span>---(0)(1)(2)(3)(7)(10)(11)(13)(20)(29)(33)(40)(44)(65)(97)</text:p>
      <text:p text:style-name="Preformatted_20_Text">01231032012331203213012321032301203102013203123021320131023013210123010321230023112030121302103120130220313023102130321023120213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4">0231120</text:span>--<text:span text:style-name="T3">030</text:span>--<text:span text:style-name="T4">012130</text:span>--<text:span text:style-name="T3">0210</text:span>--<text:span text:style-name="T3">03120</text:span>--<text:span text:style-name="T3">0130</text:span>--<text:span text:style-name="T4">0220</text:span>--<text:span text:style-name="T4">03130</text:span>--<text:span text:style-name="T3">02310</text:span>--<text:span text:style-name="T3">02130</text:span>--<text:span text:style-name="T3">03210</text:span>--<text:span text:style-name="T4">023120</text:span>--<text:span text:style-name="T5">0213</text:span>---(0)(1)(2)(3)(7)(10)(11)(13)(29)(33)(48)(65)(70)(97)(98)</text:p>
      <text:p text:style-name="Preformatted_20_Text">01231032012331203213012321032301203102013203123021320131023013210123010321230023130231130221031201302103012130321023120231021302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4">023130</text:span>--<text:span text:style-name="T4">0231130</text:span>--<text:span text:style-name="T4">02210</text:span>--<text:span text:style-name="T3">03120</text:span>--<text:span text:style-name="T3">0130</text:span>--<text:span text:style-name="T3">0210</text:span>--<text:span text:style-name="T3">030</text:span>--<text:span text:style-name="T4">012130</text:span>--<text:span text:style-name="T3">03210</text:span>--<text:span text:style-name="T4">023120</text:span>--<text:span text:style-name="T3">02310</text:span>--<text:span text:style-name="T3">02130</text:span>--<text:span text:style-name="T5">02</text:span>---(0)(1)(2)(3)(7)(10)(11)(13)(29)(33)(44)(51)(62)(70)(97)</text:p>
      <text:p text:style-name="Preformatted_20_Text">01231032012331203213012321032301203102013203123021320131023013210123010321230023132023102130231201302103012130321023110322103120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4">0231320</text:span>--<text:span text:style-name="T3">02310</text:span>--<text:span text:style-name="T3">02130</text:span>--<text:span text:style-name="T4">023120</text:span>--<text:span text:style-name="T3">0130</text:span>--<text:span text:style-name="T3">0210</text:span>--<text:span text:style-name="T3">030</text:span>--<text:span text:style-name="T4">012130</text:span>--<text:span text:style-name="T3">03210</text:span>--<text:span text:style-name="T4">023110</text:span>--<text:span text:style-name="T4">032210</text:span>--<text:span text:style-name="T3">03120</text:span>---(0)(1)(2)(3)(7)(10)(11)(13)(29)(31)(33)(68)(70)(73)(97)</text:p>
      <text:p text:style-name="Preformatted_20_Text">01231032012331203213012321032301203102013203123021320131023013210123010321230031220313202311230321023102130210301210312013023120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0</text:span>--<text:span text:style-name="T4">031220</text:span>--<text:span text:style-name="T4">031320</text:span>--<text:span text:style-name="T4">02311230</text:span>--<text:span text:style-name="T3">03210</text:span>--<text:span text:style-name="T3">02310</text:span>--<text:span text:style-name="T3">02130</text:span>--<text:span text:style-name="T3">0210</text:span>--<text:span text:style-name="T3">030</text:span>--<text:span text:style-name="T4">01210</text:span>--<text:span text:style-name="T3">03120</text:span>--<text:span text:style-name="T3">0130</text:span>--<text:span text:style-name="T4">023120</text:span>---(0)(1)(2)(3)(7)(10)(11)(13)(14)(25)(29)(33)(40)(67)(97)</text:p>
      <text:p text:style-name="Preformatted_20_Text">01231032012331203213012321032301203102013203123021320131023013210123010321230312230112300321023102130210301210312013023120231302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4">0312230</text:span>--<text:span text:style-name="T4">011230</text:span>--<text:span text:style-name="T3">00</text:span>--<text:span text:style-name="T3">03210</text:span>--<text:span text:style-name="T3">02310</text:span>--<text:span text:style-name="T3">02130</text:span>--<text:span text:style-name="T3">0210</text:span>--<text:span text:style-name="T3">030</text:span>--<text:span text:style-name="T4">01210</text:span>--<text:span text:style-name="T3">03120</text:span>--<text:span text:style-name="T3">0130</text:span>--<text:span text:style-name="T4">023120</text:span>--<text:span text:style-name="T4">023130</text:span>--<text:span text:style-name="T5">02</text:span>---(0)(1)(2)(3)(7)(10)(11)(13)(29)(33)(40)(44)(64)(92)(97)</text:p>
      <text:p text:style-name="Preformatted_20_Text"><text:soft-page-break/>01231032012331203213012321032301203102013203123021320131023013210123010321230321023132003120130210301210312203113023120231021302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3">03210</text:span>--<text:span text:style-name="T4">0231320</text:span>--<text:span text:style-name="T3">00</text:span>--<text:span text:style-name="T3">03120</text:span>--<text:span text:style-name="T3">0130</text:span>--<text:span text:style-name="T3">0210</text:span>--<text:span text:style-name="T3">030</text:span>--<text:span text:style-name="T4">01210</text:span>--<text:span text:style-name="T4">031220</text:span>--<text:span text:style-name="T4">031130</text:span>--<text:span text:style-name="T4">023120</text:span>--<text:span text:style-name="T3">02310</text:span>--<text:span text:style-name="T3">02130</text:span>--<text:span text:style-name="T5">02</text:span>---(0)(1)(2)(3)(7)(10)(11)(13)(25)(29)(31)(33)(40)(60)(97)</text:p>
      <text:p text:style-name="Preformatted_20_Text">01231032012331203213012321032301203102013203123021320131023013210123010321230321130231201302213003210231021302103012103120231302</text:p>
      <text:p text:style-name="Preformatted_20_Text"><text:span text:style-name="T4">012310</text:span>--<text:span text:style-name="T3">0320</text:span>--<text:span text:style-name="T4">01233120</text:span>--<text:span text:style-name="T4">032130</text:span>--<text:span text:style-name="T4">0123210</text:span>--<text:span text:style-name="T4">03230</text:span>--<text:span text:style-name="T3">0120</text:span>--<text:span text:style-name="T3">0310</text:span>--<text:span text:style-name="T3">020</text:span>--<text:span text:style-name="T3">01320</text:span>--<text:span text:style-name="T4">031230</text:span>--<text:span text:style-name="T4">021320</text:span>--<text:span text:style-name="T4">01310</text:span>--<text:span text:style-name="T3">0230</text:span>--<text:span text:style-name="T4">013210</text:span>--<text:span text:style-name="T3">01230</text:span>--<text:span text:style-name="T3">010</text:span>--<text:span text:style-name="T4">0321230</text:span>--<text:span text:style-name="T4">0321130</text:span>--<text:span text:style-name="T4">023120</text:span>--<text:span text:style-name="T3">0130</text:span>--<text:span text:style-name="T4">022130</text:span>--<text:span text:style-name="T3">00</text:span>--<text:span text:style-name="T3">03210</text:span>--<text:span text:style-name="T3">02310</text:span>--<text:span text:style-name="T3">02130</text:span>--<text:span text:style-name="T3">0210</text:span>--<text:span text:style-name="T3">030</text:span>--<text:span text:style-name="T4">01210</text:span>--<text:span text:style-name="T3">03120</text:span>--<text:span text:style-name="T4">023130</text:span>--<text:span text:style-name="T5">02</text:span>---(0)(1)(2)(3)(7)(10)(11)(13)(20)(29)(33)(40)(44)(82)(97)</text:p>
      <text:p text:style-name="Preformatted_20_Text">0123103201302310132031021320123201032130123021031230132102312013223012103321002130213120321230321032310230112030120312023130201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4">0132230</text:span>--<text:span text:style-name="T4">01210</text:span>--<text:span text:style-name="T4">033210</text:span>--<text:span text:style-name="T3">00</text:span>--<text:span text:style-name="T3">02130</text:span>--<text:span text:style-name="T4">0213120</text:span>--<text:span text:style-name="T4">0321230</text:span>--<text:span text:style-name="T3">03210</text:span>--<text:span text:style-name="T4">032310</text:span>--<text:span text:style-name="T3">0230</text:span>--<text:span text:style-name="T4">01120</text:span>--<text:span text:style-name="T3">030</text:span>--<text:span text:style-name="T3">0120</text:span>--<text:span text:style-name="T3">03120</text:span>--<text:span text:style-name="T4">023130</text:span>--<text:span text:style-name="T3">020</text:span>--<text:span text:style-name="T5">013</text:span>---(0)(2)(3)(10)(11)(13)(15)(27)(30)(33)(40)(44)(56)(66)(84)</text:p>
      <text:p text:style-name="Preformatted_20_Text">012310320130231013203102132012320103213012302103123013210231203210302130211032210331202131201323102301203130203120032123031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10</text:span>--<text:span text:style-name="T4">032210</text:span>--<text:span text:style-name="T4">033120</text:span>--<text:span text:style-name="T4">0213120</text:span>--<text:span text:style-name="T4">0132310</text:span>--<text:span text:style-name="T3">0230</text:span>--<text:span text:style-name="T3">0120</text:span>--<text:span text:style-name="T4">03130</text:span>--<text:span text:style-name="T3">020</text:span>--<text:span text:style-name="T3">03120</text:span>--<text:span text:style-name="T3">00</text:span>--<text:span text:style-name="T4">0321230</text:span>--<text:span text:style-name="T4">031210</text:span>--<text:span text:style-name="T5">032</text:span>---(0)(2)(3)(10)(11)(13)(15)(33)(35)(38)(63)(73)(84)(90)(98)</text:p>
      <text:p text:style-name="Preformatted_20_Text">012310320130231013203102132012320103213012302103123013210231203210302130212303120031223011023012031210323102031320213102331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3">03120</text:span>--<text:span text:style-name="T3">00</text:span>--<text:span text:style-name="T4">0312230</text:span>--<text:span text:style-name="T4">0110</text:span>--<text:span text:style-name="T3">0230</text:span>--<text:span text:style-name="T3">0120</text:span>--<text:span text:style-name="T4">031210</text:span>--<text:span text:style-name="T4">032310</text:span>--<text:span text:style-name="T3">020</text:span>--<text:span text:style-name="T4">031320</text:span>--<text:span text:style-name="T4">021310</text:span>--<text:span text:style-name="T4">0233120</text:span>--<text:span text:style-name="T5">0132</text:span>---(0)(2)(3)(5)(10)(11)(13)(14)(15)(27)(28)(37)(38)(57)(92)</text:p>
      <text:p text:style-name="Preformatted_20_Text">012310320130231013203102132012320103213012302103123013210231203210302130212303121032301102332100132231020313202131023012031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0</text:span>--<text:span text:style-name="T4">03230</text:span>--<text:span text:style-name="T4">0110</text:span>--<text:span text:style-name="T4">0233210</text:span>--<text:span text:style-name="T3">00</text:span>--<text:span text:style-name="T4">01322310</text:span>--<text:span text:style-name="T3">020</text:span>--<text:span text:style-name="T4">031320</text:span>--<text:span text:style-name="T4">021310</text:span>--<text:span text:style-name="T3">0230</text:span>--<text:span text:style-name="T3">0120</text:span>--<text:span text:style-name="T3">03120</text:span>--<text:span text:style-name="T5">0132</text:span>---(0)(2)(3)(5)(7)(10)(11)(13)(14)(15)(28)(37)(38)(75)(91)</text:p>
      <text:p text:style-name="Preformatted_20_Text">012310320130231013203102132012320103213012302103123013210231203210302130212303121032301132021332100213102031201322310230120313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0</text:span>--<text:span text:style-name="T4">03230</text:span>--<text:span text:style-name="T4">011320</text:span>--<text:span text:style-name="T4">02133210</text:span>--<text:span text:style-name="T3">00</text:span>--<text:span text:style-name="T4">021310</text:span>--<text:span text:style-name="T3">020</text:span>--<text:span text:style-name="T3">03120</text:span>--<text:span text:style-name="T4">01322310</text:span>--<text:span text:style-name="T3">0230</text:span>--<text:span text:style-name="T3">0120</text:span>--<text:span text:style-name="T4">03130</text:span>--<text:span text:style-name="T5">02</text:span>---(0)(2)(3)(4)(5)(7)(10)(11)(13)(15)(28)(38)(43)(75)(98)</text:p>
      <text:p text:style-name="Preformatted_20_Text">012310320130231013203102132012320103213012302103123013210231203210302130212303121300123302113022103231020313202131023012031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12330</text:span>--<text:span text:style-name="T4">021130</text:span>--<text:span text:style-name="T4">02210</text:span>--<text:span text:style-name="T4">032310</text:span>--<text:span text:style-name="T3">020</text:span>--<text:span text:style-name="T4">031320</text:span>--<text:span text:style-name="T4">021310</text:span>--<text:span text:style-name="T3">0230</text:span>--<text:span text:style-name="T3">0120</text:span>--<text:span text:style-name="T3">03120</text:span>--<text:span text:style-name="T5">0132</text:span>---(0)(2)(3)(5)(10)(11)(12)(13)(14)(15)(27)(28)(42)(62)(88)</text:p>
      <text:p text:style-name="Preformatted_20_Text">012310320130231013203102132012320103213012302103123013210231203210302130212303121300132210323102031320213102301203302112031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132210</text:span>--<text:span text:style-name="T4">032310</text:span>--<text:span text:style-name="T3">020</text:span>--<text:span text:style-name="T4">031320</text:span>--<text:span text:style-name="T4">021310</text:span>--<text:span text:style-name="T3">0230</text:span>--<text:span text:style-name="T3">0120</text:span>--<text:span text:style-name="T4">0330</text:span>--<text:span text:style-name="T4">021120</text:span>--<text:span text:style-name="T3">03120</text:span>--<text:span text:style-name="T5">0132</text:span>---(0)(2)(3)(5)(10)(11)(12)(13)(14)(15)(27)(28)(69)(71)(89)</text:p>
      <text:p text:style-name="Preformatted_20_Text">012310320130231013203102132012320103213012302103123013210231203210302130212303121300213302110323102031320213102301203120132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21330</text:span>--<text:span text:style-name="T4">02110</text:span>--<text:span text:style-name="T4">032310</text:span>--<text:span text:style-name="T3">020</text:span>--<text:span text:style-name="T4">031320</text:span>--<text:span text:style-name="T4">021310</text:span>--<text:span text:style-name="T3">0230</text:span>--<text:span text:style-name="T3">0120</text:span>--<text:span text:style-name="T3">03120</text:span>--<text:span text:style-name="T4">0132210</text:span>--<text:span text:style-name="T5">032</text:span>---(0)(2)(3)(5)(10)(11)(12)(13)(14)(15)(27)(28)(47)(69)(90)</text:p>
      <text:p text:style-name="Preformatted_20_Text">0123103201302310132031021320123201032130123021031230132102312032103021302123031213002311023301203120131202313020132210323102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23110</text:span>--<text:soft-page-break/><text:span text:style-name="T4">02330</text:span>--<text:span text:style-name="T3">0120</text:span>--<text:span text:style-name="T3">03120</text:span>--<text:span text:style-name="T4">013120</text:span>--<text:span text:style-name="T4">023130</text:span>--<text:span text:style-name="T3">020</text:span>--<text:span text:style-name="T4">0132210</text:span>--<text:span text:style-name="T4">032310</text:span>--<text:span text:style-name="T3">0230</text:span>--<text:span text:style-name="T5">012</text:span>---(0)(2)(3)(10)(11)(12)(13)(15)(27)(28)(41)(44)(68)(69)(99)</text:p>
      <text:p text:style-name="Preformatted_20_Text">0123103201302310132031021320123201032130123021031230132102312032103021302123031213002313020131201322103231023012031202133021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23130</text:span>--<text:span text:style-name="T3">020</text:span>--<text:span text:style-name="T4">013120</text:span>--<text:span text:style-name="T4">0132210</text:span>--<text:span text:style-name="T4">032310</text:span>--<text:span text:style-name="T3">0230</text:span>--<text:span text:style-name="T3">0120</text:span>--<text:span text:style-name="T3">03120</text:span>--<text:span text:style-name="T4">021330</text:span>--<text:span text:style-name="T4">02110</text:span>--<text:span text:style-name="T5">023</text:span>---(0)(2)(3)(10)(11)(12)(13)(15)(27)(28)(41)(44)(47)(69)(90)</text:p>
      <text:p text:style-name="Preformatted_20_Text">012310320130231013203102132012320103213012302103123013210231203210302130212303121300231302031202131022103231023012031102331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23130</text:span>--<text:span text:style-name="T3">020</text:span>--<text:span text:style-name="T3">03120</text:span>--<text:span text:style-name="T4">021310</text:span>--<text:span text:style-name="T4">02210</text:span>--<text:span text:style-name="T4">032310</text:span>--<text:span text:style-name="T3">0230</text:span>--<text:span text:style-name="T3">0120</text:span>--<text:span text:style-name="T4">03110</text:span>--<text:span text:style-name="T4">0233120</text:span>--<text:span text:style-name="T5">0132</text:span>---(0)(2)(3)(5)(10)(11)(12)(13)(15)(27)(28)(44)(57)(58)(62)</text:p>
      <text:p text:style-name="Preformatted_20_Text">012310320130231013203102132012320103213012302103123013210231203210302130212303121300321102301203120131020132210323102331202313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12130</text:span>--<text:span text:style-name="T3">00</text:span>--<text:span text:style-name="T4">032110</text:span>--<text:span text:style-name="T3">0230</text:span>--<text:span text:style-name="T3">0120</text:span>--<text:span text:style-name="T3">03120</text:span>--<text:span text:style-name="T4">01310</text:span>--<text:span text:style-name="T3">020</text:span>--<text:span text:style-name="T4">0132210</text:span>--<text:span text:style-name="T4">032310</text:span>--<text:span text:style-name="T4">0233120</text:span>--<text:span text:style-name="T4">023130</text:span>--<text:span text:style-name="T5">02</text:span>---(0)(2)(3)(10)(11)(12)(13)(15)(27)(28)(29)(44)(57)(69)(72)</text:p>
      <text:p text:style-name="Preformatted_20_Text">012310320130231013203102132012320103213012302103123013210231203210302130212303211032213002133012031201312023130201323102301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12320</text:span>--<text:span text:style-name="T3">010</text:span>--<text:span text:style-name="T4">032130</text:span>--<text:span text:style-name="T3">01230</text:span>--<text:span text:style-name="T3">0210</text:span>--<text:span text:style-name="T4">031230</text:span>--<text:span text:style-name="T4">013210</text:span>--<text:span text:style-name="T4">023120</text:span>--<text:span text:style-name="T3">03210</text:span>--<text:span text:style-name="T3">030</text:span>--<text:span text:style-name="T3">02130</text:span>--<text:span text:style-name="T4">021230</text:span>--<text:span text:style-name="T4">032110</text:span>--<text:span text:style-name="T4">0322130</text:span>--<text:span text:style-name="T3">00</text:span>--<text:span text:style-name="T4">021330</text:span>--<text:span text:style-name="T3">0120</text:span>--<text:span text:style-name="T3">03120</text:span>--<text:span text:style-name="T4">013120</text:span>--<text:span text:style-name="T4">023130</text:span>--<text:span text:style-name="T3">020</text:span>--<text:span text:style-name="T4">0132310</text:span>--<text:span text:style-name="T3">0230</text:span>--<text:span text:style-name="T4">01210</text:span>--<text:span text:style-name="T5">032</text:span>---(0)(2)(3)(10)(11)(13)(15)(17)(28)(35)(40)(41)(44)(47)(72)</text:p>
      <text:p text:style-name="Preformatted_20_Text">0123103201302310132031021320213021310231203123021031201332010321301232012301203210230132201321030121032310203112303212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3">0230</text:span>--<text:span text:style-name="T4">013220</text:span>--<text:span text:style-name="T4">013210</text:span>--<text:span text:style-name="T3">030</text:span>--<text:span text:style-name="T4">01210</text:span>--<text:span text:style-name="T4">032310</text:span>--<text:span text:style-name="T3">020</text:span>--<text:span text:style-name="T4">0311230</text:span>--<text:span text:style-name="T4">0321230</text:span>--<text:span text:style-name="T3">00</text:span>--<text:span text:style-name="T4">0231320</text:span>--<text:span text:style-name="T5">01</text:span>---(0)(2)(3)(5)(10)(11)(13)(15)(26)(27)(31)(32)(33)(40)(59)</text:p>
      <text:p text:style-name="Preformatted_20_Text">012310320130231013203102132021302131023120312302103120133201032130123201230120321030121303212300231320110230132210323102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4">0110</text:span>--<text:span text:style-name="T3">0230</text:span>--<text:span text:style-name="T4">0132210</text:span>--<text:span text:style-name="T4">032310</text:span>--<text:span text:style-name="T3">020</text:span>--<text:span text:style-name="T4">013210</text:span>--<text:span text:style-name="T5">023</text:span>---(0)(2)(3)(5)(10)(11)(13)(15)(26)(27)(31)(33)(37)(69)(70)</text:p>
      <text:p text:style-name="Preformatted_20_Text">0123103201302310132031021320213021310231203123021031201332010321301232012301203210301220313201123003212303121032310201321023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3">030</text:span>--<text:span text:style-name="T4">01220</text:span>--<text:span text:style-name="T4">031320</text:span>--<text:span text:style-name="T4">011230</text:span>--<text:span text:style-name="T3">00</text:span>--<text:span text:style-name="T4">0321230</text:span>--<text:span text:style-name="T4">031210</text:span>--<text:span text:style-name="T4">032310</text:span>--<text:span text:style-name="T3">020</text:span>--<text:span text:style-name="T4">013210</text:span>--<text:span text:style-name="T3">0230</text:span>--<text:span text:style-name="T5">0132</text:span>---(0)(2)(3)(5)(10)(11)(13)(14)(15)(26)(27)(33)(36)(38)(64)</text:p>
      <text:p text:style-name="Preformatted_20_Text">012310320130231013203102132021302131023120312302103120133201032130123201230120321030212300132310201321023013220313201123031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3">030</text:span>--<text:span text:style-name="T4">021230</text:span>--<text:span text:style-name="T3">00</text:span>--<text:span text:style-name="T4">0132310</text:span>--<text:span text:style-name="T3">020</text:span>--<text:span text:style-name="T4">013210</text:span>--<text:span text:style-name="T3">0230</text:span>--<text:span text:style-name="T4">013220</text:span>--<text:span text:style-name="T4">031320</text:span>--<text:span text:style-name="T4">011230</text:span>--<text:span text:style-name="T4">031210</text:span>--<text:span text:style-name="T5">032</text:span>---(0)(2)(3)(5)(10)(11)(13)(14)(15)(26)(28)(32)(35)(38)(64)</text:p>
      <text:p text:style-name="Preformatted_20_Text">0123103201302310132031021320213021310231203123021031201332010321301232012301203210322013231020313201120301213032123001321023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20</text:span>--<text:span text:style-name="T4">0132310</text:span>--<text:span text:style-name="T3">020</text:span>--<text:span text:style-name="T4">031320</text:span>--<text:span text:style-name="T4">01120</text:span>--<text:span text:style-name="T3">030</text:span>--<text:span text:style-name="T4">012130</text:span>--<text:span text:style-name="T4">0321230</text:span>--<text:span text:style-name="T3">00</text:span>--<text:span text:style-name="T4">013210</text:span>--<text:span text:style-name="T3">0230</text:span>--<text:span text:style-name="T5">0132</text:span>---(0)(2)(3)(5)(10)(11)(13)(14)(15)(26)(30)(33)(34)(35)(70)</text:p>
      <text:p text:style-name="Preformatted_20_Text">012310320130231013203102132021302131023120312302103120133201032130123201230120321032203132011230312103021230013210230132310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20</text:span>--<text:span text:style-name="T4">031320</text:span>--<text:span text:style-name="T4">011230</text:span>--<text:span text:style-name="T4">031210</text:span>--<text:span text:style-name="T3">030</text:span>--<text:span text:style-name="T4">021230</text:span>--<text:span text:style-name="T3">00</text:span>--<text:span text:style-name="T4">013210</text:span>--<text:span text:style-name="T3">0230</text:span>--<text:span text:style-name="T4">0132310</text:span>--<text:span text:style-name="T3">020</text:span>--<text:span text:style-name="T5">0132</text:span>---(0)(2)(3)(5)(10)(11)(13)(14)(15)(26)(28)(34)(35)(38)(64)</text:p>
      <text:p text:style-name="Preformatted_20_Text">01231032013023101320310213202130213102312031230210312013320103213012320123012032103221303212030121300231320110230132310201321023</text:p>
      <text:p text:style-name="Preformatted_20_Text"><text:soft-page-break/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2130</text:span>--<text:span text:style-name="T4">032120</text:span>--<text:span text:style-name="T3">030</text:span>--<text:span text:style-name="T4">012130</text:span>--<text:span text:style-name="T3">00</text:span>--<text:span text:style-name="T4">0231320</text:span>--<text:span text:style-name="T4">0110</text:span>--<text:span text:style-name="T3">0230</text:span>--<text:span text:style-name="T4">0132310</text:span>--<text:span text:style-name="T3">020</text:span>--<text:span text:style-name="T4">013210</text:span>--<text:span text:style-name="T5">023</text:span>---(0)(2)(3)(5)(10)(11)(13)(15)(17)(26)(31)(35)(37)(70)(77)</text:p>
      <text:p text:style-name="Preformatted_20_Text">0123103201302310132031021320213021310231203123021031201332010321301232012301203210322301323102013210230112030121303212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230</text:span>--<text:span text:style-name="T4">0132310</text:span>--<text:span text:style-name="T3">020</text:span>--<text:span text:style-name="T4">013210</text:span>--<text:span text:style-name="T3">0230</text:span>--<text:span text:style-name="T4">0112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5">01</text:span>---(0)(2)(3)(5)(10)(11)(13)(15)(26)(30)(31)(33)(35)(39)(70)</text:p>
      <text:p text:style-name="Preformatted_20_Text">0123103201302310132031021320213021310231203123021031201332010321301232012301203210322310201321023013230112030121303212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2310</text:span>--<text:span text:style-name="T3">020</text:span>--<text:span text:style-name="T4">013210</text:span>--<text:span text:style-name="T3">0230</text:span>--<text:span text:style-name="T4">013230</text:span>--<text:span text:style-name="T4">0112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5">01</text:span>---(0)(2)(3)(5)(10)(11)(13)(15)(18)(26)(30)(31)(33)(46)(70)</text:p>
      <text:p text:style-name="Preformatted_20_Text">0123103201302310132031021320213021310231203123021031201332010321301232012301203210323013223102013210230112030121303212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30</text:span>--<text:span text:style-name="T4">01322310</text:span>--<text:span text:style-name="T3">020</text:span>--<text:span text:style-name="T4">013210</text:span>--<text:span text:style-name="T3">0230</text:span>--<text:span text:style-name="T4">0112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5">01</text:span>---(0)(2)(3)(5)(7)(10)(11)(13)(15)(26)(30)(31)(33)(70)(75)</text:p>
      <text:p text:style-name="Preformatted_20_Text">0123103201302310132031021320213021310231203123021031201332010321301232012301203210323102013210230132203112030121303212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310</text:span>--<text:span text:style-name="T3">020</text:span>--<text:span text:style-name="T4">013210</text:span>--<text:span text:style-name="T3">0230</text:span>--<text:span text:style-name="T4">013220</text:span>--<text:span text:style-name="T4">03112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5">01</text:span>---(0)(2)(3)(5)(10)(11)(13)(15)(26)(27)(31)(32)(33)(70)(80)</text:p>
      <text:p text:style-name="Preformatted_20_Text">012310320130231013203102132021302131023120312302103120133201032130123201230120321032310201322103012130321230023132011023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310</text:span>--<text:span text:style-name="T3">020</text:span>--<text:span text:style-name="T4">013221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4">0110</text:span>--<text:span text:style-name="T3">0230</text:span>--<text:span text:style-name="T4">013210</text:span>--<text:span text:style-name="T5">023</text:span>---(0)(2)(3)(5)(10)(11)(13)(15)(26)(27)(31)(33)(37)(69)(70)</text:p>
      <text:p text:style-name="Preformatted_20_Text">0123103201302310132031021320213021310231203123021031201332010321301232012301203210323102210301213032123002313201130201321023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3">03210</text:span>--<text:span text:style-name="T4">032310</text:span>--<text:span text:style-name="T4">02210</text:span>--<text:span text:style-name="T3">030</text:span>--<text:span text:style-name="T4">012130</text:span>--<text:span text:style-name="T4">0321230</text:span>--<text:span text:style-name="T3">00</text:span>--<text:span text:style-name="T4">0231320</text:span>--<text:span text:style-name="T4">01130</text:span>--<text:span text:style-name="T3">020</text:span>--<text:span text:style-name="T4">013210</text:span>--<text:span text:style-name="T3">0230</text:span>--<text:span text:style-name="T5">0132</text:span>---(0)(2)(3)(5)(9)(10)(11)(13)(15)(26)(27)(31)(33)(62)(70)</text:p>
      <text:p text:style-name="Preformatted_20_Text">0123103201302310132031021320213021310231203123021031201332010321301232012301203212303210322310201321023013230112030121300231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3">0120</text:span>--<text:span text:style-name="T4">0321230</text:span>--<text:span text:style-name="T3">03210</text:span>--<text:span text:style-name="T4">0322310</text:span>--<text:span text:style-name="T3">020</text:span>--<text:span text:style-name="T4">013210</text:span>--<text:span text:style-name="T3">0230</text:span>--<text:span text:style-name="T4">013230</text:span>--<text:span text:style-name="T4">01120</text:span>--<text:span text:style-name="T3">030</text:span>--<text:span text:style-name="T4">012130</text:span>--<text:span text:style-name="T3">00</text:span>--<text:span text:style-name="T4">0231320</text:span>--<text:span text:style-name="T5">01</text:span>---(0)(2)(3)(5)(10)(11)(13)(15)(18)(26)(30)(31)(33)(46)(70)</text:p>
      <text:p text:style-name="Preformatted_20_Text">0123103201302310132031021320213021310231203123021031201332010321301232012301321023012032103221303121030212300231320110323102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1230</text:span>--<text:span text:style-name="T3">0210</text:span>--<text:span text:style-name="T3">03120</text:span>--<text:span text:style-name="T4">013320</text:span>--<text:span text:style-name="T3">010</text:span>--<text:span text:style-name="T4">032130</text:span>--<text:span text:style-name="T4">012320</text:span>--<text:span text:style-name="T3">01230</text:span>--<text:span text:style-name="T4">013210</text:span>--<text:span text:style-name="T3">0230</text:span>--<text:span text:style-name="T3">0120</text:span>--<text:span text:style-name="T3">03210</text:span>--<text:span text:style-name="T4">0322130</text:span>--<text:span text:style-name="T4">031210</text:span>--<text:span text:style-name="T3">030</text:span>--<text:span text:style-name="T4">021230</text:span>--<text:span text:style-name="T3">00</text:span>--<text:span text:style-name="T4">0231320</text:span>--<text:span text:style-name="T4">0110</text:span>--<text:span text:style-name="T4">032310</text:span>--<text:span text:style-name="T3">020</text:span>--<text:span text:style-name="T5">0132</text:span>---(0)(2)(3)(5)(10)(11)(13)(15)(17)(26)(27)(28)(31)(37)(38)</text:p>
      <text:p text:style-name="Preformatted_20_Text">0123103201302310132031021320213021310231203213031201323013210230120312302103210023132012301120302120332103121301232010322310201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3">03210</text:span>--<text:span text:style-name="T3">00</text:span>--<text:span text:style-name="T4">0231320</text:span>--<text:span text:style-name="T3">01230</text:span>--<text:span text:style-name="T4">01120</text:span>--<text:span text:style-name="T3">030</text:span>--<text:span text:style-name="T4">02120</text:span>--<text:span text:style-name="T4">033210</text:span>--<text:span text:style-name="T4">0312130</text:span>--<text:span text:style-name="T4">012320</text:span>--<text:span text:style-name="T3">010</text:span>--<text:span text:style-name="T4">0322310</text:span>--<text:span text:style-name="T3">020</text:span>--<text:span text:style-name="T5">013</text:span>---(0)(2)(3)(5)(6)(10)(11)(12)(13)(15)(18)(30)(31)(46)(66)</text:p>
      <text:p text:style-name="Preformatted_20_Text">0123103201302310132031021320213021310231203213031201323013210230120312302103210312130123201123010233012231020313201230032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3">03210</text:span>--<text:span text:style-name="T4">0312130</text:span>--<text:span text:style-name="T4">012320</text:span>--<text:span text:style-name="T4">011230</text:span>--<text:span text:style-name="T3">010</text:span>--<text:span text:style-name="T4">02330</text:span>--<text:span text:style-name="T4">0122310</text:span>--<text:span text:style-name="T3">020</text:span>--<text:span text:style-name="T4">031320</text:span>--<text:span text:style-name="T3">01230</text:span>--<text:span text:style-name="T3">00</text:span>--<text:span text:style-name="T4">032120</text:span>--<text:span text:style-name="T3">030</text:span>--<text:span text:style-name="T5">012</text:span>---(0)(2)(3)(5)(10)(11)(12)(13)(14)(15)(18)(64)(77)(95)(99)</text:p>
      <text:p text:style-name="Preformatted_20_Text"><text:soft-page-break/>0123103201302310132031021320213021310231203213031201323013210230120312302103212030121301230112300321031223102031320102320123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4">032120</text:span>--<text:span text:style-name="T3">030</text:span>--<text:span text:style-name="T4">012130</text:span>--<text:span text:style-name="T3">01230</text:span>--<text:span text:style-name="T4">011230</text:span>--<text:span text:style-name="T3">00</text:span>--<text:span text:style-name="T3">03210</text:span>--<text:span text:style-name="T4">03122310</text:span>--<text:span text:style-name="T3">020</text:span>--<text:span text:style-name="T4">031320</text:span>--<text:span text:style-name="T3">010</text:span>--<text:span text:style-name="T4">02320</text:span>--<text:span text:style-name="T4">012330</text:span>--<text:span text:style-name="T5">012</text:span>---(0)(2)(3)(5)(10)(11)(13)(14)(18)(42)(64)(70)(77)(94)(96)</text:p>
      <text:p text:style-name="Preformatted_20_Text">0123103201302310132031021320213021310231203213031201323013210230120312302103212030122310203132003210312130123010232011320123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4">032120</text:span>--<text:span text:style-name="T3">030</text:span>--<text:span text:style-name="T4">0122310</text:span>--<text:span text:style-name="T3">020</text:span>--<text:span text:style-name="T4">031320</text:span>--<text:span text:style-name="T3">00</text:span>--<text:span text:style-name="T3">03210</text:span>--<text:span text:style-name="T4">0312130</text:span>--<text:span text:style-name="T3">01230</text:span>--<text:span text:style-name="T3">010</text:span>--<text:span text:style-name="T4">02320</text:span>--<text:span text:style-name="T4">011320</text:span>--<text:span text:style-name="T4">012330</text:span>--<text:span text:style-name="T5">012</text:span>---(0)(2)(3)(5)(10)(11)(12)(13)(14)(18)(42)(43)(77)(94)(95)</text:p>
      <text:p text:style-name="Preformatted_20_Text">01231032013023101320310213202130213102312032130312013230132102301203123021032120301230113201232010233012130122310203132003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4">032120</text:span>--<text:span text:style-name="T3">030</text:span>--<text:span text:style-name="T3">01230</text:span>--<text:span text:style-name="T4">011320</text:span>--<text:span text:style-name="T4">012320</text:span>--<text:span text:style-name="T3">010</text:span>--<text:span text:style-name="T4">02330</text:span>--<text:span text:style-name="T4">012130</text:span>--<text:span text:style-name="T4">0122310</text:span>--<text:span text:style-name="T3">020</text:span>--<text:span text:style-name="T4">031320</text:span>--<text:span text:style-name="T3">00</text:span>--<text:span text:style-name="T3">03210</text:span>--<text:span text:style-name="T5">0312</text:span>---(0)(2)(3)(5)(10)(11)(13)(14)(15)(18)(43)(70)(77)(95)(99)</text:p>
      <text:p text:style-name="Preformatted_20_Text">0123103201302310132031021320213021310231203213031201323013210230120312302103212030123320110232100321031213012231020313201230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4">032120</text:span>--<text:span text:style-name="T3">030</text:span>--<text:span text:style-name="T4">0123320</text:span>--<text:span text:style-name="T4">0110</text:span>--<text:span text:style-name="T4">023210</text:span>--<text:span text:style-name="T3">00</text:span>--<text:span text:style-name="T3">03210</text:span>--<text:span text:style-name="T4">0312130</text:span>--<text:span text:style-name="T4">0122310</text:span>--<text:span text:style-name="T3">020</text:span>--<text:span text:style-name="T4">031320</text:span>--<text:span text:style-name="T3">01230</text:span>--<text:span text:style-name="T3">010</text:span>--<text:span text:style-name="T5">023</text:span>---(0)(2)(3)(5)(10)(11)(12)(13)(14)(18)(19)(24)(37)(77)(95)</text:p>
      <text:p text:style-name="Preformatted_20_Text">012310320130231013203102132021302131023120321303120132301321023012031230210321203021120332010322310203132012321003210312130123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230</text:span>--<text:span text:style-name="T3">0210</text:span>--<text:span text:style-name="T4">032120</text:span>--<text:span text:style-name="T3">030</text:span>--<text:span text:style-name="T4">021120</text:span>--<text:span text:style-name="T4">03320</text:span>--<text:span text:style-name="T3">010</text:span>--<text:span text:style-name="T4">0322310</text:span>--<text:span text:style-name="T3">020</text:span>--<text:span text:style-name="T4">031320</text:span>--<text:span text:style-name="T4">0123210</text:span>--<text:span text:style-name="T3">00</text:span>--<text:span text:style-name="T3">03210</text:span>--<text:span text:style-name="T4">0312130</text:span>--<text:span text:style-name="T3">01230</text:span>--<text:span text:style-name="T5">01</text:span>---(0)(1)(2)(3)(5)(10)(11)(12)(13)(14)(18)(46)(74)(77)(89)</text:p>
      <text:p text:style-name="Preformatted_20_Text">0123103201302310132031021320213021310231203213031201323013210230120313201132001322310203121301230102320123302103210312302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4">011320</text:span>--<text:span text:style-name="T3">00</text:span>--<text:span text:style-name="T4">01322310</text:span>--<text:span text:style-name="T3">020</text:span>--<text:span text:style-name="T4">0312130</text:span>--<text:span text:style-name="T3">01230</text:span>--<text:span text:style-name="T3">010</text:span>--<text:span text:style-name="T4">02320</text:span>--<text:span text:style-name="T4">012330</text:span>--<text:span text:style-name="T3">0210</text:span>--<text:span text:style-name="T3">03210</text:span>--<text:span text:style-name="T4">031230</text:span>--<text:span text:style-name="T4">02120</text:span>--<text:span text:style-name="T3">030</text:span>--<text:span text:style-name="T5">012</text:span>---(0)(2)(3)(5)(6)(10)(11)(12)(13)(14)(18)(42)(43)(75)(94)</text:p>
      <text:p text:style-name="Preformatted_20_Text">0123103201302310132031021320213021310231203213031201323013210230120313201230112033210321003212030210312130123201032231020312302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20</text:span>--<text:span text:style-name="T4">033210</text:span>--<text:span text:style-name="T3">03210</text:span>--<text:span text:style-name="T3">00</text:span>--<text:span text:style-name="T4">032120</text:span>--<text:span text:style-name="T3">030</text:span>--<text:span text:style-name="T3">0210</text:span>--<text:span text:style-name="T4">0312130</text:span>--<text:span text:style-name="T4">012320</text:span>--<text:span text:style-name="T3">010</text:span>--<text:span text:style-name="T4">0322310</text:span>--<text:span text:style-name="T3">020</text:span>--<text:span text:style-name="T4">031230</text:span>--<text:span text:style-name="T5">021</text:span>---(0)(2)(3)(5)(10)(11)(12)(13)(14)(15)(18)(30)(46)(66)(77)</text:p>
      <text:p text:style-name="Preformatted_20_Text">0123103201302310132031021320213021310231203213031201323013210230120313201230210312130123320112030122310203123003210321230102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3">0210</text:span>--<text:span text:style-name="T4">0312130</text:span>--<text:span text:style-name="T4">0123320</text:span>--<text:span text:style-name="T4">01120</text:span>--<text:span text:style-name="T3">030</text:span>--<text:span text:style-name="T4">0122310</text:span>--<text:span text:style-name="T3">020</text:span>--<text:span text:style-name="T4">031230</text:span>--<text:span text:style-name="T3">00</text:span>--<text:span text:style-name="T3">03210</text:span>--<text:span text:style-name="T4">0321230</text:span>--<text:span text:style-name="T3">010</text:span>--<text:span text:style-name="T4">02320</text:span>--<text:span text:style-name="T5">01</text:span>---(0)(2)(3)(5)(10)(11)(12)(13)(14)(18)(24)(30)(33)(94)(95)</text:p>
      <text:p text:style-name="Preformatted_20_Text">0123103201302310132031021320213021310231203213031201323013210230120313201230210312300213302123010321032231020312130123201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3">0210</text:span>--<text:span text:style-name="T4">031230</text:span>--<text:span text:style-name="T3">00</text:span>--<text:span text:style-name="T4">021330</text:span>--<text:span text:style-name="T4">021230</text:span>--<text:span text:style-name="T3">010</text:span>--<text:span text:style-name="T3">03210</text:span>--<text:span text:style-name="T4">0322310</text:span>--<text:span text:style-name="T3">020</text:span>--<text:span text:style-name="T4">0312130</text:span>--<text:span text:style-name="T4">012320</text:span>--<text:span text:style-name="T4">01120</text:span>--<text:span text:style-name="T3">030</text:span>--<text:span text:style-name="T5">012</text:span>---(0)(2)(3)(5)(10)(11)(12)(13)(14)(15)(18)(28)(30)(46)(47)</text:p>
      <text:p text:style-name="Preformatted_20_Text">0123103201302310132031021320213021310231203213031201323013210230120313201230210321102321003210312301023302120301223102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3">0210</text:span>--<text:span text:style-name="T4">032110</text:span>--<text:span text:style-name="T4">023210</text:span>--<text:span text:style-name="T3">00</text:span>--<text:span text:style-name="T3">03210</text:span>--<text:span text:style-name="T4">031230</text:span>--<text:span text:style-name="T3">010</text:span>--<text:span text:style-name="T4">02330</text:span>--<text:span text:style-name="T4">02120</text:span>--<text:span text:style-name="T3">030</text:span>--<text:span text:style-name="T4">0122310</text:span>--<text:span text:style-name="T3">020</text:span>--<text:span text:style-name="T4">0312130</text:span>--<text:span text:style-name="T5">0123</text:span>---(0)(2)(3)(5)(6)(10)(11)(12)(13)(14)(18)(19)(72)(95)(99)</text:p>
      <text:p text:style-name="Preformatted_20_Text">0123103201302310132031021320213021310231203213031201323013210230120313201230210322310203123010232100123302120302110321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3">0210</text:span>--<text:span text:style-name="T4">0322310</text:span>--<text:span text:style-name="T3">020</text:span>--<text:span text:style-name="T4">031230</text:span>--<text:soft-page-break/><text:span text:style-name="T3">010</text:span>--<text:span text:style-name="T4">023210</text:span>--<text:span text:style-name="T3">00</text:span>--<text:span text:style-name="T4">012330</text:span>--<text:span text:style-name="T4">02120</text:span>--<text:span text:style-name="T3">030</text:span>--<text:span text:style-name="T4">02110</text:span>--<text:span text:style-name="T3">03210</text:span>--<text:span text:style-name="T4">0312130</text:span>--<text:span text:style-name="T5">0123</text:span>---(0)(2)(3)(5)(6)(10)(11)(12)(13)(14)(18)(19)(42)(46)(90)</text:p>
      <text:p text:style-name="Preformatted_20_Text">0123103201302310132031021320213021310231203213031201323013210230123201120312130120302123010321002313201230210322310201332103123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0</text:span>--<text:span text:style-name="T4">013210</text:span>--<text:span text:style-name="T3">0230</text:span>--<text:span text:style-name="T4">012320</text:span>--<text:span text:style-name="T4">01120</text:span>--<text:span text:style-name="T4">0312130</text:span>--<text:span text:style-name="T3">0120</text:span>--<text:span text:style-name="T3">030</text:span>--<text:span text:style-name="T4">021230</text:span>--<text:span text:style-name="T3">010</text:span>--<text:span text:style-name="T3">03210</text:span>--<text:span text:style-name="T3">00</text:span>--<text:span text:style-name="T4">0231320</text:span>--<text:span text:style-name="T3">01230</text:span>--<text:span text:style-name="T3">0210</text:span>--<text:span text:style-name="T4">0322310</text:span>--<text:span text:style-name="T3">020</text:span>--<text:span text:style-name="T4">0133210</text:span>--<text:span text:style-name="T4">031230</text:span>---(0)(2)(3)(5)(10)(11)(12)(13)(15)(18)(28)(30)(31)(45)(46)</text:p>
      <text:p text:style-name="Preformatted_20_Text">012310320130231013203102132021302131023120321303120132310203132010230132102320112030121301203123003210312201332012302103212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20</text:span>--<text:span text:style-name="T4">01120</text:span>--<text:span text:style-name="T3">030</text:span>--<text:span text:style-name="T4">012130</text:span>--<text:span text:style-name="T3">0120</text:span>--<text:span text:style-name="T4">031230</text:span>--<text:span text:style-name="T3">00</text:span>--<text:span text:style-name="T3">03210</text:span>--<text:span text:style-name="T4">031220</text:span>--<text:span text:style-name="T4">013320</text:span>--<text:span text:style-name="T3">01230</text:span>--<text:span text:style-name="T3">0210</text:span>--<text:span text:style-name="T4">0321230</text:span>--<text:span text:style-name="T5">0123</text:span>---(0)(2)(3)(5)(10)(11)(13)(14)(25)(26)(30)(33)(35)(70)(94)</text:p>
      <text:p text:style-name="Preformatted_20_Text">01231032013023101320310213202130213102312032130312013231020313201023013210232011203123012130123003210312210321230210301203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20</text:span>--<text:span text:style-name="T4">01120</text:span>--<text:span text:style-name="T4">031230</text:span>--<text:span text:style-name="T4">012130</text:span>--<text:span text:style-name="T3">01230</text:span>--<text:span text:style-name="T3">00</text:span>--<text:span text:style-name="T3">03210</text:span>--<text:span text:style-name="T4">0312210</text:span>--<text:span text:style-name="T4">0321230</text:span>--<text:span text:style-name="T3">0210</text:span>--<text:span text:style-name="T3">030</text:span>--<text:span text:style-name="T3">0120</text:span>--<text:span text:style-name="T4">03320</text:span>--<text:span text:style-name="T5">0123</text:span>---(0)(2)(3)(5)(10)(11)(13)(14)(30)(33)(35)(70)(74)(94)(100)</text:p>
      <text:p text:style-name="Preformatted_20_Text">01231032013023101320310213202130213102312032130312013231020313201023013210232011203123012210312130120301230032103212302103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20</text:span>--<text:span text:style-name="T4">01120</text:span>--<text:span text:style-name="T4">031230</text:span>--<text:span text:style-name="T4">012210</text:span>--<text:span text:style-name="T4">0312130</text:span>--<text:span text:style-name="T3">0120</text:span>--<text:span text:style-name="T3">030</text:span>--<text:span text:style-name="T3">01230</text:span>--<text:span text:style-name="T3">00</text:span>--<text:span text:style-name="T3">03210</text:span>--<text:span text:style-name="T4">0321230</text:span>--<text:span text:style-name="T3">0210</text:span>--<text:span text:style-name="T4">03320</text:span>--<text:span text:style-name="T5">0123</text:span>---(0)(2)(3)(5)(10)(11)(12)(13)(14)(30)(33)(35)(74)(79)(94)</text:p>
      <text:p text:style-name="Preformatted_20_Text">012310320130231013203102132021302131023120321303120132310203132010230132102320123312003212030210312103221301203123012302110321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20</text:span>--<text:span text:style-name="T4">01233120</text:span>--<text:span text:style-name="T3">00</text:span>--<text:span text:style-name="T4">032120</text:span>--<text:span text:style-name="T3">030</text:span>--<text:span text:style-name="T3">0210</text:span>--<text:span text:style-name="T4">031210</text:span>--<text:span text:style-name="T4">0322130</text:span>--<text:span text:style-name="T3">0120</text:span>--<text:span text:style-name="T4">031230</text:span>--<text:span text:style-name="T3">01230</text:span>--<text:span text:style-name="T4">02110</text:span>--<text:span text:style-name="T3">03210</text:span>--<text:span text:style-name="T5">03</text:span>---(0)(2)(3)(5)(10)(11)(13)(14)(17)(35)(38)(77)(90)(94)(97)</text:p>
      <text:p text:style-name="Preformatted_20_Text">01231032013023101320310213202130213102312032130312013231020313201023013210233012030121301220312300321032120311230123201230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12130</text:span>--<text:span text:style-name="T4">01220</text:span>--<text:span text:style-name="T4">031230</text:span>--<text:span text:style-name="T3">00</text:span>--<text:span text:style-name="T3">03210</text:span>--<text:span text:style-name="T4">032120</text:span>--<text:span text:style-name="T4">0311230</text:span>--<text:span text:style-name="T4">012320</text:span>--<text:span text:style-name="T3">01230</text:span>--<text:span text:style-name="T3">0210</text:span>--<text:span text:style-name="T5">0312</text:span>---(0)(2)(3)(5)(10)(11)(13)(14)(15)(35)(36)(59)(70)(77)(99)</text:p>
      <text:p text:style-name="Preformatted_20_Text">012310320130231013203102132021302131023120321303120132310203132010230132102330120302103122130121032112031230123201230212300321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3">0210</text:span>--<text:span text:style-name="T4">03122130</text:span>--<text:span text:style-name="T4">01210</text:span>--<text:span text:style-name="T4">0321120</text:span>--<text:span text:style-name="T4">031230</text:span>--<text:span text:style-name="T4">012320</text:span>--<text:span text:style-name="T3">01230</text:span>--<text:span text:style-name="T4">021230</text:span>--<text:span text:style-name="T3">00</text:span>--<text:span text:style-name="T3">03210</text:span>--<text:span text:style-name="T5">03</text:span>---(0)(2)(3)(5)(10)(11)(13)(14)(15)(28)(35)(40)(85)(99)(101)</text:p>
      <text:p text:style-name="Preformatted_20_Text">0123103201302310132031021320213021310231203213031201323102031320102301321023301203021032103121300231102320123021203123012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3">0210</text:span>--<text:span text:style-name="T3">03210</text:span>--<text:span text:style-name="T4">0312130</text:span>--<text:span text:style-name="T3">00</text:span>--<text:span text:style-name="T4">023110</text:span>--<text:span text:style-name="T4">02320</text:span>--<text:span text:style-name="T3">01230</text:span>--<text:span text:style-name="T4">02120</text:span>--<text:span text:style-name="T4">031230</text:span>--<text:span text:style-name="T4">0122130</text:span>--<text:span text:style-name="T5">0123</text:span>---(0)(2)(3)(5)(6)(10)(11)(12)(13)(14)(35)(68)(87)(94)(99)</text:p>
      <text:p text:style-name="Preformatted_20_Text">0123103201302310132031021320213021310231203213031201323102031320102301321023301203021123012130123201230032103122031230210321203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211230</text:span>--<text:span text:style-name="T4">012130</text:span>--<text:span text:style-name="T4">012320</text:span>--<text:span text:style-name="T3">01230</text:span>--<text:span text:style-name="T3">00</text:span>--<text:span text:style-name="T3">03210</text:span>--<text:span text:style-name="T4">031220</text:span>--<text:span text:style-name="T4">031230</text:span>--<text:span text:style-name="T3">0210</text:span>--<text:span text:style-name="T4">032120</text:span>--<text:span text:style-name="T5">031</text:span>---(0)(2)(3)(5)(10)(11)(13)(14)(15)(25)(35)(70)(77)(78)(99)</text:p>
      <text:p text:style-name="Preformatted_20_Text">01231032013023101320310213202130213102312032130312013231020313201023013210233012030212031123012302103210312130122031230012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2120</text:span>--<text:span text:style-name="T4">0311230</text:span>--<text:span text:style-name="T3">01230</text:span>--<text:span text:style-name="T3">0210</text:span>--<text:span text:style-name="T3">03210</text:span>--<text:span text:style-name="T4">0312130</text:span>--<text:span text:style-name="T4">01220</text:span>--<text:span text:style-name="T4">031230</text:span>--<text:span text:style-name="T3">00</text:span>--<text:span text:style-name="T4">012320</text:span>--<text:span text:style-name="T5">0123</text:span>---(0)(2)(3)(5)(6)(10)(11)(12)(13)(14)(15)(35)(36)(59)(99)</text:p>
      <text:p text:style-name="Preformatted_20_Text">01231032013023101320310213202130213102312032130312013231020313201023013210233012030212031230012301123021032103121301223012320123</text:p>
      <text:p text:style-name="Preformatted_20_Text"><text:soft-page-break/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2120</text:span>--<text:span text:style-name="T4">031230</text:span>--<text:span text:style-name="T3">00</text:span>--<text:span text:style-name="T3">01230</text:span>--<text:span text:style-name="T4">011230</text:span>--<text:span text:style-name="T3">0210</text:span>--<text:span text:style-name="T3">03210</text:span>--<text:span text:style-name="T4">0312130</text:span>--<text:span text:style-name="T4">012230</text:span>--<text:span text:style-name="T4">012320</text:span>--<text:span text:style-name="T5">0123</text:span>---(0)(2)(3)(5)(6)(10)(11)(12)(13)(14)(15)(35)(52)(64)(99)</text:p>
      <text:p text:style-name="Preformatted_20_Text">012310320130231013203102132021302131023120321303120132310203132010230132102330120302120312300231123012103122130123201230210321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2120</text:span>--<text:span text:style-name="T4">031230</text:span>--<text:span text:style-name="T3">00</text:span>--<text:span text:style-name="T4">02311230</text:span>--<text:span text:style-name="T4">01210</text:span>--<text:span text:style-name="T4">03122130</text:span>--<text:span text:style-name="T4">012320</text:span>--<text:span text:style-name="T3">01230</text:span>--<text:span text:style-name="T3">0210</text:span>--<text:span text:style-name="T3">03210</text:span>--<text:span text:style-name="T5">03</text:span>---(0)(2)(3)(5)(6)(10)(11)(13)(14)(15)(35)(40)(67)(99)(101)</text:p>
      <text:p text:style-name="Preformatted_20_Text">012310320130231013203102132021302131023120321303120132310203132010230132102330120302123021031221032112031230121301232012300321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3">030</text:span>--<text:span text:style-name="T4">021230</text:span>--<text:span text:style-name="T3">0210</text:span>--<text:span text:style-name="T4">0312210</text:span>--<text:span text:style-name="T4">0321120</text:span>--<text:span text:style-name="T4">031230</text:span>--<text:span text:style-name="T4">012130</text:span>--<text:span text:style-name="T4">012320</text:span>--<text:span text:style-name="T3">01230</text:span>--<text:span text:style-name="T3">00</text:span>--<text:span text:style-name="T3">03210</text:span>--<text:span text:style-name="T5">03</text:span>---(0)(2)(3)(5)(10)(11)(13)(14)(15)(28)(35)(70)(85)(99)(100)</text:p>
      <text:p text:style-name="Preformatted_20_Text">01231032013023101320310213202130213102312032130312013231020313201023013210233012031123003210321203012130122031230123201230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4">0311230</text:span>--<text:span text:style-name="T3">00</text:span>--<text:span text:style-name="T3">03210</text:span>--<text:span text:style-name="T4">032120</text:span>--<text:span text:style-name="T3">030</text:span>--<text:span text:style-name="T4">012130</text:span>--<text:span text:style-name="T4">01220</text:span>--<text:span text:style-name="T4">031230</text:span>--<text:span text:style-name="T4">012320</text:span>--<text:span text:style-name="T3">01230</text:span>--<text:span text:style-name="T3">0210</text:span>--<text:span text:style-name="T5">0312</text:span>---(0)(2)(3)(5)(10)(11)(13)(14)(15)(35)(36)(59)(70)(77)(99)</text:p>
      <text:p text:style-name="Preformatted_20_Text">012310320130231013203102132021302131023120321303120132310203132010230132102330120312213003212030210312301213012320123021103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4">03122130</text:span>--<text:span text:style-name="T3">00</text:span>--<text:span text:style-name="T4">032120</text:span>--<text:span text:style-name="T3">030</text:span>--<text:span text:style-name="T3">0210</text:span>--<text:span text:style-name="T4">031230</text:span>--<text:span text:style-name="T4">012130</text:span>--<text:span text:style-name="T4">012320</text:span>--<text:span text:style-name="T3">01230</text:span>--<text:span text:style-name="T4">02110</text:span>--<text:span text:style-name="T3">03210</text:span>--<text:span text:style-name="T5">032</text:span>---(0)(2)(3)(5)(10)(11)(13)(14)(15)(35)(70)(77)(90)(99)(101)</text:p>
      <text:p text:style-name="Preformatted_20_Text">0123103201302310132031021320213021310231203213031201323102031320102301321023301203122130032123012130123201230211203021032103123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0</text:span>--<text:span text:style-name="T4">03122130</text:span>--<text:span text:style-name="T3">00</text:span>--<text:span text:style-name="T4">0321230</text:span>--<text:span text:style-name="T4">012130</text:span>--<text:span text:style-name="T4">012320</text:span>--<text:span text:style-name="T3">01230</text:span>--<text:span text:style-name="T4">021120</text:span>--<text:span text:style-name="T3">030</text:span>--<text:span text:style-name="T3">0210</text:span>--<text:span text:style-name="T3">03210</text:span>--<text:span text:style-name="T4">031230</text:span>---(0)(2)(3)(5)(10)(11)(13)(14)(15)(33)(35)(70)(89)(99)(101)</text:p>
      <text:p text:style-name="Preformatted_20_Text">012310320130231013203102132021302131023120321303120132310203132010230132102330121032112301232012300321030210312213012031230212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0</text:span>--<text:span text:style-name="T4">03211230</text:span>--<text:span text:style-name="T4">012320</text:span>--<text:span text:style-name="T3">01230</text:span>--<text:span text:style-name="T3">00</text:span>--<text:span text:style-name="T3">03210</text:span>--<text:span text:style-name="T3">030</text:span>--<text:span text:style-name="T3">0210</text:span>--<text:span text:style-name="T4">03122130</text:span>--<text:span text:style-name="T3">0120</text:span>--<text:span text:style-name="T4">031230</text:span>--<text:span text:style-name="T4">02120</text:span>--<text:span text:style-name="T5">03</text:span>---(0)(2)(3)(5)(6)(10)(11)(13)(14)(15)(35)(40)(81)(99)(101)</text:p>
      <text:p text:style-name="Preformatted_20_Text">0123103201302310132031021320213021310231203213031201323102031320102301321023301213002311032103221301203021031230123201230212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30</text:span>--<text:span text:style-name="T3">00</text:span>--<text:span text:style-name="T4">023110</text:span>--<text:span text:style-name="T3">03210</text:span>--<text:span text:style-name="T4">0322130</text:span>--<text:span text:style-name="T3">0120</text:span>--<text:span text:style-name="T3">030</text:span>--<text:span text:style-name="T3">0210</text:span>--<text:span text:style-name="T4">031230</text:span>--<text:span text:style-name="T4">012320</text:span>--<text:span text:style-name="T3">01230</text:span>--<text:span text:style-name="T4">02120</text:span>--<text:span text:style-name="T5">0312</text:span>---(0)(2)(3)(5)(6)(10)(11)(13)(14)(15)(17)(35)(68)(70)(99)</text:p>
      <text:p text:style-name="Preformatted_20_Text">0123103201302310132031021320213021310231203213031201323102031320102301321023301213002311302213012030210321031230123201230212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30</text:span>--<text:span text:style-name="T3">00</text:span>--<text:span text:style-name="T4">0231130</text:span>--<text:span text:style-name="T4">022130</text:span>--<text:span text:style-name="T3">0120</text:span>--<text:span text:style-name="T3">030</text:span>--<text:span text:style-name="T3">0210</text:span>--<text:span text:style-name="T3">03210</text:span>--<text:span text:style-name="T4">031230</text:span>--<text:span text:style-name="T4">012320</text:span>--<text:span text:style-name="T3">01230</text:span>--<text:span text:style-name="T4">02120</text:span>--<text:span text:style-name="T5">0312</text:span>---(0)(2)(3)(5)(6)(10)(11)(13)(14)(15)(20)(35)(51)(70)(99)</text:p>
      <text:p text:style-name="Preformatted_20_Text">0123103201302310132031021320213021310231203213031201323102031320102301321023301213003211230210321031221301203021203123012320123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30</text:span>--<text:span text:style-name="T3">00</text:span>--<text:span text:style-name="T4">03211230</text:span>--<text:span text:style-name="T3">0210</text:span>--<text:span text:style-name="T3">03210</text:span>--<text:span text:style-name="T4">03122130</text:span>--<text:span text:style-name="T3">0120</text:span>--<text:span text:style-name="T3">030</text:span>--<text:span text:style-name="T4">02120</text:span>--<text:span text:style-name="T4">031230</text:span>--<text:span text:style-name="T4">012320</text:span>--<text:span text:style-name="T3">01230</text:span>---(0)(2)(3)(5)(6)(10)(11)(13)(14)(15)(35)(70)(81)(99)(101)</text:p>
      <text:p text:style-name="Preformatted_20_Text">012310320130231013203102132021302131023120321303120132310203132010230132102330121300321203021120312213012320123021032103123012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30</text:span>--<text:span text:style-name="T3">00</text:span>--<text:span text:style-name="T4">032120</text:span>--<text:span text:style-name="T3">030</text:span>--<text:span text:style-name="T4">021120</text:span>--<text:span text:style-name="T4">03122130</text:span>--<text:span text:style-name="T4">012320</text:span>--<text:span text:style-name="T3">01230</text:span>--<text:span text:style-name="T3">0210</text:span>--<text:span text:style-name="T3">03210</text:span>--<text:span text:style-name="T4">031230</text:span>--<text:span text:style-name="T3">0120</text:span>--<text:span text:style-name="T5">03</text:span>---(0)(2)(3)(5)(10)(11)(13)(14)(15)(35)(70)(77)(89)(99)(101)</text:p>
      <text:p text:style-name="Preformatted_20_Text"><text:soft-page-break/>01231032013023101320310213202130213102312032130312013231020313201023013210233012130120312301232012300132203112030212302103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130</text:span>--<text:span text:style-name="T3">0120</text:span>--<text:span text:style-name="T4">031230</text:span>--<text:span text:style-name="T4">012320</text:span>--<text:span text:style-name="T3">01230</text:span>--<text:span text:style-name="T3">00</text:span>--<text:span text:style-name="T4">013220</text:span>--<text:span text:style-name="T4">031120</text:span>--<text:span text:style-name="T3">030</text:span>--<text:span text:style-name="T4">021230</text:span>--<text:span text:style-name="T3">0210</text:span>--<text:span text:style-name="T3">03210</text:span>--<text:span text:style-name="T5">0312</text:span>---(0)(2)(3)(5)(10)(11)(13)(14)(15)(28)(32)(35)(70)(80)(99)</text:p>
      <text:p text:style-name="Preformatted_20_Text">01231032013023101320310213202130213102312032130312013231020313201023013210233012230113200123021032103121301203021203123012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230</text:span>--<text:span text:style-name="T4">011320</text:span>--<text:span text:style-name="T3">00</text:span>--<text:span text:style-name="T3">01230</text:span>--<text:span text:style-name="T3">0210</text:span>--<text:span text:style-name="T3">03210</text:span>--<text:span text:style-name="T4">0312130</text:span>--<text:span text:style-name="T3">0120</text:span>--<text:span text:style-name="T3">030</text:span>--<text:span text:style-name="T4">02120</text:span>--<text:span text:style-name="T4">031230</text:span>--<text:span text:style-name="T4">012320</text:span>--<text:span text:style-name="T5">0123</text:span>---(0)(2)(3)(5)(6)(10)(11)(12)(13)(14)(15)(35)(43)(52)(99)</text:p>
      <text:p text:style-name="Preformatted_20_Text">01231032013023101320310213202130213102312032130312013231020313201023013210233012300321031213012210302103212301203123021102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3">01230</text:span>--<text:span text:style-name="T3">00</text:span>--<text:span text:style-name="T3">03210</text:span>--<text:span text:style-name="T4">0312130</text:span>--<text:span text:style-name="T4">012210</text:span>--<text:span text:style-name="T3">030</text:span>--<text:span text:style-name="T3">0210</text:span>--<text:span text:style-name="T4">0321230</text:span>--<text:span text:style-name="T3">0120</text:span>--<text:span text:style-name="T4">031230</text:span>--<text:span text:style-name="T4">02110</text:span>--<text:span text:style-name="T4">02320</text:span>--<text:span text:style-name="T5">0123</text:span>---(0)(2)(3)(5)(10)(11)(12)(13)(14)(33)(35)(79)(90)(94)(99)</text:p>
      <text:p text:style-name="Preformatted_20_Text">0123103201302310132031021320213021310231203213031201323102031320102301321023301232012300132230120302103210312301123021203121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320</text:span>--<text:span text:style-name="T3">01230</text:span>--<text:span text:style-name="T3">00</text:span>--<text:span text:style-name="T4">0132230</text:span>--<text:span text:style-name="T3">0120</text:span>--<text:span text:style-name="T3">030</text:span>--<text:span text:style-name="T3">0210</text:span>--<text:span text:style-name="T3">03210</text:span>--<text:span text:style-name="T4">031230</text:span>--<text:span text:style-name="T4">011230</text:span>--<text:span text:style-name="T4">02120</text:span>--<text:span text:style-name="T4">0312130</text:span>--<text:span text:style-name="T5">012</text:span>---(0)(2)(3)(5)(6)(10)(11)(12)(13)(14)(15)(35)(56)(64)(99)</text:p>
      <text:p text:style-name="Preformatted_20_Text">0123103201302310132031021320213021310231203213031201323102031320102301321023301232012300312230120302103210312301123021203121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320</text:span>--<text:span text:style-name="T3">01230</text:span>--<text:span text:style-name="T3">00</text:span>--<text:span text:style-name="T4">0312230</text:span>--<text:span text:style-name="T3">0120</text:span>--<text:span text:style-name="T3">030</text:span>--<text:span text:style-name="T3">0210</text:span>--<text:span text:style-name="T3">03210</text:span>--<text:span text:style-name="T4">031230</text:span>--<text:span text:style-name="T4">011230</text:span>--<text:span text:style-name="T4">02120</text:span>--<text:span text:style-name="T4">0312130</text:span>--<text:span text:style-name="T5">012</text:span>---(0)(2)(3)(5)(6)(10)(11)(12)(13)(14)(15)(35)(64)(92)(99)</text:p>
      <text:p text:style-name="Preformatted_20_Text">0123103201302310132031021320213021310231203213031201323102031320102301321023301232012300321031220311203012031230210321230121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320</text:span>--<text:span text:style-name="T3">01230</text:span>--<text:span text:style-name="T3">00</text:span>--<text:span text:style-name="T3">03210</text:span>--<text:span text:style-name="T4">031220</text:span>--<text:span text:style-name="T4">031120</text:span>--<text:span text:style-name="T3">030</text:span>--<text:span text:style-name="T3">0120</text:span>--<text:span text:style-name="T4">031230</text:span>--<text:span text:style-name="T3">0210</text:span>--<text:span text:style-name="T4">0321230</text:span>--<text:span text:style-name="T4">012130</text:span>--<text:span text:style-name="T5">012</text:span>---(0)(2)(3)(5)(10)(11)(13)(14)(15)(25)(33)(35)(70)(80)(99)</text:p>
      <text:p text:style-name="Preformatted_20_Text">0123103201302310132031021320213021310231203213031201323102031320102301321023301232012301132003121301203021032103123021203122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320</text:span>--<text:span text:style-name="T3">01230</text:span>--<text:span text:style-name="T4">011320</text:span>--<text:span text:style-name="T3">00</text:span>--<text:span text:style-name="T4">0312130</text:span>--<text:span text:style-name="T3">0120</text:span>--<text:span text:style-name="T3">030</text:span>--<text:span text:style-name="T3">0210</text:span>--<text:span text:style-name="T3">03210</text:span>--<text:span text:style-name="T4">031230</text:span>--<text:span text:style-name="T4">02120</text:span>--<text:span text:style-name="T4">0312230</text:span>--<text:span text:style-name="T5">012</text:span>---(0)(2)(3)(5)(6)(10)(11)(12)(13)(14)(15)(35)(43)(92)(99)</text:p>
      <text:p text:style-name="Preformatted_20_Text">0123103201302310132031021320213021310231203213031201323102031320102301321023301232012302103121300231103210322130120302120312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12320</text:span>--<text:span text:style-name="T3">01230</text:span>--<text:span text:style-name="T3">0210</text:span>--<text:span text:style-name="T4">0312130</text:span>--<text:span text:style-name="T3">00</text:span>--<text:span text:style-name="T4">023110</text:span>--<text:span text:style-name="T3">03210</text:span>--<text:span text:style-name="T4">0322130</text:span>--<text:span text:style-name="T3">0120</text:span>--<text:span text:style-name="T3">030</text:span>--<text:span text:style-name="T4">02120</text:span>--<text:span text:style-name="T4">031230</text:span>--<text:span text:style-name="T5">012</text:span>---(0)(2)(3)(5)(6)(10)(11)(12)(13)(14)(15)(17)(35)(68)(99)</text:p>
      <text:p text:style-name="Preformatted_20_Text">012310320130231013203102132021302131023120321303120132310203132010230132102330211320013221032103021031213012031230123201230212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0</text:span>--<text:span text:style-name="T4">0211320</text:span>--<text:span text:style-name="T3">00</text:span>--<text:span text:style-name="T4">0132210</text:span>--<text:span text:style-name="T3">03210</text:span>--<text:span text:style-name="T3">030</text:span>--<text:span text:style-name="T3">0210</text:span>--<text:span text:style-name="T4">0312130</text:span>--<text:span text:style-name="T3">0120</text:span>--<text:span text:style-name="T4">031230</text:span>--<text:span text:style-name="T4">012320</text:span>--<text:span text:style-name="T3">01230</text:span>--<text:span text:style-name="T4">02120</text:span>--<text:span text:style-name="T5">03</text:span>---(0)(2)(3)(5)(6)(10)(11)(12)(13)(14)(15)(35)(69)(93)(99)</text:p>
      <text:p text:style-name="Preformatted_20_Text">012310320130231013203102132021302131023120321303120132310203132010230132102331200312302103121301203021203122301232012301103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120</text:span>--<text:span text:style-name="T3">00</text:span>--<text:span text:style-name="T4">031230</text:span>--<text:span text:style-name="T3">0210</text:span>--<text:span text:style-name="T4">0312130</text:span>--<text:span text:style-name="T3">0120</text:span>--<text:span text:style-name="T3">030</text:span>--<text:span text:style-name="T4">02120</text:span>--<text:span text:style-name="T4">0312230</text:span>--<text:span text:style-name="T4">012320</text:span>--<text:span text:style-name="T3">01230</text:span>--<text:span text:style-name="T4">0110</text:span>--<text:span text:style-name="T3">03210</text:span>--<text:span text:style-name="T5">032</text:span>---(0)(2)(3)(5)(6)(10)(11)(12)(13)(14)(15)(35)(37)(57)(92)</text:p>
      <text:p text:style-name="Preformatted_20_Text">012310320130231013203102132021302131023120321303120132310203132010230132102332011203122130123201230031210302103210312302123012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23320</text:span>--<text:span text:style-name="T4">01120</text:span>--<text:span text:style-name="T4">03122130</text:span>--<text:soft-page-break/><text:span text:style-name="T4">012320</text:span>--<text:span text:style-name="T3">01230</text:span>--<text:span text:style-name="T3">00</text:span>--<text:span text:style-name="T4">031210</text:span>--<text:span text:style-name="T3">030</text:span>--<text:span text:style-name="T3">0210</text:span>--<text:span text:style-name="T3">03210</text:span>--<text:span text:style-name="T4">031230</text:span>--<text:span text:style-name="T4">021230</text:span>--<text:span text:style-name="T3">0120</text:span>--<text:span text:style-name="T5">03</text:span>---(0)(2)(3)(5)(10)(11)(13)(14)(15)(28)(30)(35)(38)(101)(102)</text:p>
      <text:p text:style-name="Preformatted_20_Text">01231032013023101320310213202130213102312032130312013231020313201023013210312103021120312213012300312301203302123021032102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31210</text:span>--<text:span text:style-name="T3">030</text:span>--<text:span text:style-name="T4">021120</text:span>--<text:span text:style-name="T4">03122130</text:span>--<text:span text:style-name="T3">01230</text:span>--<text:span text:style-name="T3">00</text:span>--<text:span text:style-name="T4">031230</text:span>--<text:span text:style-name="T3">0120</text:span>--<text:span text:style-name="T4">0330</text:span>--<text:span text:style-name="T4">021230</text:span>--<text:span text:style-name="T3">0210</text:span>--<text:span text:style-name="T3">03210</text:span>--<text:span text:style-name="T4">02320</text:span>--<text:span text:style-name="T5">0123</text:span>---(0)(2)(3)(5)(10)(11)(13)(14)(28)(35)(38)(71)(89)(94)(101)</text:p>
      <text:p text:style-name="Preformatted_20_Text">012310320130231013203102132021302131023120321303120132310203132010230132103211203121301203301221030210312300321023201230212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3">0230</text:span>--<text:span text:style-name="T4">013210</text:span>--<text:span text:style-name="T4">0321120</text:span>--<text:span text:style-name="T4">0312130</text:span>--<text:span text:style-name="T3">0120</text:span>--<text:span text:style-name="T4">0330</text:span>--<text:span text:style-name="T4">012210</text:span>--<text:span text:style-name="T3">030</text:span>--<text:span text:style-name="T3">0210</text:span>--<text:span text:style-name="T4">031230</text:span>--<text:span text:style-name="T3">00</text:span>--<text:span text:style-name="T3">03210</text:span>--<text:span text:style-name="T4">02320</text:span>--<text:span text:style-name="T3">01230</text:span>--<text:span text:style-name="T4">021230</text:span>--<text:span text:style-name="T5">0123</text:span>---(0)(2)(3)(5)(10)(11)(12)(13)(14)(28)(35)(71)(79)(85)(94)</text:p>
      <text:p text:style-name="Preformatted_20_Text">012310320130231013203102132021302131023120321303120132310203132010232012302103122310032120302110321023012130123301203123013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4">02320</text:span>--<text:span text:style-name="T3">01230</text:span>--<text:span text:style-name="T3">0210</text:span>--<text:span text:style-name="T4">03122310</text:span>--<text:span text:style-name="T3">00</text:span>--<text:span text:style-name="T4">032120</text:span>--<text:span text:style-name="T3">030</text:span>--<text:span text:style-name="T4">02110</text:span>--<text:span text:style-name="T3">03210</text:span>--<text:span text:style-name="T3">0230</text:span>--<text:span text:style-name="T4">012130</text:span>--<text:span text:style-name="T4">012330</text:span>--<text:span text:style-name="T3">0120</text:span>--<text:span text:style-name="T4">031230</text:span>--<text:span text:style-name="T4">013210</text:span>--<text:span text:style-name="T5">032</text:span>---(0)(2)(3)(5)(10)(11)(13)(14)(35)(42)(70)(77)(90)(94)(96)</text:p>
      <text:p text:style-name="Preformatted_20_Text">01231032013023101320310213202130213102312032130312013231020313201023201233102231002311023012030212031213012301321031230210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4">02320</text:span>--<text:span text:style-name="T4">0123310</text:span>--<text:span text:style-name="T4">022310</text:span>--<text:span text:style-name="T3">00</text:span>--<text:span text:style-name="T4">023110</text:span>--<text:span text:style-name="T3">0230</text:span>--<text:span text:style-name="T3">0120</text:span>--<text:span text:style-name="T3">030</text:span>--<text:span text:style-name="T4">02120</text:span>--<text:span text:style-name="T4">0312130</text:span>--<text:span text:style-name="T3">01230</text:span>--<text:span text:style-name="T4">013210</text:span>--<text:span text:style-name="T4">031230</text:span>--<text:span text:style-name="T3">0210</text:span>--<text:span text:style-name="T3">03210</text:span>--<text:span text:style-name="T5">023</text:span>---(0)(2)(3)(5)(6)(10)(11)(12)(13)(14)(23)(35)(68)(83)(94)</text:p>
      <text:p text:style-name="Preformatted_20_Text">01231032013023101320310213202130213102312032130312013231020313201023320110230120312103122130123201230031230132103021230210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4">023320</text:span>--<text:span text:style-name="T4">0110</text:span>--<text:span text:style-name="T3">0230</text:span>--<text:span text:style-name="T3">0120</text:span>--<text:span text:style-name="T4">031210</text:span>--<text:span text:style-name="T4">03122130</text:span>--<text:span text:style-name="T4">012320</text:span>--<text:span text:style-name="T3">01230</text:span>--<text:span text:style-name="T3">00</text:span>--<text:span text:style-name="T4">031230</text:span>--<text:span text:style-name="T4">013210</text:span>--<text:span text:style-name="T3">030</text:span>--<text:span text:style-name="T4">021230</text:span>--<text:span text:style-name="T3">0210</text:span>--<text:span text:style-name="T3">03210</text:span>--<text:span text:style-name="T5">023</text:span>---(0)(2)(3)(5)(10)(11)(13)(14)(15)(28)(35)(37)(38)(101)(102)</text:p>
      <text:p text:style-name="Preformatted_20_Text">01231032013023101320310213202130213102312032130312013231020313201032231003211023012031230212030121301230132102320123302103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0</text:span>--<text:span text:style-name="T4">0322310</text:span>--<text:span text:style-name="T3">00</text:span>--<text:span text:style-name="T4">032110</text:span>--<text:span text:style-name="T3">0230</text:span>--<text:span text:style-name="T3">0120</text:span>--<text:span text:style-name="T4">031230</text:span>--<text:span text:style-name="T4">02120</text:span>--<text:span text:style-name="T3">030</text:span>--<text:span text:style-name="T4">012130</text:span>--<text:span text:style-name="T3">01230</text:span>--<text:span text:style-name="T4">013210</text:span>--<text:span text:style-name="T4">02320</text:span>--<text:span text:style-name="T4">012330</text:span>--<text:span text:style-name="T3">0210</text:span>--<text:span text:style-name="T3">03210</text:span>--<text:span text:style-name="T5">0312</text:span>---(0)(2)(3)(5)(6)(10)(11)(13)(14)(35)(42)(46)(70)(72)(94)</text:p>
      <text:p text:style-name="Preformatted_20_Text">0123103201302310132031021320213021310231203213031201323102031320113022130032120312301321031213012302103210232012332010230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4">01130</text:span>--<text:span text:style-name="T4">022130</text:span>--<text:span text:style-name="T3">00</text:span>--<text:span text:style-name="T4">032120</text:span>--<text:span text:style-name="T4">031230</text:span>--<text:span text:style-name="T4">013210</text:span>--<text:span text:style-name="T4">0312130</text:span>--<text:span text:style-name="T3">01230</text:span>--<text:span text:style-name="T3">0210</text:span>--<text:span text:style-name="T3">03210</text:span>--<text:span text:style-name="T4">02320</text:span>--<text:span text:style-name="T4">0123320</text:span>--<text:span text:style-name="T3">010</text:span>--<text:span text:style-name="T3">0230</text:span>--<text:span text:style-name="T3">0120</text:span>--<text:span text:style-name="T3">030</text:span>--<text:span text:style-name="T5">012</text:span>---(0)(2)(3)(5)(9)(10)(11)(12)(13)(14)(20)(24)(35)(77)(94)</text:p>
      <text:p text:style-name="Preformatted_20_Text">012310320130231013203102132021302131023120321303120132310203132012301233120031223013210232010230110321031213012030212031230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230</text:span>--<text:span text:style-name="T4">01233120</text:span>--<text:span text:style-name="T3">00</text:span>--<text:span text:style-name="T4">0312230</text:span>--<text:span text:style-name="T4">013210</text:span>--<text:span text:style-name="T4">02320</text:span>--<text:span text:style-name="T3">010</text:span>--<text:span text:style-name="T3">0230</text:span>--<text:span text:style-name="T4">0110</text:span>--<text:span text:style-name="T3">03210</text:span>--<text:span text:style-name="T4">0312130</text:span>--<text:span text:style-name="T3">0120</text:span>--<text:span text:style-name="T3">030</text:span>--<text:span text:style-name="T4">02120</text:span>--<text:span text:style-name="T4">031230</text:span>--<text:span text:style-name="T3">0210</text:span>--<text:span text:style-name="T5">032</text:span>---(0)(2)(3)(5)(6)(10)(11)(12)(13)(14)(35)(37)(92)(94)(97)</text:p>
      <text:p text:style-name="Preformatted_20_Text">012310320130231013203102132021302131023120321303120132310203132012301321031223010321203021102321003210230121301233012031230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10</text:span>--<text:span text:style-name="T4">023120</text:span>--<text:span text:style-name="T4">032130</text:span>--<text:span text:style-name="T3">03120</text:span>--<text:span text:style-name="T4">0132310</text:span>--<text:span text:style-name="T3">020</text:span>--<text:span text:style-name="T4">031320</text:span>--<text:span text:style-name="T3">01230</text:span>--<text:span text:style-name="T4">013210</text:span>--<text:span text:style-name="T4">0312230</text:span>--<text:span text:style-name="T3">010</text:span>--<text:span text:style-name="T4">032120</text:span>--<text:span text:style-name="T3">030</text:span>--<text:span text:style-name="T4">02110</text:span>--<text:span text:style-name="T4">023210</text:span>--<text:span text:style-name="T3">00</text:span>--<text:span text:style-name="T3">03210</text:span>--<text:span text:style-name="T3">0230</text:span>--<text:span text:style-name="T4">012130</text:span>--<text:span text:style-name="T4">012330</text:span>--<text:span text:style-name="T3">0120</text:span>--<text:span text:style-name="T4">031230</text:span>--<text:span text:style-name="T3">0210</text:span>--<text:span text:style-name="T5">032</text:span>---(0)(2)(3)(5)(10)(11)(13)(14)(19)(35)(42)(70)(77)(90)(92)</text:p>
      <text:p text:style-name="Preformatted_20_Text">012310320130231013203102132021302133201232103123021030123032123013231023012031102313201032203120321301210321002312013102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4">03110</text:span>--<text:span text:style-name="T4">0231320</text:span>--<text:span text:style-name="T3">010</text:span>--<text:span text:style-name="T4">03220</text:span>--<text:span text:style-name="T3">03120</text:span>--<text:span text:style-name="T4">032130</text:span>--<text:span text:style-name="T4">01210</text:span>--<text:span text:style-name="T3">03210</text:span>--<text:span text:style-name="T3">00</text:span>--<text:span text:style-name="T4">023120</text:span>--<text:span text:style-name="T4">01310</text:span>--<text:span text:style-name="T3">020</text:span>--<text:span text:style-name="T4">013210</text:span>--<text:span text:style-name="T5">023</text:span>---(0)(1)(2)(3)(10)(11)(13)(21)(29)(31)(33)(34)(35)(40)(58)</text:p>
      <text:p text:style-name="Preformatted_20_Text">01231032013023101320310213202130213320123210312302103012303212301323102301203120321103220313201023120131020132100321301210321023</text:p>
      <text:p text:style-name="Preformatted_20_Text"><text:soft-page-break/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3">03120</text:span>--<text:span text:style-name="T4">032110</text:span>--<text:span text:style-name="T4">03220</text:span>--<text:span text:style-name="T4">031320</text:span>--<text:span text:style-name="T3">010</text:span>--<text:span text:style-name="T4">023120</text:span>--<text:span text:style-name="T4">01310</text:span>--<text:span text:style-name="T3">020</text:span>--<text:span text:style-name="T4">013210</text:span>--<text:span text:style-name="T3">00</text:span>--<text:span text:style-name="T4">032130</text:span>--<text:span text:style-name="T4">01210</text:span>--<text:span text:style-name="T3">03210</text:span>--<text:span text:style-name="T5">023</text:span>---(0)(1)(2)(3)(10)(11)(13)(14)(21)(29)(33)(34)(35)(40)(72)</text:p>
      <text:p text:style-name="Preformatted_20_Text">0123103201302310132031021320213021332012321031230210301230321230132310230120313201032201321023120023113020312013120321301210321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4">031320</text:span>--<text:span text:style-name="T3">010</text:span>--<text:span text:style-name="T4">03220</text:span>--<text:span text:style-name="T4">013210</text:span>--<text:span text:style-name="T4">023120</text:span>--<text:span text:style-name="T3">00</text:span>--<text:span text:style-name="T4">0231130</text:span>--<text:span text:style-name="T3">020</text:span>--<text:span text:style-name="T3">03120</text:span>--<text:span text:style-name="T4">013120</text:span>--<text:span text:style-name="T4">032130</text:span>--<text:span text:style-name="T4">01210</text:span>--<text:span text:style-name="T3">03210</text:span>---(0)(1)(2)(3)(10)(11)(13)(14)(21)(33)(34)(35)(40)(41)(51)</text:p>
      <text:p text:style-name="Preformatted_20_Text">012310320130231013203102132021302133201232103123021030123032123013231023012031320103223011023120321301210321002131020312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4">031320</text:span>--<text:span text:style-name="T3">010</text:span>--<text:span text:style-name="T4">032230</text:span>--<text:span text:style-name="T4">0110</text:span>--<text:span text:style-name="T4">023120</text:span>--<text:span text:style-name="T4">032130</text:span>--<text:span text:style-name="T4">01210</text:span>--<text:span text:style-name="T3">03210</text:span>--<text:span text:style-name="T3">00</text:span>--<text:span text:style-name="T4">021310</text:span>--<text:span text:style-name="T3">020</text:span>--<text:span text:style-name="T3">03120</text:span>--<text:span text:style-name="T4">013210</text:span>--<text:span text:style-name="T5">023</text:span>---(0)(1)(2)(3)(5)(10)(11)(13)(14)(21)(33)(35)(37)(39)(40)</text:p>
      <text:p text:style-name="Preformatted_20_Text">0123103201302310132031021320213021332012321031230210301230321230132310230120321002131203113201032130121032203130203120132102312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3">03210</text:span>--<text:span text:style-name="T3">00</text:span>--<text:span text:style-name="T4">0213120</text:span>--<text:span text:style-name="T4">0311320</text:span>--<text:span text:style-name="T3">010</text:span>--<text:span text:style-name="T4">032130</text:span>--<text:span text:style-name="T4">01210</text:span>--<text:span text:style-name="T4">03220</text:span>--<text:span text:style-name="T4">03130</text:span>--<text:span text:style-name="T3">020</text:span>--<text:span text:style-name="T3">03120</text:span>--<text:span text:style-name="T4">013210</text:span>--<text:span text:style-name="T4">023120</text:span>---(0)(1)(2)(3)(10)(11)(13)(21)(33)(34)(35)(40)(61)(84)(98)</text:p>
      <text:p text:style-name="Preformatted_20_Text">012310320130231013203102132021302133201232103123021030123032123013231023012032100231203113201032130121032201310203120132102313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3">03210</text:span>--<text:span text:style-name="T3">00</text:span>--<text:span text:style-name="T4">023120</text:span>--<text:span text:style-name="T4">0311320</text:span>--<text:span text:style-name="T3">010</text:span>--<text:span text:style-name="T4">032130</text:span>--<text:span text:style-name="T4">01210</text:span>--<text:span text:style-name="T4">03220</text:span>--<text:span text:style-name="T4">01310</text:span>--<text:span text:style-name="T3">020</text:span>--<text:span text:style-name="T3">03120</text:span>--<text:span text:style-name="T4">013210</text:span>--<text:span text:style-name="T4">023130</text:span>--<text:span text:style-name="T5">02</text:span>---(0)(1)(2)(3)(10)(11)(13)(21)(29)(33)(34)(35)(40)(44)(61)</text:p>
      <text:p text:style-name="Preformatted_20_Text">012310320130231013203102132021302133201232103123021030123032123013231023012032102311032201310203120132100231203132010321301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3">03210</text:span>--<text:span text:style-name="T4">023110</text:span>--<text:span text:style-name="T4">03220</text:span>--<text:span text:style-name="T4">01310</text:span>--<text:span text:style-name="T3">020</text:span>--<text:span text:style-name="T3">03120</text:span>--<text:span text:style-name="T4">013210</text:span>--<text:span text:style-name="T3">00</text:span>--<text:span text:style-name="T4">023120</text:span>--<text:span text:style-name="T4">031320</text:span>--<text:span text:style-name="T3">010</text:span>--<text:span text:style-name="T4">032130</text:span>--<text:span text:style-name="T4">01210</text:span>--<text:span text:style-name="T5">032</text:span>---(0)(1)(2)(3)(10)(11)(13)(14)(21)(29)(33)(34)(35)(40)(68)</text:p>
      <text:p text:style-name="Preformatted_20_Text">0123103201302310132031021320213021332012321031230210301230321230132310230120321023120313201032112300321301210322013102031201321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3">03210</text:span>--<text:span text:style-name="T4">023120</text:span>--<text:span text:style-name="T4">031320</text:span>--<text:span text:style-name="T3">010</text:span>--<text:span text:style-name="T4">03211230</text:span>--<text:span text:style-name="T3">00</text:span>--<text:span text:style-name="T4">032130</text:span>--<text:span text:style-name="T4">01210</text:span>--<text:span text:style-name="T4">03220</text:span>--<text:span text:style-name="T4">01310</text:span>--<text:span text:style-name="T3">020</text:span>--<text:span text:style-name="T3">03120</text:span>--<text:span text:style-name="T4">013210</text:span>---(0)(1)(2)(3)(10)(11)(13)(14)(21)(29)(33)(34)(35)(40)(81)</text:p>
      <text:p text:style-name="Preformatted_20_Text">012310320130231013203102132021302133201232103123021030123032123013231023012032110231203132010321003213012103220131020312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4">032110</text:span>--<text:span text:style-name="T4">023120</text:span>--<text:span text:style-name="T4">031320</text:span>--<text:span text:style-name="T3">010</text:span>--<text:span text:style-name="T3">03210</text:span>--<text:span text:style-name="T3">00</text:span>--<text:span text:style-name="T4">032130</text:span>--<text:span text:style-name="T4">01210</text:span>--<text:span text:style-name="T4">03220</text:span>--<text:span text:style-name="T4">01310</text:span>--<text:span text:style-name="T3">020</text:span>--<text:span text:style-name="T3">03120</text:span>--<text:span text:style-name="T4">013210</text:span>--<text:span text:style-name="T5">023</text:span>---(0)(1)(2)(3)(10)(11)(13)(14)(21)(29)(33)(34)(35)(40)(72)</text:p>
      <text:p text:style-name="Preformatted_20_Text">0123103201302310132031021320213021332012321031230210301230321230132310230120321301210321002311203120131020313201032201321023120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3">0120</text:span>--<text:span text:style-name="T4">032130</text:span>--<text:span text:style-name="T4">01210</text:span>--<text:span text:style-name="T3">03210</text:span>--<text:span text:style-name="T3">00</text:span>--<text:span text:style-name="T4">0231120</text:span>--<text:span text:style-name="T3">03120</text:span>--<text:span text:style-name="T4">01310</text:span>--<text:span text:style-name="T3">020</text:span>--<text:span text:style-name="T4">031320</text:span>--<text:span text:style-name="T3">010</text:span>--<text:span text:style-name="T4">03220</text:span>--<text:span text:style-name="T4">013210</text:span>--<text:span text:style-name="T4">023120</text:span>--<text:span text:style-name="T5">03</text:span>---(0)(1)(2)(3)(10)(11)(13)(14)(21)(29)(33)(34)(35)(40)(65)</text:p>
      <text:p text:style-name="Preformatted_20_Text">0123103201302310132031021320213021332012321031230210301230321230132310230121032201312013210231302031132010321002312032130120312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3">01230</text:span>--<text:span text:style-name="T4">0321230</text:span>--<text:span text:style-name="T4">0132310</text:span>--<text:span text:style-name="T3">0230</text:span>--<text:span text:style-name="T4">01210</text:span>--<text:span text:style-name="T4">03220</text:span>--<text:span text:style-name="T4">013120</text:span>--<text:span text:style-name="T4">013210</text:span>--<text:span text:style-name="T4">023130</text:span>--<text:span text:style-name="T3">020</text:span>--<text:span text:style-name="T4">0311320</text:span>--<text:span text:style-name="T3">010</text:span>--<text:span text:style-name="T3">03210</text:span>--<text:span text:style-name="T3">00</text:span>--<text:span text:style-name="T4">023120</text:span>--<text:span text:style-name="T4">032130</text:span>--<text:span text:style-name="T3">0120</text:span>--<text:span text:style-name="T3">03120</text:span>---(0)(1)(2)(3)(10)(11)(13)(21)(33)(34)(35)(40)(41)(44)(61)</text:p>
      <text:p text:style-name="Preformatted_20_Text">0123103201302310132031021320213021332012321031230210302123012303120312103213012032100231102301321023120131020132203132010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3">00</text:span>--<text:span text:style-name="T4">023110</text:span>--<text:span text:style-name="T3">0230</text:span>--<text:span text:style-name="T4">013210</text:span>--<text:span text:style-name="T4">023120</text:span>--<text:span text:style-name="T4">01310</text:span>--<text:span text:style-name="T3">020</text:span>--<text:span text:style-name="T4">013220</text:span>--<text:span text:style-name="T4">031320</text:span>--<text:span text:style-name="T3">010</text:span>--<text:span text:style-name="T4">032310</text:span>--<text:span text:style-name="T5">023</text:span>---(0)(1)(2)(3)(10)(11)(13)(14)(21)(27)(28)(29)(32)(38)(68)</text:p>
      <text:p text:style-name="Preformatted_20_Text"><text:soft-page-break/>0123103201302310132031021320213021332012321031230210302123012303120312103213012032100231302013102203113201023013210231201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3">00</text:span>--<text:span text:style-name="T4">023130</text:span>--<text:span text:style-name="T3">020</text:span>--<text:span text:style-name="T4">01310</text:span>--<text:span text:style-name="T4">0220</text:span>--<text:span text:style-name="T4">0311320</text:span>--<text:span text:style-name="T3">010</text:span>--<text:span text:style-name="T3">0230</text:span>--<text:span text:style-name="T4">013210</text:span>--<text:span text:style-name="T4">023120</text:span>--<text:span text:style-name="T4">0132310</text:span>--<text:span text:style-name="T5">023</text:span>---(0)(1)(2)(3)(10)(11)(13)(21)(28)(29)(35)(38)(44)(48)(61)</text:p>
      <text:p text:style-name="Preformatted_20_Text">0123103201302310132031021320213021332012321031230210302123012303120312103213012032100231320102301321023120131020132203110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3">00</text:span>--<text:span text:style-name="T4">0231320</text:span>--<text:span text:style-name="T3">010</text:span>--<text:span text:style-name="T3">0230</text:span>--<text:span text:style-name="T4">013210</text:span>--<text:span text:style-name="T4">023120</text:span>--<text:span text:style-name="T4">01310</text:span>--<text:span text:style-name="T3">020</text:span>--<text:span text:style-name="T4">013220</text:span>--<text:span text:style-name="T4">03110</text:span>--<text:span text:style-name="T4">032310</text:span>--<text:span text:style-name="T5">023</text:span>---(0)(1)(2)(3)(10)(11)(13)(21)(27)(28)(29)(31)(32)(38)(58)</text:p>
      <text:p text:style-name="Preformatted_20_Text">0123103201302310132031021320213021332012321031230210302123012303120312103213012032102301023132011032230132100231201310201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3">0230</text:span>--<text:span text:style-name="T3">010</text:span>--<text:span text:style-name="T4">0231320</text:span>--<text:span text:style-name="T4">0110</text:span>--<text:span text:style-name="T4">032230</text:span>--<text:span text:style-name="T4">013210</text:span>--<text:span text:style-name="T3">00</text:span>--<text:span text:style-name="T4">023120</text:span>--<text:span text:style-name="T4">01310</text:span>--<text:span text:style-name="T3">020</text:span>--<text:span text:style-name="T4">0132310</text:span>--<text:span text:style-name="T5">023</text:span>---(0)(1)(2)(3)(10)(11)(13)(21)(28)(29)(31)(35)(37)(38)(39)</text:p>
      <text:p text:style-name="Preformatted_20_Text">0123103201302310132031021320213021332012321031230210302123012303120312103213012032102311032310230132100231201310201322031320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4">023110</text:span>--<text:span text:style-name="T4">032310</text:span>--<text:span text:style-name="T3">0230</text:span>--<text:span text:style-name="T4">013210</text:span>--<text:span text:style-name="T3">00</text:span>--<text:span text:style-name="T4">023120</text:span>--<text:span text:style-name="T4">01310</text:span>--<text:span text:style-name="T3">020</text:span>--<text:span text:style-name="T4">013220</text:span>--<text:span text:style-name="T4">031320</text:span>--<text:span text:style-name="T3">010</text:span>--<text:span text:style-name="T5">023</text:span>---(0)(1)(2)(3)(10)(11)(13)(14)(21)(27)(28)(29)(32)(38)(68)</text:p>
      <text:p text:style-name="Preformatted_20_Text">0123103201302310132031021320213021332012321031230210302123012303120312103213012032102312002311320103220313020131201323102301321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3">02130</text:span>--<text:span text:style-name="T4">0213320</text:span>--<text:span text:style-name="T4">0123210</text:span>--<text:span text:style-name="T4">031230</text:span>--<text:span text:style-name="T3">0210</text:span>--<text:span text:style-name="T3">030</text:span>--<text:span text:style-name="T4">021230</text:span>--<text:span text:style-name="T3">01230</text:span>--<text:span text:style-name="T3">03120</text:span>--<text:span text:style-name="T4">031210</text:span>--<text:span text:style-name="T4">032130</text:span>--<text:span text:style-name="T3">0120</text:span>--<text:span text:style-name="T3">03210</text:span>--<text:span text:style-name="T4">023120</text:span>--<text:span text:style-name="T3">00</text:span>--<text:span text:style-name="T4">02311320</text:span>--<text:span text:style-name="T3">010</text:span>--<text:span text:style-name="T4">03220</text:span>--<text:span text:style-name="T4">03130</text:span>--<text:span text:style-name="T3">020</text:span>--<text:span text:style-name="T4">013120</text:span>--<text:span text:style-name="T4">0132310</text:span>--<text:span text:style-name="T3">0230</text:span>--<text:span text:style-name="T4">013210</text:span>---(0)(1)(2)(3)(10)(11)(13)(21)(28)(34)(35)(38)(41)(50)(98)</text:p>
      <text:p text:style-name="Preformatted_20_Text">012310320130231013203102132021310231203120133021303123013231020132102301203210302113201032130212300231302210312130123201230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3">03210</text:span>--<text:span text:style-name="T3">030</text:span>--<text:span text:style-name="T4">0211320</text:span>--<text:span text:style-name="T3">010</text:span>--<text:span text:style-name="T4">032130</text:span>--<text:span text:style-name="T4">021230</text:span>--<text:span text:style-name="T3">00</text:span>--<text:span text:style-name="T4">023130</text:span>--<text:span text:style-name="T4">02210</text:span>--<text:span text:style-name="T4">0312130</text:span>--<text:span text:style-name="T4">012320</text:span>--<text:span text:style-name="T3">01230</text:span>--<text:span text:style-name="T3">0210</text:span>--<text:span text:style-name="T5">032</text:span>---(0)(2)(3)(5)(10)(11)(12)(13)(15)(28)(35)(44)(53)(62)(93)</text:p>
      <text:p text:style-name="Preformatted_20_Text">01231032013023101320310213202131023120312013302130312301323102013210230120321032130211302210312130123021030212300231320102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3">03210</text:span>--<text:span text:style-name="T4">032130</text:span>--<text:span text:style-name="T4">021130</text:span>--<text:span text:style-name="T4">02210</text:span>--<text:span text:style-name="T4">0312130</text:span>--<text:span text:style-name="T3">01230</text:span>--<text:span text:style-name="T3">0210</text:span>--<text:span text:style-name="T3">030</text:span>--<text:span text:style-name="T4">021230</text:span>--<text:span text:style-name="T3">00</text:span>--<text:span text:style-name="T4">0231320</text:span>--<text:span text:style-name="T3">010</text:span>--<text:span text:style-name="T4">02320</text:span>--<text:span text:style-name="T5">0123</text:span>---(0)(2)(3)(5)(10)(11)(12)(13)(28)(31)(35)(53)(62)(88)(94)</text:p>
      <text:p text:style-name="Preformatted_20_Text">012310320130231013203102132021310231203120133021303123013231020132102301203210322103021130212302103121301230023132012320103213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3">03210</text:span>--<text:span text:style-name="T4">032210</text:span>--<text:span text:style-name="T3">030</text:span>--<text:span text:style-name="T4">021130</text:span>--<text:span text:style-name="T4">021230</text:span>--<text:span text:style-name="T3">0210</text:span>--<text:span text:style-name="T4">0312130</text:span>--<text:span text:style-name="T3">01230</text:span>--<text:span text:style-name="T3">00</text:span>--<text:span text:style-name="T4">0231320</text:span>--<text:span text:style-name="T4">012320</text:span>--<text:span text:style-name="T3">010</text:span>--<text:span text:style-name="T4">032130</text:span>--<text:span text:style-name="T5">02</text:span>---(0)(2)(3)(5)(10)(11)(12)(13)(15)(28)(31)(35)(53)(73)(88)</text:p>
      <text:p text:style-name="Preformatted_20_Text">012310320130231013203102132021310231203120133021303123013231020132102301203213021031220311203012130123021230023132012320103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3">0210</text:span>--<text:span text:style-name="T4">031220</text:span>--<text:span text:style-name="T4">031120</text:span>--<text:span text:style-name="T3">030</text:span>--<text:span text:style-name="T4">012130</text:span>--<text:span text:style-name="T3">01230</text:span>--<text:span text:style-name="T4">021230</text:span>--<text:span text:style-name="T3">00</text:span>--<text:span text:style-name="T4">0231320</text:span>--<text:span text:style-name="T4">012320</text:span>--<text:span text:style-name="T3">010</text:span>--<text:span text:style-name="T3">03210</text:span>--<text:span text:style-name="T5">032</text:span>---(0)(2)(3)(5)(10)(11)(13)(15)(25)(28)(31)(35)(53)(70)(80)</text:p>
      <text:p text:style-name="Preformatted_20_Text">0123103201302310132031021320213102312031201330213031230132310201321023012032130210321030212302110232010322103121301230023132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3">0210</text:span>--<text:span text:style-name="T3">03210</text:span>--<text:span text:style-name="T3">030</text:span>--<text:span text:style-name="T4">021230</text:span>--<text:span text:style-name="T4">02110</text:span>--<text:span text:style-name="T4">02320</text:span>--<text:span text:style-name="T3">010</text:span>--<text:span text:style-name="T4">032210</text:span>--<text:span text:style-name="T4">0312130</text:span>--<text:span text:style-name="T3">01230</text:span>--<text:span text:style-name="T3">00</text:span>--<text:span text:style-name="T4">0231320</text:span>--<text:span text:style-name="T5">0123</text:span>---(0)(2)(3)(5)(10)(11)(12)(13)(28)(31)(35)(53)(73)(90)(94)</text:p>
      <text:p text:style-name="Preformatted_20_Text">012310320130231013203102132021310231203120133021303123013231020132102301203213021032210302113201032103121301232012302123002313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3">0210</text:span>--<text:span text:style-name="T4">032210</text:span>--<text:span text:style-name="T3">030</text:span>--<text:soft-page-break/><text:span text:style-name="T4">0211320</text:span>--<text:span text:style-name="T3">010</text:span>--<text:span text:style-name="T3">03210</text:span>--<text:span text:style-name="T4">0312130</text:span>--<text:span text:style-name="T4">012320</text:span>--<text:span text:style-name="T3">01230</text:span>--<text:span text:style-name="T4">021230</text:span>--<text:span text:style-name="T3">00</text:span>--<text:span text:style-name="T4">023130</text:span>--<text:span text:style-name="T5">02</text:span>---(0)(2)(3)(5)(10)(11)(12)(13)(15)(28)(35)(44)(53)(73)(93)</text:p>
      <text:p text:style-name="Preformatted_20_Text">0123103201302310132031021320213102312031201330213031230132310201321023012032130210322130023132010232012302120302110321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3">0210</text:span>--<text:span text:style-name="T4">0322130</text:span>--<text:span text:style-name="T3">00</text:span>--<text:span text:style-name="T4">0231320</text:span>--<text:span text:style-name="T3">010</text:span>--<text:span text:style-name="T4">02320</text:span>--<text:span text:style-name="T3">01230</text:span>--<text:span text:style-name="T4">02120</text:span>--<text:span text:style-name="T3">030</text:span>--<text:span text:style-name="T4">02110</text:span>--<text:span text:style-name="T3">03210</text:span>--<text:span text:style-name="T4">0312130</text:span>--<text:span text:style-name="T5">0123</text:span>---(0)(2)(3)(5)(6)(10)(11)(12)(13)(17)(31)(35)(53)(90)(94)</text:p>
      <text:p text:style-name="Preformatted_20_Text">0123103201302310132031021320213102312031201330213031230132310201321023012032130211302230102321002313201230212030210321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4">021130</text:span>--<text:span text:style-name="T4">02230</text:span>--<text:span text:style-name="T3">010</text:span>--<text:span text:style-name="T4">023210</text:span>--<text:span text:style-name="T3">00</text:span>--<text:span text:style-name="T4">0231320</text:span>--<text:span text:style-name="T3">01230</text:span>--<text:span text:style-name="T4">02120</text:span>--<text:span text:style-name="T3">030</text:span>--<text:span text:style-name="T3">0210</text:span>--<text:span text:style-name="T3">03210</text:span>--<text:span text:style-name="T4">0312130</text:span>--<text:span text:style-name="T5">0123</text:span>---(0)(2)(3)(5)(6)(8)(10)(11)(12)(13)(19)(31)(35)(53)(88)</text:p>
      <text:p text:style-name="Preformatted_20_Text">0123103201302310132031021320213102312031201330213031230132310201321023012032130211320013220313201023201230212030210321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4">0211320</text:span>--<text:span text:style-name="T3">00</text:span>--<text:span text:style-name="T4">013220</text:span>--<text:span text:style-name="T4">031320</text:span>--<text:span text:style-name="T3">010</text:span>--<text:span text:style-name="T4">02320</text:span>--<text:span text:style-name="T3">01230</text:span>--<text:span text:style-name="T4">02120</text:span>--<text:span text:style-name="T3">030</text:span>--<text:span text:style-name="T3">0210</text:span>--<text:span text:style-name="T3">03210</text:span>--<text:span text:style-name="T4">0312130</text:span>--<text:span text:style-name="T5">0123</text:span>---(0)(2)(3)(5)(6)(10)(11)(12)(13)(14)(32)(35)(53)(93)(94)</text:p>
      <text:p text:style-name="Preformatted_20_Text">0123103201302310132031021320213102312031201330213031230132310201321023012032130212030211032103121300231320102320123021032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4">02120</text:span>--<text:span text:style-name="T3">030</text:span>--<text:span text:style-name="T4">02110</text:span>--<text:span text:style-name="T3">03210</text:span>--<text:span text:style-name="T4">0312130</text:span>--<text:span text:style-name="T3">00</text:span>--<text:span text:style-name="T4">0231320</text:span>--<text:span text:style-name="T3">010</text:span>--<text:span text:style-name="T4">02320</text:span>--<text:span text:style-name="T3">01230</text:span>--<text:span text:style-name="T3">0210</text:span>--<text:span text:style-name="T4">0322130</text:span>--<text:span text:style-name="T5">0123</text:span>---(0)(2)(3)(5)(6)(10)(11)(12)(13)(17)(31)(35)(53)(90)(94)</text:p>
      <text:p text:style-name="Preformatted_20_Text">0123103201302310132031021320213102312031201330213031230132310201321023012032130212300231320123021030211023201032103121032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3">03120</text:span>--<text:span text:style-name="T4">01330</text:span>--<text:span text:style-name="T3">02130</text:span>--<text:span text:style-name="T4">031230</text:span>--<text:span text:style-name="T4">0132310</text:span>--<text:span text:style-name="T3">020</text:span>--<text:span text:style-name="T4">013210</text:span>--<text:span text:style-name="T3">0230</text:span>--<text:span text:style-name="T3">0120</text:span>--<text:span text:style-name="T4">032130</text:span>--<text:span text:style-name="T4">021230</text:span>--<text:span text:style-name="T3">00</text:span>--<text:span text:style-name="T4">0231320</text:span>--<text:span text:style-name="T3">01230</text:span>--<text:span text:style-name="T3">0210</text:span>--<text:span text:style-name="T3">030</text:span>--<text:span text:style-name="T4">02110</text:span>--<text:span text:style-name="T4">02320</text:span>--<text:span text:style-name="T3">010</text:span>--<text:span text:style-name="T3">03210</text:span>--<text:span text:style-name="T4">031210</text:span>--<text:span text:style-name="T4">0322130</text:span>--<text:span text:style-name="T5">0123</text:span>---(0)(2)(3)(5)(10)(11)(13)(17)(28)(31)(35)(38)(53)(90)(94)</text:p>
      <text:p text:style-name="Preformatted_20_Text">012310320130231013203102132021310231203213021303120132301321023012031320123011203312001232010321031230212030210322310203121301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20</text:span>--<text:span text:style-name="T4">033120</text:span>--<text:span text:style-name="T3">00</text:span>--<text:span text:style-name="T4">012320</text:span>--<text:span text:style-name="T3">010</text:span>--<text:span text:style-name="T3">03210</text:span>--<text:span text:style-name="T4">031230</text:span>--<text:span text:style-name="T4">02120</text:span>--<text:span text:style-name="T3">030</text:span>--<text:span text:style-name="T3">0210</text:span>--<text:span text:style-name="T4">0322310</text:span>--<text:span text:style-name="T3">020</text:span>--<text:span text:style-name="T4">0312130</text:span>--<text:span text:style-name="T5">0123</text:span>---(0)(2)(3)(5)(6)(10)(11)(12)(13)(14)(15)(18)(30)(46)(63)</text:p>
      <text:p text:style-name="Preformatted_20_Text">0123103201302310132031021320213102312032130213031201323013210230120313201230113200123201032231020312130123302103210312302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12320</text:span>--<text:span text:style-name="T3">010</text:span>--<text:span text:style-name="T4">0322310</text:span>--<text:span text:style-name="T3">020</text:span>--<text:span text:style-name="T4">0312130</text:span>--<text:span text:style-name="T4">012330</text:span>--<text:span text:style-name="T3">0210</text:span>--<text:span text:style-name="T3">03210</text:span>--<text:span text:style-name="T4">031230</text:span>--<text:span text:style-name="T4">02120</text:span>--<text:span text:style-name="T3">030</text:span>--<text:span text:style-name="T5">012</text:span>---(0)(2)(3)(5)(6)(10)(11)(12)(13)(14)(15)(18)(42)(43)(46)</text:p>
      <text:p text:style-name="Preformatted_20_Text">0123103201302310132031021320213102312032130213031201323013210230120313201230113200123320103210312302120302103223102031213012320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123320</text:span>--<text:span text:style-name="T3">010</text:span>--<text:span text:style-name="T3">03210</text:span>--<text:span text:style-name="T4">031230</text:span>--<text:span text:style-name="T4">02120</text:span>--<text:span text:style-name="T3">030</text:span>--<text:span text:style-name="T3">0210</text:span>--<text:span text:style-name="T4">0322310</text:span>--<text:span text:style-name="T3">020</text:span>--<text:span text:style-name="T4">0312130</text:span>--<text:span text:style-name="T4">012320</text:span>--<text:span text:style-name="T5">01</text:span>---(0)(2)(3)(5)(6)(10)(11)(12)(13)(14)(15)(18)(24)(43)(46)</text:p>
      <text:p text:style-name="Preformatted_20_Text">0123103201302310132031021320213102312032130213031201323013210230120313201230113200132231020312302103210312130123201023302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1322310</text:span>--<text:span text:style-name="T3">020</text:span>--<text:span text:style-name="T4">031230</text:span>--<text:span text:style-name="T3">0210</text:span>--<text:span text:style-name="T3">03210</text:span>--<text:span text:style-name="T4">0312130</text:span>--<text:span text:style-name="T4">012320</text:span>--<text:span text:style-name="T3">010</text:span>--<text:span text:style-name="T4">02330</text:span>--<text:span text:style-name="T4">02120</text:span>--<text:span text:style-name="T3">030</text:span>--<text:span text:style-name="T5">012</text:span>---(0)(2)(3)(5)(6)(10)(11)(12)(13)(14)(15)(18)(43)(75)(99)</text:p>
      <text:p text:style-name="Preformatted_20_Text">0123103201302310132031021320213102312032130213031201323013210230120313201230113200213302103123021203012130123201032103223102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21330</text:span>--<text:span text:style-name="T3">0210</text:span>--<text:span text:style-name="T4">031230</text:span>--<text:span text:style-name="T4">02120</text:span>--<text:span text:style-name="T3">030</text:span>--<text:span text:style-name="T4">012130</text:span>--<text:span text:style-name="T4">012320</text:span>--<text:span text:style-name="T3">010</text:span>--<text:span text:style-name="T3">03210</text:span>--<text:span text:style-name="T4">0322310</text:span>--<text:span text:style-name="T3">020</text:span>--<text:span text:style-name="T5">0312</text:span>---(0)(2)(3)(5)(6)(10)(11)(13)(14)(15)(18)(43)(46)(47)(70)</text:p>
      <text:p text:style-name="Preformatted_20_Text">01231032013023101320310213202131023120321302130312013230132102301203132012301132002133021203012231020312130123201032103123021032</text:p>
      <text:p text:style-name="Preformatted_20_Text"><text:soft-page-break/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21330</text:span>--<text:span text:style-name="T4">02120</text:span>--<text:span text:style-name="T3">030</text:span>--<text:span text:style-name="T4">0122310</text:span>--<text:span text:style-name="T3">020</text:span>--<text:span text:style-name="T4">0312130</text:span>--<text:span text:style-name="T4">012320</text:span>--<text:span text:style-name="T3">010</text:span>--<text:span text:style-name="T3">03210</text:span>--<text:span text:style-name="T4">031230</text:span>--<text:span text:style-name="T3">0210</text:span>--<text:span text:style-name="T5">032</text:span>---(0)(2)(3)(5)(6)(10)(11)(12)(13)(14)(15)(18)(43)(47)(95)</text:p>
      <text:p text:style-name="Preformatted_20_Text">0123103201302310132031021320213102312032130213031201323013210230120313201230113200213310203121301232010321031230212030210322310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213310</text:span>--<text:span text:style-name="T3">020</text:span>--<text:span text:style-name="T4">0312130</text:span>--<text:span text:style-name="T4">012320</text:span>--<text:span text:style-name="T3">010</text:span>--<text:span text:style-name="T3">03210</text:span>--<text:span text:style-name="T4">031230</text:span>--<text:span text:style-name="T4">02120</text:span>--<text:span text:style-name="T3">030</text:span>--<text:span text:style-name="T3">0210</text:span>--<text:span text:style-name="T4">0322310</text:span>--<text:span text:style-name="T5">02</text:span>---(0)(2)(3)(5)(6)(10)(11)(12)(13)(14)(15)(18)(43)(46)(103)</text:p>
      <text:p text:style-name="Preformatted_20_Text">012310320130231013203102132021310231203213021303120132301321023012031320123011320021331022310203121301232010321031230212030210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213310</text:span>--<text:span text:style-name="T4">022310</text:span>--<text:span text:style-name="T3">020</text:span>--<text:span text:style-name="T4">0312130</text:span>--<text:span text:style-name="T4">012320</text:span>--<text:span text:style-name="T3">010</text:span>--<text:span text:style-name="T3">03210</text:span>--<text:span text:style-name="T4">031230</text:span>--<text:span text:style-name="T4">02120</text:span>--<text:span text:style-name="T3">030</text:span>--<text:span text:style-name="T3">0210</text:span>--<text:span text:style-name="T5">032</text:span>---(0)(2)(3)(5)(6)(10)(11)(12)(13)(14)(15)(18)(23)(43)(103)</text:p>
      <text:p text:style-name="Preformatted_20_Text">01231032013023101320310213202131023120321302130312013230132102301203132012301132002133210312130123201032231020312302120302103210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4">02133210</text:span>--<text:span text:style-name="T4">0312130</text:span>--<text:span text:style-name="T4">012320</text:span>--<text:span text:style-name="T3">010</text:span>--<text:span text:style-name="T4">0322310</text:span>--<text:span text:style-name="T3">020</text:span>--<text:span text:style-name="T4">031230</text:span>--<text:span text:style-name="T4">02120</text:span>--<text:span text:style-name="T3">030</text:span>--<text:span text:style-name="T3">0210</text:span>--<text:span text:style-name="T3">03210</text:span>---(0)(2)(3)(4)(5)(6)(10)(11)(12)(13)(14)(15)(18)(43)(46)</text:p>
      <text:p text:style-name="Preformatted_20_Text">0123103201302310132031021320213102312032130213031201323013210230120313201230113200321031213012231020312302103212030123201023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11320</text:span>--<text:span text:style-name="T3">00</text:span>--<text:span text:style-name="T3">03210</text:span>--<text:span text:style-name="T4">0312130</text:span>--<text:span text:style-name="T4">0122310</text:span>--<text:span text:style-name="T3">020</text:span>--<text:span text:style-name="T4">031230</text:span>--<text:span text:style-name="T3">0210</text:span>--<text:span text:style-name="T4">032120</text:span>--<text:span text:style-name="T3">030</text:span>--<text:span text:style-name="T4">012320</text:span>--<text:span text:style-name="T3">010</text:span>--<text:span text:style-name="T4">02330</text:span>--<text:span text:style-name="T5">012</text:span>---(0)(2)(3)(5)(10)(11)(12)(13)(14)(15)(18)(43)(77)(95)(99)</text:p>
      <text:p text:style-name="Preformatted_20_Text">0123103201302310132031021320213102312032130213031201323013210230120313201230211203302103210032120301213012321031223102031230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3">01230</text:span>--<text:span text:style-name="T4">021120</text:span>--<text:span text:style-name="T4">0330</text:span>--<text:span text:style-name="T3">0210</text:span>--<text:span text:style-name="T3">03210</text:span>--<text:span text:style-name="T3">00</text:span>--<text:span text:style-name="T4">032120</text:span>--<text:span text:style-name="T3">030</text:span>--<text:span text:style-name="T4">012130</text:span>--<text:span text:style-name="T4">0123210</text:span>--<text:span text:style-name="T4">03122310</text:span>--<text:span text:style-name="T3">020</text:span>--<text:span text:style-name="T4">031230</text:span>--<text:span text:style-name="T3">010</text:span>--<text:span text:style-name="T5">023</text:span>---(0)(1)(2)(3)(5)(10)(11)(13)(14)(18)(70)(71)(77)(89)(96)</text:p>
      <text:p text:style-name="Preformatted_20_Text">0123103201302310132031021320213102312032130213031201323013210230120313201232011032103223102031213012301023312003123021203021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4">012320</text:span>--<text:span text:style-name="T4">0110</text:span>--<text:span text:style-name="T3">03210</text:span>--<text:span text:style-name="T4">0322310</text:span>--<text:span text:style-name="T3">020</text:span>--<text:span text:style-name="T4">0312130</text:span>--<text:span text:style-name="T3">01230</text:span>--<text:span text:style-name="T3">010</text:span>--<text:span text:style-name="T4">0233120</text:span>--<text:span text:style-name="T3">00</text:span>--<text:span text:style-name="T4">031230</text:span>--<text:span text:style-name="T4">02120</text:span>--<text:span text:style-name="T3">030</text:span>--<text:span text:style-name="T3">0210</text:span>--<text:span text:style-name="T5">0312</text:span>---(0)(2)(3)(5)(6)(10)(11)(12)(13)(14)(15)(18)(37)(46)(57)</text:p>
      <text:p text:style-name="Preformatted_20_Text">01231032013023101320310213202131023120321302130312013230132102301203132012320113200321203012231020312130123010233021032103123021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10</text:span>--<text:span text:style-name="T4">023120</text:span>--<text:span text:style-name="T4">032130</text:span>--<text:span text:style-name="T3">02130</text:span>--<text:span text:style-name="T3">03120</text:span>--<text:span text:style-name="T4">013230</text:span>--<text:span text:style-name="T4">013210</text:span>--<text:span text:style-name="T3">0230</text:span>--<text:span text:style-name="T3">0120</text:span>--<text:span text:style-name="T4">031320</text:span>--<text:span text:style-name="T4">012320</text:span>--<text:span text:style-name="T4">011320</text:span>--<text:span text:style-name="T3">00</text:span>--<text:span text:style-name="T4">032120</text:span>--<text:span text:style-name="T3">030</text:span>--<text:span text:style-name="T4">0122310</text:span>--<text:span text:style-name="T3">020</text:span>--<text:span text:style-name="T4">0312130</text:span>--<text:span text:style-name="T3">01230</text:span>--<text:span text:style-name="T3">010</text:span>--<text:span text:style-name="T4">02330</text:span>--<text:span text:style-name="T3">0210</text:span>--<text:span text:style-name="T3">03210</text:span>--<text:span text:style-name="T4">031230</text:span>--<text:span text:style-name="T5">021</text:span>---(0)(2)(3)(5)(10)(11)(12)(13)(14)(15)(18)(43)(77)(95)(99)</text:p>
      <text:p text:style-name="Preformatted_20_Text">012310320130231013203102132021330213012320123003123021230120321032130210312103021123031201322031320103231020131023013210231203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1230</text:span>--<text:span text:style-name="T4">021230</text:span>--<text:span text:style-name="T3">0120</text:span>--<text:span text:style-name="T3">03210</text:span>--<text:span text:style-name="T4">032130</text:span>--<text:span text:style-name="T3">0210</text:span>--<text:span text:style-name="T4">031210</text:span>--<text:span text:style-name="T3">030</text:span>--<text:span text:style-name="T4">0211230</text:span>--<text:span text:style-name="T3">03120</text:span>--<text:span text:style-name="T4">013220</text:span>--<text:span text:style-name="T4">031320</text:span>--<text:span text:style-name="T3">010</text:span>--<text:span text:style-name="T4">032310</text:span>--<text:span text:style-name="T3">020</text:span>--<text:span text:style-name="T4">01310</text:span>--<text:span text:style-name="T3">0230</text:span>--<text:span text:style-name="T4">013210</text:span>--<text:span text:style-name="T4">023120</text:span>--<text:span text:style-name="T5">0312</text:span>---(0)(2)(3)(10)(11)(13)(14)(15)(27)(28)(29)(32)(38)(47)(78)</text:p>
      <text:p text:style-name="Preformatted_20_Text">0123103201302310132031021320213302130123201230032130312302103121302120313201023120131020132102301203012203120321032112301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4">023120</text:span>--<text:span text:style-name="T4">01310</text:span>--<text:span text:style-name="T3">020</text:span>--<text:span text:style-name="T4">013210</text:span>--<text:span text:style-name="T3">0230</text:span>--<text:span text:style-name="T3">0120</text:span>--<text:span text:style-name="T3">030</text:span>--<text:span text:style-name="T4">01220</text:span>--<text:span text:style-name="T3">03120</text:span>--<text:span text:style-name="T3">03210</text:span>--<text:span text:style-name="T4">03211230</text:span>--<text:span text:style-name="T4">0132310</text:span>--<text:span text:style-name="T5">023</text:span>---(0)(2)(3)(6)(10)(11)(12)(13)(14)(15)(29)(35)(36)(47)(81)</text:p>
      <text:p text:style-name="Preformatted_20_Text">0123103201302310132031021320213302130123201230032130312302103121302120313201023120132102301203012201310203120321032112301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4">023120</text:span>--<text:span text:style-name="T4">013210</text:span>--<text:span text:style-name="T3">0230</text:span>--<text:span text:style-name="T3">0120</text:span>--<text:span text:style-name="T3">030</text:span>--<text:span text:style-name="T4">01220</text:span>--<text:span text:style-name="T4">01310</text:span>--<text:span text:style-name="T3">020</text:span>--<text:span text:style-name="T3">03120</text:span>--<text:span text:style-name="T3">03210</text:span>--<text:span text:style-name="T4">03211230</text:span>--<text:span text:style-name="T4">0132310</text:span>--<text:span text:style-name="T5">023</text:span>---(0)(2)(3)(6)(10)(11)(12)(13)(14)(15)(29)(35)(36)(47)(81)</text:p>
      <text:p text:style-name="Preformatted_20_Text"><text:soft-page-break/>0123103201302310132031021320213302130123201230032130312302103121302120313201023120301220312013231020131023012032103211230132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4">023120</text:span>--<text:span text:style-name="T3">030</text:span>--<text:span text:style-name="T4">01220</text:span>--<text:span text:style-name="T3">03120</text:span>--<text:span text:style-name="T4">0132310</text:span>--<text:span text:style-name="T3">020</text:span>--<text:span text:style-name="T4">01310</text:span>--<text:span text:style-name="T3">0230</text:span>--<text:span text:style-name="T3">0120</text:span>--<text:span text:style-name="T3">03210</text:span>--<text:span text:style-name="T4">03211230</text:span>--<text:span text:style-name="T4">013210</text:span>--<text:span text:style-name="T5">023</text:span>---(0)(2)(3)(6)(10)(11)(12)(13)(14)(15)(29)(35)(36)(47)(81)</text:p>
      <text:p text:style-name="Preformatted_20_Text">01231032013023101320310213202133021301232012300321303123021031213021203132010231203211230132103210230120301220131020312013231023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4">023120</text:span>--<text:span text:style-name="T4">03211230</text:span>--<text:span text:style-name="T4">013210</text:span>--<text:span text:style-name="T3">03210</text:span>--<text:span text:style-name="T3">0230</text:span>--<text:span text:style-name="T3">0120</text:span>--<text:span text:style-name="T3">030</text:span>--<text:span text:style-name="T4">01220</text:span>--<text:span text:style-name="T4">01310</text:span>--<text:span text:style-name="T3">020</text:span>--<text:span text:style-name="T3">03120</text:span>--<text:span text:style-name="T4">0132310</text:span>--<text:span text:style-name="T5">023</text:span>---(0)(2)(3)(6)(10)(11)(12)(13)(14)(15)(29)(35)(36)(47)(81)</text:p>
      <text:p text:style-name="Preformatted_20_Text">0123103201302310132031021320213302130123201230032130312302103121302120313201032102301323102312013102013210322031203012032112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3">03210</text:span>--<text:span text:style-name="T3">0230</text:span>--<text:span text:style-name="T4">0132310</text:span>--<text:span text:style-name="T4">023120</text:span>--<text:span text:style-name="T4">01310</text:span>--<text:span text:style-name="T3">020</text:span>--<text:span text:style-name="T4">013210</text:span>--<text:span text:style-name="T4">03220</text:span>--<text:span text:style-name="T3">03120</text:span>--<text:span text:style-name="T3">030</text:span>--<text:span text:style-name="T3">0120</text:span>--<text:span text:style-name="T4">03211230</text:span>--<text:span text:style-name="T5">012</text:span>---(0)(2)(3)(6)(10)(11)(12)(13)(14)(15)(29)(34)(35)(47)(81)</text:p>
      <text:p text:style-name="Preformatted_20_Text">0123103201302310132031021320213302130123201230032130312302103121302120313201032112301220132102312013102031203012032103231023013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4">031320</text:span>--<text:span text:style-name="T3">010</text:span>--<text:span text:style-name="T4">03211230</text:span>--<text:span text:style-name="T4">01220</text:span>--<text:span text:style-name="T4">013210</text:span>--<text:span text:style-name="T4">023120</text:span>--<text:span text:style-name="T4">01310</text:span>--<text:span text:style-name="T3">020</text:span>--<text:span text:style-name="T3">03120</text:span>--<text:span text:style-name="T3">030</text:span>--<text:span text:style-name="T3">0120</text:span>--<text:span text:style-name="T3">03210</text:span>--<text:span text:style-name="T4">032310</text:span>--<text:span text:style-name="T3">0230</text:span>--<text:span text:style-name="T5">0132</text:span>---(0)(2)(3)(6)(10)(11)(12)(13)(14)(15)(27)(29)(36)(47)(81)</text:p>
      <text:p text:style-name="Preformatted_20_Text">01231032013023101320310213202133021301232012300321303123021031213021203210323102301203132010321123013210231201310201322031203012</text:p>
      <text:p text:style-name="Preformatted_20_Text"><text:span text:style-name="T4">012310</text:span>--<text:span text:style-name="T3">0320</text:span>--<text:span text:style-name="T3">0130</text:span>--<text:span text:style-name="T3">02310</text:span>--<text:span text:style-name="T3">01320</text:span>--<text:span text:style-name="T3">0310</text:span>--<text:span text:style-name="T4">021320</text:span>--<text:span text:style-name="T4">021330</text:span>--<text:span text:style-name="T3">02130</text:span>--<text:span text:style-name="T4">012320</text:span>--<text:span text:style-name="T3">01230</text:span>--<text:span text:style-name="T3">00</text:span>--<text:span text:style-name="T4">032130</text:span>--<text:span text:style-name="T4">031230</text:span>--<text:span text:style-name="T3">0210</text:span>--<text:span text:style-name="T4">0312130</text:span>--<text:span text:style-name="T4">02120</text:span>--<text:span text:style-name="T3">03210</text:span>--<text:span text:style-name="T4">032310</text:span>--<text:span text:style-name="T3">0230</text:span>--<text:span text:style-name="T3">0120</text:span>--<text:span text:style-name="T4">031320</text:span>--<text:span text:style-name="T3">010</text:span>--<text:span text:style-name="T4">03211230</text:span>--<text:span text:style-name="T4">013210</text:span>--<text:span text:style-name="T4">023120</text:span>--<text:span text:style-name="T4">01310</text:span>--<text:span text:style-name="T3">020</text:span>--<text:span text:style-name="T4">013220</text:span>--<text:span text:style-name="T3">03120</text:span>--<text:span text:style-name="T3">030</text:span>--<text:span text:style-name="T5">012</text:span>---(0)(2)(3)(6)(10)(11)(12)(13)(14)(15)(27)(29)(32)(47)(81)</text:p>
      <text:p text:style-name="Preformatted_20_Text">01231032013023120131023013210312302132031203213012030123201230321013202313201032120310201323102130023112301210322130210332102310</text:p>
      <text:p text:style-name="Preformatted_20_Text"><text:span text:style-name="T4">012310</text:span>--<text:span text:style-name="T3">0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31230</text:span>--<text:span text:style-name="T4">021320</text:span>--<text:span text:style-name="T3">03120</text:span>--<text:span text:style-name="T4">032130</text:span>--<text:span text:style-name="T3">0120</text:span>--<text:span text:style-name="T3">030</text:span>--<text:span text:style-name="T4">012320</text:span>--<text:span text:style-name="T3">01230</text:span>--<text:span text:style-name="T3">03210</text:span>--<text:span text:style-name="T3">01320</text:span>--<text:span text:style-name="T4">0231320</text:span>--<text:span text:style-name="T3">010</text:span>--<text:span text:style-name="T4">032120</text:span>--<text:span text:style-name="T3">0310</text:span>--<text:span text:style-name="T3">020</text:span>--<text:span text:style-name="T4">0132310</text:span>--<text:span text:style-name="T3">02130</text:span>--<text:span text:style-name="T3">00</text:span>--<text:span text:style-name="T4">02311230</text:span>--<text:span text:style-name="T4">01210</text:span>--<text:span text:style-name="T4">0322130</text:span>--<text:span text:style-name="T3">0210</text:span>--<text:span text:style-name="T4">033210</text:span>--<text:span text:style-name="T3">02310</text:span>---(0)(2)(3)(10)(11)(13)(15)(17)(29)(31)(35)(40)(66)(67)(77)</text:p>
      <text:p text:style-name="Preformatted_20_Text">01231032013023120131023013210312302132031203213012030123201230321013202313201032120311230121032201323100123321023102031021302103</text:p>
      <text:p text:style-name="Preformatted_20_Text"><text:span text:style-name="T4">012310</text:span>--<text:span text:style-name="T3">0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31230</text:span>--<text:span text:style-name="T4">021320</text:span>--<text:span text:style-name="T3">03120</text:span>--<text:span text:style-name="T4">032130</text:span>--<text:span text:style-name="T3">0120</text:span>--<text:span text:style-name="T3">030</text:span>--<text:span text:style-name="T4">012320</text:span>--<text:span text:style-name="T3">01230</text:span>--<text:span text:style-name="T3">03210</text:span>--<text:span text:style-name="T3">01320</text:span>--<text:span text:style-name="T4">0231320</text:span>--<text:span text:style-name="T3">010</text:span>--<text:span text:style-name="T4">032120</text:span>--<text:span text:style-name="T4">0311230</text:span>--<text:span text:style-name="T4">01210</text:span>--<text:span text:style-name="T4">03220</text:span>--<text:span text:style-name="T4">0132310</text:span>--<text:span text:style-name="T3">00</text:span>--<text:span text:style-name="T4">01233210</text:span>--<text:span text:style-name="T3">02310</text:span>--<text:span text:style-name="T3">020</text:span>--<text:span text:style-name="T3">0310</text:span>--<text:span text:style-name="T3">02130</text:span>--<text:span text:style-name="T3">0210</text:span>--<text:span text:style-name="T5">03</text:span>---(0)(2)(3)(10)(11)(13)(15)(16)(29)(31)(34)(35)(40)(59)(77)</text:p>
      <text:p text:style-name="Preformatted_20_Text">01231032013023120131023013210312302132031203213012030123201230321013202313201032123012103231021300231120310201322130210332102310</text:p>
      <text:p text:style-name="Preformatted_20_Text"><text:span text:style-name="T4">012310</text:span>--<text:span text:style-name="T3">0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31230</text:span>--<text:span text:style-name="T4">021320</text:span>--<text:span text:style-name="T3">03120</text:span>--<text:span text:style-name="T4">032130</text:span>--<text:span text:style-name="T3">0120</text:span>--<text:span text:style-name="T3">030</text:span>--<text:span text:style-name="T4">012320</text:span>--<text:span text:style-name="T3">01230</text:span>--<text:span text:style-name="T3">03210</text:span>--<text:span text:style-name="T3">01320</text:span>--<text:span text:style-name="T4">0231320</text:span>--<text:span text:style-name="T3">010</text:span>--<text:span text:style-name="T4">0321230</text:span>--<text:span text:style-name="T4">01210</text:span>--<text:span text:style-name="T4">032310</text:span>--<text:span text:style-name="T3">02130</text:span>--<text:span text:style-name="T3">00</text:span>--<text:span text:style-name="T4">0231120</text:span>--<text:span text:style-name="T3">0310</text:span>--<text:span text:style-name="T3">020</text:span>--<text:span text:style-name="T4">01322130</text:span>--<text:span text:style-name="T3">0210</text:span>--<text:span text:style-name="T4">033210</text:span>--<text:span text:style-name="T3">02310</text:span>---(0)(2)(3)(10)(11)(13)(15)(22)(27)(29)(31)(33)(40)(65)(66)</text:p>
      <text:p text:style-name="Preformatted_20_Text">01231032013023120131023013210312302132031203213012030123201230321013202313201032310013220310213021032120311230121033210231020132</text:p>
      <text:p text:style-name="Preformatted_20_Text"><text:span text:style-name="T4">012310</text:span>--<text:span text:style-name="T3">0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31230</text:span>--<text:span text:style-name="T4">021320</text:span>--<text:span text:style-name="T3">03120</text:span>--<text:span text:style-name="T4">032130</text:span>--<text:span text:style-name="T3">0120</text:span>--<text:span text:style-name="T3">030</text:span>--<text:span text:style-name="T4">012320</text:span>--<text:span text:style-name="T3">01230</text:span>--<text:span text:style-name="T3">03210</text:span>--<text:span text:style-name="T3">01320</text:span>--<text:span text:style-name="T4">0231320</text:span>--<text:span text:style-name="T3">010</text:span>--<text:span text:style-name="T4">032310</text:span>--<text:span text:style-name="T3">00</text:span>--<text:span text:style-name="T4">013220</text:span>--<text:span text:style-name="T3">0310</text:span>--<text:span text:style-name="T3">02130</text:span>--<text:span text:style-name="T3">0210</text:span>--<text:span text:style-name="T4">032120</text:span>--<text:span text:style-name="T4">0311230</text:span>--<text:span text:style-name="T4">01210</text:span>--<text:span text:style-name="T4">033210</text:span>--<text:span text:style-name="T3">02310</text:span>--<text:span text:style-name="T3">020</text:span>--<text:span text:style-name="T5">0132</text:span>---(0)(2)(3)(10)(11)(13)(15)(27)(29)(31)(32)(40)(59)(66)(77)</text:p>
      <text:p text:style-name="Preformatted_20_Text">01231032120321303210031201302310132031021301203132012302132023110230132102312030123210312203123012130210320102332013102013231023</text:p>
      <text:p text:style-name="Preformatted_20_Text"><text:span text:style-name="T4">012310</text:span>--<text:span text:style-name="T4">032120</text:span>--<text:span text:style-name="T4">032130</text:span>--<text:span text:style-name="T3">03210</text:span>--<text:span text:style-name="T3">00</text:span>--<text:span text:style-name="T3">0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0</text:span>--<text:span text:style-name="T4">031320</text:span>--<text:span text:style-name="T3">01230</text:span>--<text:span text:style-name="T4">021320</text:span>--<text:span text:style-name="T4">023110</text:span>--<text:span text:style-name="T3">0230</text:span>--<text:span text:style-name="T4">013210</text:span>--<text:span text:style-name="T4">023120</text:span>--<text:span text:style-name="T3">030</text:span>--<text:span text:style-name="T4">0123210</text:span>--<text:span text:style-name="T4">031220</text:span>--<text:span text:style-name="T4">031230</text:span>--<text:span text:style-name="T4">012130</text:span>--<text:span text:style-name="T3">0210</text:span>--<text:span text:style-name="T3">0320</text:span>--<text:span text:style-name="T3">010</text:span>--<text:span text:style-name="T4">023320</text:span>--<text:span text:style-name="T4">01310</text:span>--<text:span text:style-name="T3">020</text:span>--<text:span text:style-name="T4">0132310</text:span>--<text:span text:style-name="T5">023</text:span>---(0)(1)(2)(3)(10)(11)(13)(14)(25)(29)(35)(68)(70)(77)(102)</text:p>
      <text:p text:style-name="Preformatted_20_Text">01231032120321303210031201302310132031021301203132012302132023110230132102312030123210312301213021032010233201310203122013231023</text:p>
      <text:p text:style-name="Preformatted_20_Text"><text:span text:style-name="T4">012310</text:span>--<text:span text:style-name="T4">032120</text:span>--<text:span text:style-name="T4">032130</text:span>--<text:span text:style-name="T3">03210</text:span>--<text:span text:style-name="T3">00</text:span>--<text:span text:style-name="T3">0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0</text:span>--<text:span text:style-name="T4">031320</text:span>--<text:span text:style-name="T3">01230</text:span>--<text:span text:style-name="T4">021320</text:span>--<text:span text:style-name="T4">023110</text:span>--<text:span text:style-name="T3">0230</text:span>--<text:span text:style-name="T4">013210</text:span>--<text:span text:style-name="T4">023120</text:span>--<text:span text:style-name="T3">030</text:span>--<text:span text:style-name="T4">0123210</text:span>--<text:soft-page-break/><text:span text:style-name="T4">031230</text:span>--<text:span text:style-name="T4">012130</text:span>--<text:span text:style-name="T3">0210</text:span>--<text:span text:style-name="T3">0320</text:span>--<text:span text:style-name="T3">010</text:span>--<text:span text:style-name="T4">023320</text:span>--<text:span text:style-name="T4">01310</text:span>--<text:span text:style-name="T3">020</text:span>--<text:span text:style-name="T4">031220</text:span>--<text:span text:style-name="T4">0132310</text:span>--<text:span text:style-name="T5">023</text:span>---(0)(1)(2)(3)(10)(11)(13)(14)(25)(29)(35)(68)(70)(77)(102)</text:p>
      <text:p text:style-name="Preformatted_20_Text">01231032120321303210031201302310132031021301203132012302132023110230132102312030123320132201310203121302103201032310232103123012</text:p>
      <text:p text:style-name="Preformatted_20_Text"><text:span text:style-name="T4">012310</text:span>--<text:span text:style-name="T4">032120</text:span>--<text:span text:style-name="T4">032130</text:span>--<text:span text:style-name="T3">03210</text:span>--<text:span text:style-name="T3">00</text:span>--<text:span text:style-name="T3">0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0</text:span>--<text:span text:style-name="T4">031320</text:span>--<text:span text:style-name="T3">01230</text:span>--<text:span text:style-name="T4">021320</text:span>--<text:span text:style-name="T4">023110</text:span>--<text:span text:style-name="T3">0230</text:span>--<text:span text:style-name="T4">013210</text:span>--<text:span text:style-name="T4">023120</text:span>--<text:span text:style-name="T3">030</text:span>--<text:span text:style-name="T4">0123320</text:span>--<text:span text:style-name="T4">013220</text:span>--<text:span text:style-name="T4">01310</text:span>--<text:span text:style-name="T3">020</text:span>--<text:span text:style-name="T4">0312130</text:span>--<text:span text:style-name="T3">0210</text:span>--<text:span text:style-name="T3">0320</text:span>--<text:span text:style-name="T3">010</text:span>--<text:span text:style-name="T4">032310</text:span>--<text:span text:style-name="T4">023210</text:span>--<text:span text:style-name="T4">031230</text:span>--<text:span text:style-name="T5">012</text:span>---(0)(2)(3)(10)(11)(12)(13)(14)(19)(24)(27)(29)(32)(68)(77)</text:p>
      <text:p text:style-name="Preformatted_20_Text">01231032120321303210031201302310132031021301203132012302132023110230132102312030210320132203123012320103231020131023321031213021</text:p>
      <text:p text:style-name="Preformatted_20_Text"><text:span text:style-name="T4">012310</text:span>--<text:span text:style-name="T4">032120</text:span>--<text:span text:style-name="T4">032130</text:span>--<text:span text:style-name="T3">03210</text:span>--<text:span text:style-name="T3">00</text:span>--<text:span text:style-name="T3">0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0</text:span>--<text:span text:style-name="T4">031320</text:span>--<text:span text:style-name="T3">01230</text:span>--<text:span text:style-name="T4">021320</text:span>--<text:span text:style-name="T4">023110</text:span>--<text:span text:style-name="T3">0230</text:span>--<text:span text:style-name="T4">013210</text:span>--<text:span text:style-name="T4">023120</text:span>--<text:span text:style-name="T3">030</text:span>--<text:span text:style-name="T3">0210</text:span>--<text:span text:style-name="T3">0320</text:span>--<text:span text:style-name="T4">013220</text:span>--<text:span text:style-name="T4">031230</text:span>--<text:span text:style-name="T4">012320</text:span>--<text:span text:style-name="T3">010</text:span>--<text:span text:style-name="T4">032310</text:span>--<text:span text:style-name="T3">020</text:span>--<text:span text:style-name="T4">01310</text:span>--<text:span text:style-name="T4">0233210</text:span>--<text:span text:style-name="T4">0312130</text:span>--<text:span text:style-name="T5">021</text:span>---(0)(2)(3)(10)(11)(12)(13)(14)(15)(27)(29)(32)(68)(77)(91)</text:p>
      <text:p text:style-name="Preformatted_20_Text">01231032120321303210031201302310132031021301203132012302132023110230132103123012321023120301213021032010233201310203122013231023</text:p>
      <text:p text:style-name="Preformatted_20_Text"><text:span text:style-name="T4">012310</text:span>--<text:span text:style-name="T4">032120</text:span>--<text:span text:style-name="T4">032130</text:span>--<text:span text:style-name="T3">03210</text:span>--<text:span text:style-name="T3">00</text:span>--<text:span text:style-name="T3">03120</text:span>--<text:span text:style-name="T3">0130</text:span>--<text:span text:style-name="T3">02310</text:span>--<text:span text:style-name="T3">01320</text:span>--<text:span text:style-name="T3">0310</text:span>--<text:span text:style-name="T3">02130</text:span>--<text:span text:style-name="T3">0120</text:span>--<text:span text:style-name="T4">031320</text:span>--<text:span text:style-name="T3">01230</text:span>--<text:span text:style-name="T4">021320</text:span>--<text:span text:style-name="T4">023110</text:span>--<text:span text:style-name="T3">0230</text:span>--<text:span text:style-name="T4">013210</text:span>--<text:span text:style-name="T4">031230</text:span>--<text:span text:style-name="T4">0123210</text:span>--<text:span text:style-name="T4">023120</text:span>--<text:span text:style-name="T3">030</text:span>--<text:span text:style-name="T4">012130</text:span>--<text:span text:style-name="T3">0210</text:span>--<text:span text:style-name="T3">0320</text:span>--<text:span text:style-name="T3">010</text:span>--<text:span text:style-name="T4">023320</text:span>--<text:span text:style-name="T4">01310</text:span>--<text:span text:style-name="T3">020</text:span>--<text:span text:style-name="T4">031220</text:span>--<text:span text:style-name="T4">0132310</text:span>--<text:span text:style-name="T5">023</text:span>---(0)(1)(2)(3)(10)(11)(13)(14)(25)(29)(35)(68)(70)(77)(102)</text:p>
      <text:p text:style-name="Preformatted_20_Text">01231032130231201302103201023132013210312301323102130120310203113202310132003120301233210232012302132031220131023012130321203210</text:p>
      <text:p text:style-name="Preformatted_20_Text"><text:span text:style-name="T4">012310</text:span>--<text:span text:style-name="T4">032130</text:span>--<text:span text:style-name="T4">023120</text:span>--<text:span text:style-name="T3">0130</text:span>--<text:span text:style-name="T3">0210</text:span>--<text:span text:style-name="T3">0320</text:span>--<text:span text:style-name="T3">010</text:span>--<text:span text:style-name="T4">0231320</text:span>--<text:span text:style-name="T4">013210</text:span>--<text:span text:style-name="T4">031230</text:span>--<text:span text:style-name="T4">0132310</text:span>--<text:span text:style-name="T3">02130</text:span>--<text:span text:style-name="T3">0120</text:span>--<text:span text:style-name="T3">0310</text:span>--<text:span text:style-name="T3">020</text:span>--<text:span text:style-name="T4">0311320</text:span>--<text:span text:style-name="T3">02310</text:span>--<text:span text:style-name="T3">01320</text:span>--<text:span text:style-name="T3">00</text:span>--<text:span text:style-name="T3">03120</text:span>--<text:span text:style-name="T3">030</text:span>--<text:span text:style-name="T4">01233210</text:span>--<text:span text:style-name="T4">02320</text:span>--<text:span text:style-name="T3">01230</text:span>--<text:span text:style-name="T4">021320</text:span>--<text:span text:style-name="T4">031220</text:span>--<text:span text:style-name="T4">01310</text:span>--<text:span text:style-name="T3">0230</text:span>--<text:span text:style-name="T4">012130</text:span>--<text:span text:style-name="T4">032120</text:span>--<text:span text:style-name="T3">03210</text:span>---(0)(2)(3)(10)(11)(13)(16)(25)(29)(31)(35)(61)(70)(77)(94)</text:p>
      <text:p text:style-name="Preformatted_20_Text">01231032130231201302103201023132013210312301323102130120310203113202310132031213002131023201230212030122130312032102301233021320</text:p>
      <text:p text:style-name="Preformatted_20_Text"><text:span text:style-name="T4">012310</text:span>--<text:span text:style-name="T4">032130</text:span>--<text:span text:style-name="T4">023120</text:span>--<text:span text:style-name="T3">0130</text:span>--<text:span text:style-name="T3">0210</text:span>--<text:span text:style-name="T3">0320</text:span>--<text:span text:style-name="T3">010</text:span>--<text:span text:style-name="T4">0231320</text:span>--<text:span text:style-name="T4">013210</text:span>--<text:span text:style-name="T4">031230</text:span>--<text:span text:style-name="T4">0132310</text:span>--<text:span text:style-name="T3">02130</text:span>--<text:span text:style-name="T3">0120</text:span>--<text:span text:style-name="T3">0310</text:span>--<text:span text:style-name="T3">020</text:span>--<text:span text:style-name="T4">0311320</text:span>--<text:span text:style-name="T3">02310</text:span>--<text:span text:style-name="T3">01320</text:span>--<text:span text:style-name="T4">0312130</text:span>--<text:span text:style-name="T3">00</text:span>--<text:span text:style-name="T4">021310</text:span>--<text:span text:style-name="T4">02320</text:span>--<text:span text:style-name="T3">01230</text:span>--<text:span text:style-name="T4">02120</text:span>--<text:span text:style-name="T3">030</text:span>--<text:span text:style-name="T4">0122130</text:span>--<text:span text:style-name="T3">03120</text:span>--<text:span text:style-name="T3">03210</text:span>--<text:span text:style-name="T3">0230</text:span>--<text:span text:style-name="T4">012330</text:span>--<text:span text:style-name="T4">021320</text:span>---(0)(2)(3)(5)(6)(10)(11)(12)(13)(31)(35)(42)(61)(87)(94)</text:p>
      <text:p text:style-name="Preformatted_20_Text">01231032310023102203102131023012030213202130123321031201320312130201302311320103210123201230132102312031302120321303123021032013</text:p>
      <text:p text:style-name="Preformatted_20_Text"><text:span text:style-name="T4">012310</text:span>--<text:span text:style-name="T4">032310</text:span>--<text:span text:style-name="T3">00</text:span>--<text:span text:style-name="T3">02310</text:span>--<text:span text:style-name="T4">0220</text:span>--<text:span text:style-name="T3">0310</text:span>--<text:span text:style-name="T4">021310</text:span>--<text:span text:style-name="T3">0230</text:span>--<text:span text:style-name="T3">0120</text:span>--<text:span text:style-name="T3">030</text:span>--<text:span text:style-name="T4">021320</text:span>--<text:span text:style-name="T3">02130</text:span>--<text:span text:style-name="T4">01233210</text:span>--<text:span text:style-name="T3">03120</text:span>--<text:span text:style-name="T3">01320</text:span>--<text:span text:style-name="T4">0312130</text:span>--<text:span text:style-name="T3">020</text:span>--<text:span text:style-name="T3">0130</text:span>--<text:span text:style-name="T4">02311320</text:span>--<text:span text:style-name="T3">010</text:span>--<text:span text:style-name="T3">03210</text:span>--<text:span text:style-name="T4">012320</text:span>--<text:span text:style-name="T3">01230</text:span>--<text:span text:style-name="T4">013210</text:span>--<text:span text:style-name="T4">023120</text:span>--<text:span text:style-name="T4">03130</text:span>--<text:span text:style-name="T4">02120</text:span>--<text:span text:style-name="T4">032130</text:span>--<text:span text:style-name="T4">031230</text:span>--<text:span text:style-name="T3">0210</text:span>--<text:span text:style-name="T3">0320</text:span>--<text:span text:style-name="T5">013</text:span>---(0)(2)(3)(5)(6)(10)(11)(12)(13)(15)(16)(27)(48)(50)(98)</text:p>
      <text:p text:style-name="Preformatted_20_Text">01231032310031302310223101232010320132012330123013210321023012103012013020321203123021320310231202131021301123032130210312033012</text:p>
      <text:p text:style-name="Preformatted_20_Text"><text:span text:style-name="T4">012310</text:span>--<text:span text:style-name="T4">032310</text:span>--<text:span text:style-name="T3">00</text:span>--<text:span text:style-name="T4">03130</text:span>--<text:span text:style-name="T3">02310</text:span>--<text:span text:style-name="T4">022310</text:span>--<text:span text:style-name="T4">012320</text:span>--<text:span text:style-name="T3">010</text:span>--<text:span text:style-name="T3">0320</text:span>--<text:span text:style-name="T3">01320</text:span>--<text:span text:style-name="T4">012330</text:span>--<text:span text:style-name="T3">01230</text:span>--<text:span text:style-name="T4">013210</text:span>--<text:span text:style-name="T3">03210</text:span>--<text:span text:style-name="T3">0230</text:span>--<text:span text:style-name="T4">01210</text:span>--<text:span text:style-name="T3">030</text:span>--<text:span text:style-name="T3">0120</text:span>--<text:span text:style-name="T3">0130</text:span>--<text:span text:style-name="T3">020</text:span>--<text:span text:style-name="T4">032120</text:span>--<text:span text:style-name="T4">031230</text:span>--<text:span text:style-name="T4">021320</text:span>--<text:span text:style-name="T3">0310</text:span>--<text:span text:style-name="T4">023120</text:span>--<text:span text:style-name="T4">021310</text:span>--<text:span text:style-name="T3">02130</text:span>--<text:span text:style-name="T4">011230</text:span>--<text:span text:style-name="T4">032130</text:span>--<text:span text:style-name="T3">0210</text:span>--<text:span text:style-name="T3">03120</text:span>--<text:span text:style-name="T4">0330</text:span>--<text:span text:style-name="T5">012</text:span>---(0)(2)(3)(5)(10)(11)(13)(15)(23)(27)(40)(42)(64)(71)(77)(98)</text:p>
      <text:p text:style-name="Preformatted_20_Text">0123201032130231201321023112032103120231032013102013021030123102301320312302130120310213200123032123012103231013220313201233120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3">0120</text:span>--<text:span text:style-name="T3">0310</text:span>--<text:span text:style-name="T4">021320</text:span>--<text:span text:style-name="T3">00</text:span>--<text:span text:style-name="T3">01230</text:span>--<text:span text:style-name="T4">0321230</text:span>--<text:span text:style-name="T4">01210</text:span>--<text:span text:style-name="T4">032310</text:span>--<text:span text:style-name="T4">013220</text:span>--<text:span text:style-name="T4">031320</text:span>--<text:span text:style-name="T4">01233120</text:span>--<text:span text:style-name="T5">03</text:span>---(0)(2)(3)(10)(11)(13)(14)(15)(27)(29)(32)(33)(40)(65)(97)</text:p>
      <text:p text:style-name="Preformatted_20_Text">0123201032130231201321023112032103120231032013102013021030123102301320312302130120331203132001230321230121032310132203102132012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3">0120</text:span>--<text:span text:style-name="T4">033120</text:span>--<text:span text:style-name="T4">031320</text:span>--<text:span text:style-name="T3">00</text:span>--<text:span text:style-name="T3">01230</text:span>--<text:span text:style-name="T4">0321230</text:span>--<text:span text:style-name="T4">01210</text:span>--<text:span text:style-name="T4">032310</text:span>--<text:span text:style-name="T4">013220</text:span>--<text:span text:style-name="T3">0310</text:span>--<text:span text:style-name="T4">021320</text:span>--<text:span text:style-name="T5">0123</text:span>---(0)(2)(3)(10)(11)(13)(14)(15)(27)(29)(32)(33)(40)(63)(65)</text:p>
      <text:p text:style-name="Preformatted_20_Text">01232010321302312013210231120321031202310320131020130210301231023013203123021301210322310132301203312031021320023132012303212301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4">01210</text:span>--<text:span text:style-name="T4">0322310</text:span>--<text:span text:style-name="T4">013230</text:span>--<text:span text:style-name="T3">0120</text:span>--<text:span text:style-name="T4">033120</text:span>--<text:span text:style-name="T3">0310</text:span>--<text:span text:style-name="T4">021320</text:span>--<text:span text:style-name="T3">00</text:span>--<text:span text:style-name="T4">0231320</text:span>--<text:span text:style-name="T3">01230</text:span>--<text:span text:style-name="T4">0321230</text:span>--<text:span text:style-name="T5">01</text:span>---(0)(2)(3)(10)(11)(13)(15)(18)(29)(31)(33)(40)(46)(63)(65)</text:p>
      <text:p text:style-name="Preformatted_20_Text">01232010321302312013210231120321031202310320131020130210301231023013203123021301213002313022103231012303212301203102132012331203</text:p>
      <text:p text:style-name="Preformatted_20_Text"><text:soft-page-break/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4">012130</text:span>--<text:span text:style-name="T3">00</text:span>--<text:span text:style-name="T4">023130</text:span>--<text:span text:style-name="T4">02210</text:span>--<text:span text:style-name="T4">032310</text:span>--<text:span text:style-name="T3">01230</text:span>--<text:span text:style-name="T4">0321230</text:span>--<text:span text:style-name="T3">0120</text:span>--<text:span text:style-name="T3">0310</text:span>--<text:span text:style-name="T4">021320</text:span>--<text:span text:style-name="T4">01233120</text:span>--<text:span text:style-name="T5">03</text:span>---(0)(2)(3)(10)(11)(13)(15)(27)(29)(33)(44)(62)(65)(70)(97)</text:p>
      <text:p text:style-name="Preformatted_20_Text">0123201032130231201321023112032103120231032013102013021030123102301320312302130121303212300231302210323101230120310213201233120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4">012130</text:span>--<text:span text:style-name="T4">0321230</text:span>--<text:span text:style-name="T3">00</text:span>--<text:span text:style-name="T4">023130</text:span>--<text:span text:style-name="T4">02210</text:span>--<text:span text:style-name="T4">032310</text:span>--<text:span text:style-name="T3">01230</text:span>--<text:span text:style-name="T3">0120</text:span>--<text:span text:style-name="T3">0310</text:span>--<text:span text:style-name="T4">021320</text:span>--<text:span text:style-name="T4">01233120</text:span>--<text:span text:style-name="T5">03</text:span>---(0)(2)(3)(10)(11)(13)(15)(27)(29)(33)(44)(62)(65)(70)(97)</text:p>
      <text:p text:style-name="Preformatted_20_Text">0123201032130231201321023112032103120231032013102013021030123102301320312302130121303212301203102132012300231302210323101233120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4">012130</text:span>--<text:span text:style-name="T4">0321230</text:span>--<text:span text:style-name="T3">0120</text:span>--<text:span text:style-name="T3">0310</text:span>--<text:span text:style-name="T4">021320</text:span>--<text:span text:style-name="T3">01230</text:span>--<text:span text:style-name="T3">00</text:span>--<text:span text:style-name="T4">023130</text:span>--<text:span text:style-name="T4">02210</text:span>--<text:span text:style-name="T4">032310</text:span>--<text:span text:style-name="T4">01233120</text:span>--<text:span text:style-name="T5">03</text:span>---(0)(2)(3)(10)(11)(13)(15)(27)(29)(33)(44)(62)(65)(70)(97)</text:p>
      <text:p text:style-name="Preformatted_20_Text">0123201032130231201321023112032103120231032013102013021030123102301320312302130122031320032123012031021320123031210323101233120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3">02130</text:span>--<text:span text:style-name="T4">01220</text:span>--<text:span text:style-name="T4">031320</text:span>--<text:span text:style-name="T3">00</text:span>--<text:span text:style-name="T4">0321230</text:span>--<text:span text:style-name="T3">0120</text:span>--<text:span text:style-name="T3">0310</text:span>--<text:span text:style-name="T4">021320</text:span>--<text:span text:style-name="T3">01230</text:span>--<text:span text:style-name="T4">031210</text:span>--<text:span text:style-name="T4">032310</text:span>--<text:span text:style-name="T4">01233120</text:span>--<text:span text:style-name="T5">03</text:span>---(0)(2)(3)(10)(11)(13)(14)(15)(27)(29)(33)(36)(38)(65)(97)</text:p>
      <text:p text:style-name="Preformatted_20_Text">0123201032130231201321023112032103120231032013102013021030123102301320312302132002130120331203132012303212301210323101322031021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4">021320</text:span>--<text:span text:style-name="T3">00</text:span>--<text:span text:style-name="T3">02130</text:span>--<text:span text:style-name="T3">0120</text:span>--<text:span text:style-name="T4">033120</text:span>--<text:span text:style-name="T4">031320</text:span>--<text:span text:style-name="T3">01230</text:span>--<text:span text:style-name="T4">0321230</text:span>--<text:span text:style-name="T4">01210</text:span>--<text:span text:style-name="T4">032310</text:span>--<text:span text:style-name="T4">013220</text:span>--<text:span text:style-name="T3">0310</text:span>--<text:span text:style-name="T5">0213</text:span>---(0)(2)(3)(10)(11)(13)(14)(15)(27)(29)(32)(33)(40)(63)(65)</text:p>
      <text:p text:style-name="Preformatted_20_Text">01232010321302312013210231120321031202310320131020130210301231023013203123021320123012031320032123031220310213012103231012331203</text:p>
      <text:p text:style-name="Preformatted_20_Text"><text:span text:style-name="T4">012320</text:span>--<text:span text:style-name="T3">010</text:span>--<text:span text:style-name="T4">032130</text:span>--<text:span text:style-name="T4">023120</text:span>--<text:span text:style-name="T4">013210</text:span>--<text:span text:style-name="T4">0231120</text:span>--<text:span text:style-name="T3">03210</text:span>--<text:span text:style-name="T3">03120</text:span>--<text:span text:style-name="T3">02310</text:span>--<text:span text:style-name="T3">0320</text:span>--<text:span text:style-name="T4">01310</text:span>--<text:span text:style-name="T3">020</text:span>--<text:span text:style-name="T3">0130</text:span>--<text:span text:style-name="T3">0210</text:span>--<text:span text:style-name="T3">030</text:span>--<text:span text:style-name="T4">012310</text:span>--<text:span text:style-name="T3">0230</text:span>--<text:span text:style-name="T3">01320</text:span>--<text:span text:style-name="T4">031230</text:span>--<text:span text:style-name="T4">021320</text:span>--<text:span text:style-name="T3">01230</text:span>--<text:span text:style-name="T3">0120</text:span>--<text:span text:style-name="T4">031320</text:span>--<text:span text:style-name="T3">00</text:span>--<text:span text:style-name="T4">0321230</text:span>--<text:span text:style-name="T4">031220</text:span>--<text:span text:style-name="T3">0310</text:span>--<text:span text:style-name="T3">02130</text:span>--<text:span text:style-name="T4">01210</text:span>--<text:span text:style-name="T4">032310</text:span>--<text:span text:style-name="T4">01233120</text:span>--<text:span text:style-name="T5">03</text:span>---(0)(2)(3)(10)(11)(13)(14)(15)(25)(27)(29)(33)(40)(65)(97)</text:p>
      <text:p text:style-name="Preformatted_20_Text">01232013023120131023013210233012310132031230210321302123012031021320231020132310320102311320123031213012210312032103021300231302</text:p>
      <text:p text:style-name="Preformatted_20_Text"><text:span text:style-name="T4">012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2330</text:span>--<text:span text:style-name="T4">012310</text:span>--<text:span text:style-name="T3">01320</text:span>--<text:span text:style-name="T4">031230</text:span>--<text:span text:style-name="T3">0210</text:span>--<text:span text:style-name="T4">032130</text:span>--<text:span text:style-name="T4">021230</text:span>--<text:span text:style-name="T3">0120</text:span>--<text:span text:style-name="T3">0310</text:span>--<text:span text:style-name="T4">021320</text:span>--<text:span text:style-name="T3">02310</text:span>--<text:span text:style-name="T3">020</text:span>--<text:span text:style-name="T4">0132310</text:span>--<text:span text:style-name="T3">0320</text:span>--<text:span text:style-name="T3">010</text:span>--<text:span text:style-name="T4">02311320</text:span>--<text:span text:style-name="T3">01230</text:span>--<text:span text:style-name="T4">0312130</text:span>--<text:span text:style-name="T4">012210</text:span>--<text:span text:style-name="T3">03120</text:span>--<text:span text:style-name="T3">03210</text:span>--<text:span text:style-name="T3">030</text:span>--<text:span text:style-name="T3">02130</text:span>--<text:span text:style-name="T3">00</text:span>--<text:span text:style-name="T4">023130</text:span>--<text:span text:style-name="T5">02</text:span>---(0)(2)(3)(10)(11)(12)(13)(15)(28)(29)(35)(44)(50)(79)(99)</text:p>
      <text:p text:style-name="Preformatted_20_Text">01232013023120131023013210233012310132031230210321302123012031021320231020132310320113200123031210312032103021301223010231320123</text:p>
      <text:p text:style-name="Preformatted_20_Text"><text:span text:style-name="T4">012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2330</text:span>--<text:span text:style-name="T4">012310</text:span>--<text:span text:style-name="T3">01320</text:span>--<text:span text:style-name="T4">031230</text:span>--<text:span text:style-name="T3">0210</text:span>--<text:span text:style-name="T4">032130</text:span>--<text:span text:style-name="T4">021230</text:span>--<text:span text:style-name="T3">0120</text:span>--<text:span text:style-name="T3">0310</text:span>--<text:span text:style-name="T4">021320</text:span>--<text:span text:style-name="T3">02310</text:span>--<text:span text:style-name="T3">020</text:span>--<text:span text:style-name="T4">0132310</text:span>--<text:span text:style-name="T3">0320</text:span>--<text:span text:style-name="T4">011320</text:span>--<text:span text:style-name="T3">00</text:span>--<text:span text:style-name="T3">01230</text:span>--<text:span text:style-name="T4">031210</text:span>--<text:span text:style-name="T3">03120</text:span>--<text:span text:style-name="T3">03210</text:span>--<text:span text:style-name="T3">030</text:span>--<text:span text:style-name="T3">02130</text:span>--<text:span text:style-name="T4">012230</text:span>--<text:span text:style-name="T3">010</text:span>--<text:span text:style-name="T4">0231320</text:span>--<text:span text:style-name="T5">0123</text:span>---(0)(2)(3)(10)(11)(13)(15)(28)(29)(31)(35)(38)(43)(52)(99)</text:p>
      <text:p text:style-name="Preformatted_20_Text">01232013023120131023013210233012310132031230210321302123012031021320231020132310320123031223010231320112030213003120321031213012</text:p>
      <text:p text:style-name="Preformatted_20_Text"><text:span text:style-name="T4">012320</text:span>--<text:span text:style-name="T3">0130</text:span>--<text:span text:style-name="T4">023120</text:span>--<text:span text:style-name="T4">01310</text:span>--<text:span text:style-name="T3">0230</text:span>--<text:span text:style-name="T4">013210</text:span>--<text:span text:style-name="T4">02330</text:span>--<text:span text:style-name="T4">012310</text:span>--<text:span text:style-name="T3">01320</text:span>--<text:span text:style-name="T4">031230</text:span>--<text:span text:style-name="T3">0210</text:span>--<text:span text:style-name="T4">032130</text:span>--<text:span text:style-name="T4">021230</text:span>--<text:span text:style-name="T3">0120</text:span>--<text:span text:style-name="T3">0310</text:span>--<text:span text:style-name="T4">021320</text:span>--<text:span text:style-name="T3">02310</text:span>--<text:span text:style-name="T3">020</text:span>--<text:span text:style-name="T4">0132310</text:span>--<text:span text:style-name="T3">0320</text:span>--<text:span text:style-name="T3">01230</text:span>--<text:span text:style-name="T4">0312230</text:span>--<text:span text:style-name="T3">010</text:span>--<text:span text:style-name="T4">0231320</text:span>--<text:span text:style-name="T4">01120</text:span>--<text:span text:style-name="T3">030</text:span>--<text:span text:style-name="T3">02130</text:span>--<text:span text:style-name="T3">00</text:span>--<text:span text:style-name="T3">03120</text:span>--<text:span text:style-name="T3">03210</text:span>--<text:span text:style-name="T4">0312130</text:span>--<text:span text:style-name="T5">012</text:span>---(0)(2)(3)(10)(11)(12)(13)(15)(28)(29)(30)(31)(35)(92)(99)</text:p>
      <text:p text:style-name="Preformatted_20_Text">01232013023120131200312030120321302013210230132031230210321031213012301223101231032012331021303212031023130213201032301132023102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4">012310</text:span>--<text:span text:style-name="T3">0320</text:span>--<text:span text:style-name="T4">0123310</text:span>--<text:span text:style-name="T3">02130</text:span>--<text:span text:style-name="T4">032120</text:span>--<text:span text:style-name="T3">0310</text:span>--<text:span text:style-name="T4">023130</text:span>--<text:span text:style-name="T4">021320</text:span>--<text:span text:style-name="T3">010</text:span>--<text:span text:style-name="T4">03230</text:span>--<text:span text:style-name="T4">011320</text:span>--<text:span text:style-name="T3">02310</text:span>--<text:span text:style-name="T5">02</text:span>---(0)(2)(3)(7)(10)(11)(12)(13)(15)(41)(43)(44)(77)(83)(95)</text:p>
      <text:p text:style-name="Preformatted_20_Text">01232013023120131200312030120321302013210230132031230210321031213012301223102132011203312023130213032120310231012310323010320123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4">021320</text:span>--<text:span text:style-name="T4">01120</text:span>--<text:span text:style-name="T4">033120</text:span>--<text:span text:style-name="T4">023130</text:span>--<text:span text:style-name="T3">02130</text:span>--<text:span text:style-name="T4">032120</text:span>--<text:span text:style-name="T3">0310</text:span>--<text:span text:style-name="T3">02310</text:span>--<text:span text:style-name="T4">012310</text:span>--<text:span text:style-name="T4">03230</text:span>--<text:span text:style-name="T3">010</text:span>--<text:span text:style-name="T3">0320</text:span>--<text:span text:style-name="T5">0123</text:span>---(0)(2)(3)(7)(10)(11)(12)(13)(15)(30)(41)(44)(63)(77)(95)</text:p>
      <text:p text:style-name="Preformatted_20_Text"><text:soft-page-break/>01232013023120131200312030120321302013210230132031230210321031213012301223102310123320103231032011302130321203102132023132012310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2310</text:span>--<text:span text:style-name="T4">0123320</text:span>--<text:span text:style-name="T3">010</text:span>--<text:span text:style-name="T4">032310</text:span>--<text:span text:style-name="T3">0320</text:span>--<text:span text:style-name="T4">01130</text:span>--<text:span text:style-name="T3">02130</text:span>--<text:span text:style-name="T4">032120</text:span>--<text:span text:style-name="T3">0310</text:span>--<text:span text:style-name="T4">021320</text:span>--<text:span text:style-name="T4">0231320</text:span>--<text:span text:style-name="T4">012310</text:span>---(0)(2)(3)(9)(10)(11)(12)(13)(15)(24)(27)(31)(41)(77)(95)</text:p>
      <text:p text:style-name="Preformatted_20_Text">01232013023120131200312030120321302013210230132031230210321031213012301223102310132301123032120310213201231032010233120231302130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2310</text:span>--<text:span text:style-name="T4">013230</text:span>--<text:span text:style-name="T4">011230</text:span>--<text:span text:style-name="T4">032120</text:span>--<text:span text:style-name="T3">0310</text:span>--<text:span text:style-name="T4">021320</text:span>--<text:span text:style-name="T4">012310</text:span>--<text:span text:style-name="T3">0320</text:span>--<text:span text:style-name="T3">010</text:span>--<text:span text:style-name="T4">0233120</text:span>--<text:span text:style-name="T4">023130</text:span>--<text:span text:style-name="T3">02130</text:span>---(0)(2)(3)(10)(11)(12)(13)(15)(18)(41)(44)(57)(64)(77)(95)</text:p>
      <text:p text:style-name="Preformatted_20_Text">01232013023120131200312030120321302013210230132031230210321031213012301223102310132310320102330211302130321203102132023132012310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2310</text:span>--<text:span text:style-name="T4">0132310</text:span>--<text:span text:style-name="T3">0320</text:span>--<text:span text:style-name="T3">010</text:span>--<text:span text:style-name="T4">02330</text:span>--<text:span text:style-name="T4">021130</text:span>--<text:span text:style-name="T3">02130</text:span>--<text:span text:style-name="T4">032120</text:span>--<text:span text:style-name="T3">0310</text:span>--<text:span text:style-name="T4">021320</text:span>--<text:span text:style-name="T4">0231320</text:span>--<text:span text:style-name="T4">012310</text:span>---(0)(2)(3)(10)(11)(12)(13)(15)(31)(35)(41)(77)(88)(95)(99)</text:p>
      <text:p text:style-name="Preformatted_20_Text">01232013023120131200312030120321302013210230132031230210321031213012301223102310320113021203102132023132012310132301023302130312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2310</text:span>--<text:span text:style-name="T3">0320</text:span>--<text:span text:style-name="T4">01130</text:span>--<text:span text:style-name="T4">02120</text:span>--<text:span text:style-name="T3">0310</text:span>--<text:span text:style-name="T4">021320</text:span>--<text:span text:style-name="T4">0231320</text:span>--<text:span text:style-name="T4">012310</text:span>--<text:span text:style-name="T4">013230</text:span>--<text:span text:style-name="T3">010</text:span>--<text:span text:style-name="T4">02330</text:span>--<text:span text:style-name="T3">02130</text:span>--<text:span text:style-name="T5">0312</text:span>---(0)(2)(3)(6)(9)(10)(11)(12)(13)(15)(18)(31)(41)(95)(99)</text:p>
      <text:p text:style-name="Preformatted_20_Text">01232013023120131200312030120321302013210230132031230210321031213012301223103201032301102310213201231012331202313021303212031023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320</text:span>--<text:span text:style-name="T3">010</text:span>--<text:span text:style-name="T4">03230</text:span>--<text:span text:style-name="T4">0110</text:span>--<text:span text:style-name="T3">02310</text:span>--<text:span text:style-name="T4">021320</text:span>--<text:span text:style-name="T4">012310</text:span>--<text:span text:style-name="T4">01233120</text:span>--<text:span text:style-name="T4">023130</text:span>--<text:span text:style-name="T3">02130</text:span>--<text:span text:style-name="T4">032120</text:span>--<text:span text:style-name="T3">0310</text:span>--<text:span text:style-name="T5">023</text:span>---(0)(2)(3)(7)(10)(11)(12)(13)(15)(37)(41)(44)(77)(95)(97)</text:p>
      <text:p text:style-name="Preformatted_20_Text">01232013023120131200312030120321302013210230132031230210321031213012301223103201102310233120231302130321203102132012310132301023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320</text:span>--<text:span text:style-name="T4">0110</text:span>--<text:span text:style-name="T3">02310</text:span>--<text:span text:style-name="T4">0233120</text:span>--<text:span text:style-name="T4">023130</text:span>--<text:span text:style-name="T3">02130</text:span>--<text:span text:style-name="T4">032120</text:span>--<text:span text:style-name="T3">0310</text:span>--<text:span text:style-name="T4">021320</text:span>--<text:span text:style-name="T4">012310</text:span>--<text:span text:style-name="T4">013230</text:span>--<text:span text:style-name="T3">010</text:span>--<text:span text:style-name="T5">023</text:span>---(0)(2)(3)(10)(11)(12)(13)(15)(18)(37)(41)(44)(57)(77)(95)</text:p>
      <text:p text:style-name="Preformatted_20_Text">012320130231201312003120301203213020132102301320312302103210312130123012231032012330211302132023101231021303212031023132010323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3">0320</text:span>--<text:span text:style-name="T4">012330</text:span>--<text:span text:style-name="T4">021130</text:span>--<text:span text:style-name="T4">021320</text:span>--<text:span text:style-name="T3">02310</text:span>--<text:span text:style-name="T4">012310</text:span>--<text:span text:style-name="T3">02130</text:span>--<text:span text:style-name="T4">032120</text:span>--<text:span text:style-name="T3">0310</text:span>--<text:span text:style-name="T4">0231320</text:span>--<text:span text:style-name="T3">010</text:span>--<text:span text:style-name="T4">03230</text:span>--<text:span text:style-name="T5">01</text:span>---(0)(2)(3)(7)(10)(11)(12)(13)(15)(31)(41)(42)(77)(88)(95)</text:p>
      <text:p text:style-name="Preformatted_20_Text">012320130231201312003120301203213020132102301320312302103210312130123012231032301032012332011320231012310213032120310231302132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4">03230</text:span>--<text:span text:style-name="T3">010</text:span>--<text:span text:style-name="T3">0320</text:span>--<text:span text:style-name="T4">0123320</text:span>--<text:span text:style-name="T4">011320</text:span>--<text:span text:style-name="T3">02310</text:span>--<text:span text:style-name="T4">012310</text:span>--<text:span text:style-name="T3">02130</text:span>--<text:span text:style-name="T4">032120</text:span>--<text:span text:style-name="T3">0310</text:span>--<text:span text:style-name="T4">023130</text:span>--<text:span text:style-name="T4">021320</text:span>--<text:span text:style-name="T5">01</text:span>---(0)(2)(3)(7)(10)(11)(12)(13)(15)(24)(41)(43)(44)(77)(95)</text:p>
      <text:p text:style-name="Preformatted_20_Text">01232013023120131200312030120321302013210230132031230210321031213012301223103230110233120231302130321203102132010320123102310123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3">030</text:span>--<text:span text:style-name="T3">0120</text:span>--<text:span text:style-name="T4">032130</text:span>--<text:span text:style-name="T3">020</text:span>--<text:span text:style-name="T4">013210</text:span>--<text:span text:style-name="T3">0230</text:span>--<text:span text:style-name="T3">01320</text:span>--<text:span text:style-name="T4">031230</text:span>--<text:span text:style-name="T3">0210</text:span>--<text:span text:style-name="T3">03210</text:span>--<text:span text:style-name="T4">0312130</text:span>--<text:span text:style-name="T3">01230</text:span>--<text:span text:style-name="T4">0122310</text:span>--<text:span text:style-name="T4">03230</text:span>--<text:span text:style-name="T4">0110</text:span>--<text:span text:style-name="T4">0233120</text:span>--<text:span text:style-name="T4">023130</text:span>--<text:span text:style-name="T3">02130</text:span>--<text:span text:style-name="T4">032120</text:span>--<text:span text:style-name="T3">0310</text:span>--<text:span text:style-name="T4">021320</text:span>--<text:span text:style-name="T3">010</text:span>--<text:span text:style-name="T3">0320</text:span>--<text:span text:style-name="T4">012310</text:span>--<text:span text:style-name="T3">02310</text:span>--<text:span text:style-name="T5">0123</text:span>---(0)(2)(3)(7)(10)(11)(12)(13)(15)(37)(41)(44)(57)(77)(95)</text:p>
      <text:p text:style-name="Preformatted_20_Text">012320130231201312003120321302013210231302103210312103021230213012031230321103201032310322301233120231012301320123102132031023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4">032130</text:span>--<text:span text:style-name="T3">020</text:span>--<text:span text:style-name="T4">013210</text:span>--<text:span text:style-name="T4">023130</text:span>--<text:span text:style-name="T3">0210</text:span>--<text:span text:style-name="T3">03210</text:span>--<text:span text:style-name="T4">031210</text:span>--<text:span text:style-name="T3">030</text:span>--<text:span text:style-name="T4">021230</text:span>--<text:span text:style-name="T3">02130</text:span>--<text:span text:style-name="T3">0120</text:span>--<text:span text:style-name="T4">031230</text:span>--<text:span text:style-name="T4">032110</text:span>--<text:span text:style-name="T3">0320</text:span>--<text:span text:style-name="T3">010</text:span>--<text:span text:style-name="T4">032310</text:span>--<text:span text:style-name="T4">032230</text:span>--<text:span text:style-name="T4">01233120</text:span>--<text:span text:style-name="T3">02310</text:span>--<text:span text:style-name="T3">01230</text:span>--<text:span text:style-name="T3">01320</text:span>--<text:span text:style-name="T4">012310</text:span>--<text:span text:style-name="T4">021320</text:span>--<text:span text:style-name="T3">0310</text:span>--<text:span text:style-name="T3">0230</text:span>--<text:span text:style-name="T5">01</text:span>---(0)(2)(3)(10)(11)(13)(15)(27)(28)(38)(39)(41)(44)(72)(97)</text:p>
      <text:p text:style-name="Preformatted_20_Text">012320130231201312003120321302013210231302103210312103021230213012031230321120331202310132012301032230123102132031023013231032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4">032130</text:span>--<text:span text:style-name="T3">020</text:span>--<text:span text:style-name="T4">013210</text:span>--<text:span text:style-name="T4">023130</text:span>--<text:span text:style-name="T3">0210</text:span>--<text:span text:style-name="T3">03210</text:span>--<text:span text:style-name="T4">031210</text:span>--<text:span text:style-name="T3">030</text:span>--<text:span text:style-name="T4">021230</text:span>--<text:span text:style-name="T3">02130</text:span>--<text:span text:style-name="T3">0120</text:span>--<text:span text:style-name="T4">031230</text:span>--<text:span text:style-name="T4">0321120</text:span>--<text:span text:style-name="T4">033120</text:span>--<text:span text:style-name="T3">02310</text:span>--<text:span text:style-name="T3">01320</text:span>--<text:soft-page-break/><text:span text:style-name="T3">01230</text:span>--<text:span text:style-name="T3">010</text:span>--<text:span text:style-name="T4">032230</text:span>--<text:span text:style-name="T4">012310</text:span>--<text:span text:style-name="T4">021320</text:span>--<text:span text:style-name="T3">0310</text:span>--<text:span text:style-name="T3">0230</text:span>--<text:span text:style-name="T4">0132310</text:span>--<text:span text:style-name="T3">0320</text:span>--<text:span text:style-name="T5">01</text:span>---(0)(2)(3)(10)(11)(13)(15)(28)(35)(38)(39)(41)(44)(63)(85)</text:p>
      <text:p text:style-name="Preformatted_20_Text">012320130231201312003120321302013210231302103210312103021230213012031230321130223012301320310230102331202310132310213201231032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4">032130</text:span>--<text:span text:style-name="T3">020</text:span>--<text:span text:style-name="T4">013210</text:span>--<text:span text:style-name="T4">023130</text:span>--<text:span text:style-name="T3">0210</text:span>--<text:span text:style-name="T3">03210</text:span>--<text:span text:style-name="T4">031210</text:span>--<text:span text:style-name="T3">030</text:span>--<text:span text:style-name="T4">021230</text:span>--<text:span text:style-name="T3">02130</text:span>--<text:span text:style-name="T3">0120</text:span>--<text:span text:style-name="T4">031230</text:span>--<text:span text:style-name="T4">0321130</text:span>--<text:span text:style-name="T4">02230</text:span>--<text:span text:style-name="T3">01230</text:span>--<text:span text:style-name="T3">01320</text:span>--<text:span text:style-name="T3">0310</text:span>--<text:span text:style-name="T3">0230</text:span>--<text:span text:style-name="T3">010</text:span>--<text:span text:style-name="T4">0233120</text:span>--<text:span text:style-name="T3">02310</text:span>--<text:span text:style-name="T4">0132310</text:span>--<text:span text:style-name="T4">021320</text:span>--<text:span text:style-name="T4">012310</text:span>--<text:span text:style-name="T3">0320</text:span>--<text:span text:style-name="T5">01</text:span>---(0)(2)(3)(8)(10)(11)(13)(15)(28)(35)(38)(41)(44)(57)(82)</text:p>
      <text:p text:style-name="Preformatted_20_Text">012320130231201312003120321302013210231302103210312103021230213012031230321130223101230132031023010320123103230123312023102132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4">032130</text:span>--<text:span text:style-name="T3">020</text:span>--<text:span text:style-name="T4">013210</text:span>--<text:span text:style-name="T4">023130</text:span>--<text:span text:style-name="T3">0210</text:span>--<text:span text:style-name="T3">03210</text:span>--<text:span text:style-name="T4">031210</text:span>--<text:span text:style-name="T3">030</text:span>--<text:span text:style-name="T4">021230</text:span>--<text:span text:style-name="T3">02130</text:span>--<text:span text:style-name="T3">0120</text:span>--<text:span text:style-name="T4">031230</text:span>--<text:span text:style-name="T4">0321130</text:span>--<text:span text:style-name="T4">022310</text:span>--<text:span text:style-name="T3">01230</text:span>--<text:span text:style-name="T3">01320</text:span>--<text:span text:style-name="T3">0310</text:span>--<text:span text:style-name="T3">0230</text:span>--<text:span text:style-name="T3">010</text:span>--<text:span text:style-name="T3">0320</text:span>--<text:span text:style-name="T4">012310</text:span>--<text:span text:style-name="T4">03230</text:span>--<text:span text:style-name="T4">01233120</text:span>--<text:span text:style-name="T3">02310</text:span>--<text:span text:style-name="T4">021320</text:span>--<text:span text:style-name="T5">01</text:span>---(0)(2)(3)(7)(10)(11)(13)(15)(23)(28)(38)(41)(44)(82)(97)</text:p>
      <text:p text:style-name="Preformatted_20_Text">01232013023120131200312032130201321023130210321031210302123021301203123032113201231012301032301320231021320310230123301223103201</text:p>
      <text:p text:style-name="Preformatted_20_Text"><text:span text:style-name="T4">012320</text:span>--<text:span text:style-name="T3">0130</text:span>--<text:span text:style-name="T4">023120</text:span>--<text:span text:style-name="T4">013120</text:span>--<text:span text:style-name="T3">00</text:span>--<text:span text:style-name="T3">03120</text:span>--<text:span text:style-name="T4">032130</text:span>--<text:span text:style-name="T3">020</text:span>--<text:span text:style-name="T4">013210</text:span>--<text:span text:style-name="T4">023130</text:span>--<text:span text:style-name="T3">0210</text:span>--<text:span text:style-name="T3">03210</text:span>--<text:span text:style-name="T4">031210</text:span>--<text:span text:style-name="T3">030</text:span>--<text:span text:style-name="T4">021230</text:span>--<text:span text:style-name="T3">02130</text:span>--<text:span text:style-name="T3">0120</text:span>--<text:span text:style-name="T4">031230</text:span>--<text:span text:style-name="T4">03211320</text:span>--<text:span text:style-name="T4">012310</text:span>--<text:span text:style-name="T3">01230</text:span>--<text:span text:style-name="T3">010</text:span>--<text:span text:style-name="T4">03230</text:span>--<text:span text:style-name="T3">01320</text:span>--<text:span text:style-name="T3">02310</text:span>--<text:span text:style-name="T4">021320</text:span>--<text:span text:style-name="T3">0310</text:span>--<text:span text:style-name="T3">0230</text:span>--<text:span text:style-name="T4">012330</text:span>--<text:span text:style-name="T4">0122310</text:span>--<text:span text:style-name="T3">0320</text:span>--<text:span text:style-name="T5">01</text:span>---(0)(2)(3)(7)(10)(11)(13)(15)(28)(38)(41)(42)(44)(54)(95)</text:p>
      <text:p text:style-name="Preformatted_20_Text">01232013023120132103123021301231023013231013202310320123012032102313201023321003213022301130212031020131021320312130312030210321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233210</text:span>--<text:span text:style-name="T3">00</text:span>--<text:span text:style-name="T4">032130</text:span>--<text:span text:style-name="T4">02230</text:span>--<text:span text:style-name="T4">01130</text:span>--<text:span text:style-name="T4">02120</text:span>--<text:span text:style-name="T3">0310</text:span>--<text:span text:style-name="T3">020</text:span>--<text:span text:style-name="T4">01310</text:span>--<text:span text:style-name="T4">021320</text:span>--<text:span text:style-name="T4">0312130</text:span>--<text:span text:style-name="T3">03120</text:span>--<text:span text:style-name="T3">030</text:span>--<text:span text:style-name="T3">0210</text:span>--<text:span text:style-name="T5">0321</text:span>---(0)(2)(3)(6)(8)(9)(10)(11)(12)(13)(15)(29)(31)(35)(91)</text:p>
      <text:p text:style-name="Preformatted_20_Text">01232013023120132103123021301231023013231013202310320123012032102313201032120330211320312103021032213031203102013102132003213021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120</text:span>--<text:span text:style-name="T4">0330</text:span>--<text:span text:style-name="T4">0211320</text:span>--<text:span text:style-name="T4">031210</text:span>--<text:span text:style-name="T3">030</text:span>--<text:span text:style-name="T3">0210</text:span>--<text:span text:style-name="T4">0322130</text:span>--<text:span text:style-name="T3">03120</text:span>--<text:span text:style-name="T3">0310</text:span>--<text:span text:style-name="T3">020</text:span>--<text:span text:style-name="T4">01310</text:span>--<text:span text:style-name="T4">021320</text:span>--<text:span text:style-name="T3">00</text:span>--<text:span text:style-name="T4">032130</text:span>--<text:span text:style-name="T5">021</text:span>---(0)(2)(3)(10)(11)(13)(15)(17)(29)(31)(35)(38)(71)(77)(93)</text:p>
      <text:p text:style-name="Preformatted_20_Text">0123201302312013210312302130123102301323101320231032012301203210231320103220131021320032130312130210321132031020133021203120301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0</text:span>--<text:span text:style-name="T4">01310</text:span>--<text:span text:style-name="T4">021320</text:span>--<text:span text:style-name="T3">00</text:span>--<text:span text:style-name="T4">032130</text:span>--<text:span text:style-name="T4">0312130</text:span>--<text:span text:style-name="T3">0210</text:span>--<text:span text:style-name="T4">03211320</text:span>--<text:span text:style-name="T3">0310</text:span>--<text:span text:style-name="T3">020</text:span>--<text:span text:style-name="T4">01330</text:span>--<text:span text:style-name="T4">02120</text:span>--<text:span text:style-name="T3">03120</text:span>--<text:span text:style-name="T3">030</text:span>--<text:span text:style-name="T5">012</text:span>---(0)(2)(3)(6)(10)(11)(12)(13)(15)(29)(31)(34)(35)(53)(54)</text:p>
      <text:p text:style-name="Preformatted_20_Text">01232013023120132103123021301231023013231013202310320123012032102313201032201312003212031210321302103021123031203310203102132031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0</text:span>--<text:span text:style-name="T4">013120</text:span>--<text:span text:style-name="T3">00</text:span>--<text:span text:style-name="T4">032120</text:span>--<text:span text:style-name="T4">031210</text:span>--<text:span text:style-name="T4">032130</text:span>--<text:span text:style-name="T3">0210</text:span>--<text:span text:style-name="T3">030</text:span>--<text:span text:style-name="T4">0211230</text:span>--<text:span text:style-name="T3">03120</text:span>--<text:span text:style-name="T4">03310</text:span>--<text:span text:style-name="T3">020</text:span>--<text:span text:style-name="T3">0310</text:span>--<text:span text:style-name="T4">021320</text:span>--<text:span text:style-name="T5">031</text:span>---(0)(2)(3)(10)(11)(13)(15)(31)(34)(35)(38)(41)(55)(77)(78)</text:p>
      <text:p text:style-name="Preformatted_20_Text">01232013023120132103123021301231023013231013202310320123012032102313201032201331200231132031210302103213021230312031020131021320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0</text:span>--<text:span text:style-name="T4">0133120</text:span>--<text:span text:style-name="T3">00</text:span>--<text:span text:style-name="T4">02311320</text:span>--<text:span text:style-name="T4">031210</text:span>--<text:span text:style-name="T3">030</text:span>--<text:span text:style-name="T3">0210</text:span>--<text:span text:style-name="T4">032130</text:span>--<text:span text:style-name="T4">021230</text:span>--<text:span text:style-name="T3">03120</text:span>--<text:span text:style-name="T3">0310</text:span>--<text:span text:style-name="T3">020</text:span>--<text:span text:style-name="T4">01310</text:span>--<text:span text:style-name="T4">021320</text:span>---(0)(2)(3)(10)(11)(13)(15)(28)(29)(31)(34)(35)(38)(49)(50)</text:p>
      <text:p text:style-name="Preformatted_20_Text">012320130231201321031230213012310230132310132023103201230120321023132010322103211302103012103310201312031021320312003212303213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130</text:span>--<text:span text:style-name="T3">0210</text:span>--<text:span text:style-name="T3">030</text:span>--<text:span text:style-name="T4">01210</text:span>--<text:span text:style-name="T4">03310</text:span>--<text:span text:style-name="T3">020</text:span>--<text:span text:style-name="T4">013120</text:span>--<text:span text:style-name="T3">0310</text:span>--<text:span text:style-name="T4">021320</text:span>--<text:span text:style-name="T3">03120</text:span>--<text:span text:style-name="T3">00</text:span>--<text:span text:style-name="T4">0321230</text:span>--<text:span text:style-name="T4">032130</text:span>--<text:span text:style-name="T5">02</text:span>---(0)(2)(3)(10)(11)(13)(15)(31)(33)(35)(40)(41)(55)(73)(82)</text:p>
      <text:p text:style-name="Preformatted_20_Text">012320130231201321031230213012310230132310132023103201230120321023132010322103212030121033102013120310213203120023112303213021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0</text:span>--<text:span text:style-name="T4">01210</text:span>--<text:span text:style-name="T4">03310</text:span>--<text:span text:style-name="T3">020</text:span>--<text:span text:style-name="T4">013120</text:span>--<text:span text:style-name="T3">0310</text:span>--<text:span text:style-name="T4">021320</text:span>--<text:span text:style-name="T3">03120</text:span>--<text:span text:style-name="T3">00</text:span>--<text:span text:style-name="T4">02311230</text:span>--<text:span text:style-name="T4">032130</text:span>--<text:span text:style-name="T3">0210</text:span>--<text:span text:style-name="T5">03</text:span>---(0)(2)(3)(10)(11)(13)(15)(31)(35)(40)(41)(55)(67)(73)(77)</text:p>
      <text:p text:style-name="Preformatted_20_Text">01232013023120132103123021301231023013231013202310320123012032102313201032210321203012130312031020131021320032130210330211320312</text:p>
      <text:p text:style-name="Preformatted_20_Text"><text:soft-page-break/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0</text:span>--<text:span text:style-name="T4">012130</text:span>--<text:span text:style-name="T3">03120</text:span>--<text:span text:style-name="T3">0310</text:span>--<text:span text:style-name="T3">020</text:span>--<text:span text:style-name="T4">01310</text:span>--<text:span text:style-name="T4">021320</text:span>--<text:span text:style-name="T3">00</text:span>--<text:span text:style-name="T4">032130</text:span>--<text:span text:style-name="T3">0210</text:span>--<text:span text:style-name="T4">0330</text:span>--<text:span text:style-name="T4">0211320</text:span>--<text:span text:style-name="T5">0312</text:span>---(0)(2)(3)(10)(11)(13)(15)(29)(31)(35)(70)(71)(73)(77)(93)</text:p>
      <text:p text:style-name="Preformatted_20_Text">012320130231201321031230213012310230132310132023103201230120321023132010322103212030210331203120031213032130211302013102132031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0</text:span>--<text:span text:style-name="T3">0210</text:span>--<text:span text:style-name="T4">033120</text:span>--<text:span text:style-name="T3">03120</text:span>--<text:span text:style-name="T3">00</text:span>--<text:span text:style-name="T4">0312130</text:span>--<text:span text:style-name="T4">032130</text:span>--<text:span text:style-name="T4">021130</text:span>--<text:span text:style-name="T3">020</text:span>--<text:span text:style-name="T4">01310</text:span>--<text:span text:style-name="T4">021320</text:span>--<text:span text:style-name="T3">0310</text:span>--<text:span text:style-name="T5">02</text:span>---(0)(2)(3)(10)(11)(12)(13)(15)(29)(31)(35)(63)(73)(77)(88)</text:p>
      <text:p text:style-name="Preformatted_20_Text">012320130231201321031230213012310230132310132023103201230120321023132010322103212031020311023312002131021320312030121303213021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10</text:span>--<text:span text:style-name="T3">020</text:span>--<text:span text:style-name="T4">03110</text:span>--<text:span text:style-name="T4">0233120</text:span>--<text:span text:style-name="T3">00</text:span>--<text:span text:style-name="T4">021310</text:span>--<text:span text:style-name="T4">021320</text:span>--<text:span text:style-name="T3">03120</text:span>--<text:span text:style-name="T3">030</text:span>--<text:span text:style-name="T4">012130</text:span>--<text:span text:style-name="T4">032130</text:span>--<text:span text:style-name="T3">0210</text:span>--<text:span text:style-name="T5">03</text:span>---(0)(2)(3)(5)(10)(11)(13)(15)(31)(35)(57)(58)(70)(73)(77)</text:p>
      <text:p text:style-name="Preformatted_20_Text">01232013023120132103123021301231023013231013202310320123012032102313201032210321203102132002131203012130321302103310203113203120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10</text:span>--<text:span text:style-name="T4">021320</text:span>--<text:span text:style-name="T3">00</text:span>--<text:span text:style-name="T4">0213120</text:span>--<text:span text:style-name="T3">030</text:span>--<text:span text:style-name="T4">012130</text:span>--<text:span text:style-name="T4">032130</text:span>--<text:span text:style-name="T3">0210</text:span>--<text:span text:style-name="T4">03310</text:span>--<text:span text:style-name="T3">020</text:span>--<text:span text:style-name="T4">0311320</text:span>--<text:span text:style-name="T3">03120</text:span>---(0)(2)(3)(10)(11)(13)(15)(31)(35)(55)(61)(70)(73)(77)(84)</text:p>
      <text:p text:style-name="Preformatted_20_Text">012320130231201321031230213012310230132310132023103201230120321023132010322103212031130210332100213102031021320312030121303213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4">031130</text:span>--<text:span text:style-name="T3">0210</text:span>--<text:span text:style-name="T4">033210</text:span>--<text:span text:style-name="T3">00</text:span>--<text:span text:style-name="T4">021310</text:span>--<text:span text:style-name="T3">020</text:span>--<text:span text:style-name="T3">0310</text:span>--<text:span text:style-name="T4">021320</text:span>--<text:span text:style-name="T3">03120</text:span>--<text:span text:style-name="T3">030</text:span>--<text:span text:style-name="T4">012130</text:span>--<text:span text:style-name="T4">032130</text:span>--<text:span text:style-name="T5">02</text:span>---(0)(2)(3)(5)(10)(11)(13)(15)(31)(35)(60)(66)(70)(73)(77)</text:p>
      <text:p text:style-name="Preformatted_20_Text">012320130231201321031230213012310230132310132023103201230120321023132010322103212031203310213200312130321302103021132031020131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3">03120</text:span>--<text:span text:style-name="T4">03310</text:span>--<text:span text:style-name="T4">021320</text:span>--<text:span text:style-name="T3">00</text:span>--<text:span text:style-name="T4">0312130</text:span>--<text:span text:style-name="T4">032130</text:span>--<text:span text:style-name="T3">0210</text:span>--<text:span text:style-name="T3">030</text:span>--<text:span text:style-name="T4">0211320</text:span>--<text:span text:style-name="T3">0310</text:span>--<text:span text:style-name="T3">020</text:span>--<text:span text:style-name="T4">01310</text:span>--<text:span text:style-name="T5">02</text:span>---(0)(2)(3)(10)(11)(12)(13)(15)(29)(31)(35)(55)(73)(77)(93)</text:p>
      <text:p text:style-name="Preformatted_20_Text">012320130231201321031230213012310230132310132023103201230120321023132010322103212033210023112031020131021320312030121303213021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0</text:span>--<text:span text:style-name="T4">033210</text:span>--<text:span text:style-name="T3">00</text:span>--<text:span text:style-name="T4">0231120</text:span>--<text:span text:style-name="T3">0310</text:span>--<text:span text:style-name="T3">020</text:span>--<text:span text:style-name="T4">01310</text:span>--<text:span text:style-name="T4">021320</text:span>--<text:span text:style-name="T3">03120</text:span>--<text:span text:style-name="T3">030</text:span>--<text:span text:style-name="T4">012130</text:span>--<text:span text:style-name="T4">032130</text:span>--<text:span text:style-name="T3">0210</text:span>--<text:span text:style-name="T5">03</text:span>---(0)(2)(3)(10)(11)(13)(15)(29)(31)(35)(65)(66)(70)(73)(77)</text:p>
      <text:p text:style-name="Preformatted_20_Text">012320130231201321031230213012310230132310132023103201230120321023132010322103212300231120301213032130210331020131021320312031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30</text:span>--<text:span text:style-name="T3">00</text:span>--<text:span text:style-name="T4">0231120</text:span>--<text:span text:style-name="T3">030</text:span>--<text:span text:style-name="T4">012130</text:span>--<text:span text:style-name="T4">032130</text:span>--<text:span text:style-name="T3">0210</text:span>--<text:span text:style-name="T4">03310</text:span>--<text:span text:style-name="T3">020</text:span>--<text:span text:style-name="T4">01310</text:span>--<text:span text:style-name="T4">021320</text:span>--<text:span text:style-name="T3">03120</text:span>--<text:span text:style-name="T3">0310</text:span>--<text:span text:style-name="T5">02</text:span>---(0)(2)(3)(10)(11)(13)(15)(29)(31)(33)(35)(55)(65)(70)(73)</text:p>
      <text:p text:style-name="Preformatted_20_Text">012320130231201321031230213012310230132310132023103201230120321023132010322103212303211023312031020131021320312003213021030121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30</text:span>--<text:span text:style-name="T4">032110</text:span>--<text:span text:style-name="T4">0233120</text:span>--<text:span text:style-name="T3">0310</text:span>--<text:span text:style-name="T3">020</text:span>--<text:span text:style-name="T4">01310</text:span>--<text:span text:style-name="T4">021320</text:span>--<text:span text:style-name="T3">03120</text:span>--<text:span text:style-name="T3">00</text:span>--<text:span text:style-name="T4">032130</text:span>--<text:span text:style-name="T3">0210</text:span>--<text:span text:style-name="T3">030</text:span>--<text:span text:style-name="T4">01210</text:span>--<text:span text:style-name="T5">03</text:span>---(0)(2)(3)(10)(11)(13)(15)(29)(31)(33)(35)(40)(57)(72)(73)</text:p>
      <text:p text:style-name="Preformatted_20_Text">0123201302312013210312302130123102301323101320231032012301203210231320103221032123032130031203021033012130211203102013102132031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230</text:span>--<text:span text:style-name="T4">032130</text:span>--<text:span text:style-name="T3">00</text:span>--<text:span text:style-name="T3">03120</text:span>--<text:span text:style-name="T3">030</text:span>--<text:span text:style-name="T3">0210</text:span>--<text:span text:style-name="T4">0330</text:span>--<text:span text:style-name="T4">012130</text:span>--<text:span text:style-name="T4">021120</text:span>--<text:span text:style-name="T3">0310</text:span>--<text:span text:style-name="T3">020</text:span>--<text:span text:style-name="T4">01310</text:span>--<text:span text:style-name="T4">021320</text:span>--<text:span text:style-name="T5">0312</text:span>---(0)(2)(3)(10)(11)(13)(15)(29)(31)(33)(35)(70)(71)(73)(89)</text:p>
      <text:p text:style-name="Preformatted_20_Text">012320130231201321031230213012310230132310132023103201230120321023132010322103213020131200213302103012130321130212031021320312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30</text:span>--<text:span text:style-name="T3">020</text:span>--<text:span text:style-name="T4">013120</text:span>--<text:span text:style-name="T3">00</text:span>--<text:span text:style-name="T4">021330</text:span>--<text:span text:style-name="T3">0210</text:span>--<text:span text:style-name="T3">030</text:span>--<text:span text:style-name="T4">012130</text:span>--<text:span text:style-name="T4">0321130</text:span>--<text:span text:style-name="T4">02120</text:span>--<text:span text:style-name="T3">0310</text:span>--<text:span text:style-name="T4">021320</text:span>--<text:span text:style-name="T3">03120</text:span>--<text:span text:style-name="T5">03</text:span>---(0)(2)(3)(6)(10)(11)(13)(15)(31)(35)(41)(47)(70)(73)(82)</text:p>
      <text:p text:style-name="Preformatted_20_Text"><text:soft-page-break/>0123201302312013210312302130123102301323101320231032012301203210231320103221032130210332011320310201310213200312030121303212031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30</text:span>--<text:span text:style-name="T3">0210</text:span>--<text:span text:style-name="T4">03320</text:span>--<text:span text:style-name="T4">011320</text:span>--<text:span text:style-name="T3">0310</text:span>--<text:span text:style-name="T3">020</text:span>--<text:span text:style-name="T4">01310</text:span>--<text:span text:style-name="T4">021320</text:span>--<text:span text:style-name="T3">00</text:span>--<text:span text:style-name="T3">03120</text:span>--<text:span text:style-name="T3">030</text:span>--<text:span text:style-name="T4">012130</text:span>--<text:span text:style-name="T4">032120</text:span>--<text:span text:style-name="T5">0312</text:span>---(0)(2)(3)(10)(11)(13)(15)(29)(31)(35)(43)(70)(73)(74)(77)</text:p>
      <text:p text:style-name="Preformatted_20_Text">01232013023120132103123021301231023013231013202310320123012032102313201032210321302113203120310201310213200123301213032120302103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10</text:span>--<text:span text:style-name="T4">032130</text:span>--<text:span text:style-name="T4">0211320</text:span>--<text:span text:style-name="T3">03120</text:span>--<text:span text:style-name="T3">0310</text:span>--<text:span text:style-name="T3">020</text:span>--<text:span text:style-name="T4">01310</text:span>--<text:span text:style-name="T4">021320</text:span>--<text:span text:style-name="T3">00</text:span>--<text:span text:style-name="T4">012330</text:span>--<text:span text:style-name="T4">012130</text:span>--<text:span text:style-name="T4">032120</text:span>--<text:span text:style-name="T3">030</text:span>--<text:span text:style-name="T3">0210</text:span>--<text:span text:style-name="T5">03</text:span>---(0)(2)(3)(10)(11)(13)(15)(29)(31)(35)(42)(70)(73)(77)(93)</text:p>
      <text:p text:style-name="Preformatted_20_Text">0123201302312013210312302130123102301323101320231032012301203210231320103223100123302113021230312031020131021320312103021032130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10</text:span>--<text:span text:style-name="T4">0322310</text:span>--<text:span text:style-name="T3">00</text:span>--<text:span text:style-name="T4">012330</text:span>--<text:span text:style-name="T4">021130</text:span>--<text:span text:style-name="T4">021230</text:span>--<text:span text:style-name="T3">03120</text:span>--<text:span text:style-name="T3">0310</text:span>--<text:span text:style-name="T3">020</text:span>--<text:span text:style-name="T4">01310</text:span>--<text:span text:style-name="T4">021320</text:span>--<text:span text:style-name="T4">031210</text:span>--<text:span text:style-name="T3">030</text:span>--<text:span text:style-name="T3">0210</text:span>--<text:span text:style-name="T4">032130</text:span>--<text:span text:style-name="T5">02</text:span>---(0)(2)(3)(10)(11)(13)(15)(28)(29)(31)(35)(38)(42)(46)(88)</text:p>
      <text:p text:style-name="Preformatted_20_Text">01232013023120132103123021301231023013231013202310320123012032102313203120032130321203102201331021320103211302013120301213021032</text:p>
      <text:p text:style-name="Preformatted_20_Text"><text:span text:style-name="T4">012320</text:span>--<text:span text:style-name="T3">0130</text:span>--<text:span text:style-name="T4">023120</text:span>--<text:span text:style-name="T4">013210</text:span>--<text:span text:style-name="T4">031230</text:span>--<text:span text:style-name="T3">02130</text:span>--<text:span text:style-name="T4">012310</text:span>--<text:span text:style-name="T3">0230</text:span>--<text:span text:style-name="T4">0132310</text:span>--<text:span text:style-name="T3">01320</text:span>--<text:span text:style-name="T3">02310</text:span>--<text:span text:style-name="T3">0320</text:span>--<text:span text:style-name="T3">01230</text:span>--<text:span text:style-name="T3">0120</text:span>--<text:span text:style-name="T3">03210</text:span>--<text:span text:style-name="T4">0231320</text:span>--<text:span text:style-name="T3">03120</text:span>--<text:span text:style-name="T3">00</text:span>--<text:span text:style-name="T4">032130</text:span>--<text:span text:style-name="T4">032120</text:span>--<text:span text:style-name="T3">0310</text:span>--<text:span text:style-name="T4">0220</text:span>--<text:span text:style-name="T4">013310</text:span>--<text:span text:style-name="T4">021320</text:span>--<text:span text:style-name="T3">010</text:span>--<text:span text:style-name="T4">0321130</text:span>--<text:span text:style-name="T3">020</text:span>--<text:span text:style-name="T4">013120</text:span>--<text:span text:style-name="T3">030</text:span>--<text:span text:style-name="T4">012130</text:span>--<text:span text:style-name="T3">0210</text:span>--<text:span text:style-name="T5">032</text:span>---(0)(2)(3)(10)(11)(13)(15)(31)(35)(41)(48)(70)(76)(77)(82)</text:p>
      <text:p text:style-name="Preformatted_20_Text">01232102301032130231023112301320213012103201302132012330120310203132031220132103123021030212300231203210123103230123031201310213</text:p>
      <text:p text:style-name="Preformatted_20_Text"><text:span text:style-name="T4">0123210</text:span>--<text:span text:style-name="T3">0230</text:span>--<text:span text:style-name="T3">010</text:span>--<text:span text:style-name="T4">032130</text:span>--<text:span text:style-name="T3">02310</text:span>--<text:span text:style-name="T4">02311230</text:span>--<text:span text:style-name="T3">01320</text:span>--<text:span text:style-name="T3">02130</text:span>--<text:span text:style-name="T4">01210</text:span>--<text:span text:style-name="T3">0320</text:span>--<text:span text:style-name="T3">0130</text:span>--<text:span text:style-name="T4">021320</text:span>--<text:span text:style-name="T4">012330</text:span>--<text:span text:style-name="T3">0120</text:span>--<text:span text:style-name="T3">0310</text:span>--<text:span text:style-name="T3">020</text:span>--<text:span text:style-name="T4">031320</text:span>--<text:span text:style-name="T4">031220</text:span>--<text:span text:style-name="T4">013210</text:span>--<text:span text:style-name="T4">031230</text:span>--<text:span text:style-name="T3">0210</text:span>--<text:span text:style-name="T3">030</text:span>--<text:span text:style-name="T4">021230</text:span>--<text:span text:style-name="T3">00</text:span>--<text:span text:style-name="T4">023120</text:span>--<text:span text:style-name="T3">03210</text:span>--<text:span text:style-name="T4">012310</text:span>--<text:span text:style-name="T4">03230</text:span>--<text:span text:style-name="T3">01230</text:span>--<text:span text:style-name="T3">03120</text:span>--<text:span text:style-name="T4">01310</text:span>--<text:span text:style-name="T5">0213</text:span>---(0)(1)(2)(3)(7)(10)(11)(13)(14)(25)(28)(29)(40)(42)(67)</text:p>
      <text:p text:style-name="Preformatted_20_Text">0123210302103123021103201302132031210322130231203102131202130312013201231032130123012032101233021230023102301032301321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3">0120</text:span>--<text:span text:style-name="T3">03210</text:span>--<text:span text:style-name="T4">012330</text:span>--<text:span text:style-name="T4">021230</text:span>--<text:span text:style-name="T3">00</text:span>--<text:span text:style-name="T3">02310</text:span>--<text:span text:style-name="T3">0230</text:span>--<text:span text:style-name="T3">010</text:span>--<text:span text:style-name="T4">03230</text:span>--<text:span text:style-name="T4">013210</text:span>--<text:span text:style-name="T4">023130</text:span>--<text:span text:style-name="T3">020</text:span>--<text:span text:style-name="T5">013</text:span>---(0)(1)(2)(3)(7)(10)(11)(13)(17)(28)(38)(42)(44)(84)(90)</text:p>
      <text:p text:style-name="Preformatted_20_Text">01232103021031230211032013021320312103221302312031021312021303120132012310321301230120321203310231020313200321013210230103230132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3">0120</text:span>--<text:span text:style-name="T4">032120</text:span>--<text:span text:style-name="T4">03310</text:span>--<text:span text:style-name="T3">02310</text:span>--<text:span text:style-name="T3">020</text:span>--<text:span text:style-name="T4">031320</text:span>--<text:span text:style-name="T3">00</text:span>--<text:span text:style-name="T3">03210</text:span>--<text:span text:style-name="T4">013210</text:span>--<text:span text:style-name="T3">0230</text:span>--<text:span text:style-name="T3">010</text:span>--<text:span text:style-name="T4">03230</text:span>--<text:span text:style-name="T5">0132</text:span>---(0)(1)(2)(3)(7)(10)(11)(13)(14)(17)(38)(55)(77)(84)(90)</text:p>
      <text:p text:style-name="Preformatted_20_Text">0123210302103123021103201302132031210322130231203102131202130312013201231032130123013210123302123002310230103230120321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4">012330</text:span>--<text:span text:style-name="T4">021230</text:span>--<text:span text:style-name="T3">00</text:span>--<text:span text:style-name="T3">02310</text:span>--<text:span text:style-name="T3">0230</text:span>--<text:span text:style-name="T3">010</text:span>--<text:span text:style-name="T4">03230</text:span>--<text:span text:style-name="T3">0120</text:span>--<text:span text:style-name="T3">03210</text:span>--<text:span text:style-name="T4">023130</text:span>--<text:span text:style-name="T3">020</text:span>--<text:span text:style-name="T5">013</text:span>---(0)(1)(2)(3)(7)(10)(11)(13)(17)(28)(38)(42)(44)(84)(90)</text:p>
      <text:p text:style-name="Preformatted_20_Text">0123210302103123021103201302132031210322130231203102131202130312013201231032130123013210230102310203132003210132301203212033102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0</text:span>--<text:span text:style-name="T3">010</text:span>--<text:span text:style-name="T3">02310</text:span>--<text:span text:style-name="T3">020</text:span>--<text:span text:style-name="T4">031320</text:span>--<text:span text:style-name="T3">00</text:span>--<text:span text:style-name="T3">03210</text:span>--<text:span text:style-name="T4">013230</text:span>--<text:span text:style-name="T3">0120</text:span>--<text:span text:style-name="T4">032120</text:span>--<text:span text:style-name="T4">03310</text:span>--<text:span text:style-name="T5">023</text:span>---(0)(1)(2)(3)(10)(11)(13)(14)(17)(18)(38)(55)(77)(84)(90)</text:p>
      <text:p text:style-name="Preformatted_20_Text">0123210302103123021103201302132031210322130231203102131202130312013201231032130123013210230103230120321012330212300231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0</text:span>--<text:span text:style-name="T3">010</text:span>--<text:span text:style-name="T4">03230</text:span>--<text:span text:style-name="T3">0120</text:span>--<text:span text:style-name="T3">03210</text:span>--<text:span text:style-name="T4">012330</text:span>--<text:span text:style-name="T4">021230</text:span>--<text:span text:style-name="T3">00</text:span>--<text:span text:style-name="T3">02310</text:span>--<text:span text:style-name="T4">023130</text:span>--<text:span text:style-name="T3">020</text:span>--<text:span text:style-name="T5">013</text:span>---(0)(1)(2)(3)(7)(10)(11)(13)(17)(28)(38)(42)(44)(84)(90)</text:p>
      <text:p text:style-name="Preformatted_20_Text">0123210302103123021103201302132031210322130231203102131202130312013201231032130123013210230120321013230102310203132003212033102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0</text:span>--<text:span text:style-name="T3">0120</text:span>--<text:soft-page-break/><text:span text:style-name="T3">03210</text:span>--<text:span text:style-name="T4">013230</text:span>--<text:span text:style-name="T3">010</text:span>--<text:span text:style-name="T3">02310</text:span>--<text:span text:style-name="T3">020</text:span>--<text:span text:style-name="T4">031320</text:span>--<text:span text:style-name="T3">00</text:span>--<text:span text:style-name="T4">032120</text:span>--<text:span text:style-name="T4">03310</text:span>--<text:span text:style-name="T5">023</text:span>---(0)(1)(2)(3)(10)(11)(13)(14)(17)(18)(38)(55)(77)(84)(90)</text:p>
      <text:p text:style-name="Preformatted_20_Text">0123210302103123021103201302132031210322130231203102131202130312013201231032130123013210230120321203310203132003210132301023102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0</text:span>--<text:span text:style-name="T3">0120</text:span>--<text:span text:style-name="T4">032120</text:span>--<text:span text:style-name="T4">03310</text:span>--<text:span text:style-name="T3">020</text:span>--<text:span text:style-name="T4">031320</text:span>--<text:span text:style-name="T3">00</text:span>--<text:span text:style-name="T3">03210</text:span>--<text:span text:style-name="T4">013230</text:span>--<text:span text:style-name="T3">010</text:span>--<text:span text:style-name="T3">02310</text:span>--<text:span text:style-name="T5">023</text:span>---(0)(1)(2)(3)(10)(11)(13)(14)(17)(18)(38)(55)(77)(84)(90)</text:p>
      <text:p text:style-name="Preformatted_20_Text">0123210302103123021103201302132031210322130231203102131202130312013201231032130123013210230120331020313200321203210132301023102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0</text:span>--<text:span text:style-name="T3">0120</text:span>--<text:span text:style-name="T4">03310</text:span>--<text:span text:style-name="T3">020</text:span>--<text:span text:style-name="T4">031320</text:span>--<text:span text:style-name="T3">00</text:span>--<text:span text:style-name="T4">032120</text:span>--<text:span text:style-name="T3">03210</text:span>--<text:span text:style-name="T4">013230</text:span>--<text:span text:style-name="T3">010</text:span>--<text:span text:style-name="T3">02310</text:span>--<text:span text:style-name="T5">023</text:span>---(0)(1)(2)(3)(10)(11)(13)(14)(17)(18)(38)(55)(77)(84)(90)</text:p>
      <text:p text:style-name="Preformatted_20_Text">0123210302103123021103201302132031210322130231203102131202130312013201231032130123013210231020313200321012331023010323012032120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10</text:span>--<text:span text:style-name="T3">020</text:span>--<text:span text:style-name="T4">031320</text:span>--<text:span text:style-name="T3">00</text:span>--<text:span text:style-name="T3">03210</text:span>--<text:span text:style-name="T4">0123310</text:span>--<text:span text:style-name="T3">0230</text:span>--<text:span text:style-name="T3">010</text:span>--<text:span text:style-name="T4">03230</text:span>--<text:span text:style-name="T3">0120</text:span>--<text:span text:style-name="T4">032120</text:span>--<text:span text:style-name="T5">03</text:span>---(0)(1)(2)(3)(7)(10)(11)(13)(14)(17)(38)(77)(83)(84)(90)</text:p>
      <text:p text:style-name="Preformatted_20_Text">0123210302103123021103201302132031210322130231203102131202130312013201231032130123013210231023010233102031320032101323012032120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10</text:span>--<text:span text:style-name="T3">0230</text:span>--<text:span text:style-name="T3">010</text:span>--<text:span text:style-name="T4">023310</text:span>--<text:span text:style-name="T3">020</text:span>--<text:span text:style-name="T4">031320</text:span>--<text:span text:style-name="T3">00</text:span>--<text:span text:style-name="T3">03210</text:span>--<text:span text:style-name="T4">013230</text:span>--<text:span text:style-name="T3">0120</text:span>--<text:span text:style-name="T4">032120</text:span>--<text:span text:style-name="T5">03</text:span>---(0)(1)(2)(3)(10)(11)(13)(14)(17)(18)(38)(77)(84)(86)(90)</text:p>
      <text:p text:style-name="Preformatted_20_Text">0123210302103123021103201302132031210322130231203102131202130312013201231032130123013210231023010323012032101233021230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10</text:span>--<text:span text:style-name="T3">0230</text:span>--<text:span text:style-name="T3">010</text:span>--<text:span text:style-name="T4">03230</text:span>--<text:span text:style-name="T3">0120</text:span>--<text:span text:style-name="T3">03210</text:span>--<text:span text:style-name="T4">012330</text:span>--<text:span text:style-name="T4">021230</text:span>--<text:span text:style-name="T3">00</text:span>--<text:span text:style-name="T4">023130</text:span>--<text:span text:style-name="T3">020</text:span>--<text:span text:style-name="T5">013</text:span>---(0)(1)(2)(3)(7)(10)(11)(13)(17)(28)(38)(42)(44)(84)(90)</text:p>
      <text:p text:style-name="Preformatted_20_Text">0123210302103123021103201302132031210322130231203102131202130312013201231032130123013210231023012032101323010233021230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10</text:span>--<text:span text:style-name="T3">0230</text:span>--<text:span text:style-name="T3">0120</text:span>--<text:span text:style-name="T3">03210</text:span>--<text:span text:style-name="T4">013230</text:span>--<text:span text:style-name="T3">010</text:span>--<text:span text:style-name="T4">02330</text:span>--<text:span text:style-name="T4">021230</text:span>--<text:span text:style-name="T3">00</text:span>--<text:span text:style-name="T4">023130</text:span>--<text:span text:style-name="T3">020</text:span>--<text:span text:style-name="T5">013</text:span>---(0)(1)(2)(3)(10)(11)(13)(17)(18)(28)(38)(44)(84)(90)(99)</text:p>
      <text:p text:style-name="Preformatted_20_Text">0123210302103123021103201302132031210322130231203102131202130312013201231032130123013210231023310203132003210132301023012032120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3">02310</text:span>--<text:span text:style-name="T4">023310</text:span>--<text:span text:style-name="T3">020</text:span>--<text:span text:style-name="T4">031320</text:span>--<text:span text:style-name="T3">00</text:span>--<text:span text:style-name="T3">03210</text:span>--<text:span text:style-name="T4">013230</text:span>--<text:span text:style-name="T3">010</text:span>--<text:span text:style-name="T3">0230</text:span>--<text:span text:style-name="T3">0120</text:span>--<text:span text:style-name="T4">032120</text:span>--<text:span text:style-name="T5">03</text:span>---(0)(1)(2)(3)(10)(11)(13)(14)(17)(18)(38)(77)(84)(86)(90)</text:p>
      <text:p text:style-name="Preformatted_20_Text">0123210302103123021103201302132031210322130231203102131202130312013201231032130123013210231302013302123002310230103230120321012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4">023130</text:span>--<text:span text:style-name="T3">020</text:span>--<text:span text:style-name="T4">01330</text:span>--<text:span text:style-name="T4">021230</text:span>--<text:span text:style-name="T3">00</text:span>--<text:span text:style-name="T3">02310</text:span>--<text:span text:style-name="T3">0230</text:span>--<text:span text:style-name="T3">010</text:span>--<text:span text:style-name="T4">03230</text:span>--<text:span text:style-name="T3">0120</text:span>--<text:span text:style-name="T3">03210</text:span>--<text:span text:style-name="T5">0123</text:span>---(0)(1)(2)(3)(7)(10)(11)(13)(17)(28)(38)(44)(53)(84)(90)</text:p>
      <text:p text:style-name="Preformatted_20_Text">01232103021031230211032013021320312103221302312031021312021303120132012310321301230132102330212300231023012032101323010231302013</text:p>
      <text:p text:style-name="Preformatted_20_Text"><text:span text:style-name="T4">0123210</text:span>--<text:span text:style-name="T3">030</text:span>--<text:span text:style-name="T3">0210</text:span>--<text:span text:style-name="T4">031230</text:span>--<text:span text:style-name="T4">02110</text:span>--<text:span text:style-name="T3">0320</text:span>--<text:span text:style-name="T3">0130</text:span>--<text:span text:style-name="T4">021320</text:span>--<text:span text:style-name="T4">031210</text:span>--<text:span text:style-name="T4">0322130</text:span>--<text:span text:style-name="T4">023120</text:span>--<text:span text:style-name="T3">0310</text:span>--<text:span text:style-name="T4">0213120</text:span>--<text:span text:style-name="T3">02130</text:span>--<text:span text:style-name="T3">03120</text:span>--<text:span text:style-name="T3">01320</text:span>--<text:span text:style-name="T4">012310</text:span>--<text:span text:style-name="T4">032130</text:span>--<text:span text:style-name="T3">01230</text:span>--<text:span text:style-name="T4">013210</text:span>--<text:span text:style-name="T4">02330</text:span>--<text:span text:style-name="T4">021230</text:span>--<text:span text:style-name="T3">00</text:span>--<text:span text:style-name="T3">02310</text:span>--<text:span text:style-name="T3">0230</text:span>--<text:span text:style-name="T3">0120</text:span>--<text:span text:style-name="T3">03210</text:span>--<text:span text:style-name="T4">013230</text:span>--<text:span text:style-name="T3">010</text:span>--<text:span text:style-name="T4">023130</text:span>--<text:span text:style-name="T3">020</text:span>--<text:span text:style-name="T5">013</text:span>---(0)(1)(2)(3)(10)(11)(13)(17)(18)(28)(38)(44)(84)(90)(99)</text:p>
      <text:p text:style-name="Preformatted_20_Text">01233012030213203102131203213012130321023012310321203123013210312021302013023102312013221300231302103201023201230211032310132013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4">012130</text:span>--<text:span text:style-name="T3">03210</text:span>--<text:span text:style-name="T3">0230</text:span>--<text:span text:style-name="T4">012310</text:span>--<text:span text:style-name="T4">032120</text:span>--<text:span text:style-name="T4">031230</text:span>--<text:span text:style-name="T4">013210</text:span>--<text:span text:style-name="T3">03120</text:span>--<text:span text:style-name="T3">02130</text:span>--<text:span text:style-name="T3">020</text:span>--<text:span text:style-name="T3">0130</text:span>--<text:span text:style-name="T3">02310</text:span>--<text:span text:style-name="T4">023120</text:span>--<text:span text:style-name="T4">01322130</text:span>--<text:span text:style-name="T3">00</text:span>--<text:span text:style-name="T4">023130</text:span>--<text:span text:style-name="T3">0210</text:span>--<text:span text:style-name="T3">0320</text:span>--<text:span text:style-name="T3">010</text:span>--<text:span text:style-name="T4">02320</text:span>--<text:span text:style-name="T3">01230</text:span>--<text:span text:style-name="T4">02110</text:span>--<text:span text:style-name="T4">032310</text:span>--<text:span text:style-name="T3">01320</text:span>--<text:span text:style-name="T5">013</text:span>---(0)(2)(3)(10)(11)(13)(22)(27)(42)(44)(70)(77)(84)(90)(94)</text:p>
      <text:p text:style-name="Preformatted_20_Text">01233012030213203102131203213012130321023012310321203123013210312021302013023102313021102320132231013201032012302103231002312013</text:p>
      <text:p text:style-name="Preformatted_20_Text"><text:soft-page-break/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4">012130</text:span>--<text:span text:style-name="T3">03210</text:span>--<text:span text:style-name="T3">0230</text:span>--<text:span text:style-name="T4">012310</text:span>--<text:span text:style-name="T4">032120</text:span>--<text:span text:style-name="T4">031230</text:span>--<text:span text:style-name="T4">013210</text:span>--<text:span text:style-name="T3">03120</text:span>--<text:span text:style-name="T3">02130</text:span>--<text:span text:style-name="T3">020</text:span>--<text:span text:style-name="T3">0130</text:span>--<text:span text:style-name="T3">02310</text:span>--<text:span text:style-name="T4">023130</text:span>--<text:span text:style-name="T4">02110</text:span>--<text:span text:style-name="T4">02320</text:span>--<text:span text:style-name="T4">01322310</text:span>--<text:span text:style-name="T3">01320</text:span>--<text:span text:style-name="T3">010</text:span>--<text:span text:style-name="T3">0320</text:span>--<text:span text:style-name="T3">01230</text:span>--<text:span text:style-name="T3">0210</text:span>--<text:span text:style-name="T4">032310</text:span>--<text:span text:style-name="T3">00</text:span>--<text:span text:style-name="T4">023120</text:span>--<text:span text:style-name="T5">013</text:span>---(0)(2)(3)(10)(11)(13)(27)(42)(44)(70)(75)(77)(84)(90)(94)</text:p>
      <text:p text:style-name="Preformatted_20_Text">01233012030213203102131203213012130321023012310321203123013210312021302013023102313021130223101230210320103231002312013201232013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4">012130</text:span>--<text:span text:style-name="T3">03210</text:span>--<text:span text:style-name="T3">0230</text:span>--<text:span text:style-name="T4">012310</text:span>--<text:span text:style-name="T4">032120</text:span>--<text:span text:style-name="T4">031230</text:span>--<text:span text:style-name="T4">013210</text:span>--<text:span text:style-name="T3">03120</text:span>--<text:span text:style-name="T3">02130</text:span>--<text:span text:style-name="T3">020</text:span>--<text:span text:style-name="T3">0130</text:span>--<text:span text:style-name="T3">02310</text:span>--<text:span text:style-name="T4">023130</text:span>--<text:span text:style-name="T4">021130</text:span>--<text:span text:style-name="T4">022310</text:span>--<text:span text:style-name="T3">01230</text:span>--<text:span text:style-name="T3">0210</text:span>--<text:span text:style-name="T3">0320</text:span>--<text:span text:style-name="T3">010</text:span>--<text:span text:style-name="T4">032310</text:span>--<text:span text:style-name="T3">00</text:span>--<text:span text:style-name="T4">023120</text:span>--<text:span text:style-name="T3">01320</text:span>--<text:span text:style-name="T4">012320</text:span>--<text:span text:style-name="T5">013</text:span>---(0)(2)(3)(10)(11)(13)(15)(23)(27)(42)(44)(70)(77)(84)(88)</text:p>
      <text:p text:style-name="Preformatted_20_Text">01233012030213203102131203213012130321023012310321203123013210312021302031320031221032012320132010323101230211302310231201302103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4">012130</text:span>--<text:span text:style-name="T3">03210</text:span>--<text:span text:style-name="T3">0230</text:span>--<text:span text:style-name="T4">012310</text:span>--<text:span text:style-name="T4">032120</text:span>--<text:span text:style-name="T4">031230</text:span>--<text:span text:style-name="T4">013210</text:span>--<text:span text:style-name="T3">03120</text:span>--<text:span text:style-name="T3">02130</text:span>--<text:span text:style-name="T3">020</text:span>--<text:span text:style-name="T4">031320</text:span>--<text:span text:style-name="T3">00</text:span>--<text:span text:style-name="T4">0312210</text:span>--<text:span text:style-name="T3">0320</text:span>--<text:span text:style-name="T4">012320</text:span>--<text:span text:style-name="T3">01320</text:span>--<text:span text:style-name="T3">010</text:span>--<text:span text:style-name="T4">032310</text:span>--<text:span text:style-name="T3">01230</text:span>--<text:span text:style-name="T4">021130</text:span>--<text:span text:style-name="T3">02310</text:span>--<text:span text:style-name="T4">023120</text:span>--<text:span text:style-name="T3">0130</text:span>--<text:span text:style-name="T3">0210</text:span>--<text:span text:style-name="T5">03</text:span>---(0)(2)(3)(10)(11)(13)(14)(15)(27)(42)(70)(77)(84)(88)(100)</text:p>
      <text:p text:style-name="Preformatted_20_Text">01233012030213203102131203213023103201302031230132103121301231023012203112300132310123021203130210321023120213031201320102320123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3">02310</text:span>--<text:span text:style-name="T3">0320</text:span>--<text:span text:style-name="T3">0130</text:span>--<text:span text:style-name="T3">020</text:span>--<text:span text:style-name="T4">031230</text:span>--<text:span text:style-name="T4">013210</text:span>--<text:span text:style-name="T4">0312130</text:span>--<text:span text:style-name="T4">012310</text:span>--<text:span text:style-name="T3">0230</text:span>--<text:span text:style-name="T4">01220</text:span>--<text:span text:style-name="T4">0311230</text:span>--<text:span text:style-name="T3">00</text:span>--<text:span text:style-name="T4">0132310</text:span>--<text:span text:style-name="T3">01230</text:span>--<text:span text:style-name="T4">02120</text:span>--<text:span text:style-name="T4">03130</text:span>--<text:span text:style-name="T3">0210</text:span>--<text:span text:style-name="T3">03210</text:span>--<text:span text:style-name="T4">023120</text:span>--<text:span text:style-name="T3">02130</text:span>--<text:span text:style-name="T3">03120</text:span>--<text:span text:style-name="T3">01320</text:span>--<text:span text:style-name="T3">010</text:span>--<text:span text:style-name="T4">02320</text:span>--<text:span text:style-name="T5">0123</text:span>---(0)(2)(3)(6)(10)(11)(12)(13)(35)(36)(42)(59)(84)(94)(98)</text:p>
      <text:p text:style-name="Preformatted_20_Text">01233012030213203102131203213023103201302031230132103121301231023012203130212031123003120132301023120213032102321013201230210321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3">02310</text:span>--<text:span text:style-name="T3">0320</text:span>--<text:span text:style-name="T3">0130</text:span>--<text:span text:style-name="T3">020</text:span>--<text:span text:style-name="T4">031230</text:span>--<text:span text:style-name="T4">013210</text:span>--<text:span text:style-name="T4">0312130</text:span>--<text:span text:style-name="T4">012310</text:span>--<text:span text:style-name="T3">0230</text:span>--<text:span text:style-name="T4">01220</text:span>--<text:span text:style-name="T4">03130</text:span>--<text:span text:style-name="T4">02120</text:span>--<text:span text:style-name="T4">0311230</text:span>--<text:span text:style-name="T3">00</text:span>--<text:span text:style-name="T3">03120</text:span>--<text:span text:style-name="T4">013230</text:span>--<text:span text:style-name="T3">010</text:span>--<text:span text:style-name="T4">023120</text:span>--<text:span text:style-name="T3">02130</text:span>--<text:span text:style-name="T3">03210</text:span>--<text:span text:style-name="T4">023210</text:span>--<text:span text:style-name="T3">01320</text:span>--<text:span text:style-name="T3">01230</text:span>--<text:span text:style-name="T3">0210</text:span>--<text:span text:style-name="T5">0321</text:span>---(0)(2)(3)(6)(10)(11)(12)(13)(18)(19)(36)(42)(59)(84)(98)</text:p>
      <text:p text:style-name="Preformatted_20_Text">01233012030213203102131203213023103201302031230132103121301231023012213032120313021123021032101320123003120132301023210231202130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3">02310</text:span>--<text:span text:style-name="T3">0320</text:span>--<text:span text:style-name="T3">0130</text:span>--<text:span text:style-name="T3">020</text:span>--<text:span text:style-name="T4">031230</text:span>--<text:span text:style-name="T4">013210</text:span>--<text:span text:style-name="T4">0312130</text:span>--<text:span text:style-name="T4">012310</text:span>--<text:span text:style-name="T3">0230</text:span>--<text:span text:style-name="T4">0122130</text:span>--<text:span text:style-name="T4">032120</text:span>--<text:span text:style-name="T4">03130</text:span>--<text:span text:style-name="T4">0211230</text:span>--<text:span text:style-name="T3">0210</text:span>--<text:span text:style-name="T3">03210</text:span>--<text:span text:style-name="T3">01320</text:span>--<text:span text:style-name="T3">01230</text:span>--<text:span text:style-name="T3">00</text:span>--<text:span text:style-name="T3">03120</text:span>--<text:span text:style-name="T4">013230</text:span>--<text:span text:style-name="T3">010</text:span>--<text:span text:style-name="T4">023210</text:span>--<text:span text:style-name="T4">023120</text:span>--<text:span text:style-name="T3">02130</text:span>---(0)(2)(3)(10)(11)(12)(13)(18)(19)(42)(77)(78)(84)(87)(98)</text:p>
      <text:p text:style-name="Preformatted_20_Text">01233012030213203102131203213023103201302031230132103121301231023012231012320123031202311230212031302103210231201320103231002130</text:p>
      <text:p text:style-name="Preformatted_20_Text"><text:span text:style-name="T4">012330</text:span>--<text:span text:style-name="T3">0120</text:span>--<text:span text:style-name="T3">030</text:span>--<text:span text:style-name="T4">021320</text:span>--<text:span text:style-name="T3">0310</text:span>--<text:span text:style-name="T4">0213120</text:span>--<text:span text:style-name="T4">032130</text:span>--<text:span text:style-name="T3">02310</text:span>--<text:span text:style-name="T3">0320</text:span>--<text:span text:style-name="T3">0130</text:span>--<text:span text:style-name="T3">020</text:span>--<text:span text:style-name="T4">031230</text:span>--<text:span text:style-name="T4">013210</text:span>--<text:span text:style-name="T4">0312130</text:span>--<text:span text:style-name="T4">012310</text:span>--<text:span text:style-name="T3">0230</text:span>--<text:span text:style-name="T4">0122310</text:span>--<text:span text:style-name="T4">012320</text:span>--<text:span text:style-name="T3">01230</text:span>--<text:span text:style-name="T3">03120</text:span>--<text:span text:style-name="T4">02311230</text:span>--<text:span text:style-name="T4">02120</text:span>--<text:span text:style-name="T4">03130</text:span>--<text:span text:style-name="T3">0210</text:span>--<text:span text:style-name="T3">03210</text:span>--<text:span text:style-name="T4">023120</text:span>--<text:span text:style-name="T3">01320</text:span>--<text:span text:style-name="T3">010</text:span>--<text:span text:style-name="T4">032310</text:span>--<text:span text:style-name="T3">00</text:span>--<text:span text:style-name="T3">02130</text:span>---(0)(2)(3)(6)(10)(11)(12)(13)(15)(27)(42)(67)(84)(95)(98)</text:p>
      <text:p text:style-name="Preformatted_20_Text">01233012130231203021230213203102301203213012310213120213003120130210321013210312213032112031302031230102321023103201323013201230</text:p>
      <text:p text:style-name="Preformatted_20_Text"><text:span text:style-name="T4">012330</text:span>--<text:span text:style-name="T4">012130</text:span>--<text:span text:style-name="T4">023120</text:span>--<text:span text:style-name="T3">030</text:span>--<text:span text:style-name="T4">021230</text:span>--<text:span text:style-name="T4">021320</text:span>--<text:span text:style-name="T3">0310</text:span>--<text:span text:style-name="T3">0230</text:span>--<text:span text:style-name="T3">0120</text:span>--<text:span text:style-name="T4">032130</text:span>--<text:span text:style-name="T4">012310</text:span>--<text:span text:style-name="T4">0213120</text:span>--<text:span text:style-name="T3">02130</text:span>--<text:span text:style-name="T3">00</text:span>--<text:span text:style-name="T3">03120</text:span>--<text:span text:style-name="T3">0130</text:span>--<text:span text:style-name="T3">0210</text:span>--<text:span text:style-name="T3">03210</text:span>--<text:span text:style-name="T4">013210</text:span>--<text:span text:style-name="T4">03122130</text:span>--<text:span text:style-name="T4">0321120</text:span>--<text:span text:style-name="T4">03130</text:span>--<text:span text:style-name="T3">020</text:span>--<text:span text:style-name="T4">031230</text:span>--<text:span text:style-name="T3">010</text:span>--<text:span text:style-name="T4">023210</text:span>--<text:span text:style-name="T3">02310</text:span>--<text:span text:style-name="T3">0320</text:span>--<text:span text:style-name="T4">013230</text:span>--<text:span text:style-name="T3">01320</text:span>--<text:span text:style-name="T3">01230</text:span>---(0)(2)(3)(10)(11)(13)(18)(19)(28)(42)(70)(84)(85)(98)(101)</text:p>
      <text:p text:style-name="Preformatted_20_Text">01233012130231203021230213203102301203213012310213120213003120130210321031220312301320103201321023103231012320123032112031302013</text:p>
      <text:p text:style-name="Preformatted_20_Text"><text:span text:style-name="T4">012330</text:span>--<text:span text:style-name="T4">012130</text:span>--<text:span text:style-name="T4">023120</text:span>--<text:span text:style-name="T3">030</text:span>--<text:span text:style-name="T4">021230</text:span>--<text:span text:style-name="T4">021320</text:span>--<text:span text:style-name="T3">0310</text:span>--<text:span text:style-name="T3">0230</text:span>--<text:span text:style-name="T3">0120</text:span>--<text:span text:style-name="T4">032130</text:span>--<text:span text:style-name="T4">012310</text:span>--<text:span text:style-name="T4">0213120</text:span>--<text:span text:style-name="T3">02130</text:span>--<text:span text:style-name="T3">00</text:span>--<text:span text:style-name="T3">03120</text:span>--<text:span text:style-name="T3">0130</text:span>--<text:span text:style-name="T3">0210</text:span>--<text:span text:style-name="T3">03210</text:span>--<text:span text:style-name="T4">031220</text:span>--<text:span text:style-name="T4">031230</text:span>--<text:span text:style-name="T3">01320</text:span>--<text:span text:style-name="T3">010</text:span>--<text:span text:style-name="T3">0320</text:span>--<text:span text:style-name="T4">013210</text:span>--<text:span text:style-name="T3">02310</text:span>--<text:span text:style-name="T4">032310</text:span>--<text:span text:style-name="T4">012320</text:span>--<text:span text:style-name="T3">01230</text:span>--<text:span text:style-name="T4">0321120</text:span>--<text:span text:style-name="T4">03130</text:span>--<text:span text:style-name="T3">020</text:span>--<text:span text:style-name="T5">013</text:span>---(0)(2)(3)(10)(11)(13)(15)(25)(27)(28)(42)(70)(84)(85)(98)</text:p>
      <text:p text:style-name="Preformatted_20_Text">01233012130231203021230213203102301203213012310213120213003120130210321031221303211203130203123010231032013210232101323013201230</text:p>
      <text:p text:style-name="Preformatted_20_Text"><text:span text:style-name="T4">012330</text:span>--<text:span text:style-name="T4">012130</text:span>--<text:span text:style-name="T4">023120</text:span>--<text:span text:style-name="T3">030</text:span>--<text:span text:style-name="T4">021230</text:span>--<text:span text:style-name="T4">021320</text:span>--<text:span text:style-name="T3">0310</text:span>--<text:span text:style-name="T3">0230</text:span>--<text:span text:style-name="T3">0120</text:span>--<text:span text:style-name="T4">032130</text:span>--<text:span text:style-name="T4">012310</text:span>--<text:span text:style-name="T4">0213120</text:span>--<text:span text:style-name="T3">02130</text:span>--<text:span text:style-name="T3">00</text:span>--<text:span text:style-name="T3">03120</text:span>--<text:span text:style-name="T3">0130</text:span>--<text:span text:style-name="T3">0210</text:span>--<text:span text:style-name="T3">03210</text:span>--<text:span text:style-name="T4">03122130</text:span>--<text:span text:style-name="T4">0321120</text:span>--<text:span text:style-name="T4">03130</text:span>--<text:span text:style-name="T3">020</text:span>--<text:span text:style-name="T4">031230</text:span>--<text:span text:style-name="T3">010</text:span>--<text:span text:style-name="T3">02310</text:span>--<text:span text:style-name="T3">0320</text:span>--<text:span text:style-name="T4">013210</text:span>--<text:span text:style-name="T4">023210</text:span>--<text:span text:style-name="T4">013230</text:span>--<text:span text:style-name="T3">01320</text:span>--<text:span text:style-name="T3">01230</text:span>---(0)(2)(3)(10)(11)(13)(18)(19)(28)(42)(70)(84)(85)(98)(101)</text:p>
      <text:p text:style-name="Preformatted_20_Text">01233012130231203021230213203102301203213012310213120213003120130210321031223013230102321013210231032013201230112031302031230312</text:p>
      <text:p text:style-name="Preformatted_20_Text"><text:span text:style-name="T4">012330</text:span>--<text:span text:style-name="T4">012130</text:span>--<text:span text:style-name="T4">023120</text:span>--<text:span text:style-name="T3">030</text:span>--<text:span text:style-name="T4">021230</text:span>--<text:span text:style-name="T4">021320</text:span>--<text:span text:style-name="T3">0310</text:span>--<text:span text:style-name="T3">0230</text:span>--<text:span text:style-name="T3">0120</text:span>--<text:span text:style-name="T4">032130</text:span>--<text:span text:style-name="T4">012310</text:span>--<text:span text:style-name="T4">0213120</text:span>--<text:span text:style-name="T3">02130</text:span>--<text:span text:style-name="T3">00</text:span>--<text:span text:style-name="T3">03120</text:span>--<text:span text:style-name="T3">0130</text:span>--<text:span text:style-name="T3">0210</text:span>--<text:span text:style-name="T3">03210</text:span>--<text:span text:style-name="T4">0312230</text:span>--<text:span text:style-name="T4">013230</text:span>--<text:span text:style-name="T3">010</text:span>--<text:span text:style-name="T4">023210</text:span>--<text:span text:style-name="T4">013210</text:span>--<text:span text:style-name="T3">02310</text:span>--<text:span text:style-name="T3">0320</text:span>--<text:span text:style-name="T3">01320</text:span>--<text:span text:style-name="T3">01230</text:span>--<text:span text:style-name="T4">01120</text:span>--<text:span text:style-name="T4">03130</text:span>--<text:span text:style-name="T3">020</text:span>--<text:span text:style-name="T4">031230</text:span>--<text:span text:style-name="T5">0312</text:span>---(0)(2)(3)(10)(11)(13)(18)(19)(28)(30)(42)(70)(84)(92)(98)</text:p>
      <text:p text:style-name="Preformatted_20_Text"><text:soft-page-break/>01233012310321302310132031021301210320123021320102312013231023201302103123012031200132103021203210230132213032113020313202131203</text:p>
      <text:p text:style-name="Preformatted_20_Text"><text:span text:style-name="T4">012330</text:span>--<text:span text:style-name="T4">012310</text:span>--<text:span text:style-name="T4">032130</text:span>--<text:span text:style-name="T3">02310</text:span>--<text:span text:style-name="T3">01320</text:span>--<text:span text:style-name="T3">0310</text:span>--<text:span text:style-name="T3">02130</text:span>--<text:span text:style-name="T4">01210</text:span>--<text:span text:style-name="T3">0320</text:span>--<text:span text:style-name="T3">01230</text:span>--<text:span text:style-name="T4">021320</text:span>--<text:span text:style-name="T3">010</text:span>--<text:span text:style-name="T4">023120</text:span>--<text:span text:style-name="T4">0132310</text:span>--<text:span text:style-name="T4">02320</text:span>--<text:span text:style-name="T3">0130</text:span>--<text:span text:style-name="T3">0210</text:span>--<text:span text:style-name="T4">031230</text:span>--<text:span text:style-name="T3">0120</text:span>--<text:span text:style-name="T3">03120</text:span>--<text:span text:style-name="T3">00</text:span>--<text:span text:style-name="T4">013210</text:span>--<text:span text:style-name="T3">030</text:span>--<text:span text:style-name="T4">02120</text:span>--<text:span text:style-name="T3">03210</text:span>--<text:span text:style-name="T3">0230</text:span>--<text:span text:style-name="T4">01322130</text:span>--<text:span text:style-name="T4">0321130</text:span>--<text:span text:style-name="T3">020</text:span>--<text:span text:style-name="T4">031320</text:span>--<text:span text:style-name="T4">0213120</text:span>--<text:span text:style-name="T5">03</text:span>---(0)(2)(3)(6)(10)(11)(13)(14)(22)(35)(40)(42)(82)(84)(94)</text:p>
      <text:p text:style-name="Preformatted_20_Text">01233012310321302310132031021301210320123021320102312013231023201302103123013210230112303212300213102031203210301223012031320213</text:p>
      <text:p text:style-name="Preformatted_20_Text"><text:span text:style-name="T4">012330</text:span>--<text:span text:style-name="T4">012310</text:span>--<text:span text:style-name="T4">032130</text:span>--<text:span text:style-name="T3">02310</text:span>--<text:span text:style-name="T3">01320</text:span>--<text:span text:style-name="T3">0310</text:span>--<text:span text:style-name="T3">02130</text:span>--<text:span text:style-name="T4">01210</text:span>--<text:span text:style-name="T3">0320</text:span>--<text:span text:style-name="T3">01230</text:span>--<text:span text:style-name="T4">021320</text:span>--<text:span text:style-name="T3">010</text:span>--<text:span text:style-name="T4">023120</text:span>--<text:span text:style-name="T4">0132310</text:span>--<text:span text:style-name="T4">02320</text:span>--<text:span text:style-name="T3">0130</text:span>--<text:span text:style-name="T3">0210</text:span>--<text:span text:style-name="T4">031230</text:span>--<text:span text:style-name="T4">013210</text:span>--<text:span text:style-name="T3">0230</text:span>--<text:span text:style-name="T4">011230</text:span>--<text:span text:style-name="T4">0321230</text:span>--<text:span text:style-name="T3">00</text:span>--<text:span text:style-name="T4">021310</text:span>--<text:span text:style-name="T3">020</text:span>--<text:span text:style-name="T3">03120</text:span>--<text:span text:style-name="T3">03210</text:span>--<text:span text:style-name="T3">030</text:span>--<text:span text:style-name="T4">012230</text:span>--<text:span text:style-name="T3">0120</text:span>--<text:span text:style-name="T4">031320</text:span>--<text:span text:style-name="T5">0213</text:span>---(0)(2)(3)(5)(10)(11)(13)(14)(33)(35)(40)(42)(52)(64)(94)</text:p>
      <text:p text:style-name="Preformatted_20_Text">01233012310321302310132031021301210320123021320102312013231023201302103123013210230120321230031202131203021120313020312213032103</text:p>
      <text:p text:style-name="Preformatted_20_Text"><text:span text:style-name="T4">012330</text:span>--<text:span text:style-name="T4">012310</text:span>--<text:span text:style-name="T4">032130</text:span>--<text:span text:style-name="T3">02310</text:span>--<text:span text:style-name="T3">01320</text:span>--<text:span text:style-name="T3">0310</text:span>--<text:span text:style-name="T3">02130</text:span>--<text:span text:style-name="T4">01210</text:span>--<text:span text:style-name="T3">0320</text:span>--<text:span text:style-name="T3">01230</text:span>--<text:span text:style-name="T4">021320</text:span>--<text:span text:style-name="T3">010</text:span>--<text:span text:style-name="T4">023120</text:span>--<text:span text:style-name="T4">0132310</text:span>--<text:span text:style-name="T4">02320</text:span>--<text:span text:style-name="T3">0130</text:span>--<text:span text:style-name="T3">0210</text:span>--<text:span text:style-name="T4">031230</text:span>--<text:span text:style-name="T4">013210</text:span>--<text:span text:style-name="T3">0230</text:span>--<text:span text:style-name="T3">0120</text:span>--<text:span text:style-name="T4">0321230</text:span>--<text:span text:style-name="T3">00</text:span>--<text:span text:style-name="T3">03120</text:span>--<text:span text:style-name="T4">0213120</text:span>--<text:span text:style-name="T3">030</text:span>--<text:span text:style-name="T4">021120</text:span>--<text:span text:style-name="T4">03130</text:span>--<text:span text:style-name="T3">020</text:span>--<text:span text:style-name="T4">03122130</text:span>--<text:span text:style-name="T3">03210</text:span>--<text:span text:style-name="T5">03</text:span>---(0)(2)(3)(10)(11)(13)(33)(35)(40)(42)(84)(89)(94)(98)(101)</text:p>
      <text:p text:style-name="Preformatted_20_Text">01233012310321302310132031021301210320123021320102312013231023201302103123013210302123002311032213031202131203210230120313020312</text:p>
      <text:p text:style-name="Preformatted_20_Text"><text:span text:style-name="T4">012330</text:span>--<text:span text:style-name="T4">012310</text:span>--<text:span text:style-name="T4">032130</text:span>--<text:span text:style-name="T3">02310</text:span>--<text:span text:style-name="T3">01320</text:span>--<text:span text:style-name="T3">0310</text:span>--<text:span text:style-name="T3">02130</text:span>--<text:span text:style-name="T4">01210</text:span>--<text:span text:style-name="T3">0320</text:span>--<text:span text:style-name="T3">01230</text:span>--<text:span text:style-name="T4">021320</text:span>--<text:span text:style-name="T3">010</text:span>--<text:span text:style-name="T4">023120</text:span>--<text:span text:style-name="T4">0132310</text:span>--<text:span text:style-name="T4">02320</text:span>--<text:span text:style-name="T3">0130</text:span>--<text:span text:style-name="T3">0210</text:span>--<text:span text:style-name="T4">031230</text:span>--<text:span text:style-name="T4">013210</text:span>--<text:span text:style-name="T3">030</text:span>--<text:span text:style-name="T4">021230</text:span>--<text:span text:style-name="T3">00</text:span>--<text:span text:style-name="T4">023110</text:span>--<text:span text:style-name="T4">0322130</text:span>--<text:span text:style-name="T3">03120</text:span>--<text:span text:style-name="T4">0213120</text:span>--<text:span text:style-name="T3">03210</text:span>--<text:span text:style-name="T3">0230</text:span>--<text:span text:style-name="T3">0120</text:span>--<text:span text:style-name="T4">03130</text:span>--<text:span text:style-name="T3">020</text:span>--<text:span text:style-name="T5">0312</text:span>---(0)(2)(3)(10)(11)(13)(17)(28)(35)(40)(42)(68)(84)(94)(98)</text:p>
      <text:p text:style-name="Preformatted_20_Text">01233021130210312301321030123103210231021320310230103201302312013120321301203121303212302130201320123210123003120231302210323012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120</text:span>--<text:span text:style-name="T4">0312130</text:span>--<text:span text:style-name="T4">0321230</text:span>--<text:span text:style-name="T3">02130</text:span>--<text:span text:style-name="T3">020</text:span>--<text:span text:style-name="T3">01320</text:span>--<text:span text:style-name="T4">0123210</text:span>--<text:span text:style-name="T3">01230</text:span>--<text:span text:style-name="T3">00</text:span>--<text:span text:style-name="T3">03120</text:span>--<text:span text:style-name="T4">023130</text:span>--<text:span text:style-name="T4">02210</text:span>--<text:span text:style-name="T4">03230</text:span>--<text:span text:style-name="T5">012</text:span>---(0)(1)(2)(3)(7)(10)(11)(12)(13)(33)(41)(42)(44)(62)(88)</text:p>
      <text:p text:style-name="Preformatted_20_Text">0123302113021031230132103012310321023102132031023010320130231201312032130121032203132001230321230213020132012321013230120312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4">01210</text:span>--<text:span text:style-name="T4">03220</text:span>--<text:span text:style-name="T4">031320</text:span>--<text:span text:style-name="T3">00</text:span>--<text:span text:style-name="T3">01230</text:span>--<text:span text:style-name="T4">0321230</text:span>--<text:span text:style-name="T3">02130</text:span>--<text:span text:style-name="T3">020</text:span>--<text:span text:style-name="T3">01320</text:span>--<text:span text:style-name="T4">0123210</text:span>--<text:span text:style-name="T4">013230</text:span>--<text:span text:style-name="T3">0120</text:span>--<text:span text:style-name="T3">03120</text:span>--<text:span text:style-name="T5">0213</text:span>---(0)(1)(2)(3)(10)(11)(13)(14)(18)(33)(34)(40)(41)(42)(88)</text:p>
      <text:p text:style-name="Preformatted_20_Text">01233021130210312301321030123103210231021320310230103201302312013120321301221300321230213020132012321012303121032301203120231302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4">0122130</text:span>--<text:span text:style-name="T3">00</text:span>--<text:span text:style-name="T4">0321230</text:span>--<text:span text:style-name="T3">02130</text:span>--<text:span text:style-name="T3">020</text:span>--<text:span text:style-name="T3">01320</text:span>--<text:span text:style-name="T4">0123210</text:span>--<text:span text:style-name="T3">01230</text:span>--<text:span text:style-name="T4">031210</text:span>--<text:span text:style-name="T4">03230</text:span>--<text:span text:style-name="T3">0120</text:span>--<text:span text:style-name="T3">03120</text:span>--<text:span text:style-name="T4">023130</text:span>--<text:span text:style-name="T5">02</text:span>---(0)(1)(2)(3)(7)(10)(11)(13)(33)(38)(41)(42)(44)(87)(88)</text:p>
      <text:p text:style-name="Preformatted_20_Text">0123302113021031230132103012310321023102132031023010320130231201312032130201323012031320213012103220312001232101320123032123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4">013230</text:span>--<text:span text:style-name="T3">0120</text:span>--<text:span text:style-name="T4">031320</text:span>--<text:span text:style-name="T3">02130</text:span>--<text:span text:style-name="T4">01210</text:span>--<text:span text:style-name="T4">03220</text:span>--<text:span text:style-name="T3">03120</text:span>--<text:span text:style-name="T3">00</text:span>--<text:span text:style-name="T4">0123210</text:span>--<text:span text:style-name="T3">01320</text:span>--<text:span text:style-name="T3">01230</text:span>--<text:span text:style-name="T4">0321230</text:span>--<text:span text:style-name="T5">0213</text:span>---(0)(1)(2)(3)(10)(11)(13)(14)(18)(33)(34)(40)(41)(42)(88)</text:p>
      <text:p text:style-name="Preformatted_20_Text">0123302113021031230132103012310321023102132031023010320130231201312032130203120031210323012201320123210123032123021301203132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3">03120</text:span>--<text:span text:style-name="T3">00</text:span>--<text:span text:style-name="T4">031210</text:span>--<text:span text:style-name="T4">03230</text:span>--<text:span text:style-name="T4">01220</text:span>--<text:span text:style-name="T3">01320</text:span>--<text:span text:style-name="T4">0123210</text:span>--<text:span text:style-name="T3">01230</text:span>--<text:span text:style-name="T4">0321230</text:span>--<text:span text:style-name="T3">02130</text:span>--<text:span text:style-name="T3">0120</text:span>--<text:span text:style-name="T4">031320</text:span>--<text:span text:style-name="T5">0213</text:span>---(0)(1)(2)(3)(7)(10)(11)(13)(14)(33)(36)(38)(41)(42)(88)</text:p>
      <text:p text:style-name="Preformatted_20_Text">0123302113021031230132103012310321023102132031023010320130231201312032130203120213012031320123210123031210323012201320032123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3">03120</text:span>--<text:span text:style-name="T3">02130</text:span>--<text:span text:style-name="T3">0120</text:span>--<text:span text:style-name="T4">031320</text:span>--<text:span text:style-name="T4">0123210</text:span>--<text:span text:style-name="T3">01230</text:span>--<text:span text:style-name="T4">031210</text:span>--<text:span text:style-name="T4">03230</text:span>--<text:span text:style-name="T4">01220</text:span>--<text:span text:style-name="T3">01320</text:span>--<text:span text:style-name="T3">00</text:span>--<text:span text:style-name="T4">0321230</text:span>--<text:span text:style-name="T5">0213</text:span>---(0)(1)(2)(3)(7)(10)(11)(13)(14)(33)(36)(38)(41)(42)(88)</text:p>
      <text:p text:style-name="Preformatted_20_Text">0123302113021031230132103012310321023102132031023010320130231201312032130203120213012103230120313200123210132201320123032123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3">03120</text:span>--<text:span text:style-name="T3">02130</text:span>--<text:span text:style-name="T4">01210</text:span>--<text:span text:style-name="T4">03230</text:span>--<text:soft-page-break/><text:span text:style-name="T3">0120</text:span>--<text:span text:style-name="T4">031320</text:span>--<text:span text:style-name="T3">00</text:span>--<text:span text:style-name="T4">0123210</text:span>--<text:span text:style-name="T4">013220</text:span>--<text:span text:style-name="T3">01320</text:span>--<text:span text:style-name="T3">01230</text:span>--<text:span text:style-name="T4">0321230</text:span>--<text:span text:style-name="T5">0213</text:span>---(0)(1)(2)(3)(7)(10)(11)(13)(14)(32)(33)(40)(41)(42)(88)</text:p>
      <text:p text:style-name="Preformatted_20_Text">01233021130210312301321030123103210231021320310230103201302312013120321302031202313200321230213012201320123210123031210323012031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3">03120</text:span>--<text:span text:style-name="T4">0231320</text:span>--<text:span text:style-name="T3">00</text:span>--<text:span text:style-name="T4">0321230</text:span>--<text:span text:style-name="T3">02130</text:span>--<text:span text:style-name="T4">01220</text:span>--<text:span text:style-name="T3">01320</text:span>--<text:span text:style-name="T4">0123210</text:span>--<text:span text:style-name="T3">01230</text:span>--<text:span text:style-name="T4">031210</text:span>--<text:span text:style-name="T4">03230</text:span>--<text:span text:style-name="T3">0120</text:span>--<text:span text:style-name="T5">031</text:span>---(0)(1)(2)(3)(7)(10)(11)(13)(31)(33)(36)(38)(41)(42)(88)</text:p>
      <text:p text:style-name="Preformatted_20_Text">0123302113021031230132103012310321023102132031023010320130231201312032130203122013200321230213012103230120313201232101230312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3">020</text:span>--<text:span text:style-name="T4">031220</text:span>--<text:span text:style-name="T3">01320</text:span>--<text:span text:style-name="T3">00</text:span>--<text:span text:style-name="T4">0321230</text:span>--<text:span text:style-name="T3">02130</text:span>--<text:span text:style-name="T4">01210</text:span>--<text:span text:style-name="T4">03230</text:span>--<text:span text:style-name="T3">0120</text:span>--<text:span text:style-name="T4">031320</text:span>--<text:span text:style-name="T4">0123210</text:span>--<text:span text:style-name="T3">01230</text:span>--<text:span text:style-name="T3">03120</text:span>--<text:span text:style-name="T5">0213</text:span>---(0)(1)(2)(3)(7)(10)(11)(13)(14)(25)(33)(40)(41)(42)(88)</text:p>
      <text:p text:style-name="Preformatted_20_Text">01233021130210312301321030123103210231021320310230103201302312013120321303212300312130201320123210123021301203120231302210323012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13120</text:span>--<text:span text:style-name="T4">032130</text:span>--<text:span text:style-name="T4">0321230</text:span>--<text:span text:style-name="T3">00</text:span>--<text:span text:style-name="T4">0312130</text:span>--<text:span text:style-name="T3">020</text:span>--<text:span text:style-name="T3">01320</text:span>--<text:span text:style-name="T4">0123210</text:span>--<text:span text:style-name="T3">01230</text:span>--<text:span text:style-name="T3">02130</text:span>--<text:span text:style-name="T3">0120</text:span>--<text:span text:style-name="T3">03120</text:span>--<text:span text:style-name="T4">023130</text:span>--<text:span text:style-name="T4">02210</text:span>--<text:span text:style-name="T4">03230</text:span>--<text:span text:style-name="T5">012</text:span>---(0)(1)(2)(3)(7)(10)(11)(12)(13)(33)(41)(42)(44)(62)(88)</text:p>
      <text:p text:style-name="Preformatted_20_Text">01233021130210312301321030123103210231021320310230103201302312032123031220313200321301210323012031201312021302013201232101230213</text:p>
      <text:p text:style-name="Preformatted_20_Text"><text:span text:style-name="T4">012330</text:span>--<text:span text:style-name="T4">021130</text:span>--<text:span text:style-name="T3">0210</text:span>--<text:span text:style-name="T4">031230</text:span>--<text:span text:style-name="T4">013210</text:span>--<text:span text:style-name="T3">030</text:span>--<text:span text:style-name="T4">012310</text:span>--<text:span text:style-name="T3">03210</text:span>--<text:span text:style-name="T3">02310</text:span>--<text:span text:style-name="T4">021320</text:span>--<text:span text:style-name="T3">0310</text:span>--<text:span text:style-name="T3">0230</text:span>--<text:span text:style-name="T3">010</text:span>--<text:span text:style-name="T3">0320</text:span>--<text:span text:style-name="T3">0130</text:span>--<text:span text:style-name="T4">023120</text:span>--<text:span text:style-name="T4">0321230</text:span>--<text:span text:style-name="T4">031220</text:span>--<text:span text:style-name="T4">031320</text:span>--<text:span text:style-name="T3">00</text:span>--<text:span text:style-name="T4">032130</text:span>--<text:span text:style-name="T4">01210</text:span>--<text:span text:style-name="T4">03230</text:span>--<text:span text:style-name="T3">0120</text:span>--<text:span text:style-name="T3">03120</text:span>--<text:span text:style-name="T4">013120</text:span>--<text:span text:style-name="T3">02130</text:span>--<text:span text:style-name="T3">020</text:span>--<text:span text:style-name="T3">01320</text:span>--<text:span text:style-name="T4">0123210</text:span>--<text:span text:style-name="T3">01230</text:span>--<text:span text:style-name="T5">0213</text:span>---(0)(1)(2)(3)(7)(10)(11)(13)(14)(25)(33)(40)(41)(42)(88)</text:p>
      <text:p text:style-name="Preformatted_20_Text">01233021230132103012032102321013203102132012303123021031203130213120132301023012230112300321301231023103201302312021302031210321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3">0230</text:span>--<text:span text:style-name="T4">012230</text:span>--<text:span text:style-name="T4">011230</text:span>--<text:span text:style-name="T3">00</text:span>--<text:span text:style-name="T4">032130</text:span>--<text:span text:style-name="T4">012310</text:span>--<text:span text:style-name="T3">02310</text:span>--<text:span text:style-name="T3">0320</text:span>--<text:span text:style-name="T3">0130</text:span>--<text:span text:style-name="T4">023120</text:span>--<text:span text:style-name="T3">02130</text:span>--<text:span text:style-name="T3">020</text:span>--<text:span text:style-name="T4">031210</text:span>--<text:span text:style-name="T5">0321</text:span>---(0)(2)(3)(10)(11)(13)(18)(19)(28)(38)(42)(52)(64)(84)(98)</text:p>
      <text:p text:style-name="Preformatted_20_Text">0123302123013210301203210232101320310213201230312302103120313021312013230103213003211023012213020312103201302310231202130123103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3">00</text:span>--<text:span text:style-name="T4">032110</text:span>--<text:span text:style-name="T3">0230</text:span>--<text:span text:style-name="T4">0122130</text:span>--<text:span text:style-name="T3">020</text:span>--<text:span text:style-name="T4">031210</text:span>--<text:span text:style-name="T3">0320</text:span>--<text:span text:style-name="T3">0130</text:span>--<text:span text:style-name="T3">02310</text:span>--<text:span text:style-name="T4">023120</text:span>--<text:span text:style-name="T3">02130</text:span>--<text:span text:style-name="T4">012310</text:span>--<text:span text:style-name="T5">032</text:span>---(0)(2)(3)(10)(11)(13)(18)(19)(28)(38)(42)(72)(84)(87)(98)</text:p>
      <text:p text:style-name="Preformatted_20_Text">0123302123013210301203210232101320310213201230312302103120313021312013230103213012310231003211023012103201302312021302031223103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3">02310</text:span>--<text:span text:style-name="T3">00</text:span>--<text:span text:style-name="T4">032110</text:span>--<text:span text:style-name="T3">0230</text:span>--<text:span text:style-name="T4">01210</text:span>--<text:span text:style-name="T3">0320</text:span>--<text:span text:style-name="T3">0130</text:span>--<text:span text:style-name="T4">023120</text:span>--<text:span text:style-name="T3">02130</text:span>--<text:span text:style-name="T3">020</text:span>--<text:span text:style-name="T4">03122310</text:span>--<text:span text:style-name="T5">032</text:span>---(0)(2)(3)(10)(11)(13)(18)(19)(28)(40)(42)(72)(84)(96)(98)</text:p>
      <text:p text:style-name="Preformatted_20_Text">0123302123013210301203210232101320310213201230312302103120313021312013230103213012310320130203121300213023102312023110230122103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3">0320</text:span>--<text:span text:style-name="T3">0130</text:span>--<text:span text:style-name="T3">020</text:span>--<text:span text:style-name="T4">0312130</text:span>--<text:span text:style-name="T3">00</text:span>--<text:span text:style-name="T3">02130</text:span>--<text:span text:style-name="T3">02310</text:span>--<text:span text:style-name="T4">023120</text:span>--<text:span text:style-name="T4">023110</text:span>--<text:span text:style-name="T3">0230</text:span>--<text:span text:style-name="T4">012210</text:span>--<text:span text:style-name="T5">032</text:span>---(0)(2)(3)(10)(11)(12)(13)(18)(19)(28)(42)(68)(79)(84)(98)</text:p>
      <text:p text:style-name="Preformatted_20_Text">0123302123013210301203210232101320310213201230312302103120313021312013230103213012310320130231023012103221300231102312021302031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3">0320</text:span>--<text:span text:style-name="T3">0130</text:span>--<text:span text:style-name="T3">02310</text:span>--<text:span text:style-name="T3">0230</text:span>--<text:span text:style-name="T4">01210</text:span>--<text:span text:style-name="T4">0322130</text:span>--<text:span text:style-name="T3">00</text:span>--<text:span text:style-name="T4">023110</text:span>--<text:span text:style-name="T4">023120</text:span>--<text:span text:style-name="T3">02130</text:span>--<text:span text:style-name="T3">020</text:span>--<text:span text:style-name="T5">0312</text:span>---(0)(2)(3)(10)(11)(13)(17)(18)(19)(28)(40)(42)(68)(84)(98)</text:p>
      <text:p text:style-name="Preformatted_20_Text">0123302123013210301203210232101320310213201230312302103120313021312013230103213012310322130021302310231202311023012103201302031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4">0322130</text:span>--<text:span text:style-name="T3">00</text:span>--<text:span text:style-name="T3">02130</text:span>--<text:span text:style-name="T3">02310</text:span>--<text:span text:style-name="T4">023120</text:span>--<text:span text:style-name="T4">023110</text:span>--<text:span text:style-name="T3">0230</text:span>--<text:span text:style-name="T4">01210</text:span>--<text:span text:style-name="T3">0320</text:span>--<text:span text:style-name="T3">0130</text:span>--<text:span text:style-name="T3">020</text:span>--<text:span text:style-name="T5">0312</text:span>---(0)(2)(3)(10)(11)(13)(17)(18)(19)(28)(40)(42)(68)(84)(98)</text:p>
      <text:p text:style-name="Preformatted_20_Text">01233021230132103012032102321013203102132012303123021031203130213120132301032130123103223100213023102312023110230121032013020312</text:p>
      <text:p text:style-name="Preformatted_20_Text"><text:soft-page-break/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4">0322310</text:span>--<text:span text:style-name="T3">00</text:span>--<text:span text:style-name="T3">02130</text:span>--<text:span text:style-name="T3">02310</text:span>--<text:span text:style-name="T4">023120</text:span>--<text:span text:style-name="T4">023110</text:span>--<text:span text:style-name="T3">0230</text:span>--<text:span text:style-name="T4">01210</text:span>--<text:span text:style-name="T3">0320</text:span>--<text:span text:style-name="T3">0130</text:span>--<text:span text:style-name="T3">020</text:span>--<text:span text:style-name="T5">0312</text:span>---(0)(2)(3)(10)(11)(13)(18)(19)(28)(40)(42)(46)(68)(84)(98)</text:p>
      <text:p text:style-name="Preformatted_20_Text">0123302123013210301203210232101320310213201230312302103120313021312013230103213012310322310231202310021302031210320130231102301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12310</text:span>--<text:span text:style-name="T4">0322310</text:span>--<text:span text:style-name="T4">023120</text:span>--<text:span text:style-name="T3">02310</text:span>--<text:span text:style-name="T3">00</text:span>--<text:span text:style-name="T3">02130</text:span>--<text:span text:style-name="T3">020</text:span>--<text:span text:style-name="T4">031210</text:span>--<text:span text:style-name="T3">0320</text:span>--<text:span text:style-name="T3">0130</text:span>--<text:span text:style-name="T4">023110</text:span>--<text:span text:style-name="T3">0230</text:span>--<text:span text:style-name="T5">012</text:span>---(0)(2)(3)(10)(11)(13)(18)(19)(28)(38)(42)(46)(68)(84)(98)</text:p>
      <text:p text:style-name="Preformatted_20_Text">01233021230132103012032102321013203102132012303123021031203130213120132301032130231102301231002312021301210320130203122310231032</text:p>
      <text:p text:style-name="Preformatted_20_Text"><text:span text:style-name="T4">012330</text:span>--<text:span text:style-name="T4">021230</text:span>--<text:span text:style-name="T4">013210</text:span>--<text:span text:style-name="T3">030</text:span>--<text:span text:style-name="T3">0120</text:span>--<text:span text:style-name="T3">03210</text:span>--<text:span text:style-name="T4">023210</text:span>--<text:span text:style-name="T3">01320</text:span>--<text:span text:style-name="T3">0310</text:span>--<text:span text:style-name="T4">021320</text:span>--<text:span text:style-name="T3">01230</text:span>--<text:span text:style-name="T4">031230</text:span>--<text:span text:style-name="T3">0210</text:span>--<text:span text:style-name="T3">03120</text:span>--<text:span text:style-name="T4">03130</text:span>--<text:span text:style-name="T4">0213120</text:span>--<text:span text:style-name="T4">013230</text:span>--<text:span text:style-name="T3">010</text:span>--<text:span text:style-name="T4">032130</text:span>--<text:span text:style-name="T4">023110</text:span>--<text:span text:style-name="T3">0230</text:span>--<text:span text:style-name="T4">012310</text:span>--<text:span text:style-name="T3">00</text:span>--<text:span text:style-name="T4">023120</text:span>--<text:span text:style-name="T3">02130</text:span>--<text:span text:style-name="T4">01210</text:span>--<text:span text:style-name="T3">0320</text:span>--<text:span text:style-name="T3">0130</text:span>--<text:span text:style-name="T3">020</text:span>--<text:span text:style-name="T4">03122310</text:span>--<text:span text:style-name="T3">02310</text:span>--<text:span text:style-name="T5">032</text:span>---(0)(2)(3)(10)(11)(13)(18)(19)(28)(40)(42)(68)(84)(96)(98)</text:p>
      <text:p text:style-name="Preformatted_20_Text">01233021320231032012310132031021301232010321031230120321303120130231203121302120302103223100123021102313201310201321023013231023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2310</text:span>--<text:span text:style-name="T3">00</text:span>--<text:span text:style-name="T3">01230</text:span>--<text:span text:style-name="T4">02110</text:span>--<text:span text:style-name="T4">0231320</text:span>--<text:span text:style-name="T4">01310</text:span>--<text:span text:style-name="T3">020</text:span>--<text:span text:style-name="T4">013210</text:span>--<text:span text:style-name="T3">0230</text:span>--<text:span text:style-name="T4">0132310</text:span>--<text:span text:style-name="T5">023</text:span>---(0)(2)(3)(6)(10)(11)(12)(13)(15)(29)(31)(35)(42)(46)(90)</text:p>
      <text:p text:style-name="Preformatted_20_Text">01233021320231032012310132031021301232010321031230120321303120130231203121302120302103231020131023013210231132013220313200123021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0</text:span>--<text:span text:style-name="T4">01310</text:span>--<text:span text:style-name="T3">0230</text:span>--<text:span text:style-name="T4">013210</text:span>--<text:span text:style-name="T4">02311320</text:span>--<text:span text:style-name="T4">013220</text:span>--<text:span text:style-name="T4">031320</text:span>--<text:span text:style-name="T3">00</text:span>--<text:span text:style-name="T3">01230</text:span>--<text:span text:style-name="T5">021</text:span>---(0)(2)(3)(6)(10)(11)(12)(13)(14)(15)(27)(29)(32)(42)(50)</text:p>
      <text:p text:style-name="Preformatted_20_Text">01233021320231032012310132031021301232010321031230120321303120130231203121302120302103231020132102311320131023013220313200123021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0</text:span>--<text:span text:style-name="T4">013210</text:span>--<text:span text:style-name="T4">02311320</text:span>--<text:span text:style-name="T4">01310</text:span>--<text:span text:style-name="T3">0230</text:span>--<text:span text:style-name="T4">013220</text:span>--<text:span text:style-name="T4">031320</text:span>--<text:span text:style-name="T3">00</text:span>--<text:span text:style-name="T3">01230</text:span>--<text:span text:style-name="T5">021</text:span>---(0)(2)(3)(6)(10)(11)(12)(13)(14)(15)(27)(29)(32)(42)(50)</text:p>
      <text:p text:style-name="Preformatted_20_Text">01233021320231032012310132031021301232010321031230120321303120130231203121302120302103231020132231001230211023013210231320131023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0</text:span>--<text:span text:style-name="T4">01322310</text:span>--<text:span text:style-name="T3">00</text:span>--<text:span text:style-name="T3">01230</text:span>--<text:span text:style-name="T4">02110</text:span>--<text:span text:style-name="T3">0230</text:span>--<text:span text:style-name="T4">013210</text:span>--<text:span text:style-name="T4">0231320</text:span>--<text:span text:style-name="T4">01310</text:span>--<text:span text:style-name="T5">023</text:span>---(0)(2)(3)(6)(10)(11)(12)(13)(15)(27)(29)(31)(42)(75)(90)</text:p>
      <text:p text:style-name="Preformatted_20_Text">01233021320231032012310132031021301232010321031230120321303120130231203121302120302103231020311320132201310230132102313200123021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0</text:span>--<text:span text:style-name="T4">0311320</text:span>--<text:span text:style-name="T4">013220</text:span>--<text:span text:style-name="T4">01310</text:span>--<text:span text:style-name="T3">0230</text:span>--<text:span text:style-name="T4">013210</text:span>--<text:span text:style-name="T4">0231320</text:span>--<text:span text:style-name="T3">00</text:span>--<text:span text:style-name="T3">01230</text:span>--<text:span text:style-name="T5">021</text:span>---(0)(2)(3)(6)(10)(11)(12)(13)(15)(27)(29)(31)(32)(42)(61)</text:p>
      <text:p text:style-name="Preformatted_20_Text">01233021320231032012310132031021301232010321031230120321303120130231203121302120302103231020313201310230132201321023112300123021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0</text:span>--<text:span text:style-name="T4">031320</text:span>--<text:span text:style-name="T4">01310</text:span>--<text:span text:style-name="T3">0230</text:span>--<text:span text:style-name="T4">013220</text:span>--<text:span text:style-name="T4">013210</text:span>--<text:span text:style-name="T4">02311230</text:span>--<text:span text:style-name="T3">00</text:span>--<text:span text:style-name="T3">01230</text:span>--<text:span text:style-name="T5">021</text:span>---(0)(2)(3)(6)(10)(11)(12)(13)(14)(15)(27)(29)(32)(42)(67)</text:p>
      <text:p text:style-name="Preformatted_20_Text">01233021320231032012310132031021301232010321031230120321303120130231203121302120302103231022130012302113020131023013210231320132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4">022130</text:span>--<text:span text:style-name="T3">00</text:span>--<text:span text:style-name="T3">01230</text:span>--<text:span text:style-name="T4">021130</text:span>--<text:span text:style-name="T3">020</text:span>--<text:span text:style-name="T4">01310</text:span>--<text:span text:style-name="T3">0230</text:span>--<text:span text:style-name="T4">013210</text:span>--<text:span text:style-name="T4">0231320</text:span>--<text:span text:style-name="T5">0132</text:span>---(0)(2)(3)(6)(10)(11)(12)(13)(15)(20)(27)(29)(31)(42)(88)</text:p>
      <text:p text:style-name="Preformatted_20_Text">01233021320231032012310132031021301232010321031230120321303120130231203121302120302103231023013223011320131020132102313200123021</text:p>
      <text:p text:style-name="Preformatted_20_Text"><text:span text:style-name="T4">012330</text:span>--<text:span text:style-name="T4">02132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4">012320</text:span>--<text:span text:style-name="T3">010</text:span>--<text:span text:style-name="T3">03210</text:span>--<text:span text:style-name="T4">031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4">0312130</text:span>--<text:span text:style-name="T4">02120</text:span>--<text:span text:style-name="T3">030</text:span>--<text:span text:style-name="T3">0210</text:span>--<text:span text:style-name="T4">032310</text:span>--<text:span text:style-name="T3">0230</text:span>--<text:span text:style-name="T4">0132230</text:span>--<text:span text:style-name="T4">011320</text:span>--<text:span text:style-name="T4">01310</text:span>--<text:span text:style-name="T3">020</text:span>--<text:span text:style-name="T4">013210</text:span>--<text:span text:style-name="T4">0231320</text:span>--<text:span text:style-name="T3">00</text:span>--<text:span text:style-name="T3">01230</text:span>--<text:span text:style-name="T5">021</text:span>---(0)(2)(3)(6)(10)(11)(12)(13)(15)(27)(29)(31)(42)(43)(56)</text:p>
      <text:p text:style-name="Preformatted_20_Text"><text:soft-page-break/>01233102013210301213023132012310321230210312301230023110322103201032310231201302130120310213203120231012320131203213032102301320</text:p>
      <text:p text:style-name="Preformatted_20_Text"><text:span text:style-name="T4">0123310</text:span>--<text:span text:style-name="T3">020</text:span>--<text:span text:style-name="T4">013210</text:span>--<text:span text:style-name="T3">030</text:span>--<text:span text:style-name="T4">012130</text:span>--<text:span text:style-name="T4">0231320</text:span>--<text:span text:style-name="T4">012310</text:span>--<text:span text:style-name="T4">0321230</text:span>--<text:span text:style-name="T3">0210</text:span>--<text:span text:style-name="T4">031230</text:span>--<text:span text:style-name="T3">01230</text:span>--<text:span text:style-name="T3">00</text:span>--<text:span text:style-name="T4">023110</text:span>--<text:span text:style-name="T4">032210</text:span>--<text:span text:style-name="T3">0320</text:span>--<text:span text:style-name="T3">010</text:span>--<text:span text:style-name="T4">032310</text:span>--<text:span text:style-name="T4">023120</text:span>--<text:span text:style-name="T3">0130</text:span>--<text:span text:style-name="T3">02130</text:span>--<text:span text:style-name="T3">0120</text:span>--<text:span text:style-name="T3">0310</text:span>--<text:span text:style-name="T4">021320</text:span>--<text:span text:style-name="T3">03120</text:span>--<text:span text:style-name="T3">02310</text:span>--<text:span text:style-name="T4">012320</text:span>--<text:span text:style-name="T4">013120</text:span>--<text:span text:style-name="T4">032130</text:span>--<text:span text:style-name="T3">03210</text:span>--<text:span text:style-name="T3">0230</text:span>--<text:span text:style-name="T3">01320</text:span>---(0)(2)(3)(10)(11)(13)(15)(27)(31)(33)(41)(68)(70)(73)(83)</text:p>
      <text:p text:style-name="Preformatted_20_Text">01233102013210301213023132012310321230210312301230023110322103201032310231201302130120321303210230132023101232013102132031203102</text:p>
      <text:p text:style-name="Preformatted_20_Text"><text:span text:style-name="T4">0123310</text:span>--<text:span text:style-name="T3">020</text:span>--<text:span text:style-name="T4">013210</text:span>--<text:span text:style-name="T3">030</text:span>--<text:span text:style-name="T4">012130</text:span>--<text:span text:style-name="T4">0231320</text:span>--<text:span text:style-name="T4">012310</text:span>--<text:span text:style-name="T4">0321230</text:span>--<text:span text:style-name="T3">0210</text:span>--<text:span text:style-name="T4">031230</text:span>--<text:span text:style-name="T3">01230</text:span>--<text:span text:style-name="T3">00</text:span>--<text:span text:style-name="T4">023110</text:span>--<text:span text:style-name="T4">032210</text:span>--<text:span text:style-name="T3">0320</text:span>--<text:span text:style-name="T3">010</text:span>--<text:span text:style-name="T4">032310</text:span>--<text:span text:style-name="T4">023120</text:span>--<text:span text:style-name="T3">0130</text:span>--<text:span text:style-name="T3">02130</text:span>--<text:span text:style-name="T3">0120</text:span>--<text:span text:style-name="T4">032130</text:span>--<text:span text:style-name="T3">03210</text:span>--<text:span text:style-name="T3">0230</text:span>--<text:span text:style-name="T3">01320</text:span>--<text:span text:style-name="T3">02310</text:span>--<text:span text:style-name="T4">012320</text:span>--<text:span text:style-name="T4">01310</text:span>--<text:span text:style-name="T4">021320</text:span>--<text:span text:style-name="T3">03120</text:span>--<text:span text:style-name="T3">0310</text:span>--<text:span text:style-name="T5">02</text:span>---(0)(2)(3)(10)(11)(13)(15)(27)(29)(31)(33)(68)(70)(73)(83)</text:p>
      <text:p text:style-name="Preformatted_20_Text">01233102013210301213023132012310321230210312301230023110322103201032310231201310213012031203213032102301320231012320130213203102</text:p>
      <text:p text:style-name="Preformatted_20_Text"><text:span text:style-name="T4">0123310</text:span>--<text:span text:style-name="T3">020</text:span>--<text:span text:style-name="T4">013210</text:span>--<text:span text:style-name="T3">030</text:span>--<text:span text:style-name="T4">012130</text:span>--<text:span text:style-name="T4">0231320</text:span>--<text:span text:style-name="T4">012310</text:span>--<text:span text:style-name="T4">0321230</text:span>--<text:span text:style-name="T3">0210</text:span>--<text:span text:style-name="T4">031230</text:span>--<text:span text:style-name="T3">01230</text:span>--<text:span text:style-name="T3">00</text:span>--<text:span text:style-name="T4">023110</text:span>--<text:span text:style-name="T4">032210</text:span>--<text:span text:style-name="T3">0320</text:span>--<text:span text:style-name="T3">010</text:span>--<text:span text:style-name="T4">032310</text:span>--<text:span text:style-name="T4">023120</text:span>--<text:span text:style-name="T4">01310</text:span>--<text:span text:style-name="T3">02130</text:span>--<text:span text:style-name="T3">0120</text:span>--<text:span text:style-name="T3">03120</text:span>--<text:span text:style-name="T4">032130</text:span>--<text:span text:style-name="T3">03210</text:span>--<text:span text:style-name="T3">0230</text:span>--<text:span text:style-name="T3">01320</text:span>--<text:span text:style-name="T3">02310</text:span>--<text:span text:style-name="T4">012320</text:span>--<text:span text:style-name="T3">0130</text:span>--<text:span text:style-name="T4">021320</text:span>--<text:span text:style-name="T3">0310</text:span>--<text:span text:style-name="T5">02</text:span>---(0)(2)(3)(10)(11)(13)(15)(27)(29)(31)(33)(68)(70)(73)(83)</text:p>
      <text:p text:style-name="Preformatted_20_Text">01233102031230210312013210230123103213023120231021320123013230102313200213012031023201130212303121030213120321032013022310132031</text:p>
      <text:p text:style-name="Preformatted_20_Text"><text:span text:style-name="T4">0123310</text:span>--<text:span text:style-name="T3">020</text:span>--<text:span text:style-name="T4">031230</text:span>--<text:span text:style-name="T3">0210</text:span>--<text:span text:style-name="T3">03120</text:span>--<text:span text:style-name="T4">013210</text:span>--<text:span text:style-name="T3">0230</text:span>--<text:span text:style-name="T4">012310</text:span>--<text:span text:style-name="T4">032130</text:span>--<text:span text:style-name="T4">023120</text:span>--<text:span text:style-name="T3">02310</text:span>--<text:span text:style-name="T4">021320</text:span>--<text:span text:style-name="T3">01230</text:span>--<text:span text:style-name="T4">013230</text:span>--<text:span text:style-name="T3">010</text:span>--<text:span text:style-name="T4">0231320</text:span>--<text:span text:style-name="T3">00</text:span>--<text:span text:style-name="T3">02130</text:span>--<text:span text:style-name="T3">0120</text:span>--<text:span text:style-name="T3">0310</text:span>--<text:span text:style-name="T4">02320</text:span>--<text:span text:style-name="T4">01130</text:span>--<text:span text:style-name="T4">021230</text:span>--<text:span text:style-name="T4">031210</text:span>--<text:span text:style-name="T3">030</text:span>--<text:span text:style-name="T4">0213120</text:span>--<text:span text:style-name="T3">03210</text:span>--<text:span text:style-name="T3">0320</text:span>--<text:span text:style-name="T3">0130</text:span>--<text:span text:style-name="T4">022310</text:span>--<text:span text:style-name="T3">01320</text:span>--<text:span text:style-name="T5">031</text:span>---(0)(2)(3)(9)(10)(11)(13)(18)(23)(28)(31)(38)(83)(84)(94)</text:p>
      <text:p text:style-name="Preformatted_20_Text">01233102031230210312013210230123103213023120231021320123013230102313200213012031103221303212030121032013021312032101320310232103</text:p>
      <text:p text:style-name="Preformatted_20_Text"><text:span text:style-name="T4">0123310</text:span>--<text:span text:style-name="T3">020</text:span>--<text:span text:style-name="T4">031230</text:span>--<text:span text:style-name="T3">0210</text:span>--<text:span text:style-name="T3">03120</text:span>--<text:span text:style-name="T4">013210</text:span>--<text:span text:style-name="T3">0230</text:span>--<text:span text:style-name="T4">012310</text:span>--<text:span text:style-name="T4">032130</text:span>--<text:span text:style-name="T4">023120</text:span>--<text:span text:style-name="T3">02310</text:span>--<text:span text:style-name="T4">021320</text:span>--<text:span text:style-name="T3">01230</text:span>--<text:span text:style-name="T4">013230</text:span>--<text:span text:style-name="T3">010</text:span>--<text:span text:style-name="T4">0231320</text:span>--<text:span text:style-name="T3">00</text:span>--<text:span text:style-name="T3">02130</text:span>--<text:span text:style-name="T3">0120</text:span>--<text:span text:style-name="T4">03110</text:span>--<text:span text:style-name="T4">0322130</text:span>--<text:span text:style-name="T4">032120</text:span>--<text:span text:style-name="T3">030</text:span>--<text:span text:style-name="T4">01210</text:span>--<text:span text:style-name="T3">0320</text:span>--<text:span text:style-name="T3">0130</text:span>--<text:span text:style-name="T4">0213120</text:span>--<text:span text:style-name="T3">03210</text:span>--<text:span text:style-name="T3">01320</text:span>--<text:span text:style-name="T3">0310</text:span>--<text:span text:style-name="T4">023210</text:span>--<text:span text:style-name="T5">03</text:span>---(0)(2)(3)(10)(11)(13)(17)(18)(19)(31)(40)(58)(77)(83)(84)</text:p>
      <text:p text:style-name="Preformatted_20_Text">01233102031230210312013210230123103213023120231021320123013230102313200213012032103201302131203012130321203102320110322310132031</text:p>
      <text:p text:style-name="Preformatted_20_Text"><text:span text:style-name="T4">0123310</text:span>--<text:span text:style-name="T3">020</text:span>--<text:span text:style-name="T4">031230</text:span>--<text:span text:style-name="T3">0210</text:span>--<text:span text:style-name="T3">03120</text:span>--<text:span text:style-name="T4">013210</text:span>--<text:span text:style-name="T3">0230</text:span>--<text:span text:style-name="T4">012310</text:span>--<text:span text:style-name="T4">032130</text:span>--<text:span text:style-name="T4">023120</text:span>--<text:span text:style-name="T3">02310</text:span>--<text:span text:style-name="T4">021320</text:span>--<text:span text:style-name="T3">01230</text:span>--<text:span text:style-name="T4">013230</text:span>--<text:span text:style-name="T3">010</text:span>--<text:span text:style-name="T4">0231320</text:span>--<text:span text:style-name="T3">00</text:span>--<text:span text:style-name="T3">02130</text:span>--<text:span text:style-name="T3">0120</text:span>--<text:span text:style-name="T3">03210</text:span>--<text:span text:style-name="T3">0320</text:span>--<text:span text:style-name="T3">0130</text:span>--<text:span text:style-name="T4">0213120</text:span>--<text:span text:style-name="T3">030</text:span>--<text:span text:style-name="T4">012130</text:span>--<text:span text:style-name="T4">032120</text:span>--<text:span text:style-name="T3">0310</text:span>--<text:span text:style-name="T4">02320</text:span>--<text:span text:style-name="T4">0110</text:span>--<text:span text:style-name="T4">0322310</text:span>--<text:span text:style-name="T3">01320</text:span>--<text:span text:style-name="T5">031</text:span>---(0)(2)(3)(10)(11)(13)(18)(31)(37)(46)(70)(77)(83)(84)(94)</text:p>
      <text:p text:style-name="Preformatted_20_Text">01233102132012301320312302120313021031201321023010321301231023120213031213023103201302230120302131203210123210323100231130203102</text:p>
      <text:p text:style-name="Preformatted_20_Text"><text:span text:style-name="T4">0123310</text:span>--<text:span text:style-name="T4">021320</text:span>--<text:span text:style-name="T3">01230</text:span>--<text:span text:style-name="T3">01320</text:span>--<text:span text:style-name="T4">031230</text:span>--<text:span text:style-name="T4">02120</text:span>--<text:span text:style-name="T4">03130</text:span>--<text:span text:style-name="T3">0210</text:span>--<text:span text:style-name="T3">03120</text:span>--<text:span text:style-name="T4">013210</text:span>--<text:span text:style-name="T3">0230</text:span>--<text:span text:style-name="T3">010</text:span>--<text:span text:style-name="T4">032130</text:span>--<text:span text:style-name="T4">012310</text:span>--<text:span text:style-name="T4">023120</text:span>--<text:span text:style-name="T3">02130</text:span>--<text:span text:style-name="T4">0312130</text:span>--<text:span text:style-name="T3">02310</text:span>--<text:span text:style-name="T3">0320</text:span>--<text:span text:style-name="T3">0130</text:span>--<text:span text:style-name="T4">02230</text:span>--<text:span text:style-name="T3">0120</text:span>--<text:span text:style-name="T3">030</text:span>--<text:span text:style-name="T4">0213120</text:span>--<text:span text:style-name="T3">03210</text:span>--<text:span text:style-name="T4">0123210</text:span>--<text:span text:style-name="T4">032310</text:span>--<text:span text:style-name="T3">00</text:span>--<text:span text:style-name="T4">0231130</text:span>--<text:span text:style-name="T3">020</text:span>--<text:span text:style-name="T3">0310</text:span>--<text:span text:style-name="T5">02</text:span>---(0)(1)(2)(3)(6)(8)(10)(11)(12)(13)(27)(51)(83)(84)(98)</text:p>
      <text:p text:style-name="Preformatted_20_Text">01233102132012301320312302120313021031201321023010321301231023120213031213023103201302231012321003210323012030213120321130203102</text:p>
      <text:p text:style-name="Preformatted_20_Text"><text:span text:style-name="T4">0123310</text:span>--<text:span text:style-name="T4">021320</text:span>--<text:span text:style-name="T3">01230</text:span>--<text:span text:style-name="T3">01320</text:span>--<text:span text:style-name="T4">031230</text:span>--<text:span text:style-name="T4">02120</text:span>--<text:span text:style-name="T4">03130</text:span>--<text:span text:style-name="T3">0210</text:span>--<text:span text:style-name="T3">03120</text:span>--<text:span text:style-name="T4">013210</text:span>--<text:span text:style-name="T3">0230</text:span>--<text:span text:style-name="T3">010</text:span>--<text:span text:style-name="T4">032130</text:span>--<text:span text:style-name="T4">012310</text:span>--<text:span text:style-name="T4">023120</text:span>--<text:span text:style-name="T3">02130</text:span>--<text:span text:style-name="T4">0312130</text:span>--<text:span text:style-name="T3">02310</text:span>--<text:span text:style-name="T3">0320</text:span>--<text:span text:style-name="T3">0130</text:span>--<text:span text:style-name="T4">022310</text:span>--<text:span text:style-name="T4">0123210</text:span>--<text:span text:style-name="T3">00</text:span>--<text:span text:style-name="T3">03210</text:span>--<text:span text:style-name="T4">03230</text:span>--<text:span text:style-name="T3">0120</text:span>--<text:span text:style-name="T3">030</text:span>--<text:span text:style-name="T4">0213120</text:span>--<text:span text:style-name="T4">0321130</text:span>--<text:span text:style-name="T3">020</text:span>--<text:span text:style-name="T3">0310</text:span>--<text:span text:style-name="T5">02</text:span>---(0)(1)(2)(3)(6)(7)(10)(11)(12)(13)(23)(82)(83)(84)(98)</text:p>
      <text:p text:style-name="Preformatted_20_Text">01233120023103201231013203102130123021320213102301203213031201302312030212031103230132102313201322310203121302103123010232103210</text:p>
      <text:p text:style-name="Preformatted_20_Text"><text:span text:style-name="T4">01233120</text:span>--<text:span text:style-name="T3">00</text:span>--<text:span text:style-name="T3">02310</text:span>--<text:span text:style-name="T3">0320</text:span>--<text:span text:style-name="T4">012310</text:span>--<text:span text:style-name="T3">01320</text:span>--<text:span text:style-name="T3">0310</text:span>--<text:span text:style-name="T3">02130</text:span>--<text:span text:style-name="T3">01230</text:span>--<text:span text:style-name="T4">021320</text:span>--<text:span text:style-name="T4">021310</text:span>--<text:span text:style-name="T3">0230</text:span>--<text:span text:style-name="T3">0120</text:span>--<text:span text:style-name="T4">032130</text:span>--<text:span text:style-name="T3">03120</text:span>--<text:span text:style-name="T3">0130</text:span>--<text:span text:style-name="T4">023120</text:span>--<text:span text:style-name="T3">030</text:span>--<text:span text:style-name="T4">02120</text:span>--<text:span text:style-name="T4">03110</text:span>--<text:span text:style-name="T4">03230</text:span>--<text:span text:style-name="T4">013210</text:span>--<text:span text:style-name="T4">0231320</text:span>--<text:span text:style-name="T4">01322310</text:span>--<text:span text:style-name="T3">020</text:span>--<text:span text:style-name="T4">0312130</text:span>--<text:span text:style-name="T3">0210</text:span>--<text:span text:style-name="T4">031230</text:span>--<text:span text:style-name="T3">010</text:span>--<text:span text:style-name="T4">023210</text:span>--<text:span text:style-name="T3">03210</text:span>---(0)(2)(3)(5)(6)(7)(10)(11)(12)(13)(19)(31)(58)(75)(97)</text:p>
      <text:p text:style-name="Preformatted_20_Text">0123312003210232013023101321030210312103223103201032130123012032123031230211023120312013102301320123102130213202313203102013230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0</text:span>--<text:span text:style-name="T4">032130</text:span>--<text:span text:style-name="T3">01230</text:span>--<text:span text:style-name="T3">0120</text:span>--<text:span text:style-name="T4">0321230</text:span>--<text:span text:style-name="T4">031230</text:span>--<text:span text:style-name="T4">02110</text:span>--<text:span text:style-name="T4">023120</text:span>--<text:span text:style-name="T3">03120</text:span>--<text:span text:style-name="T4">01310</text:span>--<text:span text:style-name="T3">0230</text:span>--<text:span text:style-name="T3">01320</text:span>--<text:span text:style-name="T4">012310</text:span>--<text:span text:style-name="T3">02130</text:span>--<text:span text:style-name="T4">021320</text:span>--<text:span text:style-name="T4">0231320</text:span>--<text:span text:style-name="T3">0310</text:span>--<text:span text:style-name="T3">020</text:span>--<text:span text:style-name="T4">013230</text:span>--<text:span text:style-name="T5">01</text:span>---(0)(2)(3)(10)(11)(13)(18)(29)(31)(33)(38)(46)(90)(94)(97)</text:p>
      <text:p text:style-name="Preformatted_20_Text">0123312003210232013023101321030210312103223103201032130123012032123031230213020132031201312031021320123102301323011023120231302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0</text:span>--<text:span text:style-name="T4">032130</text:span>--<text:span text:style-name="T3">01230</text:span>--<text:span text:style-name="T3">0120</text:span>--<text:span text:style-name="T4">0321230</text:span>--<text:span text:style-name="T4">031230</text:span>--<text:span text:style-name="T3">02130</text:span>--<text:span text:style-name="T3">020</text:span>--<text:span text:style-name="T3">01320</text:span>--<text:span text:style-name="T3">03120</text:span>--<text:soft-page-break/><text:span text:style-name="T4">013120</text:span>--<text:span text:style-name="T3">0310</text:span>--<text:span text:style-name="T4">021320</text:span>--<text:span text:style-name="T4">012310</text:span>--<text:span text:style-name="T3">0230</text:span>--<text:span text:style-name="T4">013230</text:span>--<text:span text:style-name="T4">0110</text:span>--<text:span text:style-name="T4">023120</text:span>--<text:span text:style-name="T4">023130</text:span>--<text:span text:style-name="T5">021</text:span>---(0)(2)(3)(10)(11)(13)(18)(33)(37)(38)(41)(44)(46)(94)(97)</text:p>
      <text:p text:style-name="Preformatted_20_Text">0123312003210232013023101321030210312103223103201032130123012032123031230213102132012310230132031020312013230110231203132021302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0</text:span>--<text:span text:style-name="T4">032130</text:span>--<text:span text:style-name="T3">01230</text:span>--<text:span text:style-name="T3">0120</text:span>--<text:span text:style-name="T4">0321230</text:span>--<text:span text:style-name="T4">031230</text:span>--<text:span text:style-name="T4">021310</text:span>--<text:span text:style-name="T4">021320</text:span>--<text:span text:style-name="T4">012310</text:span>--<text:span text:style-name="T3">0230</text:span>--<text:span text:style-name="T3">01320</text:span>--<text:span text:style-name="T3">0310</text:span>--<text:span text:style-name="T3">020</text:span>--<text:span text:style-name="T3">03120</text:span>--<text:span text:style-name="T4">013230</text:span>--<text:span text:style-name="T4">0110</text:span>--<text:span text:style-name="T4">023120</text:span>--<text:span text:style-name="T4">031320</text:span>--<text:span text:style-name="T3">02130</text:span>--<text:span text:style-name="T5">021</text:span>---(0)(2)(3)(5)(10)(11)(13)(14)(18)(33)(37)(38)(46)(94)(97)</text:p>
      <text:p text:style-name="Preformatted_20_Text">0123312003210232013023101321030210312103223103201032130123012032123031230213120310231201323013201231021302031202132031302110230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0</text:span>--<text:span text:style-name="T4">032130</text:span>--<text:span text:style-name="T3">01230</text:span>--<text:span text:style-name="T3">0120</text:span>--<text:span text:style-name="T4">0321230</text:span>--<text:span text:style-name="T4">031230</text:span>--<text:span text:style-name="T4">0213120</text:span>--<text:span text:style-name="T3">0310</text:span>--<text:span text:style-name="T4">023120</text:span>--<text:span text:style-name="T4">013230</text:span>--<text:span text:style-name="T3">01320</text:span>--<text:span text:style-name="T4">012310</text:span>--<text:span text:style-name="T3">02130</text:span>--<text:span text:style-name="T3">020</text:span>--<text:span text:style-name="T3">03120</text:span>--<text:span text:style-name="T4">021320</text:span>--<text:span text:style-name="T4">03130</text:span>--<text:span text:style-name="T4">02110</text:span>--<text:span text:style-name="T3">0230</text:span>--<text:span text:style-name="T5">01</text:span>---(0)(2)(3)(10)(11)(13)(18)(33)(38)(46)(84)(90)(94)(97)(98)</text:p>
      <text:p text:style-name="Preformatted_20_Text">0123312003210232013023101321030210312103223103201032130123012032123031230213203102301102312031201310201323013202313201231021302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0</text:span>--<text:span text:style-name="T4">032130</text:span>--<text:span text:style-name="T3">01230</text:span>--<text:span text:style-name="T3">0120</text:span>--<text:span text:style-name="T4">0321230</text:span>--<text:span text:style-name="T4">031230</text:span>--<text:span text:style-name="T4">021320</text:span>--<text:span text:style-name="T3">0310</text:span>--<text:span text:style-name="T3">0230</text:span>--<text:span text:style-name="T4">0110</text:span>--<text:span text:style-name="T4">023120</text:span>--<text:span text:style-name="T3">03120</text:span>--<text:span text:style-name="T4">01310</text:span>--<text:span text:style-name="T3">020</text:span>--<text:span text:style-name="T4">013230</text:span>--<text:span text:style-name="T3">01320</text:span>--<text:span text:style-name="T4">0231320</text:span>--<text:span text:style-name="T4">012310</text:span>--<text:span text:style-name="T3">02130</text:span>--<text:span text:style-name="T5">021</text:span>---(0)(2)(3)(10)(11)(13)(18)(29)(31)(33)(37)(38)(46)(94)(97)</text:p>
      <text:p text:style-name="Preformatted_20_Text">01233120032102320130231013210302103121032231032012302132010230123102312013230132023132031230312031020131021301203211032130212301</text:p>
      <text:p text:style-name="Preformatted_20_Text"><text:span text:style-name="T4">01233120</text:span>--<text:span text:style-name="T3">00</text:span>--<text:span text:style-name="T3">03210</text:span>--<text:span text:style-name="T4">02320</text:span>--<text:span text:style-name="T3">0130</text:span>--<text:span text:style-name="T3">02310</text:span>--<text:span text:style-name="T4">013210</text:span>--<text:span text:style-name="T3">030</text:span>--<text:span text:style-name="T3">0210</text:span>--<text:span text:style-name="T4">031210</text:span>--<text:span text:style-name="T4">0322310</text:span>--<text:span text:style-name="T3">0320</text:span>--<text:span text:style-name="T3">01230</text:span>--<text:span text:style-name="T4">021320</text:span>--<text:span text:style-name="T3">010</text:span>--<text:span text:style-name="T3">0230</text:span>--<text:span text:style-name="T4">012310</text:span>--<text:span text:style-name="T4">023120</text:span>--<text:span text:style-name="T4">013230</text:span>--<text:span text:style-name="T3">01320</text:span>--<text:span text:style-name="T4">0231320</text:span>--<text:span text:style-name="T4">031230</text:span>--<text:span text:style-name="T3">03120</text:span>--<text:span text:style-name="T3">0310</text:span>--<text:span text:style-name="T3">020</text:span>--<text:span text:style-name="T4">01310</text:span>--<text:span text:style-name="T3">02130</text:span>--<text:span text:style-name="T3">0120</text:span>--<text:span text:style-name="T4">032110</text:span>--<text:span text:style-name="T4">032130</text:span>--<text:span text:style-name="T4">021230</text:span>--<text:span text:style-name="T5">01</text:span>---(0)(2)(3)(10)(11)(13)(18)(28)(29)(31)(38)(46)(72)(94)(97)</text:p>
      <text:p text:style-name="Preformatted_20_Text">01233120032130123102132031230213120310230132103201302310321230120321023120132011203012130203130210312021303122301032310123201230</text:p>
      <text:p text:style-name="Preformatted_20_Text"><text:span text:style-name="T4">01233120</text:span>--<text:span text:style-name="T3">00</text:span>--<text:span text:style-name="T4">032130</text:span>--<text:span text:style-name="T4">012310</text:span>--<text:span text:style-name="T4">021320</text:span>--<text:span text:style-name="T4">031230</text:span>--<text:span text:style-name="T4">0213120</text:span>--<text:span text:style-name="T3">0310</text:span>--<text:span text:style-name="T3">0230</text:span>--<text:span text:style-name="T4">013210</text:span>--<text:span text:style-name="T3">0320</text:span>--<text:span text:style-name="T3">0130</text:span>--<text:span text:style-name="T3">02310</text:span>--<text:span text:style-name="T4">0321230</text:span>--<text:span text:style-name="T3">0120</text:span>--<text:span text:style-name="T3">03210</text:span>--<text:span text:style-name="T4">023120</text:span>--<text:span text:style-name="T3">01320</text:span>--<text:span text:style-name="T4">01120</text:span>--<text:span text:style-name="T3">030</text:span>--<text:span text:style-name="T4">012130</text:span>--<text:span text:style-name="T3">020</text:span>--<text:span text:style-name="T4">03130</text:span>--<text:span text:style-name="T3">0210</text:span>--<text:span text:style-name="T3">03120</text:span>--<text:span text:style-name="T3">02130</text:span>--<text:span text:style-name="T4">0312230</text:span>--<text:span text:style-name="T3">010</text:span>--<text:span text:style-name="T4">032310</text:span>--<text:span text:style-name="T4">012320</text:span>--<text:span text:style-name="T3">01230</text:span>---(0)(2)(3)(10)(11)(13)(15)(27)(30)(33)(70)(84)(92)(97)(98)</text:p>
      <text:p text:style-name="Preformatted_20_Text">01233120032130123102132031230213120310230132103201302310321230120321023120132012321012303121030122031302103120213020311032301023</text:p>
      <text:p text:style-name="Preformatted_20_Text"><text:span text:style-name="T4">01233120</text:span>--<text:span text:style-name="T3">00</text:span>--<text:span text:style-name="T4">032130</text:span>--<text:span text:style-name="T4">012310</text:span>--<text:span text:style-name="T4">021320</text:span>--<text:span text:style-name="T4">031230</text:span>--<text:span text:style-name="T4">0213120</text:span>--<text:span text:style-name="T3">0310</text:span>--<text:span text:style-name="T3">0230</text:span>--<text:span text:style-name="T4">013210</text:span>--<text:span text:style-name="T3">0320</text:span>--<text:span text:style-name="T3">0130</text:span>--<text:span text:style-name="T3">02310</text:span>--<text:span text:style-name="T4">0321230</text:span>--<text:span text:style-name="T3">0120</text:span>--<text:span text:style-name="T3">03210</text:span>--<text:span text:style-name="T4">023120</text:span>--<text:span text:style-name="T3">01320</text:span>--<text:span text:style-name="T4">0123210</text:span>--<text:span text:style-name="T3">01230</text:span>--<text:span text:style-name="T4">031210</text:span>--<text:span text:style-name="T3">030</text:span>--<text:span text:style-name="T4">01220</text:span>--<text:span text:style-name="T4">03130</text:span>--<text:span text:style-name="T3">0210</text:span>--<text:span text:style-name="T3">03120</text:span>--<text:span text:style-name="T3">02130</text:span>--<text:span text:style-name="T3">020</text:span>--<text:span text:style-name="T4">03110</text:span>--<text:span text:style-name="T4">03230</text:span>--<text:span text:style-name="T3">010</text:span>--<text:span text:style-name="T5">023</text:span>---(0)(1)(2)(3)(7)(10)(11)(13)(33)(36)(38)(58)(84)(97)(98)</text:p>
      <text:p text:style-name="Preformatted_20_Text">01233120130231032013102301321023210321013201230213202313203102013221302103121030212031200231203213012310213031230102311032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3">03120</text:span>--<text:span text:style-name="T3">00</text:span>--<text:span text:style-name="T4">023120</text:span>--<text:span text:style-name="T4">032130</text:span>--<text:span text:style-name="T4">012310</text:span>--<text:span text:style-name="T3">02130</text:span>--<text:span text:style-name="T4">031230</text:span>--<text:span text:style-name="T3">010</text:span>--<text:span text:style-name="T4">023110</text:span>--<text:span text:style-name="T4">03230</text:span>--<text:span text:style-name="T3">0120</text:span>--<text:span text:style-name="T5">03</text:span>---(0)(2)(3)(6)(7)(10)(11)(13)(19)(22)(29)(31)(38)(68)(97)</text:p>
      <text:p text:style-name="Preformatted_20_Text">01233120130231032013102301321023210321013201230213202313203102013221302103121030212031203211032301023120031230123102130321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3">03120</text:span>--<text:span text:style-name="T4">032110</text:span>--<text:span text:style-name="T4">03230</text:span>--<text:span text:style-name="T3">010</text:span>--<text:span text:style-name="T4">023120</text:span>--<text:span text:style-name="T3">00</text:span>--<text:span text:style-name="T4">031230</text:span>--<text:span text:style-name="T4">012310</text:span>--<text:span text:style-name="T3">02130</text:span>--<text:span text:style-name="T4">032130</text:span>--<text:span text:style-name="T3">0120</text:span>--<text:span text:style-name="T5">03</text:span>---(0)(2)(3)(6)(7)(10)(11)(13)(19)(22)(29)(31)(38)(72)(97)</text:p>
      <text:p text:style-name="Preformatted_20_Text">01233120130231032013102301321023210321013201230213202313203102013221302103121030212031203213032110231200312301032301231021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3">03120</text:span>--<text:span text:style-name="T4">032130</text:span>--<text:span text:style-name="T4">032110</text:span>--<text:span text:style-name="T4">023120</text:span>--<text:span text:style-name="T3">00</text:span>--<text:span text:style-name="T4">031230</text:span>--<text:span text:style-name="T3">010</text:span>--<text:span text:style-name="T4">03230</text:span>--<text:span text:style-name="T4">012310</text:span>--<text:span text:style-name="T3">02130</text:span>--<text:span text:style-name="T3">0120</text:span>--<text:span text:style-name="T5">03</text:span>---(0)(2)(3)(6)(7)(10)(11)(13)(19)(22)(29)(31)(38)(72)(97)</text:p>
      <text:p text:style-name="Preformatted_20_Text">0123312013023103201310230132102321032101320123021320231320310201322130210312103021203123012310213012032110323010231200321303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4">031230</text:span>--<text:span text:style-name="T4">012310</text:span>--<text:span text:style-name="T3">02130</text:span>--<text:span text:style-name="T3">0120</text:span>--<text:span text:style-name="T4">032110</text:span>--<text:span text:style-name="T4">03230</text:span>--<text:span text:style-name="T3">010</text:span>--<text:span text:style-name="T4">023120</text:span>--<text:span text:style-name="T3">00</text:span>--<text:span text:style-name="T4">032130</text:span>--<text:span text:style-name="T3">03120</text:span>--<text:span text:style-name="T5">03</text:span>---(0)(2)(3)(6)(7)(10)(11)(13)(19)(22)(29)(31)(38)(72)(97)</text:p>
      <text:p text:style-name="Preformatted_20_Text">01233120130231032013102301321023210321013201230213202313203102013221302103121030212032130123102130312002311023120312301032301203</text:p>
      <text:p text:style-name="Preformatted_20_Text"><text:soft-page-break/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4">032130</text:span>--<text:span text:style-name="T4">012310</text:span>--<text:span text:style-name="T3">02130</text:span>--<text:span text:style-name="T3">03120</text:span>--<text:span text:style-name="T3">00</text:span>--<text:span text:style-name="T4">023110</text:span>--<text:span text:style-name="T4">023120</text:span>--<text:span text:style-name="T4">031230</text:span>--<text:span text:style-name="T3">010</text:span>--<text:span text:style-name="T4">03230</text:span>--<text:span text:style-name="T3">0120</text:span>--<text:span text:style-name="T5">03</text:span>---(0)(2)(3)(6)(7)(10)(11)(13)(19)(22)(29)(31)(38)(68)(97)</text:p>
      <text:p text:style-name="Preformatted_20_Text">01233120130231032013102301321023210321013201230213202313203102013221302103121030212032130312002311023120312301032301231021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4">032130</text:span>--<text:span text:style-name="T3">03120</text:span>--<text:span text:style-name="T3">00</text:span>--<text:span text:style-name="T4">023110</text:span>--<text:span text:style-name="T4">023120</text:span>--<text:span text:style-name="T4">031230</text:span>--<text:span text:style-name="T3">010</text:span>--<text:span text:style-name="T4">03230</text:span>--<text:span text:style-name="T4">012310</text:span>--<text:span text:style-name="T3">02130</text:span>--<text:span text:style-name="T3">0120</text:span>--<text:span text:style-name="T5">03</text:span>---(0)(2)(3)(6)(7)(10)(11)(13)(19)(22)(29)(31)(38)(68)(97)</text:p>
      <text:p text:style-name="Preformatted_20_Text">01233120130231032013102301321023210321013201230213202313203102013221302103121030212032130312031230102312002311032301231021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0</text:span>--<text:span text:style-name="T4">032130</text:span>--<text:span text:style-name="T3">03120</text:span>--<text:span text:style-name="T4">031230</text:span>--<text:span text:style-name="T3">010</text:span>--<text:span text:style-name="T4">023120</text:span>--<text:span text:style-name="T3">00</text:span>--<text:span text:style-name="T4">023110</text:span>--<text:span text:style-name="T4">03230</text:span>--<text:span text:style-name="T4">012310</text:span>--<text:span text:style-name="T3">02130</text:span>--<text:span text:style-name="T3">0120</text:span>--<text:span text:style-name="T5">03</text:span>---(0)(2)(3)(6)(7)(10)(11)(13)(19)(22)(29)(31)(38)(68)(97)</text:p>
      <text:p text:style-name="Preformatted_20_Text">0123312013023103201310230132102321032101320123021320231320310201322130210312103021230032130123102130312031230103230120321102312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0</text:span>--<text:span text:style-name="T3">030</text:span>--<text:span text:style-name="T4">021230</text:span>--<text:span text:style-name="T3">00</text:span>--<text:span text:style-name="T4">032130</text:span>--<text:span text:style-name="T4">012310</text:span>--<text:span text:style-name="T3">02130</text:span>--<text:span text:style-name="T3">03120</text:span>--<text:span text:style-name="T4">031230</text:span>--<text:span text:style-name="T3">010</text:span>--<text:span text:style-name="T4">03230</text:span>--<text:span text:style-name="T3">0120</text:span>--<text:span text:style-name="T4">032110</text:span>--<text:span text:style-name="T4">023120</text:span>---(0)(2)(3)(7)(10)(11)(13)(19)(22)(28)(29)(31)(38)(72)(97)</text:p>
      <text:p text:style-name="Preformatted_20_Text">0123312013023103201310230132102321032101320123021320231320310201322130210312130023110231203213012030212031230103230123102130312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30</text:span>--<text:span text:style-name="T3">00</text:span>--<text:span text:style-name="T4">023110</text:span>--<text:span text:style-name="T4">023120</text:span>--<text:span text:style-name="T4">032130</text:span>--<text:span text:style-name="T3">0120</text:span>--<text:span text:style-name="T3">030</text:span>--<text:span text:style-name="T4">02120</text:span>--<text:span text:style-name="T4">031230</text:span>--<text:span text:style-name="T3">010</text:span>--<text:span text:style-name="T4">03230</text:span>--<text:span text:style-name="T4">012310</text:span>--<text:span text:style-name="T3">02130</text:span>--<text:span text:style-name="T3">03120</text:span>---(0)(2)(3)(6)(7)(10)(11)(12)(13)(19)(22)(29)(31)(68)(97)</text:p>
      <text:p text:style-name="Preformatted_20_Text">0123312013023103201310230132102321032101320123021320231320310201322130210312130120302110231203212031200312301032301231021303213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30</text:span>--<text:span text:style-name="T3">0120</text:span>--<text:span text:style-name="T3">030</text:span>--<text:span text:style-name="T4">02110</text:span>--<text:span text:style-name="T4">023120</text:span>--<text:span text:style-name="T4">032120</text:span>--<text:span text:style-name="T3">03120</text:span>--<text:span text:style-name="T3">00</text:span>--<text:span text:style-name="T4">031230</text:span>--<text:span text:style-name="T3">010</text:span>--<text:span text:style-name="T4">03230</text:span>--<text:span text:style-name="T4">012310</text:span>--<text:span text:style-name="T3">02130</text:span>--<text:span text:style-name="T4">032130</text:span>---(0)(2)(3)(7)(10)(11)(12)(13)(19)(22)(29)(31)(77)(90)(97)</text:p>
      <text:p text:style-name="Preformatted_20_Text">0123312013023103201310230132102321032101320123021320231320310201322130210312130123102130312301203021103230102312003212031203213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130</text:span>--<text:span text:style-name="T4">012310</text:span>--<text:span text:style-name="T3">02130</text:span>--<text:span text:style-name="T4">031230</text:span>--<text:span text:style-name="T3">0120</text:span>--<text:span text:style-name="T3">030</text:span>--<text:span text:style-name="T4">02110</text:span>--<text:span text:style-name="T4">03230</text:span>--<text:span text:style-name="T3">010</text:span>--<text:span text:style-name="T4">023120</text:span>--<text:span text:style-name="T3">00</text:span>--<text:span text:style-name="T4">032120</text:span>--<text:span text:style-name="T3">03120</text:span>--<text:span text:style-name="T4">032130</text:span>---(0)(2)(3)(7)(10)(11)(12)(13)(19)(22)(29)(31)(77)(90)(97)</text:p>
      <text:p text:style-name="Preformatted_20_Text">0123312013023103201310230132102321032101320123021320231320310201322130210312301023120031213012310213032110323012030212031203213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30</text:span>--<text:span text:style-name="T3">010</text:span>--<text:span text:style-name="T4">023120</text:span>--<text:span text:style-name="T3">00</text:span>--<text:span text:style-name="T4">0312130</text:span>--<text:span text:style-name="T4">012310</text:span>--<text:span text:style-name="T3">02130</text:span>--<text:span text:style-name="T4">032110</text:span>--<text:span text:style-name="T4">03230</text:span>--<text:span text:style-name="T3">0120</text:span>--<text:span text:style-name="T3">030</text:span>--<text:span text:style-name="T4">02120</text:span>--<text:span text:style-name="T3">03120</text:span>--<text:span text:style-name="T4">032130</text:span>---(0)(2)(3)(6)(7)(10)(11)(12)(13)(19)(22)(29)(31)(72)(97)</text:p>
      <text:p text:style-name="Preformatted_20_Text">01233120130231032013102301321023210321013201230213202313203102013221302103123032110323012310213003120321301203121030212301023120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3">0210</text:span>--<text:span text:style-name="T4">031230</text:span>--<text:span text:style-name="T4">032110</text:span>--<text:span text:style-name="T4">03230</text:span>--<text:span text:style-name="T4">012310</text:span>--<text:span text:style-name="T3">02130</text:span>--<text:span text:style-name="T3">00</text:span>--<text:span text:style-name="T3">03120</text:span>--<text:span text:style-name="T4">032130</text:span>--<text:span text:style-name="T3">0120</text:span>--<text:span text:style-name="T4">031210</text:span>--<text:span text:style-name="T3">030</text:span>--<text:span text:style-name="T4">021230</text:span>--<text:span text:style-name="T3">010</text:span>--<text:span text:style-name="T4">023120</text:span>---(0)(2)(3)(7)(10)(11)(13)(19)(22)(28)(29)(31)(38)(72)(97)</text:p>
      <text:p text:style-name="Preformatted_20_Text">0123312013023103201310230132102321032101320123021320231320310201322130321102312003121030212031203213012310213021031230103230120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2130</text:span>--<text:span text:style-name="T4">032110</text:span>--<text:span text:style-name="T4">023120</text:span>--<text:span text:style-name="T3">00</text:span>--<text:span text:style-name="T4">031210</text:span>--<text:span text:style-name="T3">030</text:span>--<text:span text:style-name="T4">02120</text:span>--<text:span text:style-name="T3">03120</text:span>--<text:span text:style-name="T4">032130</text:span>--<text:span text:style-name="T4">012310</text:span>--<text:span text:style-name="T3">02130</text:span>--<text:span text:style-name="T3">0210</text:span>--<text:span text:style-name="T4">031230</text:span>--<text:span text:style-name="T3">010</text:span>--<text:span text:style-name="T4">03230</text:span>--<text:span text:style-name="T3">0120</text:span>--<text:span text:style-name="T5">03</text:span>---(0)(2)(3)(6)(7)(10)(11)(13)(19)(22)(29)(31)(38)(72)(97)</text:p>
      <text:p text:style-name="Preformatted_20_Text">01233120130231032013102301321023210321013201230213202313203102013230102311032230120301213032120312002312032130123102130210312301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23210</text:span>--<text:span text:style-name="T3">03210</text:span>--<text:span text:style-name="T3">01320</text:span>--<text:span text:style-name="T3">01230</text:span>--<text:span text:style-name="T4">021320</text:span>--<text:span text:style-name="T4">0231320</text:span>--<text:span text:style-name="T3">0310</text:span>--<text:span text:style-name="T3">020</text:span>--<text:span text:style-name="T4">013230</text:span>--<text:span text:style-name="T3">010</text:span>--<text:span text:style-name="T4">023110</text:span>--<text:span text:style-name="T4">032230</text:span>--<text:span text:style-name="T3">0120</text:span>--<text:span text:style-name="T3">030</text:span>--<text:span text:style-name="T4">012130</text:span>--<text:span text:style-name="T4">032120</text:span>--<text:span text:style-name="T3">03120</text:span>--<text:span text:style-name="T3">00</text:span>--<text:span text:style-name="T4">023120</text:span>--<text:span text:style-name="T4">032130</text:span>--<text:span text:style-name="T4">012310</text:span>--<text:span text:style-name="T3">02130</text:span>--<text:span text:style-name="T3">0210</text:span>--<text:span text:style-name="T4">031230</text:span>--<text:span text:style-name="T5">01</text:span>---(0)(2)(3)(10)(11)(13)(18)(19)(29)(31)(39)(68)(70)(77)(97)</text:p>
      <text:p text:style-name="Preformatted_20_Text"><text:soft-page-break/>01233120130231032013102301321031230120321301230213203120231203012130321203102013223010323011302103210123210231320013201231021302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3">0310</text:span>--<text:span text:style-name="T3">020</text:span>--<text:span text:style-name="T4">0132230</text:span>--<text:span text:style-name="T3">010</text:span>--<text:span text:style-name="T4">03230</text:span>--<text:span text:style-name="T4">01130</text:span>--<text:span text:style-name="T3">0210</text:span>--<text:span text:style-name="T3">03210</text:span>--<text:span text:style-name="T4">0123210</text:span>--<text:span text:style-name="T4">0231320</text:span>--<text:span text:style-name="T3">00</text:span>--<text:span text:style-name="T3">01320</text:span>--<text:span text:style-name="T4">012310</text:span>--<text:span text:style-name="T3">02130</text:span>--<text:span text:style-name="T5">02</text:span>---(0)(1)(2)(3)(7)(9)(10)(11)(13)(29)(31)(56)(70)(77)(97)</text:p>
      <text:p text:style-name="Preformatted_20_Text">0123312013023103201310230132103123012032130123021320312023120301213032120310203113021032310213022013200123101232010321023132012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3">0310</text:span>--<text:span text:style-name="T3">020</text:span>--<text:span text:style-name="T4">031130</text:span>--<text:span text:style-name="T3">0210</text:span>--<text:span text:style-name="T4">032310</text:span>--<text:span text:style-name="T3">02130</text:span>--<text:span text:style-name="T4">0220</text:span>--<text:span text:style-name="T3">01320</text:span>--<text:span text:style-name="T3">00</text:span>--<text:span text:style-name="T4">012310</text:span>--<text:span text:style-name="T4">012320</text:span>--<text:span text:style-name="T3">010</text:span>--<text:span text:style-name="T3">03210</text:span>--<text:span text:style-name="T4">0231320</text:span>--<text:span text:style-name="T5">0123</text:span>---(0)(2)(3)(10)(11)(13)(15)(27)(29)(31)(48)(60)(70)(77)(97)</text:p>
      <text:p text:style-name="Preformatted_20_Text">01233120130231032013102301321031230120321301230213203120231203012130321203102130201320113200132230102313021032102320123101323102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3">0310</text:span>--<text:span text:style-name="T3">02130</text:span>--<text:span text:style-name="T3">020</text:span>--<text:span text:style-name="T3">01320</text:span>--<text:span text:style-name="T4">011320</text:span>--<text:span text:style-name="T3">00</text:span>--<text:span text:style-name="T4">0132230</text:span>--<text:span text:style-name="T3">010</text:span>--<text:span text:style-name="T4">023130</text:span>--<text:span text:style-name="T3">0210</text:span>--<text:span text:style-name="T3">03210</text:span>--<text:span text:style-name="T4">02320</text:span>--<text:span text:style-name="T4">012310</text:span>--<text:span text:style-name="T4">0132310</text:span>--<text:span text:style-name="T5">02</text:span>---(0)(2)(3)(10)(11)(13)(29)(35)(43)(44)(56)(70)(77)(94)(97)</text:p>
      <text:p text:style-name="Preformatted_20_Text">01233120130231032013102301321031230120321301230213203120231203012130321203102203113200321013230102321023130201320123102130210321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3">0310</text:span>--<text:span text:style-name="T4">0220</text:span>--<text:span text:style-name="T4">0311320</text:span>--<text:span text:style-name="T3">00</text:span>--<text:span text:style-name="T3">03210</text:span>--<text:span text:style-name="T4">013230</text:span>--<text:span text:style-name="T3">010</text:span>--<text:span text:style-name="T4">023210</text:span>--<text:span text:style-name="T4">023130</text:span>--<text:span text:style-name="T3">020</text:span>--<text:span text:style-name="T3">01320</text:span>--<text:span text:style-name="T4">012310</text:span>--<text:span text:style-name="T3">02130</text:span>--<text:span text:style-name="T3">0210</text:span>--<text:span text:style-name="T5">0321</text:span>---(0)(2)(3)(10)(11)(13)(18)(19)(29)(44)(48)(61)(70)(77)(97)</text:p>
      <text:p text:style-name="Preformatted_20_Text">01233120130231032013102301321031230120321301230213203120231203012130321203130210323101320103210231123001232012310201322031021302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4">03130</text:span>--<text:span text:style-name="T3">0210</text:span>--<text:span text:style-name="T4">032310</text:span>--<text:span text:style-name="T3">01320</text:span>--<text:span text:style-name="T3">010</text:span>--<text:span text:style-name="T3">03210</text:span>--<text:span text:style-name="T4">02311230</text:span>--<text:span text:style-name="T3">00</text:span>--<text:span text:style-name="T4">012320</text:span>--<text:span text:style-name="T4">012310</text:span>--<text:span text:style-name="T3">020</text:span>--<text:span text:style-name="T4">013220</text:span>--<text:span text:style-name="T3">0310</text:span>--<text:span text:style-name="T3">02130</text:span>--<text:span text:style-name="T5">02</text:span>---(0)(2)(3)(10)(11)(13)(15)(27)(29)(32)(67)(70)(77)(97)(98)</text:p>
      <text:p text:style-name="Preformatted_20_Text">01233120130231032013102301321031230120321301230213203120231203012130321203132003122031021302103210123102013201232102311032301023</text:p>
      <text:p text:style-name="Preformatted_20_Text"><text:span text:style-name="T4">01233120</text:span>--<text:span text:style-name="T3">0130</text:span>--<text:span text:style-name="T3">02310</text:span>--<text:span text:style-name="T3">0320</text:span>--<text:span text:style-name="T4">01310</text:span>--<text:span text:style-name="T3">0230</text:span>--<text:span text:style-name="T4">013210</text:span>--<text:span text:style-name="T4">031230</text:span>--<text:span text:style-name="T3">0120</text:span>--<text:span text:style-name="T4">032130</text:span>--<text:span text:style-name="T3">01230</text:span>--<text:span text:style-name="T4">021320</text:span>--<text:span text:style-name="T3">03120</text:span>--<text:span text:style-name="T4">023120</text:span>--<text:span text:style-name="T3">030</text:span>--<text:span text:style-name="T4">012130</text:span>--<text:span text:style-name="T4">032120</text:span>--<text:span text:style-name="T4">031320</text:span>--<text:span text:style-name="T3">00</text:span>--<text:span text:style-name="T4">031220</text:span>--<text:span text:style-name="T3">0310</text:span>--<text:span text:style-name="T3">02130</text:span>--<text:span text:style-name="T3">0210</text:span>--<text:span text:style-name="T3">03210</text:span>--<text:span text:style-name="T4">012310</text:span>--<text:span text:style-name="T3">020</text:span>--<text:span text:style-name="T3">01320</text:span>--<text:span text:style-name="T4">0123210</text:span>--<text:span text:style-name="T4">023110</text:span>--<text:span text:style-name="T4">03230</text:span>--<text:span text:style-name="T3">010</text:span>--<text:span text:style-name="T5">023</text:span>---(0)(1)(2)(3)(7)(10)(11)(13)(14)(25)(29)(68)(70)(77)(97)</text:p>
      <text:p text:style-name="Preformatted_20_Text">01233120231032013021301203213023130201320312031023120131022301231021320123003212030121303123021032101232102301032301123013210312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3">00</text:span>--<text:span text:style-name="T4">032120</text:span>--<text:span text:style-name="T3">030</text:span>--<text:span text:style-name="T4">012130</text:span>--<text:span text:style-name="T4">031230</text:span>--<text:span text:style-name="T3">0210</text:span>--<text:span text:style-name="T3">03210</text:span>--<text:span text:style-name="T4">0123210</text:span>--<text:span text:style-name="T3">0230</text:span>--<text:span text:style-name="T3">010</text:span>--<text:span text:style-name="T4">03230</text:span>--<text:span text:style-name="T4">011230</text:span>--<text:span text:style-name="T4">013210</text:span>--<text:span text:style-name="T5">0312</text:span>---(0)(1)(2)(3)(7)(8)(10)(11)(13)(29)(44)(64)(70)(77)(97)</text:p>
      <text:p text:style-name="Preformatted_20_Text">0123312023103201302130120321302313020132031203102312013102230123102132012301321030211032310032123021031230312103210123210230102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13210</text:span>--<text:span text:style-name="T3">030</text:span>--<text:span text:style-name="T4">02110</text:span>--<text:span text:style-name="T4">032310</text:span>--<text:span text:style-name="T3">00</text:span>--<text:span text:style-name="T4">0321230</text:span>--<text:span text:style-name="T3">0210</text:span>--<text:span text:style-name="T4">031230</text:span>--<text:span text:style-name="T4">031210</text:span>--<text:span text:style-name="T3">03210</text:span>--<text:span text:style-name="T4">0123210</text:span>--<text:span text:style-name="T3">0230</text:span>--<text:span text:style-name="T3">010</text:span>--<text:span text:style-name="T5">023</text:span>---(0)(1)(2)(3)(8)(10)(11)(13)(27)(29)(33)(38)(44)(90)(97)</text:p>
      <text:p text:style-name="Preformatted_20_Text">0123312023103201302130120321302313020132031203102312013102230123102132012301323100312302103211230321013210230102321031210302120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132310</text:span>--<text:span text:style-name="T3">00</text:span>--<text:span text:style-name="T4">031230</text:span>--<text:span text:style-name="T3">0210</text:span>--<text:span text:style-name="T4">03211230</text:span>--<text:span text:style-name="T3">03210</text:span>--<text:span text:style-name="T4">013210</text:span>--<text:span text:style-name="T3">0230</text:span>--<text:span text:style-name="T3">010</text:span>--<text:span text:style-name="T4">023210</text:span>--<text:span text:style-name="T4">031210</text:span>--<text:span text:style-name="T3">030</text:span>--<text:span text:style-name="T4">02120</text:span>--<text:span text:style-name="T5">03</text:span>---(0)(2)(3)(6)(8)(10)(11)(13)(19)(29)(35)(38)(44)(81)(97)</text:p>
      <text:p text:style-name="Preformatted_20_Text">01233120231032013021301203213023130201320312031023120131022301231021320123021032110323101321030121031230102321003212303210230132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3">0210</text:span>--<text:span text:style-name="T4">032110</text:span>--<text:span text:style-name="T4">032310</text:span>--<text:span text:style-name="T4">013210</text:span>--<text:span text:style-name="T3">030</text:span>--<text:span text:style-name="T4">01210</text:span>--<text:span text:style-name="T4">031230</text:span>--<text:span text:style-name="T3">010</text:span>--<text:span text:style-name="T4">023210</text:span>--<text:span text:style-name="T3">00</text:span>--<text:span text:style-name="T4">0321230</text:span>--<text:span text:style-name="T3">03210</text:span>--<text:span text:style-name="T3">0230</text:span>--<text:span text:style-name="T5">0132</text:span>---(0)(2)(3)(8)(10)(11)(13)(19)(27)(29)(33)(40)(44)(72)(97)</text:p>
      <text:p text:style-name="Preformatted_20_Text">01233120231032013021301203213023130201320312031023120131022301231021320123021032301032103121303211203021230031230132101232102301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3">0210</text:span>--<text:span text:style-name="T4">03230</text:span>--<text:span text:style-name="T3">010</text:span>--<text:span text:style-name="T3">03210</text:span>--<text:soft-page-break/><text:span text:style-name="T4">0312130</text:span>--<text:span text:style-name="T4">0321120</text:span>--<text:span text:style-name="T3">030</text:span>--<text:span text:style-name="T4">021230</text:span>--<text:span text:style-name="T3">00</text:span>--<text:span text:style-name="T4">031230</text:span>--<text:span text:style-name="T4">013210</text:span>--<text:span text:style-name="T4">0123210</text:span>--<text:span text:style-name="T3">0230</text:span>--<text:span text:style-name="T5">01</text:span>---(0)(1)(2)(3)(7)(8)(10)(11)(12)(13)(28)(29)(44)(85)(97)</text:p>
      <text:p text:style-name="Preformatted_20_Text">0123312023103201302130120321302313020132031203102312013102230123102132012302110232101323100321030210312103212303123010230132102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10</text:span>--<text:span text:style-name="T4">023210</text:span>--<text:span text:style-name="T4">0132310</text:span>--<text:span text:style-name="T3">00</text:span>--<text:span text:style-name="T3">03210</text:span>--<text:span text:style-name="T3">030</text:span>--<text:span text:style-name="T3">0210</text:span>--<text:span text:style-name="T4">031210</text:span>--<text:span text:style-name="T4">0321230</text:span>--<text:span text:style-name="T4">031230</text:span>--<text:span text:style-name="T3">010</text:span>--<text:span text:style-name="T3">0230</text:span>--<text:span text:style-name="T4">013210</text:span>--<text:span text:style-name="T5">023</text:span>---(0)(2)(3)(8)(10)(11)(13)(19)(29)(33)(35)(38)(44)(90)(97)</text:p>
      <text:p text:style-name="Preformatted_20_Text">01233120231032013021301203213023130201320312031023120131022301231021320123021123003121031230103212303210123210230132103021032301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1230</text:span>--<text:span text:style-name="T3">00</text:span>--<text:span text:style-name="T4">031210</text:span>--<text:span text:style-name="T4">031230</text:span>--<text:span text:style-name="T3">010</text:span>--<text:span text:style-name="T4">0321230</text:span>--<text:span text:style-name="T3">03210</text:span>--<text:span text:style-name="T4">0123210</text:span>--<text:span text:style-name="T3">0230</text:span>--<text:span text:style-name="T4">013210</text:span>--<text:span text:style-name="T3">030</text:span>--<text:span text:style-name="T3">0210</text:span>--<text:span text:style-name="T4">03230</text:span>--<text:span text:style-name="T5">01</text:span>---(0)(1)(2)(3)(7)(8)(10)(11)(13)(29)(33)(38)(44)(78)(97)</text:p>
      <text:p text:style-name="Preformatted_20_Text">0123312023103201302130120321302313020132031203102312013102230123102132012302120302103211023010232100312130321031230132310132102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20</text:span>--<text:span text:style-name="T3">030</text:span>--<text:span text:style-name="T3">0210</text:span>--<text:span text:style-name="T4">032110</text:span>--<text:span text:style-name="T3">0230</text:span>--<text:span text:style-name="T3">010</text:span>--<text:span text:style-name="T4">023210</text:span>--<text:span text:style-name="T3">00</text:span>--<text:span text:style-name="T4">0312130</text:span>--<text:span text:style-name="T3">03210</text:span>--<text:span text:style-name="T4">031230</text:span>--<text:span text:style-name="T4">0132310</text:span>--<text:span text:style-name="T4">013210</text:span>--<text:span text:style-name="T5">023</text:span>---(0)(2)(3)(6)(8)(10)(11)(12)(13)(19)(29)(35)(44)(72)(97)</text:p>
      <text:p text:style-name="Preformatted_20_Text">0123312023103201302130120321302313020132031203102312013102230123102132012302120302103211230132100312103123032102301032310123210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20</text:span>--<text:span text:style-name="T3">030</text:span>--<text:span text:style-name="T3">0210</text:span>--<text:span text:style-name="T4">03211230</text:span>--<text:span text:style-name="T4">013210</text:span>--<text:span text:style-name="T3">00</text:span>--<text:span text:style-name="T4">031210</text:span>--<text:span text:style-name="T4">031230</text:span>--<text:span text:style-name="T3">03210</text:span>--<text:span text:style-name="T3">0230</text:span>--<text:span text:style-name="T3">010</text:span>--<text:span text:style-name="T4">032310</text:span>--<text:span text:style-name="T4">0123210</text:span>--<text:span text:style-name="T5">03</text:span>---(0)(1)(2)(3)(6)(8)(10)(11)(13)(27)(29)(38)(44)(81)(97)</text:p>
      <text:p text:style-name="Preformatted_20_Text">01233120231032013021301203213023130201320312031023120131022301231021320123021203021032310123201123001321023010321031213031230132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20</text:span>--<text:span text:style-name="T3">030</text:span>--<text:span text:style-name="T3">0210</text:span>--<text:span text:style-name="T4">032310</text:span>--<text:span text:style-name="T4">012320</text:span>--<text:span text:style-name="T4">011230</text:span>--<text:span text:style-name="T3">00</text:span>--<text:span text:style-name="T4">013210</text:span>--<text:span text:style-name="T3">0230</text:span>--<text:span text:style-name="T3">010</text:span>--<text:span text:style-name="T3">03210</text:span>--<text:span text:style-name="T4">0312130</text:span>--<text:span text:style-name="T4">031230</text:span>--<text:span text:style-name="T5">0132</text:span>---(0)(2)(3)(6)(8)(10)(11)(12)(13)(15)(27)(29)(44)(64)(97)</text:p>
      <text:p text:style-name="Preformatted_20_Text">01233120231032013021301203213023130201320312031023120131022301231021320123021230012321023011203021031213031230103210132103230132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21230</text:span>--<text:span text:style-name="T3">00</text:span>--<text:span text:style-name="T4">0123210</text:span>--<text:span text:style-name="T3">0230</text:span>--<text:span text:style-name="T4">01120</text:span>--<text:span text:style-name="T3">030</text:span>--<text:span text:style-name="T3">0210</text:span>--<text:span text:style-name="T4">0312130</text:span>--<text:span text:style-name="T4">031230</text:span>--<text:span text:style-name="T3">010</text:span>--<text:span text:style-name="T3">03210</text:span>--<text:span text:style-name="T4">013210</text:span>--<text:span text:style-name="T4">03230</text:span>--<text:span text:style-name="T5">0132</text:span>---(0)(1)(2)(3)(7)(8)(10)(11)(12)(13)(28)(29)(30)(44)(97)</text:p>
      <text:p text:style-name="Preformatted_20_Text">01233120231032013021301203213023130201320312031023120131022301231021320123031213002311230132103123021203021032101232102301032301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4">0312130</text:span>--<text:span text:style-name="T3">00</text:span>--<text:span text:style-name="T4">02311230</text:span>--<text:span text:style-name="T4">013210</text:span>--<text:span text:style-name="T4">031230</text:span>--<text:span text:style-name="T4">02120</text:span>--<text:span text:style-name="T3">030</text:span>--<text:span text:style-name="T3">0210</text:span>--<text:span text:style-name="T3">03210</text:span>--<text:span text:style-name="T4">0123210</text:span>--<text:span text:style-name="T3">0230</text:span>--<text:span text:style-name="T3">010</text:span>--<text:span text:style-name="T4">03230</text:span>--<text:span text:style-name="T5">01</text:span>---(0)(1)(2)(3)(6)(7)(8)(10)(11)(12)(13)(29)(44)(67)(97)</text:p>
      <text:p text:style-name="Preformatted_20_Text">01233120231032013021301203213023130201320312031023120131022301231021320123032103123021030211023210031210321230102301323101321023</text:p>
      <text:p text:style-name="Preformatted_20_Text"><text:span text:style-name="T4">01233120</text:span>--<text:span text:style-name="T3">02310</text:span>--<text:span text:style-name="T3">0320</text:span>--<text:span text:style-name="T3">0130</text:span>--<text:span text:style-name="T3">02130</text:span>--<text:span text:style-name="T3">0120</text:span>--<text:span text:style-name="T4">032130</text:span>--<text:span text:style-name="T4">023130</text:span>--<text:span text:style-name="T3">020</text:span>--<text:span text:style-name="T3">01320</text:span>--<text:span text:style-name="T3">03120</text:span>--<text:span text:style-name="T3">0310</text:span>--<text:span text:style-name="T4">023120</text:span>--<text:span text:style-name="T4">01310</text:span>--<text:span text:style-name="T4">02230</text:span>--<text:span text:style-name="T4">012310</text:span>--<text:span text:style-name="T4">021320</text:span>--<text:span text:style-name="T3">01230</text:span>--<text:span text:style-name="T3">03210</text:span>--<text:span text:style-name="T4">031230</text:span>--<text:span text:style-name="T3">0210</text:span>--<text:span text:style-name="T3">030</text:span>--<text:span text:style-name="T4">02110</text:span>--<text:span text:style-name="T4">023210</text:span>--<text:span text:style-name="T3">00</text:span>--<text:span text:style-name="T4">031210</text:span>--<text:span text:style-name="T4">0321230</text:span>--<text:span text:style-name="T3">010</text:span>--<text:span text:style-name="T3">0230</text:span>--<text:span text:style-name="T4">0132310</text:span>--<text:span text:style-name="T4">013210</text:span>--<text:span text:style-name="T5">023</text:span>---(0)(2)(3)(8)(10)(11)(13)(19)(29)(33)(35)(38)(44)(90)(97)</text:p>
      <text:p text:style-name="Preformatted_20_Text">01233120321230132102301032130120310232101320130210312013230123032103012103220131021320213023132031102312002310320123102031230213</text:p>
      <text:p text:style-name="Preformatted_20_Text"><text:span text:style-name="T4">01233120</text:span>--<text:span text:style-name="T4">0321230</text:span>--<text:span text:style-name="T4">013210</text:span>--<text:span text:style-name="T3">0230</text:span>--<text:span text:style-name="T3">010</text:span>--<text:span text:style-name="T4">032130</text:span>--<text:span text:style-name="T3">0120</text:span>--<text:span text:style-name="T3">0310</text:span>--<text:span text:style-name="T4">023210</text:span>--<text:span text:style-name="T3">01320</text:span>--<text:span text:style-name="T3">0130</text:span>--<text:span text:style-name="T3">0210</text:span>--<text:span text:style-name="T3">03120</text:span>--<text:span text:style-name="T4">013230</text:span>--<text:span text:style-name="T3">01230</text:span>--<text:span text:style-name="T3">03210</text:span>--<text:span text:style-name="T3">030</text:span>--<text:span text:style-name="T4">01210</text:span>--<text:span text:style-name="T4">03220</text:span>--<text:span text:style-name="T4">01310</text:span>--<text:span text:style-name="T4">021320</text:span>--<text:span text:style-name="T3">02130</text:span>--<text:span text:style-name="T4">0231320</text:span>--<text:span text:style-name="T4">03110</text:span>--<text:span text:style-name="T4">023120</text:span>--<text:span text:style-name="T3">00</text:span>--<text:span text:style-name="T3">02310</text:span>--<text:span text:style-name="T3">0320</text:span>--<text:span text:style-name="T4">012310</text:span>--<text:span text:style-name="T3">020</text:span>--<text:span text:style-name="T4">031230</text:span>--<text:span text:style-name="T5">0213</text:span>---(0)(2)(3)(10)(11)(13)(18)(19)(29)(31)(33)(34)(40)(58)(97)</text:p>
      <text:p text:style-name="Preformatted_20_Text">01233120321302013023130212302103021320310231021310223013210232103121032101320021301230102301132012310320132301203123031202312013</text:p>
      <text:p text:style-name="Preformatted_20_Text"><text:span text:style-name="T4">01233120</text:span>--<text:span text:style-name="T4">032130</text:span>--<text:span text:style-name="T3">020</text:span>--<text:span text:style-name="T3">0130</text:span>--<text:span text:style-name="T4">023130</text:span>--<text:span text:style-name="T4">021230</text:span>--<text:span text:style-name="T3">0210</text:span>--<text:span text:style-name="T3">030</text:span>--<text:span text:style-name="T4">021320</text:span>--<text:span text:style-name="T3">0310</text:span>--<text:span text:style-name="T3">02310</text:span>--<text:span text:style-name="T4">021310</text:span>--<text:span text:style-name="T4">02230</text:span>--<text:span text:style-name="T4">013210</text:span>--<text:span text:style-name="T4">023210</text:span>--<text:span text:style-name="T4">031210</text:span>--<text:span text:style-name="T3">03210</text:span>--<text:span text:style-name="T3">01320</text:span>--<text:span text:style-name="T3">00</text:span>--<text:span text:style-name="T3">02130</text:span>--<text:span text:style-name="T3">01230</text:span>--<text:span text:style-name="T3">010</text:span>--<text:span text:style-name="T3">0230</text:span>--<text:span text:style-name="T4">011320</text:span>--<text:span text:style-name="T4">012310</text:span>--<text:span text:style-name="T3">0320</text:span>--<text:span text:style-name="T4">013230</text:span>--<text:span text:style-name="T3">0120</text:span>--<text:span text:style-name="T4">031230</text:span>--<text:span text:style-name="T3">03120</text:span>--<text:span text:style-name="T4">023120</text:span>--<text:span text:style-name="T5">013</text:span>---(0)(2)(3)(5)(8)(10)(11)(13)(18)(19)(28)(38)(43)(44)(97)</text:p>
      <text:p text:style-name="Preformatted_20_Text">01233120321302013023130212302103021320310231021310223013210232103121032101320123010230112300231201323012031230312021301231032013</text:p>
      <text:p text:style-name="Preformatted_20_Text"><text:soft-page-break/><text:span text:style-name="T4">01233120</text:span>--<text:span text:style-name="T4">032130</text:span>--<text:span text:style-name="T3">020</text:span>--<text:span text:style-name="T3">0130</text:span>--<text:span text:style-name="T4">023130</text:span>--<text:span text:style-name="T4">021230</text:span>--<text:span text:style-name="T3">0210</text:span>--<text:span text:style-name="T3">030</text:span>--<text:span text:style-name="T4">021320</text:span>--<text:span text:style-name="T3">0310</text:span>--<text:span text:style-name="T3">02310</text:span>--<text:span text:style-name="T4">021310</text:span>--<text:span text:style-name="T4">02230</text:span>--<text:span text:style-name="T4">013210</text:span>--<text:span text:style-name="T4">023210</text:span>--<text:span text:style-name="T4">031210</text:span>--<text:span text:style-name="T3">03210</text:span>--<text:span text:style-name="T3">01320</text:span>--<text:span text:style-name="T3">01230</text:span>--<text:span text:style-name="T3">010</text:span>--<text:span text:style-name="T3">0230</text:span>--<text:span text:style-name="T4">011230</text:span>--<text:span text:style-name="T3">00</text:span>--<text:span text:style-name="T4">023120</text:span>--<text:span text:style-name="T4">013230</text:span>--<text:span text:style-name="T3">0120</text:span>--<text:span text:style-name="T4">031230</text:span>--<text:span text:style-name="T3">03120</text:span>--<text:span text:style-name="T3">02130</text:span>--<text:span text:style-name="T4">012310</text:span>--<text:span text:style-name="T3">0320</text:span>--<text:span text:style-name="T5">013</text:span>---(0)(2)(3)(5)(8)(10)(11)(13)(18)(19)(28)(38)(44)(64)(97)</text:p>
      <text:p text:style-name="Preformatted_20_Text">01233120321302013023130212302103021320310231021310223013210232103121032101320123011320231201323010230120312303120021301231032013</text:p>
      <text:p text:style-name="Preformatted_20_Text"><text:span text:style-name="T4">01233120</text:span>--<text:span text:style-name="T4">032130</text:span>--<text:span text:style-name="T3">020</text:span>--<text:span text:style-name="T3">0130</text:span>--<text:span text:style-name="T4">023130</text:span>--<text:span text:style-name="T4">021230</text:span>--<text:span text:style-name="T3">0210</text:span>--<text:span text:style-name="T3">030</text:span>--<text:span text:style-name="T4">021320</text:span>--<text:span text:style-name="T3">0310</text:span>--<text:span text:style-name="T3">02310</text:span>--<text:span text:style-name="T4">021310</text:span>--<text:span text:style-name="T4">02230</text:span>--<text:span text:style-name="T4">013210</text:span>--<text:span text:style-name="T4">023210</text:span>--<text:span text:style-name="T4">031210</text:span>--<text:span text:style-name="T3">03210</text:span>--<text:span text:style-name="T3">01320</text:span>--<text:span text:style-name="T3">01230</text:span>--<text:span text:style-name="T4">011320</text:span>--<text:span text:style-name="T4">023120</text:span>--<text:span text:style-name="T4">013230</text:span>--<text:span text:style-name="T3">010</text:span>--<text:span text:style-name="T3">0230</text:span>--<text:span text:style-name="T3">0120</text:span>--<text:span text:style-name="T4">031230</text:span>--<text:span text:style-name="T3">03120</text:span>--<text:span text:style-name="T3">00</text:span>--<text:span text:style-name="T3">02130</text:span>--<text:span text:style-name="T4">012310</text:span>--<text:span text:style-name="T3">0320</text:span>--<text:span text:style-name="T5">013</text:span>---(0)(2)(3)(5)(8)(10)(11)(13)(18)(19)(28)(38)(43)(44)(97)</text:p>
      <text:p text:style-name="Preformatted_20_Text">01233120321302013023130212302103021320310231021310223013210232103121032101320123031201323011320023120213012031230102301231032013</text:p>
      <text:p text:style-name="Preformatted_20_Text"><text:span text:style-name="T4">01233120</text:span>--<text:span text:style-name="T4">032130</text:span>--<text:span text:style-name="T3">020</text:span>--<text:span text:style-name="T3">0130</text:span>--<text:span text:style-name="T4">023130</text:span>--<text:span text:style-name="T4">021230</text:span>--<text:span text:style-name="T3">0210</text:span>--<text:span text:style-name="T3">030</text:span>--<text:span text:style-name="T4">021320</text:span>--<text:span text:style-name="T3">0310</text:span>--<text:span text:style-name="T3">02310</text:span>--<text:span text:style-name="T4">021310</text:span>--<text:span text:style-name="T4">02230</text:span>--<text:span text:style-name="T4">013210</text:span>--<text:span text:style-name="T4">023210</text:span>--<text:span text:style-name="T4">031210</text:span>--<text:span text:style-name="T3">03210</text:span>--<text:span text:style-name="T3">01320</text:span>--<text:span text:style-name="T3">01230</text:span>--<text:span text:style-name="T3">03120</text:span>--<text:span text:style-name="T4">013230</text:span>--<text:span text:style-name="T4">011320</text:span>--<text:span text:style-name="T3">00</text:span>--<text:span text:style-name="T4">023120</text:span>--<text:span text:style-name="T3">02130</text:span>--<text:span text:style-name="T3">0120</text:span>--<text:span text:style-name="T4">031230</text:span>--<text:span text:style-name="T3">010</text:span>--<text:span text:style-name="T3">0230</text:span>--<text:span text:style-name="T4">012310</text:span>--<text:span text:style-name="T3">0320</text:span>--<text:span text:style-name="T5">013</text:span>---(0)(2)(3)(5)(8)(10)(11)(13)(18)(19)(28)(38)(43)(44)(97)</text:p>
      <text:p text:style-name="Preformatted_20_Text">01233120321302013023130212302103021320310231021310223013210232103121032101320123103201323010230112300213012031230123031202312013</text:p>
      <text:p text:style-name="Preformatted_20_Text"><text:span text:style-name="T4">01233120</text:span>--<text:span text:style-name="T4">032130</text:span>--<text:span text:style-name="T3">020</text:span>--<text:span text:style-name="T3">0130</text:span>--<text:span text:style-name="T4">023130</text:span>--<text:span text:style-name="T4">021230</text:span>--<text:span text:style-name="T3">0210</text:span>--<text:span text:style-name="T3">030</text:span>--<text:span text:style-name="T4">021320</text:span>--<text:span text:style-name="T3">0310</text:span>--<text:span text:style-name="T3">02310</text:span>--<text:span text:style-name="T4">021310</text:span>--<text:span text:style-name="T4">02230</text:span>--<text:span text:style-name="T4">013210</text:span>--<text:span text:style-name="T4">023210</text:span>--<text:span text:style-name="T4">031210</text:span>--<text:span text:style-name="T3">03210</text:span>--<text:span text:style-name="T3">01320</text:span>--<text:span text:style-name="T4">012310</text:span>--<text:span text:style-name="T3">0320</text:span>--<text:span text:style-name="T4">013230</text:span>--<text:span text:style-name="T3">010</text:span>--<text:span text:style-name="T3">0230</text:span>--<text:span text:style-name="T4">011230</text:span>--<text:span text:style-name="T3">00</text:span>--<text:span text:style-name="T3">02130</text:span>--<text:span text:style-name="T3">0120</text:span>--<text:span text:style-name="T4">031230</text:span>--<text:span text:style-name="T3">01230</text:span>--<text:span text:style-name="T3">03120</text:span>--<text:span text:style-name="T4">023120</text:span>--<text:span text:style-name="T5">013</text:span>---(0)(2)(3)(5)(8)(10)(11)(13)(18)(19)(28)(38)(44)(64)(97)</text:p>
      <text:p text:style-name="Preformatted_20_Text">01233120321302310320123102132031020312302131023013201321023210132301230023113021030212301023120213012031302210321031213031201302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0</text:span>--<text:span text:style-name="T4">0231130</text:span>--<text:span text:style-name="T3">0210</text:span>--<text:span text:style-name="T3">030</text:span>--<text:span text:style-name="T4">021230</text:span>--<text:span text:style-name="T3">010</text:span>--<text:span text:style-name="T4">023120</text:span>--<text:span text:style-name="T3">02130</text:span>--<text:span text:style-name="T3">0120</text:span>--<text:span text:style-name="T4">03130</text:span>--<text:span text:style-name="T4">02210</text:span>--<text:span text:style-name="T3">03210</text:span>--<text:span text:style-name="T4">0312130</text:span>--<text:span text:style-name="T3">03120</text:span>--<text:span text:style-name="T3">0130</text:span>--<text:span text:style-name="T5">02</text:span>---(0)(2)(3)(5)(10)(11)(12)(13)(18)(19)(28)(51)(62)(97)(98)</text:p>
      <text:p text:style-name="Preformatted_20_Text">01233120321302310320123102132031020312302131023013201321023210132301230102311302213012031320213002312013021030121032123032103120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130</text:span>--<text:span text:style-name="T4">022130</text:span>--<text:span text:style-name="T3">0120</text:span>--<text:span text:style-name="T4">031320</text:span>--<text:span text:style-name="T3">02130</text:span>--<text:span text:style-name="T3">00</text:span>--<text:span text:style-name="T4">023120</text:span>--<text:span text:style-name="T3">0130</text:span>--<text:span text:style-name="T3">0210</text:span>--<text:span text:style-name="T3">030</text:span>--<text:span text:style-name="T4">01210</text:span>--<text:span text:style-name="T4">0321230</text:span>--<text:span text:style-name="T3">03210</text:span>--<text:span text:style-name="T3">03120</text:span>---(0)(2)(3)(5)(10)(11)(13)(14)(18)(19)(20)(33)(40)(51)(97)</text:p>
      <text:p text:style-name="Preformatted_20_Text">01233120321302310320123102132031020312302131023013201321023210132301230102312013021031200231132021301203012103212031302213032103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20</text:span>--<text:span text:style-name="T3">0130</text:span>--<text:span text:style-name="T3">0210</text:span>--<text:span text:style-name="T3">03120</text:span>--<text:span text:style-name="T3">00</text:span>--<text:span text:style-name="T4">02311320</text:span>--<text:span text:style-name="T3">02130</text:span>--<text:span text:style-name="T3">0120</text:span>--<text:span text:style-name="T3">030</text:span>--<text:span text:style-name="T4">01210</text:span>--<text:span text:style-name="T4">032120</text:span>--<text:span text:style-name="T4">03130</text:span>--<text:span text:style-name="T4">022130</text:span>--<text:span text:style-name="T3">03210</text:span>--<text:span text:style-name="T5">03</text:span>---(0)(2)(3)(5)(10)(11)(13)(18)(19)(20)(40)(50)(77)(97)(98)</text:p>
      <text:p text:style-name="Preformatted_20_Text">01233120321302310320123102132031020312302131023013201321023210132301230102312023113021203130223100213012030210321031213031201302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20</text:span>--<text:span text:style-name="T4">0231130</text:span>--<text:span text:style-name="T4">02120</text:span>--<text:span text:style-name="T4">03130</text:span>--<text:span text:style-name="T4">022310</text:span>--<text:span text:style-name="T3">00</text:span>--<text:span text:style-name="T3">02130</text:span>--<text:span text:style-name="T3">0120</text:span>--<text:span text:style-name="T3">030</text:span>--<text:span text:style-name="T3">0210</text:span>--<text:span text:style-name="T3">03210</text:span>--<text:span text:style-name="T4">0312130</text:span>--<text:span text:style-name="T3">03120</text:span>--<text:span text:style-name="T3">0130</text:span>--<text:span text:style-name="T5">02</text:span>---(0)(2)(3)(5)(6)(10)(11)(12)(13)(18)(19)(23)(51)(97)(98)</text:p>
      <text:p text:style-name="Preformatted_20_Text">01233120321302310320123102132031020312302131023013201321023210132301230102312023130221301203113021030121032123002130321031201302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20</text:span>--<text:span text:style-name="T4">023130</text:span>--<text:span text:style-name="T4">022130</text:span>--<text:span text:style-name="T3">0120</text:span>--<text:span text:style-name="T4">031130</text:span>--<text:span text:style-name="T3">0210</text:span>--<text:span text:style-name="T3">030</text:span>--<text:span text:style-name="T4">01210</text:span>--<text:span text:style-name="T4">0321230</text:span>--<text:span text:style-name="T3">00</text:span>--<text:span text:style-name="T3">02130</text:span>--<text:span text:style-name="T3">03210</text:span>--<text:span text:style-name="T3">03120</text:span>--<text:span text:style-name="T3">0130</text:span>--<text:span text:style-name="T5">02</text:span>---(0)(2)(3)(5)(10)(11)(13)(18)(19)(20)(33)(40)(44)(60)(97)</text:p>
      <text:p text:style-name="Preformatted_20_Text">01233120321302310320123102132031020312302131023013201321023210132301230102313022013021203113202312002130120302103210312130312013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30</text:span>--<text:span text:style-name="T4">0220</text:span>--<text:span text:style-name="T3">0130</text:span>--<text:span text:style-name="T4">02120</text:span>--<text:span text:style-name="T4">0311320</text:span>--<text:span text:style-name="T4">023120</text:span>--<text:span text:style-name="T3">00</text:span>--<text:span text:style-name="T3">02130</text:span>--<text:span text:style-name="T3">0120</text:span>--<text:span text:style-name="T3">030</text:span>--<text:span text:style-name="T3">0210</text:span>--<text:span text:style-name="T3">03210</text:span>--<text:span text:style-name="T4">0312130</text:span>--<text:span text:style-name="T3">03120</text:span>--<text:span text:style-name="T5">013</text:span>---(0)(2)(3)(5)(6)(10)(11)(12)(13)(18)(19)(44)(48)(61)(97)</text:p>
      <text:p text:style-name="Preformatted_20_Text">01233120321302310320123102132031020312302131023013201321023210132301230102313022031132023120130210301210321230321031200213012031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23130</text:span>--<text:span text:style-name="T4">0220</text:span>--<text:span text:style-name="T4">0311320</text:span>--<text:span text:style-name="T4">023120</text:span>--<text:span text:style-name="T3">0130</text:span>--<text:span text:style-name="T3">0210</text:span>--<text:span text:style-name="T3">030</text:span>--<text:span text:style-name="T4">01210</text:span>--<text:span text:style-name="T4">0321230</text:span>--<text:span text:style-name="T3">03210</text:span>--<text:span text:style-name="T3">03120</text:span>--<text:span text:style-name="T3">00</text:span>--<text:span text:style-name="T3">02130</text:span>--<text:span text:style-name="T3">0120</text:span>--<text:span text:style-name="T5">031</text:span>---(0)(2)(3)(5)(10)(11)(13)(18)(19)(33)(40)(44)(48)(61)(97)</text:p>
      <text:p text:style-name="Preformatted_20_Text"><text:soft-page-break/>01233120321302310320123102132031020312302131023013201321023210132301230103210312103221301203132002130312023110231201302103021203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3">03210</text:span>--<text:span text:style-name="T4">031210</text:span>--<text:span text:style-name="T4">0322130</text:span>--<text:span text:style-name="T3">0120</text:span>--<text:span text:style-name="T4">031320</text:span>--<text:span text:style-name="T3">00</text:span>--<text:span text:style-name="T3">02130</text:span>--<text:span text:style-name="T3">03120</text:span>--<text:span text:style-name="T4">023110</text:span>--<text:span text:style-name="T4">023120</text:span>--<text:span text:style-name="T3">0130</text:span>--<text:span text:style-name="T3">0210</text:span>--<text:span text:style-name="T3">030</text:span>--<text:span text:style-name="T4">02120</text:span>--<text:span text:style-name="T5">03</text:span>---(0)(2)(3)(5)(6)(10)(11)(13)(14)(17)(18)(19)(38)(68)(97)</text:p>
      <text:p text:style-name="Preformatted_20_Text">01233120321302310320123102132031020312302131023013201321023210132301230103220313200231102312021301203012130321031201302103212031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3220</text:span>--<text:span text:style-name="T4">031320</text:span>--<text:span text:style-name="T3">00</text:span>--<text:span text:style-name="T4">023110</text:span>--<text:span text:style-name="T4">023120</text:span>--<text:span text:style-name="T3">02130</text:span>--<text:span text:style-name="T3">0120</text:span>--<text:span text:style-name="T3">030</text:span>--<text:span text:style-name="T4">012130</text:span>--<text:span text:style-name="T3">03210</text:span>--<text:span text:style-name="T3">03120</text:span>--<text:span text:style-name="T3">0130</text:span>--<text:span text:style-name="T3">0210</text:span>--<text:span text:style-name="T4">032120</text:span>--<text:span text:style-name="T5">031</text:span>---(0)(2)(3)(5)(10)(11)(13)(14)(18)(19)(34)(68)(70)(77)(97)</text:p>
      <text:p text:style-name="Preformatted_20_Text">01233120321302310320123102132031020312302131023013201321023210132301230103221031200321102312013021030120313202130121032123032103</text:p>
      <text:p text:style-name="Preformatted_20_Text"><text:span text:style-name="T4">01233120</text:span>--<text:span text:style-name="T4">032130</text:span>--<text:span text:style-name="T3">02310</text:span>--<text:span text:style-name="T3">0320</text:span>--<text:span text:style-name="T4">012310</text:span>--<text:span text:style-name="T4">021320</text:span>--<text:span text:style-name="T3">0310</text:span>--<text:span text:style-name="T3">020</text:span>--<text:span text:style-name="T4">031230</text:span>--<text:span text:style-name="T4">021310</text:span>--<text:span text:style-name="T3">0230</text:span>--<text:span text:style-name="T3">01320</text:span>--<text:span text:style-name="T4">013210</text:span>--<text:span text:style-name="T4">023210</text:span>--<text:span text:style-name="T4">013230</text:span>--<text:span text:style-name="T3">01230</text:span>--<text:span text:style-name="T3">010</text:span>--<text:span text:style-name="T4">032210</text:span>--<text:span text:style-name="T3">03120</text:span>--<text:span text:style-name="T3">00</text:span>--<text:span text:style-name="T4">032110</text:span>--<text:span text:style-name="T4">023120</text:span>--<text:span text:style-name="T3">0130</text:span>--<text:span text:style-name="T3">0210</text:span>--<text:span text:style-name="T3">030</text:span>--<text:span text:style-name="T3">0120</text:span>--<text:span text:style-name="T4">031320</text:span>--<text:span text:style-name="T3">02130</text:span>--<text:span text:style-name="T4">01210</text:span>--<text:span text:style-name="T4">0321230</text:span>--<text:span text:style-name="T3">03210</text:span>--<text:span text:style-name="T5">03</text:span>---(0)(2)(3)(5)(10)(11)(13)(14)(18)(19)(33)(40)(72)(73)(97)</text:p>
      <text:p text:style-name="Preformatted_20_Text">01233210032102301320310232013023101321031201323102132023130213012302103012031230121303212032130201310221032012310321132010231203</text:p>
      <text:p text:style-name="Preformatted_20_Text"><text:span text:style-name="T4">01233210</text:span>--<text:span text:style-name="T3">00</text:span>--<text:span text:style-name="T3">03210</text:span>--<text:span text:style-name="T3">0230</text:span>--<text:span text:style-name="T3">01320</text:span>--<text:span text:style-name="T3">0310</text:span>--<text:span text:style-name="T4">02320</text:span>--<text:span text:style-name="T3">0130</text:span>--<text:span text:style-name="T3">02310</text:span>--<text:span text:style-name="T4">013210</text:span>--<text:span text:style-name="T3">03120</text:span>--<text:span text:style-name="T4">0132310</text:span>--<text:span text:style-name="T4">021320</text:span>--<text:span text:style-name="T4">023130</text:span>--<text:span text:style-name="T3">02130</text:span>--<text:span text:style-name="T3">01230</text:span>--<text:span text:style-name="T3">0210</text:span>--<text:span text:style-name="T3">030</text:span>--<text:span text:style-name="T3">0120</text:span>--<text:span text:style-name="T4">031230</text:span>--<text:span text:style-name="T4">012130</text:span>--<text:span text:style-name="T4">032120</text:span>--<text:span text:style-name="T4">032130</text:span>--<text:span text:style-name="T3">020</text:span>--<text:span text:style-name="T4">01310</text:span>--<text:span text:style-name="T4">02210</text:span>--<text:span text:style-name="T3">0320</text:span>--<text:span text:style-name="T4">012310</text:span>--<text:span text:style-name="T4">03211320</text:span>--<text:span text:style-name="T3">010</text:span>--<text:span text:style-name="T4">023120</text:span>--<text:span text:style-name="T5">03</text:span>---(0)(2)(3)(10)(11)(13)(16)(29)(35)(44)(54)(62)(70)(77)(94)</text:p>
      <text:p text:style-name="Preformatted_20_Text">01233210032102301320310232013023101321031201323102132023130213012302103012031230321132012310321230102312032130201310223012103201</text:p>
      <text:p text:style-name="Preformatted_20_Text"><text:span text:style-name="T4">01233210</text:span>--<text:span text:style-name="T3">00</text:span>--<text:span text:style-name="T3">03210</text:span>--<text:span text:style-name="T3">0230</text:span>--<text:span text:style-name="T3">01320</text:span>--<text:span text:style-name="T3">0310</text:span>--<text:span text:style-name="T4">02320</text:span>--<text:span text:style-name="T3">0130</text:span>--<text:span text:style-name="T3">02310</text:span>--<text:span text:style-name="T4">013210</text:span>--<text:span text:style-name="T3">03120</text:span>--<text:span text:style-name="T4">0132310</text:span>--<text:span text:style-name="T4">021320</text:span>--<text:span text:style-name="T4">023130</text:span>--<text:span text:style-name="T3">02130</text:span>--<text:span text:style-name="T3">01230</text:span>--<text:span text:style-name="T3">0210</text:span>--<text:span text:style-name="T3">030</text:span>--<text:span text:style-name="T3">0120</text:span>--<text:span text:style-name="T4">031230</text:span>--<text:span text:style-name="T4">03211320</text:span>--<text:span text:style-name="T4">012310</text:span>--<text:span text:style-name="T4">0321230</text:span>--<text:span text:style-name="T3">010</text:span>--<text:span text:style-name="T4">023120</text:span>--<text:span text:style-name="T4">032130</text:span>--<text:span text:style-name="T3">020</text:span>--<text:span text:style-name="T4">01310</text:span>--<text:span text:style-name="T4">02230</text:span>--<text:span text:style-name="T4">01210</text:span>--<text:span text:style-name="T3">0320</text:span>--<text:span text:style-name="T5">01</text:span>---(0)(2)(3)(8)(10)(11)(13)(16)(29)(33)(35)(40)(44)(54)(94)</text:p>
      <text:p text:style-name="Preformatted_20_Text">01233210032102301320310232013023101321031201323102132023130213012302103012031230321230113201023120321302013102230121032012310321</text:p>
      <text:p text:style-name="Preformatted_20_Text"><text:span text:style-name="T4">01233210</text:span>--<text:span text:style-name="T3">00</text:span>--<text:span text:style-name="T3">03210</text:span>--<text:span text:style-name="T3">0230</text:span>--<text:span text:style-name="T3">01320</text:span>--<text:span text:style-name="T3">0310</text:span>--<text:span text:style-name="T4">02320</text:span>--<text:span text:style-name="T3">0130</text:span>--<text:span text:style-name="T3">02310</text:span>--<text:span text:style-name="T4">013210</text:span>--<text:span text:style-name="T3">03120</text:span>--<text:span text:style-name="T4">0132310</text:span>--<text:span text:style-name="T4">021320</text:span>--<text:span text:style-name="T4">023130</text:span>--<text:span text:style-name="T3">02130</text:span>--<text:span text:style-name="T3">01230</text:span>--<text:span text:style-name="T3">0210</text:span>--<text:span text:style-name="T3">030</text:span>--<text:span text:style-name="T3">0120</text:span>--<text:span text:style-name="T4">031230</text:span>--<text:span text:style-name="T4">0321230</text:span>--<text:span text:style-name="T4">011320</text:span>--<text:span text:style-name="T3">010</text:span>--<text:span text:style-name="T4">023120</text:span>--<text:span text:style-name="T4">032130</text:span>--<text:span text:style-name="T3">020</text:span>--<text:span text:style-name="T4">01310</text:span>--<text:span text:style-name="T4">02230</text:span>--<text:span text:style-name="T4">01210</text:span>--<text:span text:style-name="T3">0320</text:span>--<text:span text:style-name="T4">012310</text:span>--<text:span text:style-name="T5">0321</text:span>---(0)(2)(3)(8)(10)(11)(13)(16)(29)(33)(35)(40)(43)(44)(94)</text:p>
      <text:p text:style-name="Preformatted_20_Text">01233210032102301320310232013023101321031201323102132023130213012302103201023120302113201231032120312130201310221303123012032130</text:p>
      <text:p text:style-name="Preformatted_20_Text"><text:span text:style-name="T4">01233210</text:span>--<text:span text:style-name="T3">00</text:span>--<text:span text:style-name="T3">03210</text:span>--<text:span text:style-name="T3">0230</text:span>--<text:span text:style-name="T3">01320</text:span>--<text:span text:style-name="T3">0310</text:span>--<text:span text:style-name="T4">02320</text:span>--<text:span text:style-name="T3">0130</text:span>--<text:span text:style-name="T3">02310</text:span>--<text:span text:style-name="T4">013210</text:span>--<text:span text:style-name="T3">03120</text:span>--<text:span text:style-name="T4">0132310</text:span>--<text:span text:style-name="T4">021320</text:span>--<text:span text:style-name="T4">023130</text:span>--<text:span text:style-name="T3">02130</text:span>--<text:span text:style-name="T3">01230</text:span>--<text:span text:style-name="T3">0210</text:span>--<text:span text:style-name="T3">0320</text:span>--<text:span text:style-name="T3">010</text:span>--<text:span text:style-name="T4">023120</text:span>--<text:span text:style-name="T3">030</text:span>--<text:span text:style-name="T4">0211320</text:span>--<text:span text:style-name="T4">012310</text:span>--<text:span text:style-name="T4">032120</text:span>--<text:span text:style-name="T4">0312130</text:span>--<text:span text:style-name="T3">020</text:span>--<text:span text:style-name="T4">01310</text:span>--<text:span text:style-name="T4">022130</text:span>--<text:span text:style-name="T4">031230</text:span>--<text:span text:style-name="T3">0120</text:span>--<text:span text:style-name="T4">032130</text:span>---(0)(2)(3)(10)(11)(12)(13)(16)(20)(29)(35)(44)(77)(93)(94)</text:p>
      <text:p text:style-name="Preformatted_20_Text">01233210032102301320310232013023101321031201323102132023130213020131022031132010231203213012031210301230210320123103212303123012</text:p>
      <text:p text:style-name="Preformatted_20_Text"><text:span text:style-name="T4">01233210</text:span>--<text:span text:style-name="T3">00</text:span>--<text:span text:style-name="T3">03210</text:span>--<text:span text:style-name="T3">0230</text:span>--<text:span text:style-name="T3">01320</text:span>--<text:span text:style-name="T3">0310</text:span>--<text:span text:style-name="T4">02320</text:span>--<text:span text:style-name="T3">0130</text:span>--<text:span text:style-name="T3">02310</text:span>--<text:span text:style-name="T4">013210</text:span>--<text:span text:style-name="T3">03120</text:span>--<text:span text:style-name="T4">0132310</text:span>--<text:span text:style-name="T4">021320</text:span>--<text:span text:style-name="T4">023130</text:span>--<text:span text:style-name="T3">02130</text:span>--<text:span text:style-name="T3">020</text:span>--<text:span text:style-name="T4">01310</text:span>--<text:span text:style-name="T4">0220</text:span>--<text:span text:style-name="T4">0311320</text:span>--<text:span text:style-name="T3">010</text:span>--<text:span text:style-name="T4">023120</text:span>--<text:span text:style-name="T4">032130</text:span>--<text:span text:style-name="T3">0120</text:span>--<text:span text:style-name="T4">031210</text:span>--<text:span text:style-name="T3">030</text:span>--<text:span text:style-name="T3">01230</text:span>--<text:span text:style-name="T3">0210</text:span>--<text:span text:style-name="T3">0320</text:span>--<text:span text:style-name="T4">012310</text:span>--<text:span text:style-name="T4">0321230</text:span>--<text:span text:style-name="T4">031230</text:span>--<text:span text:style-name="T5">012</text:span>---(0)(2)(3)(10)(11)(13)(16)(29)(33)(35)(38)(44)(48)(61)(94)</text:p>
      <text:p text:style-name="Preformatted_20_Text">0123321013203102132023103201231003120131023012032130321023201321031230213021032120301213012301322013023110231203132010323102031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3">0210</text:span>--<text:span text:style-name="T4">032120</text:span>--<text:span text:style-name="T3">030</text:span>--<text:span text:style-name="T4">012130</text:span>--<text:span text:style-name="T3">01230</text:span>--<text:span text:style-name="T4">013220</text:span>--<text:span text:style-name="T3">0130</text:span>--<text:span text:style-name="T4">023110</text:span>--<text:span text:style-name="T4">023120</text:span>--<text:span text:style-name="T4">031320</text:span>--<text:span text:style-name="T3">010</text:span>--<text:span text:style-name="T4">032310</text:span>--<text:span text:style-name="T3">020</text:span>--<text:span text:style-name="T5">0312</text:span>---(0)(2)(3)(10)(11)(13)(14)(16)(27)(29)(32)(68)(70)(77)(94)</text:p>
      <text:p text:style-name="Preformatted_20_Text">01233210132031021320231032012310031201310230120321303210232013210312302130212030210321130231320102312031213012301323102013022013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120</text:span>--<text:span text:style-name="T3">030</text:span>--<text:span text:style-name="T3">0210</text:span>--<text:span text:style-name="T4">0321130</text:span>--<text:span text:style-name="T4">0231320</text:span>--<text:span text:style-name="T3">010</text:span>--<text:span text:style-name="T4">023120</text:span>--<text:span text:style-name="T4">0312130</text:span>--<text:span text:style-name="T3">01230</text:span>--<text:span text:style-name="T4">0132310</text:span>--<text:span text:style-name="T3">020</text:span>--<text:span text:style-name="T3">0130</text:span>--<text:span text:style-name="T4">0220</text:span>--<text:span text:style-name="T5">013</text:span>---(0)(2)(3)(6)(10)(11)(12)(13)(16)(29)(31)(35)(48)(82)(94)</text:p>
      <text:p text:style-name="Preformatted_20_Text">01233210132031021320231032012310031201310230120321303210232013210312302130231203021103212031213012301322013021032310203132010231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3">030</text:span>--<text:span text:style-name="T4">02110</text:span>--<text:span text:style-name="T4">032120</text:span>--<text:soft-page-break/><text:span text:style-name="T4">0312130</text:span>--<text:span text:style-name="T3">01230</text:span>--<text:span text:style-name="T4">013220</text:span>--<text:span text:style-name="T3">0130</text:span>--<text:span text:style-name="T3">0210</text:span>--<text:span text:style-name="T4">032310</text:span>--<text:span text:style-name="T3">020</text:span>--<text:span text:style-name="T4">031320</text:span>--<text:span text:style-name="T3">010</text:span>--<text:span text:style-name="T5">0231</text:span>---(0)(2)(3)(10)(11)(12)(13)(14)(16)(27)(29)(32)(77)(90)(94)</text:p>
      <text:p text:style-name="Preformatted_20_Text">0123321013203102132023103201231003120131023012032130321023201321031230213023120311023132010321203012130123013220130210323102031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10</text:span>--<text:span text:style-name="T4">0231320</text:span>--<text:span text:style-name="T3">010</text:span>--<text:span text:style-name="T4">032120</text:span>--<text:span text:style-name="T3">030</text:span>--<text:span text:style-name="T4">012130</text:span>--<text:span text:style-name="T3">01230</text:span>--<text:span text:style-name="T4">013220</text:span>--<text:span text:style-name="T3">0130</text:span>--<text:span text:style-name="T3">0210</text:span>--<text:span text:style-name="T4">032310</text:span>--<text:span text:style-name="T3">020</text:span>--<text:span text:style-name="T5">0312</text:span>---(0)(2)(3)(10)(11)(13)(16)(27)(29)(31)(32)(58)(70)(77)(94)</text:p>
      <text:p text:style-name="Preformatted_20_Text">01233210132031021320231032012310031201310230120321303210232013210312302130231203121030210321230132310201302110231320103221301230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10</text:span>--<text:span text:style-name="T3">030</text:span>--<text:span text:style-name="T3">0210</text:span>--<text:span text:style-name="T4">0321230</text:span>--<text:span text:style-name="T4">0132310</text:span>--<text:span text:style-name="T3">020</text:span>--<text:span text:style-name="T3">0130</text:span>--<text:span text:style-name="T4">02110</text:span>--<text:span text:style-name="T4">0231320</text:span>--<text:span text:style-name="T3">010</text:span>--<text:span text:style-name="T4">0322130</text:span>--<text:span text:style-name="T3">01230</text:span>---(0)(2)(3)(10)(11)(13)(16)(17)(29)(31)(33)(35)(38)(90)(94)</text:p>
      <text:p text:style-name="Preformatted_20_Text">01233210132031021320231032012310031201310230120321303210232013210312302130231203121030210322130123013231020130211023132010321203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10</text:span>--<text:span text:style-name="T3">030</text:span>--<text:span text:style-name="T3">0210</text:span>--<text:span text:style-name="T4">0322130</text:span>--<text:span text:style-name="T3">01230</text:span>--<text:span text:style-name="T4">0132310</text:span>--<text:span text:style-name="T3">020</text:span>--<text:span text:style-name="T3">0130</text:span>--<text:span text:style-name="T4">02110</text:span>--<text:span text:style-name="T4">0231320</text:span>--<text:span text:style-name="T3">010</text:span>--<text:span text:style-name="T4">032120</text:span>--<text:span text:style-name="T5">03</text:span>---(0)(2)(3)(10)(11)(13)(16)(17)(29)(31)(35)(38)(77)(90)(94)</text:p>
      <text:p text:style-name="Preformatted_20_Text">01233210132031021320231032012310031201310230120321303210232013210312302130231203121032213012301323102013021030211023132010321203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10</text:span>--<text:span text:style-name="T4">0322130</text:span>--<text:span text:style-name="T3">01230</text:span>--<text:span text:style-name="T4">0132310</text:span>--<text:span text:style-name="T3">020</text:span>--<text:span text:style-name="T3">0130</text:span>--<text:span text:style-name="T3">0210</text:span>--<text:span text:style-name="T3">030</text:span>--<text:span text:style-name="T4">02110</text:span>--<text:span text:style-name="T4">0231320</text:span>--<text:span text:style-name="T3">010</text:span>--<text:span text:style-name="T4">032120</text:span>--<text:span text:style-name="T5">03</text:span>---(0)(2)(3)(10)(11)(13)(16)(17)(29)(31)(35)(38)(77)(90)(94)</text:p>
      <text:p text:style-name="Preformatted_20_Text">0123321013203102132023103201231003120131023012032130321023201321031230213023120312130122310201302103212030123010231320110323013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130</text:span>--<text:span text:style-name="T4">0122310</text:span>--<text:span text:style-name="T3">020</text:span>--<text:span text:style-name="T3">0130</text:span>--<text:span text:style-name="T3">0210</text:span>--<text:span text:style-name="T4">032120</text:span>--<text:span text:style-name="T3">030</text:span>--<text:span text:style-name="T3">01230</text:span>--<text:span text:style-name="T3">010</text:span>--<text:span text:style-name="T4">0231320</text:span>--<text:span text:style-name="T4">0110</text:span>--<text:span text:style-name="T4">03230</text:span>--<text:span text:style-name="T5">0132</text:span>---(0)(2)(3)(7)(10)(11)(12)(13)(16)(29)(31)(37)(77)(94)(95)</text:p>
      <text:p text:style-name="Preformatted_20_Text">0123321013203102132023103201231003120131023012032130321023201321031230213023120312201302031320102311302103212030121301230132310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20</text:span>--<text:span text:style-name="T3">0130</text:span>--<text:span text:style-name="T3">020</text:span>--<text:span text:style-name="T4">031320</text:span>--<text:span text:style-name="T3">010</text:span>--<text:span text:style-name="T4">0231130</text:span>--<text:span text:style-name="T3">0210</text:span>--<text:span text:style-name="T4">032120</text:span>--<text:span text:style-name="T3">030</text:span>--<text:span text:style-name="T4">012130</text:span>--<text:span text:style-name="T3">01230</text:span>--<text:span text:style-name="T4">0132310</text:span>--<text:span text:style-name="T5">02</text:span>---(0)(2)(3)(10)(11)(13)(14)(16)(25)(29)(35)(51)(70)(77)(94)</text:p>
      <text:p text:style-name="Preformatted_20_Text">0123321013203102132023103201231003120131023012032130321023201321031230213023120312203110231320103212030121301230132310201302103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20</text:span>--<text:span text:style-name="T4">03110</text:span>--<text:span text:style-name="T4">0231320</text:span>--<text:span text:style-name="T3">010</text:span>--<text:span text:style-name="T4">032120</text:span>--<text:span text:style-name="T3">030</text:span>--<text:span text:style-name="T4">012130</text:span>--<text:span text:style-name="T3">01230</text:span>--<text:span text:style-name="T4">0132310</text:span>--<text:span text:style-name="T3">020</text:span>--<text:span text:style-name="T3">0130</text:span>--<text:span text:style-name="T3">0210</text:span>--<text:span text:style-name="T5">032</text:span>---(0)(2)(3)(10)(11)(13)(16)(25)(29)(31)(35)(58)(70)(77)(94)</text:p>
      <text:p text:style-name="Preformatted_20_Text">0123321013203102132023103201231003120131023012032130321023201321031230213023120312203132010231130201302103212030121301230132310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20</text:span>--<text:span text:style-name="T4">031320</text:span>--<text:span text:style-name="T3">010</text:span>--<text:span text:style-name="T4">0231130</text:span>--<text:span text:style-name="T3">020</text:span>--<text:span text:style-name="T3">0130</text:span>--<text:span text:style-name="T3">0210</text:span>--<text:span text:style-name="T4">032120</text:span>--<text:span text:style-name="T3">030</text:span>--<text:span text:style-name="T4">012130</text:span>--<text:span text:style-name="T3">01230</text:span>--<text:span text:style-name="T4">0132310</text:span>--<text:span text:style-name="T5">02</text:span>---(0)(2)(3)(10)(11)(13)(14)(16)(25)(29)(35)(51)(70)(77)(94)</text:p>
      <text:p text:style-name="Preformatted_20_Text">0123321013203102132023103201231003120131023012032130321023201321031230213023120312230102313201103212030121301230132310201302103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230</text:span>--<text:span text:style-name="T3">010</text:span>--<text:span text:style-name="T4">0231320</text:span>--<text:span text:style-name="T4">0110</text:span>--<text:span text:style-name="T4">032120</text:span>--<text:span text:style-name="T3">030</text:span>--<text:span text:style-name="T4">012130</text:span>--<text:span text:style-name="T3">01230</text:span>--<text:span text:style-name="T4">0132310</text:span>--<text:span text:style-name="T3">020</text:span>--<text:span text:style-name="T3">0130</text:span>--<text:span text:style-name="T3">0210</text:span>--<text:span text:style-name="T5">032</text:span>---(0)(2)(3)(10)(11)(13)(16)(29)(31)(35)(37)(70)(77)(92)(94)</text:p>
      <text:p text:style-name="Preformatted_20_Text">01233210132031021320231032012310031201310230120321303210232013210312302130231203122301023132011302013021032120301213012301323102</text:p>
      <text:p text:style-name="Preformatted_20_Text"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2230</text:span>--<text:span text:style-name="T3">010</text:span>--<text:span text:style-name="T4">0231320</text:span>--<text:span text:style-name="T4">01130</text:span>--<text:span text:style-name="T3">020</text:span>--<text:span text:style-name="T3">0130</text:span>--<text:span text:style-name="T3">0210</text:span>--<text:span text:style-name="T4">032120</text:span>--<text:span text:style-name="T3">030</text:span>--<text:span text:style-name="T4">012130</text:span>--<text:span text:style-name="T3">01230</text:span>--<text:span text:style-name="T4">0132310</text:span>--<text:span text:style-name="T5">02</text:span>---(0)(2)(3)(9)(10)(11)(13)(16)(29)(31)(35)(70)(77)(92)(94)</text:p>
      <text:p text:style-name="Preformatted_20_Text">01233210132031021320231032012310031201310230120321303210232013210312302130231203132010321203021032203121301230132310201302110231</text:p>
      <text:p text:style-name="P1"><text:soft-page-break/><text:span text:style-name="T4">01233210</text:span>--<text:span text:style-name="T3">01320</text:span>--<text:span text:style-name="T3">0310</text:span>--<text:span text:style-name="T4">021320</text:span>--<text:span text:style-name="T3">02310</text:span>--<text:span text:style-name="T3">0320</text:span>--<text:span text:style-name="T4">012310</text:span>--<text:span text:style-name="T3">00</text:span>--<text:span text:style-name="T3">03120</text:span>--<text:span text:style-name="T4">01310</text:span>--<text:span text:style-name="T3">0230</text:span>--<text:span text:style-name="T3">0120</text:span>--<text:span text:style-name="T4">032130</text:span>--<text:span text:style-name="T3">03210</text:span>--<text:span text:style-name="T4">02320</text:span>--<text:span text:style-name="T4">013210</text:span>--<text:span text:style-name="T4">031230</text:span>--<text:span text:style-name="T3">02130</text:span>--<text:span text:style-name="T4">023120</text:span>--<text:span text:style-name="T4">031320</text:span>--<text:span text:style-name="T3">010</text:span>--<text:span text:style-name="T4">032120</text:span>--<text:span text:style-name="T3">030</text:span>--<text:span text:style-name="T3">0210</text:span>--<text:span text:style-name="T4">03220</text:span>--<text:span text:style-name="T4">0312130</text:span>--<text:span text:style-name="T3">01230</text:span>--<text:span text:style-name="T4">0132310</text:span>--<text:span text:style-name="T3">020</text:span>--<text:span text:style-name="T3">0130</text:span>--<text:span text:style-name="T4">02110</text:span>--<text:span text:style-name="T5">0231</text:span>---(0)(2)(3)(10)(11)(12)(13)(14)(16)(29)(34)(35)(77)(90)(94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5:58:53.237104253</meta:creation-date>
    <dc:date>2020-06-10T15:59:20.530895943</dc:date>
    <meta:editing-duration>PT27S</meta:editing-duration>
    <meta:editing-cycles>1</meta:editing-cycles>
    <meta:document-statistic meta:table-count="0" meta:image-count="0" meta:object-count="0" meta:page-count="50" meta:paragraph-count="1047" meta:word-count="17736" meta:character-count="213368" meta:non-whitespace-character-count="213366"/>
    <meta:generator>LibreOffice/6.0.7.3$Linux_X86_64 LibreOffice_project/00m0$Build-3</meta:generator>
  </office:meta>
</office:document-meta>
</file>